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Helvetica Neue" svg:font-family="'Helvetica Neue', 'Nimbus Sans', Helvetica, Arial, sans-serif"/>
    <style:font-face style:name="Linux Libertine" svg:font-family="'Linux Libertine', 'Times New Roman', serif"/>
    <style:font-face style:name="Mangal1" svg:font-family="Mangal"/>
    <style:font-face style:name="New Athena Unicode" svg:font-family="'New Athena Unicode', Gentium, 'Palatino Linotype', 'Lucida Grande', Galilee, 'Arial Unicode MS', sans-serif"/>
    <style:font-face style:name="apple-system" svg:font-family="apple-system, BlinkMacSystemFont, 'Segoe UI', Roboto, Oxygen, Ubuntu, Cantarell, 'Fira Sans', 'Droid Sans', 'Helvetica Neue', sans-serif"/>
    <style:font-face style:name="sans-serif" svg:font-family="sans-serif"/>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Math1"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5167in" fo:margin-left="0.0035in" fo:margin-top="0in" fo:margin-bottom="0in" table:align="left" style:writing-mode="lr-tb"/>
    </style:style>
    <style:style style:name="Table1.A" style:family="table-column">
      <style:table-column-properties style:column-width="3.8028in"/>
    </style:style>
    <style:style style:name="Table1.B" style:family="table-column">
      <style:table-column-properties style:column-width="3.7139in"/>
    </style:style>
    <style:style style:name="Table1.1" style:family="table-row">
      <style:table-row-properties style:min-row-height="0.0139in" fo:keep-together="always"/>
    </style:style>
    <style:style style:name="Table1.A1" style:family="table-cell">
      <style:table-cell-properties fo:background-color="#ffffff" fo:padding-left="0.1528in" fo:padding-right="0.15in" fo:padding-top="0in" fo:padding-bottom="0in" fo:border="0.5pt solid #000000">
        <style:background-image/>
      </style:table-cell-properties>
    </style:style>
    <style:style style:name="P1" style:family="paragraph" style:parent-style-name="Standard">
      <style:text-properties officeooo:paragraph-rsid="00131ac2"/>
    </style:style>
    <style:style style:name="P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3854in"/>
        </style:tab-stops>
      </style:paragraph-properties>
      <style:text-properties officeooo:paragraph-rsid="00131ac2"/>
    </style:style>
    <style:style style:name="P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937in"/>
        </style:tab-stops>
      </style:paragraph-properties>
      <style:text-properties officeooo:paragraph-rsid="00131ac2"/>
    </style:style>
    <style:style style:name="P4" style:family="paragraph" style:parent-style-name="Standard">
      <style:paragraph-properties fo:margin-left="0in" fo:margin-right="0in" fo:text-align="center" style:justify-single-word="false" fo:orphans="0" fo:widows="0" fo:text-indent="0in" style:auto-text-indent="false" fo:keep-with-next="always">
        <style:tab-stops>
          <style:tab-stop style:position="0.9791in"/>
        </style:tab-stops>
      </style:paragraph-properties>
      <style:text-properties officeooo:paragraph-rsid="00131ac2"/>
    </style:style>
    <style:style style:name="P5"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s>
      </style:paragraph-properties>
      <style:text-properties officeooo:paragraph-rsid="00131ac2"/>
    </style:style>
    <style:style style:name="P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1.2811in"/>
        </style:tab-stops>
      </style:paragraph-properties>
      <style:text-properties officeooo:paragraph-rsid="00131ac2"/>
    </style:style>
    <style:style style:name="P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4374in"/>
        </style:tab-stops>
      </style:paragraph-properties>
      <style:text-properties officeooo:paragraph-rsid="00131ac2"/>
    </style:style>
    <style:style style:name="P8" style:family="paragraph" style:parent-style-name="Standard">
      <style:paragraph-properties fo:margin-left="0in" fo:margin-right="0in" fo:text-align="center" style:justify-single-word="false" fo:orphans="0" fo:widows="0" fo:text-indent="0in" style:auto-text-indent="false" fo:keep-with-next="always">
        <style:tab-stops>
          <style:tab-stop style:position="2.2083in"/>
        </style:tab-stops>
      </style:paragraph-properties>
      <style:text-properties officeooo:paragraph-rsid="00131ac2"/>
    </style:style>
    <style:style style:name="P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1354in"/>
        </style:tab-stops>
      </style:paragraph-properties>
      <style:text-properties officeooo:paragraph-rsid="00131ac2"/>
    </style:style>
    <style:style style:name="P10" style:family="paragraph" style:parent-style-name="Standard">
      <style:paragraph-properties fo:margin-left="0in" fo:margin-right="0in" fo:text-align="center" style:justify-single-word="false" fo:orphans="0" fo:widows="0" fo:text-indent="0in" style:auto-text-indent="false" fo:keep-with-next="always">
        <style:tab-stops>
          <style:tab-stop style:position="2.1665in"/>
        </style:tab-stops>
      </style:paragraph-properties>
      <style:text-properties officeooo:paragraph-rsid="00131ac2"/>
    </style:style>
    <style:style style:name="P11"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417in"/>
        </style:tab-stops>
      </style:paragraph-properties>
      <style:text-properties officeooo:paragraph-rsid="00131ac2"/>
    </style:style>
    <style:style style:name="P1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ab-stops>
      </style:paragraph-properties>
      <style:text-properties officeooo:paragraph-rsid="00131ac2"/>
    </style:style>
    <style:style style:name="P1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7398in"/>
        </style:tab-stops>
      </style:paragraph-properties>
      <style:text-properties officeooo:paragraph-rsid="00131ac2"/>
    </style:style>
    <style:style style:name="P14"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835in"/>
        </style:tab-stops>
      </style:paragraph-properties>
      <style:text-properties officeooo:paragraph-rsid="00131ac2"/>
    </style:style>
    <style:style style:name="P15" style:family="paragraph" style:parent-style-name="Standard">
      <style:paragraph-properties fo:margin-left="0in" fo:margin-right="0in" fo:text-align="center" style:justify-single-word="false" fo:orphans="0" fo:widows="0" fo:text-indent="0in" style:auto-text-indent="false" fo:keep-with-next="always">
        <style:tab-stops>
          <style:tab-stop style:position="2.2602in"/>
        </style:tab-stops>
      </style:paragraph-properties>
      <style:text-properties officeooo:paragraph-rsid="00131ac2"/>
    </style:style>
    <style:style style:name="P16"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02in"/>
        </style:tab-stops>
      </style:paragraph-properties>
      <style:text-properties officeooo:paragraph-rsid="00131ac2"/>
    </style:style>
    <style:style style:name="P17" style:family="paragraph" style:parent-style-name="Standard">
      <style:paragraph-properties fo:margin-left="0in" fo:margin-right="0in" fo:text-align="center" style:justify-single-word="false" fo:orphans="0" fo:widows="0" fo:text-indent="0in" style:auto-text-indent="false" fo:keep-with-next="always">
        <style:tab-stops>
          <style:tab-stop style:position="2.0937in"/>
        </style:tab-stops>
      </style:paragraph-properties>
      <style:text-properties officeooo:paragraph-rsid="00131ac2"/>
    </style:style>
    <style:style style:name="P1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0937in"/>
        </style:tab-stops>
      </style:paragraph-properties>
      <style:text-properties officeooo:paragraph-rsid="00131ac2"/>
    </style:style>
    <style:style style:name="P19" style:family="paragraph" style:parent-style-name="Standard">
      <style:paragraph-properties fo:margin-left="0in" fo:margin-right="0in" fo:text-align="center" style:justify-single-word="false" fo:orphans="0" fo:widows="0" fo:text-indent="0in" style:auto-text-indent="false" fo:keep-with-next="always">
        <style:tab-stops>
          <style:tab-stop style:position="1.0311in"/>
        </style:tab-stops>
      </style:paragraph-properties>
      <style:text-properties officeooo:paragraph-rsid="00131ac2"/>
    </style:style>
    <style:style style:name="P20" style:family="paragraph" style:parent-style-name="Standard">
      <style:paragraph-properties fo:margin-left="0in" fo:margin-right="0in" fo:text-align="center" style:justify-single-word="false" fo:orphans="0" fo:widows="0" fo:text-indent="0in" style:auto-text-indent="false" fo:keep-with-next="always">
        <style:tab-stops>
          <style:tab-stop style:position="1.2709in"/>
        </style:tab-stops>
      </style:paragraph-properties>
      <style:text-properties officeooo:paragraph-rsid="00131ac2"/>
    </style:style>
    <style:style style:name="P21"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2398in"/>
        </style:tab-stops>
      </style:paragraph-properties>
      <style:text-properties officeooo:paragraph-rsid="00131ac2"/>
    </style:style>
    <style:style style:name="P2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3543in"/>
        </style:tab-stops>
      </style:paragraph-properties>
      <style:text-properties officeooo:paragraph-rsid="00131ac2"/>
    </style:style>
    <style:style style:name="P2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9689in"/>
        </style:tab-stops>
      </style:paragraph-properties>
      <style:text-properties officeooo:paragraph-rsid="00131ac2"/>
    </style:style>
    <style:style style:name="P24" style:family="paragraph" style:parent-style-name="Standard">
      <style:paragraph-properties fo:margin-left="0in" fo:margin-right="0in" fo:text-align="center" style:justify-single-word="false" fo:orphans="0" fo:widows="0" fo:text-indent="0in" style:auto-text-indent="false" fo:keep-with-next="always">
        <style:tab-stops>
          <style:tab-stop style:position="2.6354in"/>
        </style:tab-stops>
      </style:paragraph-properties>
      <style:text-properties officeooo:paragraph-rsid="00131ac2"/>
    </style:style>
    <style:style style:name="P25" style:family="paragraph" style:parent-style-name="Standard">
      <style:paragraph-properties fo:margin-left="0in" fo:margin-right="0in" fo:text-align="center" style:justify-single-word="false" fo:orphans="0" fo:widows="0" fo:text-indent="0in" style:auto-text-indent="false" fo:keep-with-next="always">
        <style:tab-stops>
          <style:tab-stop style:position="0.8543in"/>
        </style:tab-stops>
      </style:paragraph-properties>
      <style:text-properties officeooo:paragraph-rsid="00131ac2"/>
    </style:style>
    <style:style style:name="P26" style:family="paragraph" style:parent-style-name="Standard">
      <style:paragraph-properties fo:margin-left="0in" fo:margin-right="0in" fo:text-align="center" style:justify-single-word="false" fo:orphans="0" fo:widows="0" fo:text-indent="0in" style:auto-text-indent="false" fo:keep-with-next="always">
        <style:tab-stops>
          <style:tab-stop style:position="1.052in"/>
        </style:tab-stops>
      </style:paragraph-properties>
      <style:text-properties officeooo:paragraph-rsid="00131ac2"/>
    </style:style>
    <style:style style:name="P27" style:family="paragraph" style:parent-style-name="Standard">
      <style:paragraph-properties fo:margin-left="0in" fo:margin-right="0in" fo:text-align="center" style:justify-single-word="false" fo:orphans="0" fo:widows="0" fo:text-indent="0in" style:auto-text-indent="false" fo:keep-with-next="always">
        <style:tab-stops>
          <style:tab-stop style:position="1in" style:type="center"/>
          <style:tab-stop style:position="2.3335in"/>
        </style:tab-stops>
      </style:paragraph-properties>
      <style:text-properties officeooo:paragraph-rsid="00131ac2"/>
    </style:style>
    <style:style style:name="P28" style:family="paragraph" style:parent-style-name="Standard">
      <style:paragraph-properties fo:margin-left="0in" fo:margin-right="0in" fo:text-align="center" style:justify-single-word="false" fo:orphans="0" fo:widows="0" fo:text-indent="0in" style:auto-text-indent="false" fo:keep-with-next="always">
        <style:tab-stops>
          <style:tab-stop style:position="1.1252in"/>
        </style:tab-stops>
      </style:paragraph-properties>
      <style:text-properties officeooo:paragraph-rsid="00131ac2"/>
    </style:style>
    <style:style style:name="P29" style:family="paragraph" style:parent-style-name="Standard">
      <style:paragraph-properties fo:margin-left="0in" fo:margin-right="0in" fo:text-align="center" style:justify-single-word="false" fo:orphans="0" fo:widows="0" fo:text-indent="0in" style:auto-text-indent="false" fo:keep-with-next="always">
        <style:tab-stops>
          <style:tab-stop style:position="2.5835in"/>
        </style:tab-stops>
      </style:paragraph-properties>
      <style:text-properties officeooo:paragraph-rsid="00131ac2"/>
    </style:style>
    <style:style style:name="P30"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228in"/>
        </style:tab-stops>
      </style:paragraph-properties>
      <style:text-properties officeooo:paragraph-rsid="00131ac2"/>
    </style:style>
    <style:style style:name="P31" style:family="paragraph" style:parent-style-name="Standard">
      <style:paragraph-properties fo:margin-left="0in" fo:margin-right="0in" fo:text-align="center" style:justify-single-word="false" fo:orphans="0" fo:widows="0" fo:text-indent="0in" style:auto-text-indent="false" fo:keep-with-next="always">
        <style:tab-stops>
          <style:tab-stop style:position="0.9689in"/>
          <style:tab-stop style:position="1in" style:type="center"/>
        </style:tab-stops>
      </style:paragraph-properties>
      <style:text-properties officeooo:paragraph-rsid="00131ac2"/>
    </style:style>
    <style:style style:name="P32" style:family="paragraph" style:parent-style-name="Standard">
      <style:paragraph-properties fo:margin-left="0in" fo:margin-right="0in" fo:text-align="center" style:justify-single-word="false" fo:orphans="0" fo:widows="0" fo:text-indent="0in" style:auto-text-indent="false" fo:keep-with-next="always">
        <style:tab-stops>
          <style:tab-stop style:position="1.3228in"/>
        </style:tab-stops>
      </style:paragraph-properties>
      <style:text-properties officeooo:paragraph-rsid="00131ac2"/>
    </style:style>
    <style:style style:name="P33" style:family="paragraph" style:parent-style-name="Standard">
      <style:paragraph-properties fo:margin-left="0in" fo:margin-right="0in" fo:text-align="center" style:justify-single-word="false" fo:orphans="0" fo:widows="0" fo:text-indent="0in" style:auto-text-indent="false" fo:keep-with-next="always">
        <style:tab-stops>
          <style:tab-stop style:position="2.7709in"/>
        </style:tab-stops>
      </style:paragraph-properties>
      <style:text-properties officeooo:paragraph-rsid="00131ac2"/>
    </style:style>
    <style:style style:name="P34"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126in"/>
        </style:tab-stops>
      </style:paragraph-properties>
      <style:text-properties officeooo:paragraph-rsid="00131ac2"/>
    </style:style>
    <style:style style:name="P35" style:family="paragraph" style:parent-style-name="Standard">
      <style:paragraph-properties fo:margin-left="0in" fo:margin-right="0in" fo:text-align="center" style:justify-single-word="false" fo:orphans="0" fo:widows="0" fo:text-indent="0in" style:auto-text-indent="false" fo:keep-with-next="always">
        <style:tab-stops>
          <style:tab-stop style:position="2.3335in"/>
        </style:tab-stops>
      </style:paragraph-properties>
      <style:text-properties officeooo:paragraph-rsid="00131ac2"/>
    </style:style>
    <style:style style:name="P36" style:family="paragraph" style:parent-style-name="Standard">
      <style:paragraph-properties fo:margin-left="0in" fo:margin-right="0in" fo:text-align="center" style:justify-single-word="false" fo:orphans="0" fo:widows="0" fo:text-indent="0in" style:auto-text-indent="false" fo:keep-with-next="always"/>
      <style:text-properties officeooo:paragraph-rsid="00131ac2"/>
    </style:style>
    <style:style style:name="P37" style:family="paragraph" style:parent-style-name="Standard">
      <style:paragraph-properties fo:margin-left="0in" fo:margin-right="0in" fo:orphans="0" fo:widows="0" fo:text-indent="0in" style:auto-text-indent="false">
        <style:tab-stops>
          <style:tab-stop style:position="1.3854in"/>
        </style:tab-stops>
      </style:paragraph-properties>
      <style:text-properties officeooo:paragraph-rsid="00131ac2"/>
    </style:style>
    <style:style style:name="P38" style:family="paragraph" style:parent-style-name="Standard">
      <style:paragraph-properties fo:margin-left="0in" fo:margin-right="0in" fo:orphans="0" fo:widows="0" fo:text-indent="0in" style:auto-text-indent="false">
        <style:tab-stops>
          <style:tab-stop style:position="2.5937in"/>
        </style:tab-stops>
      </style:paragraph-properties>
      <style:text-properties officeooo:paragraph-rsid="00131ac2"/>
    </style:style>
    <style:style style:name="P39" style:family="paragraph" style:parent-style-name="Standard">
      <style:paragraph-properties fo:margin-left="0in" fo:margin-right="0in" fo:orphans="0" fo:widows="0" fo:text-indent="0in" style:auto-text-indent="false">
        <style:tab-stops>
          <style:tab-stop style:position="0.9791in"/>
        </style:tab-stops>
      </style:paragraph-properties>
      <style:text-properties officeooo:paragraph-rsid="00131ac2"/>
    </style:style>
    <style:style style:name="P40" style:family="paragraph" style:parent-style-name="Standard">
      <style:paragraph-properties fo:margin-left="0in" fo:margin-right="0in" fo:orphans="0" fo:widows="0" fo:text-indent="0in" style:auto-text-indent="false">
        <style:tab-stops>
          <style:tab-stop style:position="1.2811in"/>
        </style:tab-stops>
      </style:paragraph-properties>
      <style:text-properties officeooo:paragraph-rsid="00131ac2"/>
    </style:style>
    <style:style style:name="P41" style:family="paragraph" style:parent-style-name="Standard">
      <style:paragraph-properties fo:margin-left="0in" fo:margin-right="0in" fo:orphans="0" fo:widows="0" fo:text-indent="0in" style:auto-text-indent="false">
        <style:tab-stops>
          <style:tab-stop style:position="2.4374in"/>
        </style:tab-stops>
      </style:paragraph-properties>
      <style:text-properties officeooo:paragraph-rsid="00131ac2"/>
    </style:style>
    <style:style style:name="P42" style:family="paragraph" style:parent-style-name="Standard">
      <style:paragraph-properties fo:margin-left="0in" fo:margin-right="0in" fo:orphans="0" fo:widows="0" fo:text-indent="0in" style:auto-text-indent="false">
        <style:tab-stops>
          <style:tab-stop style:position="2.2083in"/>
        </style:tab-stops>
      </style:paragraph-properties>
      <style:text-properties officeooo:paragraph-rsid="00131ac2"/>
    </style:style>
    <style:style style:name="P43" style:family="paragraph" style:parent-style-name="Standard">
      <style:paragraph-properties fo:margin-left="0in" fo:margin-right="0in" fo:orphans="0" fo:widows="0" fo:text-indent="0in" style:auto-text-indent="false">
        <style:tab-stops>
          <style:tab-stop style:position="1.1354in"/>
        </style:tab-stops>
      </style:paragraph-properties>
      <style:text-properties officeooo:paragraph-rsid="00131ac2"/>
    </style:style>
    <style:style style:name="P44" style:family="paragraph" style:parent-style-name="Standard">
      <style:paragraph-properties fo:margin-left="0in" fo:margin-right="0in" fo:orphans="0" fo:widows="0" fo:text-indent="0in" style:auto-text-indent="false">
        <style:tab-stops>
          <style:tab-stop style:position="2.1665in"/>
        </style:tab-stops>
      </style:paragraph-properties>
      <style:text-properties officeooo:paragraph-rsid="00131ac2"/>
    </style:style>
    <style:style style:name="P45" style:family="paragraph" style:parent-style-name="Standard">
      <style:paragraph-properties fo:margin-left="0in" fo:margin-right="0in" fo:orphans="0" fo:widows="0" fo:text-indent="0in" style:auto-text-indent="false">
        <style:tab-stops>
          <style:tab-stop style:position="2.5417in"/>
        </style:tab-stops>
      </style:paragraph-properties>
      <style:text-properties officeooo:paragraph-rsid="00131ac2"/>
    </style:style>
    <style:style style:name="P46" style:family="paragraph" style:parent-style-name="Standard">
      <style:paragraph-properties fo:margin-left="0in" fo:margin-right="0in" fo:orphans="0" fo:widows="0" fo:text-indent="0in" style:auto-text-indent="false">
        <style:tab-stops>
          <style:tab-stop style:position="1in"/>
        </style:tab-stops>
      </style:paragraph-properties>
      <style:text-properties officeooo:paragraph-rsid="00131ac2"/>
    </style:style>
    <style:style style:name="P47" style:family="paragraph" style:parent-style-name="Standard">
      <style:paragraph-properties fo:margin-left="0in" fo:margin-right="0in" fo:orphans="0" fo:widows="0" fo:text-indent="0in" style:auto-text-indent="false">
        <style:tab-stops>
          <style:tab-stop style:position="2.7398in"/>
        </style:tab-stops>
      </style:paragraph-properties>
      <style:text-properties officeooo:paragraph-rsid="00131ac2"/>
    </style:style>
    <style:style style:name="P48" style:family="paragraph" style:parent-style-name="Standard">
      <style:paragraph-properties fo:margin-left="0in" fo:margin-right="0in" fo:orphans="0" fo:widows="0" fo:text-indent="0in" style:auto-text-indent="false">
        <style:tab-stops>
          <style:tab-stop style:position="2.0835in"/>
        </style:tab-stops>
      </style:paragraph-properties>
      <style:text-properties officeooo:paragraph-rsid="00131ac2"/>
    </style:style>
    <style:style style:name="P49" style:family="paragraph" style:parent-style-name="Standard">
      <style:paragraph-properties fo:margin-left="0in" fo:margin-right="0in" fo:orphans="0" fo:widows="0" fo:text-indent="0in" style:auto-text-indent="false">
        <style:tab-stops>
          <style:tab-stop style:position="2.2602in"/>
        </style:tab-stops>
      </style:paragraph-properties>
      <style:text-properties officeooo:paragraph-rsid="00131ac2"/>
    </style:style>
    <style:style style:name="P50" style:family="paragraph" style:parent-style-name="Standard">
      <style:paragraph-properties fo:margin-left="0in" fo:margin-right="0in" fo:orphans="0" fo:widows="0" fo:text-indent="0in" style:auto-text-indent="false">
        <style:tab-stops>
          <style:tab-stop style:position="2.302in"/>
        </style:tab-stops>
      </style:paragraph-properties>
      <style:text-properties officeooo:paragraph-rsid="00131ac2"/>
    </style:style>
    <style:style style:name="P51" style:family="paragraph" style:parent-style-name="Standard">
      <style:paragraph-properties fo:margin-left="0in" fo:margin-right="0in" fo:orphans="0" fo:widows="0" fo:text-indent="0in" style:auto-text-indent="false">
        <style:tab-stops>
          <style:tab-stop style:position="2.0937in"/>
        </style:tab-stops>
      </style:paragraph-properties>
      <style:text-properties officeooo:paragraph-rsid="00131ac2"/>
    </style:style>
    <style:style style:name="P52" style:family="paragraph" style:parent-style-name="Standard">
      <style:paragraph-properties fo:margin-left="0in" fo:margin-right="0in" fo:orphans="0" fo:widows="0" fo:text-indent="0in" style:auto-text-indent="false">
        <style:tab-stops>
          <style:tab-stop style:position="1.0311in"/>
        </style:tab-stops>
      </style:paragraph-properties>
      <style:text-properties officeooo:paragraph-rsid="00131ac2"/>
    </style:style>
    <style:style style:name="P53" style:family="paragraph" style:parent-style-name="Standard">
      <style:paragraph-properties fo:margin-left="0in" fo:margin-right="0in" fo:orphans="0" fo:widows="0" fo:text-indent="0in" style:auto-text-indent="false">
        <style:tab-stops>
          <style:tab-stop style:position="1.2709in"/>
        </style:tab-stops>
      </style:paragraph-properties>
      <style:text-properties officeooo:paragraph-rsid="00131ac2"/>
    </style:style>
    <style:style style:name="P54" style:family="paragraph" style:parent-style-name="Standard">
      <style:paragraph-properties fo:margin-left="0in" fo:margin-right="0in" fo:orphans="0" fo:widows="0" fo:text-indent="0in" style:auto-text-indent="false">
        <style:tab-stops>
          <style:tab-stop style:position="2.2398in"/>
        </style:tab-stops>
      </style:paragraph-properties>
      <style:text-properties officeooo:paragraph-rsid="00131ac2"/>
    </style:style>
    <style:style style:name="P55" style:family="paragraph" style:parent-style-name="Standard">
      <style:paragraph-properties fo:margin-left="0in" fo:margin-right="0in" fo:orphans="0" fo:widows="0" fo:text-indent="0in" style:auto-text-indent="false">
        <style:tab-stops>
          <style:tab-stop style:position="1.3543in"/>
        </style:tab-stops>
      </style:paragraph-properties>
      <style:text-properties officeooo:paragraph-rsid="00131ac2"/>
    </style:style>
    <style:style style:name="P56" style:family="paragraph" style:parent-style-name="Standard">
      <style:paragraph-properties fo:margin-left="0in" fo:margin-right="0in" fo:orphans="0" fo:widows="0" fo:text-indent="0in" style:auto-text-indent="false">
        <style:tab-stops>
          <style:tab-stop style:position="2.9689in"/>
        </style:tab-stops>
      </style:paragraph-properties>
      <style:text-properties officeooo:paragraph-rsid="00131ac2"/>
    </style:style>
    <style:style style:name="P57" style:family="paragraph" style:parent-style-name="Standard">
      <style:paragraph-properties fo:margin-left="0in" fo:margin-right="0in" fo:orphans="0" fo:widows="0" fo:text-indent="0in" style:auto-text-indent="false">
        <style:tab-stops>
          <style:tab-stop style:position="2.6354in"/>
        </style:tab-stops>
      </style:paragraph-properties>
      <style:text-properties officeooo:paragraph-rsid="00131ac2"/>
    </style:style>
    <style:style style:name="P58" style:family="paragraph" style:parent-style-name="Standard">
      <style:paragraph-properties fo:margin-left="0in" fo:margin-right="0in" fo:orphans="0" fo:widows="0" fo:text-indent="0in" style:auto-text-indent="false">
        <style:tab-stops>
          <style:tab-stop style:position="0.8543in"/>
        </style:tab-stops>
      </style:paragraph-properties>
      <style:text-properties officeooo:paragraph-rsid="00131ac2"/>
    </style:style>
    <style:style style:name="P59" style:family="paragraph" style:parent-style-name="Standard">
      <style:paragraph-properties fo:margin-left="0in" fo:margin-right="0in" fo:orphans="0" fo:widows="0" fo:text-indent="0in" style:auto-text-indent="false">
        <style:tab-stops>
          <style:tab-stop style:position="1.052in"/>
        </style:tab-stops>
      </style:paragraph-properties>
      <style:text-properties officeooo:paragraph-rsid="00131ac2"/>
    </style:style>
    <style:style style:name="P60" style:family="paragraph" style:parent-style-name="Standard">
      <style:paragraph-properties fo:margin-left="0in" fo:margin-right="0in" fo:orphans="0" fo:widows="0" fo:text-indent="0in" style:auto-text-indent="false">
        <style:tab-stops>
          <style:tab-stop style:position="2.3335in"/>
        </style:tab-stops>
      </style:paragraph-properties>
      <style:text-properties officeooo:paragraph-rsid="00131ac2"/>
    </style:style>
    <style:style style:name="P61" style:family="paragraph" style:parent-style-name="Standard">
      <style:paragraph-properties fo:margin-left="0in" fo:margin-right="0in" fo:orphans="0" fo:widows="0" fo:text-indent="0in" style:auto-text-indent="false">
        <style:tab-stops>
          <style:tab-stop style:position="1.1252in"/>
        </style:tab-stops>
      </style:paragraph-properties>
      <style:text-properties officeooo:paragraph-rsid="00131ac2"/>
    </style:style>
    <style:style style:name="P62" style:family="paragraph" style:parent-style-name="Standard">
      <style:paragraph-properties fo:margin-left="0in" fo:margin-right="0in" fo:orphans="0" fo:widows="0" fo:text-indent="0in" style:auto-text-indent="false">
        <style:tab-stops>
          <style:tab-stop style:position="2.5835in"/>
        </style:tab-stops>
      </style:paragraph-properties>
      <style:text-properties officeooo:paragraph-rsid="00131ac2"/>
    </style:style>
    <style:style style:name="P63" style:family="paragraph" style:parent-style-name="Standard">
      <style:paragraph-properties fo:margin-left="0in" fo:margin-right="0in" fo:orphans="0" fo:widows="0" fo:text-indent="0in" style:auto-text-indent="false">
        <style:tab-stops>
          <style:tab-stop style:position="2.3228in"/>
        </style:tab-stops>
      </style:paragraph-properties>
      <style:text-properties officeooo:paragraph-rsid="00131ac2"/>
    </style:style>
    <style:style style:name="P64" style:family="paragraph" style:parent-style-name="Standard">
      <style:paragraph-properties fo:margin-left="0in" fo:margin-right="0in" fo:orphans="0" fo:widows="0" fo:text-indent="0in" style:auto-text-indent="false">
        <style:tab-stops>
          <style:tab-stop style:position="0.9689in"/>
        </style:tab-stops>
      </style:paragraph-properties>
      <style:text-properties officeooo:paragraph-rsid="00131ac2"/>
    </style:style>
    <style:style style:name="P65" style:family="paragraph" style:parent-style-name="Standard">
      <style:paragraph-properties fo:margin-left="0in" fo:margin-right="0in" fo:orphans="0" fo:widows="0" fo:text-indent="0in" style:auto-text-indent="false">
        <style:tab-stops>
          <style:tab-stop style:position="1.3228in"/>
        </style:tab-stops>
      </style:paragraph-properties>
      <style:text-properties officeooo:paragraph-rsid="00131ac2"/>
    </style:style>
    <style:style style:name="P66" style:family="paragraph" style:parent-style-name="Standard">
      <style:paragraph-properties fo:margin-left="0in" fo:margin-right="0in" fo:orphans="0" fo:widows="0" fo:text-indent="0in" style:auto-text-indent="false">
        <style:tab-stops>
          <style:tab-stop style:position="2.7709in"/>
        </style:tab-stops>
      </style:paragraph-properties>
      <style:text-properties officeooo:paragraph-rsid="00131ac2"/>
    </style:style>
    <style:style style:name="P67" style:family="paragraph" style:parent-style-name="Standard">
      <style:paragraph-properties fo:margin-left="0in" fo:margin-right="0in" fo:orphans="0" fo:widows="0" fo:text-indent="0in" style:auto-text-indent="false">
        <style:tab-stops>
          <style:tab-stop style:position="2.3126in"/>
        </style:tab-stops>
      </style:paragraph-properties>
      <style:text-properties officeooo:paragraph-rsid="00131ac2"/>
    </style:style>
    <style:style style:name="P68" style:family="paragraph" style:parent-style-name="Standard">
      <style:paragraph-properties fo:margin-left="0in" fo:margin-right="0in" fo:orphans="0" fo:widows="0" fo:text-indent="0in" style:auto-text-indent="false"/>
      <style:text-properties officeooo:paragraph-rsid="00131ac2"/>
    </style:style>
    <style:style style:name="P69" style:family="paragraph" style:parent-style-name="Standard">
      <style:paragraph-properties fo:margin-left="0in" fo:margin-right="0in" fo:orphans="0" fo:widows="0" fo:text-indent="0in" style:auto-text-indent="false"/>
      <style:text-properties officeooo:paragraph-rsid="003f3b6e"/>
    </style:style>
    <style:style style:name="P70" style:family="paragraph" style:parent-style-name="Standard">
      <style:paragraph-properties fo:margin-left="0in" fo:margin-right="0in" fo:orphans="0" fo:widows="0" fo:text-indent="0in" style:auto-text-indent="false"/>
      <style:text-properties style:font-name="AncientGreek" fo:language="el" fo:country="GR" officeooo:paragraph-rsid="00131ac2"/>
    </style:style>
    <style:style style:name="P71" style:family="paragraph" style:parent-style-name="Standard">
      <style:paragraph-properties fo:margin-left="0in" fo:margin-right="0in" fo:orphans="0" fo:widows="0" fo:text-indent="0in" style:auto-text-indent="false"/>
      <style:text-properties style:font-name="AncientGreek" officeooo:paragraph-rsid="00131ac2"/>
    </style:style>
    <style:style style:name="P72" style:family="paragraph" style:parent-style-name="Standard">
      <style:paragraph-properties fo:margin-left="0in" fo:margin-right="0in" fo:orphans="0" fo:widows="0" fo:text-indent="0in" style:auto-text-indent="false"/>
      <style:text-properties style:font-name="AncientGreek" officeooo:paragraph-rsid="001e5c32"/>
    </style:style>
    <style:style style:name="P73" style:family="paragraph" style:parent-style-name="Standard">
      <style:paragraph-properties fo:margin-left="0in" fo:margin-right="0in" fo:orphans="0" fo:widows="0" fo:text-indent="0in" style:auto-text-indent="false"/>
      <style:text-properties style:font-name="AncientGreek" officeooo:paragraph-rsid="0040dc3e"/>
    </style:style>
    <style:style style:name="P74" style:family="paragraph" style:parent-style-name="Standard">
      <style:paragraph-properties fo:margin-left="0in" fo:margin-right="0in" fo:orphans="0" fo:widows="0" fo:text-indent="0in" style:auto-text-indent="false"/>
      <style:text-properties style:font-name="AncientGreek" fo:language="en" fo:country="US" officeooo:rsid="0013bdb0" officeooo:paragraph-rsid="0013bdb0"/>
    </style:style>
    <style:style style:name="P75" style:family="paragraph" style:parent-style-name="Standard">
      <style:paragraph-properties fo:margin-left="0in" fo:margin-right="0in" fo:orphans="0" fo:widows="0" fo:text-indent="0in" style:auto-text-indent="false"/>
      <style:text-properties style:font-name="AncientGreek" fo:language="en" fo:country="US" officeooo:rsid="0013e633" officeooo:paragraph-rsid="0013e633"/>
    </style:style>
    <style:style style:name="P76" style:family="paragraph" style:parent-style-name="Standard">
      <style:paragraph-properties fo:margin-left="0in" fo:margin-right="0in" fo:orphans="0" fo:widows="0" fo:text-indent="0in" style:auto-text-indent="false"/>
      <style:text-properties style:font-name="AncientGreek" fo:language="en" fo:country="US" officeooo:rsid="0015ef35" officeooo:paragraph-rsid="0015ef35"/>
    </style:style>
    <style:style style:name="P77" style:family="paragraph" style:parent-style-name="Standard">
      <style:paragraph-properties fo:margin-left="0in" fo:margin-right="0in" fo:orphans="0" fo:widows="0" fo:text-indent="0in" style:auto-text-indent="false"/>
      <style:text-properties style:font-name="AncientGreek" fo:language="en" fo:country="US" officeooo:rsid="0017420a" officeooo:paragraph-rsid="00197071"/>
    </style:style>
    <style:style style:name="P78" style:family="paragraph" style:parent-style-name="Standard">
      <style:paragraph-properties fo:margin-left="0in" fo:margin-right="0in" fo:orphans="0" fo:widows="0" fo:text-indent="0in" style:auto-text-indent="false"/>
      <style:text-properties style:font-name="AncientGreek" fo:language="en" fo:country="US" officeooo:rsid="001b40d4" officeooo:paragraph-rsid="001b40d4"/>
    </style:style>
    <style:style style:name="P79" style:family="paragraph" style:parent-style-name="Standard">
      <style:paragraph-properties fo:margin-left="0in" fo:margin-right="0in" fo:orphans="0" fo:widows="0" fo:text-indent="0in" style:auto-text-indent="false"/>
      <style:text-properties style:font-name="AncientGreek" fo:language="en" fo:country="US" officeooo:rsid="001be370" officeooo:paragraph-rsid="001be370"/>
    </style:style>
    <style:style style:name="P80" style:family="paragraph" style:parent-style-name="Standard">
      <style:paragraph-properties fo:margin-left="0in" fo:margin-right="0in" fo:orphans="0" fo:widows="0" fo:text-indent="0in" style:auto-text-indent="false"/>
      <style:text-properties style:font-name="AncientGreek" fo:language="en" fo:country="US" officeooo:rsid="001c17f5" officeooo:paragraph-rsid="001c17f5"/>
    </style:style>
    <style:style style:name="P81" style:family="paragraph" style:parent-style-name="Standard">
      <style:paragraph-properties fo:margin-left="0in" fo:margin-right="0in" fo:orphans="0" fo:widows="0" fo:text-indent="0in" style:auto-text-indent="false"/>
      <style:text-properties style:font-name="AncientGreek" fo:language="en" fo:country="US" officeooo:rsid="001e5c32" officeooo:paragraph-rsid="001e5c32"/>
    </style:style>
    <style:style style:name="P82" style:family="paragraph" style:parent-style-name="Standard">
      <style:paragraph-properties fo:margin-left="0in" fo:margin-right="0in" fo:orphans="0" fo:widows="0" fo:text-indent="0in" style:auto-text-indent="false"/>
      <style:text-properties style:font-name="AncientGreek" fo:language="en" fo:country="US" officeooo:rsid="001ec166" officeooo:paragraph-rsid="001ec166"/>
    </style:style>
    <style:style style:name="P83" style:family="paragraph" style:parent-style-name="Standard">
      <style:paragraph-properties fo:margin-left="0in" fo:margin-right="0in" fo:orphans="0" fo:widows="0" fo:text-indent="0in" style:auto-text-indent="false"/>
      <style:text-properties style:font-name="AncientGreek" fo:language="en" fo:country="US" officeooo:rsid="001ec166" officeooo:paragraph-rsid="00201bc6"/>
    </style:style>
    <style:style style:name="P84" style:family="paragraph" style:parent-style-name="Standard">
      <style:paragraph-properties fo:margin-left="0in" fo:margin-right="0in" fo:orphans="0" fo:widows="0" fo:text-indent="0in" style:auto-text-indent="false"/>
      <style:text-properties style:font-name="AncientGreek" fo:language="en" fo:country="US" officeooo:rsid="001ec166" officeooo:paragraph-rsid="00217107"/>
    </style:style>
    <style:style style:name="P85" style:family="paragraph" style:parent-style-name="Standard">
      <style:paragraph-properties fo:margin-left="0in" fo:margin-right="0in" fo:orphans="0" fo:widows="0" fo:text-indent="0in" style:auto-text-indent="false"/>
      <style:text-properties style:font-name="AncientGreek" fo:language="en" fo:country="US" officeooo:rsid="0021d6cb" officeooo:paragraph-rsid="0021d6cb"/>
    </style:style>
    <style:style style:name="P86" style:family="paragraph" style:parent-style-name="Standard">
      <style:paragraph-properties fo:margin-left="0in" fo:margin-right="0in" fo:orphans="0" fo:widows="0" fo:text-indent="0in" style:auto-text-indent="false"/>
      <style:text-properties style:font-name="AncientGreek" fo:language="en" fo:country="US" officeooo:rsid="00251d12" officeooo:paragraph-rsid="00251d12"/>
    </style:style>
    <style:style style:name="P87" style:family="paragraph" style:parent-style-name="Standard">
      <style:paragraph-properties fo:margin-left="0in" fo:margin-right="0in" fo:orphans="0" fo:widows="0" fo:text-indent="0in" style:auto-text-indent="false"/>
      <style:text-properties style:font-name="AncientGreek" fo:language="en" fo:country="US" officeooo:rsid="00271219" officeooo:paragraph-rsid="00271219"/>
    </style:style>
    <style:style style:name="P88" style:family="paragraph" style:parent-style-name="Standard">
      <style:paragraph-properties fo:margin-left="0in" fo:margin-right="0in" fo:orphans="0" fo:widows="0" fo:text-indent="0in" style:auto-text-indent="false"/>
      <style:text-properties style:font-name="AncientGreek" fo:language="en" fo:country="US" officeooo:rsid="00271219" officeooo:paragraph-rsid="0029aefd"/>
    </style:style>
    <style:style style:name="P89" style:family="paragraph" style:parent-style-name="Standard">
      <style:paragraph-properties fo:margin-left="0in" fo:margin-right="0in" fo:orphans="0" fo:widows="0" fo:text-indent="0in" style:auto-text-indent="false"/>
      <style:text-properties style:font-name="AncientGreek" fo:language="en" fo:country="US" officeooo:rsid="002ab803" officeooo:paragraph-rsid="002ab803"/>
    </style:style>
    <style:style style:name="P90" style:family="paragraph" style:parent-style-name="Standard">
      <style:paragraph-properties fo:margin-left="0in" fo:margin-right="0in" fo:orphans="0" fo:widows="0" fo:text-indent="0in" style:auto-text-indent="false"/>
      <style:text-properties style:font-name="AncientGreek" fo:language="en" fo:country="US" officeooo:rsid="002ab803" officeooo:paragraph-rsid="002bff1e"/>
    </style:style>
    <style:style style:name="P91" style:family="paragraph" style:parent-style-name="Standard">
      <style:paragraph-properties fo:margin-left="0in" fo:margin-right="0in" fo:orphans="0" fo:widows="0" fo:text-indent="0in" style:auto-text-indent="false"/>
      <style:text-properties style:font-name="AncientGreek" fo:language="en" fo:country="US" officeooo:rsid="002bff1e" officeooo:paragraph-rsid="002bff1e"/>
    </style:style>
    <style:style style:name="P92" style:family="paragraph" style:parent-style-name="Standard">
      <style:paragraph-properties fo:margin-left="0in" fo:margin-right="0in" fo:orphans="0" fo:widows="0" fo:text-indent="0in" style:auto-text-indent="false"/>
      <style:text-properties style:font-name="AncientGreek" fo:language="en" fo:country="US" officeooo:rsid="002db3a4" officeooo:paragraph-rsid="002db3a4"/>
    </style:style>
    <style:style style:name="P93" style:family="paragraph" style:parent-style-name="Standard">
      <style:paragraph-properties fo:margin-left="0in" fo:margin-right="0in" fo:orphans="0" fo:widows="0" fo:text-indent="0in" style:auto-text-indent="false"/>
      <style:text-properties style:font-name="AncientGreek" fo:language="en" fo:country="US" officeooo:rsid="00321736" officeooo:paragraph-rsid="00321736"/>
    </style:style>
    <style:style style:name="P94" style:family="paragraph" style:parent-style-name="Standard">
      <style:paragraph-properties fo:margin-left="0in" fo:margin-right="0in" fo:orphans="0" fo:widows="0" fo:text-indent="0in" style:auto-text-indent="false"/>
      <style:text-properties style:font-name="AncientGreek" fo:language="en" fo:country="US" officeooo:rsid="00334b21" officeooo:paragraph-rsid="00334b21"/>
    </style:style>
    <style:style style:name="P95" style:family="paragraph" style:parent-style-name="Standard">
      <style:paragraph-properties fo:margin-left="0in" fo:margin-right="0in" fo:orphans="0" fo:widows="0" fo:text-indent="0in" style:auto-text-indent="false"/>
      <style:text-properties style:font-name="AncientGreek" fo:language="en" fo:country="US" officeooo:rsid="0035e435" officeooo:paragraph-rsid="0035e435"/>
    </style:style>
    <style:style style:name="P96" style:family="paragraph" style:parent-style-name="Standard">
      <style:paragraph-properties fo:margin-left="0in" fo:margin-right="0in" fo:orphans="0" fo:widows="0" fo:text-indent="0in" style:auto-text-indent="false"/>
      <style:text-properties style:font-name="AncientGreek" fo:language="en" fo:country="US" officeooo:rsid="003645ce" officeooo:paragraph-rsid="003645ce"/>
    </style:style>
    <style:style style:name="P97" style:family="paragraph" style:parent-style-name="Standard">
      <style:paragraph-properties fo:margin-left="0in" fo:margin-right="0in" fo:orphans="0" fo:widows="0" fo:text-indent="0in" style:auto-text-indent="false"/>
      <style:text-properties style:font-name="AncientGreek" fo:language="en" fo:country="US" officeooo:rsid="00373779" officeooo:paragraph-rsid="00373779"/>
    </style:style>
    <style:style style:name="P98" style:family="paragraph" style:parent-style-name="Standard">
      <style:paragraph-properties fo:margin-left="0in" fo:margin-right="0in" fo:orphans="0" fo:widows="0" fo:text-indent="0in" style:auto-text-indent="false"/>
      <style:text-properties style:font-name="AncientGreek" fo:language="en" fo:country="US" officeooo:rsid="00373779" officeooo:paragraph-rsid="003829ec"/>
    </style:style>
    <style:style style:name="P99" style:family="paragraph" style:parent-style-name="Standard">
      <style:paragraph-properties fo:margin-left="0in" fo:margin-right="0in" fo:orphans="0" fo:widows="0" fo:text-indent="0in" style:auto-text-indent="false"/>
      <style:text-properties style:font-name="AncientGreek" fo:language="en" fo:country="US" officeooo:rsid="00387e7f" officeooo:paragraph-rsid="00387e7f"/>
    </style:style>
    <style:style style:name="P100" style:family="paragraph" style:parent-style-name="Standard">
      <style:paragraph-properties fo:margin-left="0in" fo:margin-right="0in" fo:orphans="0" fo:widows="0" fo:text-indent="0in" style:auto-text-indent="false"/>
      <style:text-properties style:font-name="AncientGreek" fo:language="en" fo:country="US" officeooo:rsid="00387e7f" officeooo:paragraph-rsid="0039d2fe"/>
    </style:style>
    <style:style style:name="P101" style:family="paragraph" style:parent-style-name="Standard">
      <style:paragraph-properties fo:margin-left="0in" fo:margin-right="0in" fo:orphans="0" fo:widows="0" fo:text-indent="0in" style:auto-text-indent="false"/>
      <style:text-properties style:font-name="AncientGreek" fo:language="en" fo:country="US" officeooo:rsid="0041e6ab" officeooo:paragraph-rsid="0041e6ab"/>
    </style:style>
    <style:style style:name="P102"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1e5c32" officeooo:paragraph-rsid="001ec166" style:font-size-asian="16pt" style:font-weight-asian="bold" style:font-size-complex="16pt" style:font-weight-complex="bold"/>
    </style:style>
    <style:style style:name="P103"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1ec166" officeooo:paragraph-rsid="001ec166" style:font-size-asian="16pt" style:font-weight-asian="bold" style:font-size-complex="16pt" style:font-weight-complex="bold"/>
    </style:style>
    <style:style style:name="P104"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1d6cb" officeooo:paragraph-rsid="0021d6cb" style:font-size-asian="16pt" style:font-weight-asian="bold" style:font-size-complex="16pt" style:font-weight-complex="bold"/>
    </style:style>
    <style:style style:name="P105"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ab803" officeooo:paragraph-rsid="002ab803" style:font-size-asian="16pt" style:font-weight-asian="bold" style:font-size-complex="16pt" style:font-weight-complex="bold"/>
    </style:style>
    <style:style style:name="P106"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db3a4" officeooo:paragraph-rsid="002db3a4" style:font-size-asian="16pt" style:font-weight-asian="bold" style:font-size-complex="16pt" style:font-weight-complex="bold"/>
    </style:style>
    <style:style style:name="P107"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334b21" officeooo:paragraph-rsid="00334b21" style:font-size-asian="16pt" style:font-weight-asian="bold" style:font-size-complex="16pt" style:font-weight-complex="bold"/>
    </style:style>
    <style:style style:name="P108"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321736" officeooo:paragraph-rsid="00321736" style:font-size-asian="16pt" style:font-weight-asian="bold" style:font-size-complex="16pt" style:font-weight-complex="bold"/>
    </style:style>
    <style:style style:name="P109"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71219" officeooo:paragraph-rsid="00271219" style:font-size-asian="16pt" style:font-weight-asian="bold" style:font-size-complex="16pt" style:font-weight-complex="bold"/>
    </style:style>
    <style:style style:name="P110" style:family="paragraph" style:parent-style-name="Standard">
      <style:paragraph-properties fo:margin-left="0in" fo:margin-right="0in" fo:text-align="center" style:justify-single-word="false" fo:orphans="0" fo:widows="0" fo:text-indent="0in" style:auto-text-indent="false"/>
      <style:text-properties style:font-name="AncientGreek" fo:font-size="16pt" fo:language="en" fo:country="US" fo:font-weight="bold" officeooo:rsid="00251d12" officeooo:paragraph-rsid="00251d12" style:font-size-asian="16pt" style:font-weight-asian="bold" style:font-size-complex="16pt" style:font-weight-complex="bold"/>
    </style:style>
    <style:style style:name="P111" style:family="paragraph" style:parent-style-name="Standard">
      <style:paragraph-properties fo:margin-left="0in" fo:margin-right="0in" fo:orphans="0" fo:widows="0" fo:text-indent="0in" style:auto-text-indent="false"/>
      <style:text-properties fo:font-variant="normal" fo:text-transform="none" fo:color="#383838" loext:opacity="100%" style:font-name="apple-system" fo:font-size="10.5pt" fo:letter-spacing="normal" fo:language="el" fo:country="GR" fo:font-style="normal" fo:font-weight="normal" officeooo:paragraph-rsid="00131ac2" loext:padding="0in" loext:border="none"/>
    </style:style>
    <style:style style:name="P11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202122" loext:opacity="100%" style:font-name="sans-serif" fo:font-size="10.5pt" fo:letter-spacing="normal" fo:font-style="normal" fo:font-weight="normal"/>
    </style:style>
    <style:style style:name="P113"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202122" loext:opacity="100%" style:font-name="sans-serif" fo:font-size="10.5pt" fo:letter-spacing="normal" fo:font-style="normal" fo:font-weight="normal" officeooo:paragraph-rsid="003f3b6e"/>
    </style:style>
    <style:style style:name="P114" style:family="paragraph" style:parent-style-name="Text_20_body">
      <style:paragraph-properties fo:margin-left="0in" fo:margin-right="0in" fo:orphans="0" fo:widows="0" fo:text-indent="0in" style:auto-text-indent="false"/>
      <style:text-properties style:font-name="AncientGreek" fo:language="en" fo:country="US" officeooo:rsid="00387e7f" officeooo:paragraph-rsid="00387e7f"/>
    </style:style>
    <style:style style:name="P115" style:family="paragraph" style:parent-style-name="Text_20_body">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383838" loext:opacity="100%" style:font-name="apple-system" fo:font-size="10.5pt" fo:letter-spacing="normal" fo:font-style="normal" fo:font-weight="normal"/>
    </style:style>
    <style:style style:name="P11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383838" loext:opacity="100%" style:font-name="apple-system" fo:font-size="10.5pt" fo:letter-spacing="normal" fo:font-style="normal" fo:font-weight="normal"/>
    </style:style>
    <style:style style:name="P117"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118"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style:font-name="apple-system"/>
    </style:style>
    <style:style style:name="P119" style:family="paragraph" style:parent-style-name="Standard">
      <style:paragraph-properties fo:margin-left="0in" fo:margin-right="0in" fo:orphans="0" fo:widows="0" fo:text-indent="0in" style:auto-text-indent="false"/>
      <style:text-properties style:font-name="AncientGreek" fo:language="el" fo:country="GR" officeooo:paragraph-rsid="00131ac2"/>
    </style:style>
    <style:style style:name="P120" style:family="paragraph" style:parent-style-name="Standard">
      <style:paragraph-properties fo:margin-left="0in" fo:margin-right="0in" fo:text-align="center" style:justify-single-word="false" fo:orphans="0" fo:widows="0" fo:text-indent="0in" style:auto-text-indent="false"/>
      <style:text-properties style:font-name="AncientGreek" fo:language="el" fo:country="GR" officeooo:paragraph-rsid="0046ecd4"/>
    </style:style>
    <style:style style:name="P121" style:family="paragraph" style:parent-style-name="Standard">
      <style:paragraph-properties fo:margin-left="0in" fo:margin-right="0in" fo:text-align="start" style:justify-single-word="false" fo:orphans="0" fo:widows="0" fo:text-indent="0in" style:auto-text-indent="false"/>
      <style:text-properties style:font-name="AncientGreek" fo:language="el" fo:country="GR" officeooo:paragraph-rsid="00131ac2"/>
    </style:style>
    <style:style style:name="P122" style:family="paragraph" style:parent-style-name="Standard">
      <style:paragraph-properties fo:margin-left="0in" fo:margin-right="0in" fo:text-align="start" style:justify-single-word="false" fo:orphans="0" fo:widows="0" fo:text-indent="0in" style:auto-text-indent="false"/>
      <style:text-properties style:font-name="AncientGreek" fo:language="el" fo:country="GR" officeooo:paragraph-rsid="0046ecd4"/>
    </style:style>
    <style:style style:name="P123" style:family="paragraph" style:parent-style-name="Standard">
      <style:paragraph-properties fo:margin-left="0in" fo:margin-right="0in" fo:text-align="center" style:justify-single-word="false" fo:orphans="0" fo:widows="0" fo:text-indent="0in" style:auto-text-indent="false"/>
      <style:text-properties style:font-name="AncientGreek" fo:language="el" fo:country="GR" fo:font-weight="bold" officeooo:paragraph-rsid="00131ac2" style:font-weight-asian="bold" style:font-weight-complex="bold"/>
    </style:style>
    <style:style style:name="P124" style:family="paragraph" style:parent-style-name="Standard">
      <style:paragraph-properties fo:margin-left="0in" fo:margin-right="0in" fo:orphans="0" fo:widows="0" fo:text-indent="0in" style:auto-text-indent="false"/>
      <style:text-properties style:font-name="AncientGreek" fo:language="en" fo:country="US" officeooo:rsid="00387e7f" officeooo:paragraph-rsid="00452f72"/>
    </style:style>
    <style:style style:name="P125" style:family="paragraph" style:parent-style-name="Standard">
      <style:paragraph-properties fo:margin-left="0in" fo:margin-right="0in" fo:text-align="center" style:justify-single-word="false" fo:orphans="0" fo:widows="0" fo:text-indent="0in" style:auto-text-indent="false"/>
      <style:text-properties style:font-name="AncientGreek" fo:language="en" fo:country="US" fo:font-weight="bold" officeooo:rsid="00387e7f" officeooo:paragraph-rsid="00387e7f" style:font-weight-asian="bold" style:font-weight-complex="bold"/>
    </style:style>
    <style:style style:name="P126" style:family="paragraph" style:parent-style-name="Standard">
      <style:paragraph-properties fo:margin-left="0in" fo:margin-right="0in" fo:orphans="0" fo:widows="0" fo:text-indent="0in" style:auto-text-indent="false"/>
      <style:text-properties fo:font-variant="normal" fo:text-transform="none" fo:color="#383838" loext:opacity="100%" style:font-name="apple-system" fo:font-size="10.5pt" fo:letter-spacing="normal" fo:language="el" fo:country="GR" fo:font-style="normal" fo:font-weight="normal" officeooo:paragraph-rsid="00131ac2" loext:padding="0in" loext:border="none"/>
    </style:style>
    <style:style style:name="P127" style:family="paragraph" style:parent-style-name="Standard">
      <style:paragraph-properties fo:margin-left="0in" fo:margin-right="0in" fo:orphans="0" fo:widows="0" fo:text-indent="0in" style:auto-text-indent="false"/>
      <style:text-properties fo:font-variant="normal" fo:text-transform="none" fo:color="#202122" loext:opacity="100%" style:font-name="sans-serif" fo:letter-spacing="normal" fo:language="el" fo:country="GR" fo:font-style="normal" fo:font-weight="normal" officeooo:paragraph-rsid="00131ac2"/>
    </style:style>
    <style:style style:name="P128" style:family="paragraph" style:parent-style-name="Standard">
      <style:paragraph-properties fo:margin-left="0in" fo:margin-right="0in" fo:orphans="0" fo:widows="0" fo:text-indent="0in" style:auto-text-indent="false"/>
      <style:text-properties fo:font-variant="normal" fo:text-transform="none" fo:color="#202122" loext:opacity="100%" style:font-name="sans-serif" fo:font-size="10.5pt" fo:letter-spacing="normal" fo:language="el" fo:country="GR" fo:font-style="normal" fo:font-weight="normal" officeooo:paragraph-rsid="00131ac2"/>
    </style:style>
    <style:style style:name="P129" style:family="paragraph" style:parent-style-name="Standard">
      <style:paragraph-properties fo:margin-left="0in" fo:margin-right="0in" fo:orphans="0" fo:widows="0" fo:text-indent="0in" style:auto-text-indent="false"/>
      <style:text-properties fo:font-variant="normal" fo:text-transform="none" fo:color="#202122" loext:opacity="100%" style:font-name="sans-serif" fo:font-size="10.5pt" fo:letter-spacing="normal" fo:font-style="normal" fo:font-weight="normal" officeooo:paragraph-rsid="00131ac2"/>
    </style:style>
    <style:style style:name="P130" style:family="paragraph" style:parent-style-name="Text_20_body">
      <style:text-properties officeooo:paragraph-rsid="0048ae96"/>
    </style:style>
    <style:style style:name="P131" style:family="paragraph" style:parent-style-name="Text_20_body">
      <style:text-properties officeooo:paragraph-rsid="004b1089"/>
    </style:style>
    <style:style style:name="T1" style:family="text">
      <style:text-properties fo:font-size="18pt" fo:language="el" fo:country="GR" fo:font-weight="bold" style:font-size-asian="18pt" style:font-weight-asian="bold" style:font-size-complex="14pt" style:font-weight-complex="bold"/>
    </style:style>
    <style:style style:name="T2" style:family="text">
      <style:text-properties fo:font-size="18pt" fo:language="el" fo:country="GR" fo:font-weight="bold" style:font-size-asian="18pt" style:font-weight-asian="bold" style:font-size-complex="18pt" style:font-weight-complex="bold"/>
    </style:style>
    <style:style style:name="T3" style:family="text">
      <style:text-properties fo:font-size="18pt" fo:font-weight="bold" style:font-size-asian="18pt" style:font-weight-asian="bold" style:font-size-complex="14pt" style:font-weight-complex="bold"/>
    </style:style>
    <style:style style:name="T4" style:family="text">
      <style:text-properties fo:language="el" fo:country="GR" style:font-weight-complex="bold"/>
    </style:style>
    <style:style style:name="T5" style:family="text">
      <style:text-properties fo:language="el" fo:country="GR" officeooo:rsid="0017ee7c" style:font-weight-complex="bold"/>
    </style:style>
    <style:style style:name="T6" style:family="text">
      <style:text-properties fo:language="el" fo:country="GR" officeooo:rsid="00217107" style:font-weight-complex="bold"/>
    </style:style>
    <style:style style:name="T7" style:family="text">
      <style:text-properties fo:language="el" fo:country="GR" officeooo:rsid="00284564" style:font-weight-complex="bold"/>
    </style:style>
    <style:style style:name="T8" style:family="text">
      <style:text-properties fo:language="el" fo:country="GR" officeooo:rsid="002bff1e" style:font-weight-complex="bold"/>
    </style:style>
    <style:style style:name="T9" style:family="text">
      <style:text-properties fo:language="el" fo:country="GR" officeooo:rsid="003eba9b" style:font-weight-complex="bold"/>
    </style:style>
    <style:style style:name="T10" style:family="text">
      <style:text-properties fo:language="el" fo:country="GR" officeooo:rsid="00452f72" style:font-weight-complex="bold"/>
    </style:style>
    <style:style style:name="T11" style:family="text">
      <style:text-properties fo:language="el" fo:country="GR" officeooo:rsid="004b1089" style:font-weight-complex="bold"/>
    </style:style>
    <style:style style:name="T12" style:family="text">
      <style:text-properties fo:language="el" fo:country="GR" style:font-size-complex="14pt" style:font-weight-complex="bold"/>
    </style:style>
    <style:style style:name="T13" style:family="text">
      <style:text-properties fo:language="el" fo:country="GR" officeooo:rsid="003eba9b"/>
    </style:style>
    <style:style style:name="T14" style:family="text">
      <style:text-properties fo:language="el" fo:country="GR" officeooo:rsid="00452f72"/>
    </style:style>
    <style:style style:name="T15" style:family="text">
      <style:text-properties style:font-size-complex="14pt" style:font-weight-complex="bold"/>
    </style:style>
    <style:style style:name="T16" style:family="text">
      <style:text-properties fo:font-variant="normal" fo:text-transform="none" fo:color="#000000" loext:opacity="100%" style:font-name="New Athena Unicode" fo:font-size="12pt" fo:letter-spacing="normal" fo:font-style="normal" fo:font-weight="normal" officeooo:rsid="001cdc8a"/>
    </style:style>
    <style:style style:name="T17" style:family="text">
      <style:text-properties fo:font-variant="normal" fo:text-transform="none" fo:color="#000000" loext:opacity="100%" style:font-name="New Athena Unicode" fo:font-size="12pt" fo:letter-spacing="normal" fo:language="el" fo:country="GR" fo:font-style="normal" fo:font-weight="normal" officeooo:rsid="001cdc8a"/>
    </style:style>
    <style:style style:name="T18" style:family="text">
      <style:text-properties fo:font-variant="normal" fo:text-transform="none" fo:color="#000000" loext:opacity="100%" style:font-name="New Athena Unicode" fo:font-size="12pt" fo:letter-spacing="normal" fo:language="en" fo:country="US" fo:font-style="normal" fo:font-weight="normal" officeooo:rsid="001cdc8a"/>
    </style:style>
    <style:style style:name="T19" style:family="text">
      <style:text-properties fo:font-variant="normal" fo:text-transform="none" fo:color="#000000" loext:opacity="100%" style:font-name="New Athena Unicode" fo:font-size="12pt" fo:letter-spacing="normal" fo:language="en" fo:country="US" fo:font-style="normal" fo:font-weight="normal" officeooo:rsid="001c17f5"/>
    </style:style>
    <style:style style:name="T20" style:family="text">
      <style:text-properties fo:font-variant="normal" fo:text-transform="none" fo:color="#000000" loext:opacity="100%" fo:font-size="12pt" fo:letter-spacing="normal" fo:font-style="normal" fo:font-weight="normal" officeooo:rsid="0017ee7c" style:font-weight-complex="bold"/>
    </style:style>
    <style:style style:name="T21" style:family="text">
      <style:text-properties fo:font-variant="normal" fo:text-transform="none" fo:color="#000000" loext:opacity="100%" fo:font-size="12pt" fo:letter-spacing="normal" fo:font-style="normal" fo:font-weight="normal" officeooo:rsid="00197071" style:font-weight-complex="bold"/>
    </style:style>
    <style:style style:name="T22" style:family="text">
      <style:text-properties fo:font-variant="normal" fo:text-transform="none" fo:color="#000000" loext:opacity="100%" fo:font-size="12pt" fo:letter-spacing="normal" fo:font-style="normal" fo:font-weight="normal" officeooo:rsid="00201bc6" style:font-weight-complex="bold"/>
    </style:style>
    <style:style style:name="T23" style:family="text">
      <style:text-properties fo:font-variant="normal" fo:text-transform="none" fo:color="#000000" loext:opacity="100%" fo:font-size="12pt" fo:letter-spacing="normal" fo:language="en" fo:country="US" fo:font-style="normal" fo:font-weight="normal" officeooo:rsid="001cdc8a" style:font-weight-complex="bold"/>
    </style:style>
    <style:style style:name="T24" style:family="text">
      <style:text-properties fo:font-variant="normal" fo:text-transform="none" fo:color="#000000" loext:opacity="100%" fo:font-size="12pt" fo:letter-spacing="normal" fo:language="en" fo:country="US" fo:font-style="normal" fo:font-weight="normal" officeooo:rsid="001e5c32" style:font-weight-complex="bold"/>
    </style:style>
    <style:style style:name="T25" style:family="text">
      <style:text-properties fo:font-variant="normal" fo:text-transform="none" fo:color="#000000" loext:opacity="100%" fo:font-size="12pt" fo:letter-spacing="normal" fo:language="el" fo:country="GR" fo:font-style="normal" fo:font-weight="normal" officeooo:rsid="0017ee7c" style:font-weight-complex="bold"/>
    </style:style>
    <style:style style:name="T26" style:family="text">
      <style:text-properties fo:font-variant="normal" fo:text-transform="none" fo:color="#000000" loext:opacity="100%" fo:font-size="12pt" fo:letter-spacing="normal" fo:language="el" fo:country="GR" fo:font-style="normal" fo:font-weight="normal" officeooo:rsid="00197071" style:font-weight-complex="bold"/>
    </style:style>
    <style:style style:name="T27" style:family="text">
      <style:text-properties fo:font-variant="normal" fo:text-transform="none" fo:color="#000000" loext:opacity="100%" fo:font-size="12pt" fo:letter-spacing="normal" fo:language="el" fo:country="GR" fo:font-style="normal" fo:font-weight="normal" officeooo:rsid="001c17f5" style:font-weight-complex="bold"/>
    </style:style>
    <style:style style:name="T28" style:family="text">
      <style:text-properties fo:font-variant="normal" fo:text-transform="none" fo:color="#000000" loext:opacity="100%" fo:font-size="12pt" fo:letter-spacing="normal" fo:language="el" fo:country="GR" fo:font-style="normal" fo:font-weight="normal" officeooo:rsid="001cdc8a" style:font-weight-complex="bold"/>
    </style:style>
    <style:style style:name="T29" style:family="text">
      <style:text-properties fo:font-variant="normal" fo:text-transform="none" fo:color="#000000" loext:opacity="100%" style:font-name="AncientGreek" fo:font-size="12pt" fo:letter-spacing="normal" fo:font-style="normal" fo:font-weight="normal" officeooo:rsid="00201bc6" style:font-weight-complex="bold"/>
    </style:style>
    <style:style style:name="T30" style:family="text">
      <style:text-properties fo:font-variant="normal" fo:text-transform="none" fo:color="#202122" loext:opacity="100%" style:font-name="sans-serif" fo:font-size="10.5pt" fo:letter-spacing="normal" fo:font-style="normal" fo:font-weight="normal"/>
    </style:style>
    <style:style style:name="T31" style:family="text">
      <style:text-properties fo:font-variant="normal" fo:text-transform="none" fo:color="#202122" loext:opacity="100%" style:font-name="sans-serif" fo:letter-spacing="normal" fo:language="el" fo:country="GR" fo:font-style="normal" fo:font-weight="normal"/>
    </style:style>
    <style:style style:name="T32" style:family="text">
      <style:text-properties fo:font-variant="normal" fo:text-transform="none" fo:color="#202122" loext:opacity="100%" style:font-name="sans-serif" fo:letter-spacing="normal" fo:language="en" fo:country="US" fo:font-style="normal" fo:font-weight="normal" officeooo:rsid="003eba9b"/>
    </style:style>
    <style:style style:name="T33" style:family="text">
      <style:text-properties fo:font-variant="normal" fo:text-transform="none" fo:color="#383838" loext:opacity="100%" fo:font-size="10.5pt" fo:letter-spacing="normal" fo:font-style="normal" fo:font-weight="normal"/>
    </style:style>
    <style:style style:name="T34" style:family="text">
      <style:text-properties fo:font-variant="normal" fo:text-transform="none" fo:color="#383838" loext:opacity="100%" fo:font-size="10.5pt" fo:letter-spacing="normal" fo:font-style="normal" fo:font-weight="normal" officeooo:rsid="003eba9b"/>
    </style:style>
    <style:style style:name="T35" style:family="text">
      <style:text-properties fo:font-variant="normal" fo:text-transform="none" fo:color="#001133" loext:opacity="100%" fo:letter-spacing="normal" fo:language="el" fo:country="GR" fo:font-style="normal" fo:font-weight="normal" officeooo:rsid="004b1089" style:font-weight-complex="bold"/>
    </style:style>
    <style:style style:name="T36" style:family="text">
      <style:text-properties fo:language="en" fo:country="US"/>
    </style:style>
    <style:style style:name="T37" style:family="text">
      <style:text-properties fo:language="en" fo:country="US" officeooo:rsid="001c17f5"/>
    </style:style>
    <style:style style:name="T38" style:family="text">
      <style:text-properties fo:language="en" fo:country="US" officeooo:rsid="003eba9b"/>
    </style:style>
    <style:style style:name="T39" style:family="text">
      <style:text-properties fo:language="en" fo:country="US" officeooo:rsid="003f3b6e"/>
    </style:style>
    <style:style style:name="T40" style:family="text">
      <style:text-properties fo:language="en" fo:country="US" officeooo:rsid="0040dc3e"/>
    </style:style>
    <style:style style:name="T41" style:family="text">
      <style:text-properties fo:language="en" fo:country="US" officeooo:rsid="0041e6ab"/>
    </style:style>
    <style:style style:name="T42" style:family="text">
      <style:text-properties fo:language="en" fo:country="US" officeooo:rsid="004b1089" style:font-weight-complex="bold"/>
    </style:style>
    <style:style style:name="T43" style:family="text">
      <style:text-properties fo:language="en" fo:country="US" officeooo:rsid="0046ecd4"/>
    </style:style>
    <style:style style:name="T44" style:family="text">
      <style:text-properties fo:language="en" fo:country="US" fo:font-weight="bold" officeooo:rsid="003b9153" style:font-weight-asian="bold" style:font-weight-complex="bold"/>
    </style:style>
    <style:style style:name="T45" style:family="text">
      <style:text-properties style:font-weight-complex="bold"/>
    </style:style>
    <style:style style:name="T46" style:family="text">
      <style:text-properties officeooo:rsid="0017ee7c" style:font-weight-complex="bold"/>
    </style:style>
    <style:style style:name="T47" style:family="text">
      <style:text-properties officeooo:rsid="00197071" style:font-weight-complex="bold"/>
    </style:style>
    <style:style style:name="T48" style:family="text">
      <style:text-properties officeooo:rsid="00201bc6" style:font-weight-complex="bold"/>
    </style:style>
    <style:style style:name="T49" style:family="text">
      <style:text-properties officeooo:rsid="00217107" style:font-weight-complex="bold"/>
    </style:style>
    <style:style style:name="T50" style:family="text">
      <style:text-properties officeooo:rsid="002ab803" style:font-weight-complex="bold"/>
    </style:style>
    <style:style style:name="T51" style:family="text">
      <style:text-properties officeooo:rsid="002bff1e" style:font-weight-complex="bold"/>
    </style:style>
    <style:style style:name="T52" style:family="text">
      <style:text-properties officeooo:rsid="003829ec" style:font-weight-complex="bold"/>
    </style:style>
    <style:style style:name="T53" style:family="text">
      <style:text-properties officeooo:rsid="003830fb" style:font-weight-complex="bold"/>
    </style:style>
    <style:style style:name="T54" style:family="text">
      <style:text-properties officeooo:rsid="00452f72" style:font-weight-complex="bold"/>
    </style:style>
    <style:style style:name="T55" style:family="text">
      <style:text-properties officeooo:rsid="0013e633"/>
    </style:style>
    <style:style style:name="T56" style:family="text">
      <style:text-properties officeooo:rsid="0014adf0"/>
    </style:style>
    <style:style style:name="T57" style:family="text">
      <style:text-properties officeooo:rsid="0017ee7c"/>
    </style:style>
    <style:style style:name="T58" style:family="text">
      <style:text-properties officeooo:rsid="0017ffa6"/>
    </style:style>
    <style:style style:name="T59" style:family="text">
      <style:text-properties officeooo:rsid="00197071"/>
    </style:style>
    <style:style style:name="T60" style:family="text">
      <style:text-properties officeooo:rsid="001b40d4"/>
    </style:style>
    <style:style style:name="T61" style:family="text">
      <style:text-properties officeooo:rsid="001be370"/>
    </style:style>
    <style:style style:name="T62" style:family="text">
      <style:text-properties officeooo:rsid="001cdc8a"/>
    </style:style>
    <style:style style:name="T63" style:family="text">
      <style:text-properties officeooo:rsid="001e5c32"/>
    </style:style>
    <style:style style:name="T64" style:family="text">
      <style:text-properties officeooo:rsid="001ec166"/>
    </style:style>
    <style:style style:name="T65" style:family="text">
      <style:text-properties officeooo:rsid="00201bc6"/>
    </style:style>
    <style:style style:name="T66" style:family="text">
      <style:text-properties officeooo:rsid="00217107"/>
    </style:style>
    <style:style style:name="T67" style:family="text">
      <style:text-properties officeooo:rsid="0022f279"/>
    </style:style>
    <style:style style:name="T68" style:family="text">
      <style:text-properties officeooo:rsid="002359d1"/>
    </style:style>
    <style:style style:name="T69" style:family="text">
      <style:text-properties officeooo:rsid="00251d12"/>
    </style:style>
    <style:style style:name="T70" style:family="text">
      <style:text-properties officeooo:rsid="00271219"/>
    </style:style>
    <style:style style:name="T71" style:family="text">
      <style:text-properties officeooo:rsid="00284564"/>
    </style:style>
    <style:style style:name="T72" style:family="text">
      <style:text-properties officeooo:rsid="0029aefd"/>
    </style:style>
    <style:style style:name="T73" style:family="text">
      <style:text-properties officeooo:rsid="002ab803"/>
    </style:style>
    <style:style style:name="T74" style:family="text">
      <style:text-properties officeooo:rsid="002db3a4"/>
    </style:style>
    <style:style style:name="T75" style:family="text">
      <style:text-properties officeooo:rsid="002e606e"/>
    </style:style>
    <style:style style:name="T76" style:family="text">
      <style:text-properties officeooo:rsid="00325bd4"/>
    </style:style>
    <style:style style:name="T77" style:family="text">
      <style:text-properties officeooo:rsid="00334b21"/>
    </style:style>
    <style:style style:name="T78" style:family="text">
      <style:text-properties officeooo:rsid="00345957"/>
    </style:style>
    <style:style style:name="T79" style:family="text">
      <style:text-properties officeooo:rsid="0035d249"/>
    </style:style>
    <style:style style:name="T80" style:family="text">
      <style:text-properties style:font-name="AncientGreek" officeooo:rsid="003830fb" style:font-weight-complex="bold"/>
    </style:style>
    <style:style style:name="T81" style:family="text">
      <style:text-properties style:font-name="AncientGreek" fo:language="el" fo:country="GR"/>
    </style:style>
    <style:style style:name="T82" style:family="text">
      <style:text-properties style:font-name="AncientGreek" fo:language="el" fo:country="GR" officeooo:rsid="0048ae96"/>
    </style:style>
    <style:style style:name="T83" style:family="text">
      <style:text-properties style:font-name="AncientGreek" fo:language="en" fo:country="US" officeooo:rsid="0048ae96"/>
    </style:style>
    <style:style style:name="T84" style:family="text">
      <style:text-properties officeooo:rsid="00373779"/>
    </style:style>
    <style:style style:name="T85" style:family="text">
      <style:text-properties officeooo:rsid="003829ec"/>
    </style:style>
    <style:style style:name="T86" style:family="text">
      <style:text-properties officeooo:rsid="003830fb"/>
    </style:style>
    <style:style style:name="T87" style:family="text">
      <style:text-properties style:text-position="super 58%" officeooo:rsid="003830fb" style:font-weight-complex="bold"/>
    </style:style>
    <style:style style:name="T88" style:family="text">
      <style:text-properties officeooo:rsid="003eba9b"/>
    </style:style>
    <style:style style:name="T89" style:family="text">
      <style:text-properties officeooo:rsid="0040dc3e"/>
    </style:style>
    <style:style style:name="T90" style:family="text">
      <style:text-properties officeooo:rsid="00452f72"/>
    </style:style>
    <style:style style:name="T91" style:family="text">
      <style:text-properties officeooo:rsid="0046ecd4"/>
    </style:style>
    <style:style style:name="T92" style:family="text">
      <style:text-properties fo:font-weight="bold" style:font-weight-asian="bold" style:font-weight-complex="bold"/>
    </style:style>
    <style:style style:name="T93" style:family="text">
      <style:text-properties officeooo:rsid="0048a541"/>
    </style:style>
    <style:style style:name="T94" style:family="text">
      <style:text-properties officeooo:rsid="004b10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row table:style-name="Table1.1">
          <table:table-cell table:style-name="Table1.A1" office:value-type="string">
            <text:p text:style-name="P2"><text:span text:style-name="AncientGreek_3a__20_Ἀρχαία_20_ἑλληνικά"><text:span text:style-name="T1">100. Δρυτόμοι καὶ πεύκη.</text:span></text:span></text:p>
            <text:p text:style-name="P37"><text:span text:style-name="AncientGreek_3a__20_Ἀρχαία_20_ἑλληνικά"><text:span text:style-name="T4">Δρυτόμοι ἔσχιζόν τινα πεύκην• σφῆνας δὲ ἐξ αὐτῆς πεποιηκότες εὐκόλως ἔσχιζον. Ἡ δὲ εἶπεν• « Οὐ τοσοῦτον τὸν κόψαντα πέλεκυν μέμφομαι ὅσον τοὺς ἐξ ἐμοῦ γεννηθέντας σφῆνας. »</text:span></text:span></text:p>
            <text:p text:style-name="P37"><text:span text:style-name="AncientGreek_3a__20_Ἀρχαία_20_ἑλληνικά"><text:span text:style-name="T4">Ὅτι οὐ τοσοῦτόν ἐστι δεινόν, ὅτε τις ὑπὸ ἀλλοτρίων ἀνθρώπων πάθῃ τι τῶν ἀπαισίων ὅσον ὑπὸ τῶν οἰκείων.</text:span></text:span></text:p>
          </table:table-cell>
          <table:table-cell table:style-name="Table1.A1" office:value-type="string">
            <text:p text:style-name="P74">Some Loggers and a Pine Tree</text:p>
            <text:p text:style-name="P74">Some woodcutters were splitting a pine tree. And wedges from it having made, they easily split [it]. I do not slander so much the cutting axe, as the wedges produced from me. Because it is not as terrible when someone suffers something ill omened from unfamiliar people as it is by those who are familiar.</text:p>
            <text:p text:style-name="P74"/>
            <text:p text:style-name="P74"><text:span text:style-name="AncientGreek_3a__20_Ἀρχαία_20_ἑλληνικά"><text:span text:style-name="T4">σφῆνας = </text:span></text:span>ὁ σφήν, σφηνός<text:line-break/><text:span text:style-name="AncientGreek_3a__20_Ἀρχαία_20_ἑλληνικά"><text:span text:style-name="T4">ἀπαισίων </text:span></text:span><text:span text:style-name="AncientGreek_3a__20_Ἀρχαία_20_ἑλληνικά"><text:span text:style-name="T45">= </text:span></text:span>ἀπαίσιος , ον,</text:p>
          </table:table-cell>
        </table:table-row>
        <table:table-row table:style-name="Table1.1">
          <table:table-cell table:style-name="Table1.A1" office:value-type="string">
            <text:p text:style-name="P3"><text:span text:style-name="AncientGreek_3a__20_Ἀρχαία_20_ἑλληνικά"><text:span text:style-name="T1">101. Ἐλάτη καὶ βάτος.</text:span></text:span></text:p>
            <text:p text:style-name="P38"><text:span text:style-name="AncientGreek_3a__20_Ἀρχαία_20_ἑλληνικά"><text:span text:style-name="T4">Ἤριζον πρὸς ἀλλήλας ἐλάτη καὶ βάτος. Ἡ δὲ ἐλάτη ἑαυτὴν ἐπαινοῦσα ἔφη ὅτι « καλή εἰμι καὶ εὐμήκης καὶ ὑψηλὴ καὶ χρησιμεύω εἰς ναῶν στέγη καὶ εἰς πλοῖα• καὶ πῶς ἐμοὶ συγκρίνῃ; » Ἡ δὲ βάτος εἶπεν• « Εἰ μνησθῇς τῶν πελέκεων καὶ τῶν πριόνων τῶν σε κοπτόντων, βάτος γενέσθαι καὶ σὺ μᾶλλον θελήσεις. »</text:span></text:span></text:p>
            <text:p text:style-name="P38"><text:span text:style-name="AncientGreek_3a__20_Ἀρχαία_20_ἑλληνικά"><text:span text:style-name="T4">Ὅτι οὐ δεῖ ἐν βίῳ ὄντας ἐπαίρεσθαι ἐν τῇ δόξῃ• τῶν γὰρ εὐτελῶν ἀκίνδυνός ἐστιν ὁ βίος.</text:span></text:span></text:p>
          </table:table-cell>
          <table:table-cell table:style-name="Table1.A1" office:value-type="string">
            <text:p text:style-name="P74">A Fir Tree and <text:span text:style-name="T55">Thorn Bush</text:span></text:p>
            <text:p text:style-name="P75">A fir tree and a thorn bush were arguing with each other. And the fir tree praising itself, said that: “I am beautiful and well formed and tall and I am useful for roofs of temples and for ships. Yet how do you compare yourself to me?” And the bramble said: “if you would remember the axes and saws which cut you, you would also wish to become a Thorn Bush”</text:p>
            <text:p text:style-name="P75">Because <text:span text:style-name="T56">those in life should not lift themselves up in glory, for the life of the frugal is without danger</text:span></text:p>
          </table:table-cell>
        </table:table-row>
        <text:soft-page-break/>
        <table:table-row table:style-name="Table1.1">
          <table:table-cell table:style-name="Table1.A1" office:value-type="string">
            <text:p text:style-name="P4"><text:span text:style-name="AncientGreek_3a__20_Ἀρχαία_20_ἑλληνικά"><text:span text:style-name="T1">102. Ἔλαφος <text:s/>ἐπὶ νάματος <text:s/>καὶ λέων.</text:span></text:span></text:p>
            <text:p text:style-name="P39"><text:span text:style-name="AncientGreek_3a__20_Ἀρχαία_20_ἑλληνικά"><text:span text:style-name="T4">Ἔλαφος δίψῃ συσχεθεῖσα παρεγένετο ἐπί τινα πηγήν• πιοῦσα δέ, ὡς ἐθεάσατο τὴν ἑαυτῆς σκιὰν ἐπὶ τοῦ ὕδατος, ἐπὶ μὲν τοῖς κέρασιν ἠγάλλετο, ὁρῶσα τὸ μέγεθος καὶ τὴν ποικιλίαν, ἐπὶ δὲ τοῖς ποσὶ πάνυ ἤχθετο ὡς λεπτοῖς οὖσι καὶ ἀσθενέσιν. Ἔτι δὲ αὐτῆς διανοουμένης, λέων ἐπιφανεὶς ἐδίωκεν αὐτήν• κἀκείνη εἰς φυγὴν τραπεῖσα κατὰ πολὺ αὐτοῦ προεῖχεν• ἀλκὴ γὰρ ἐλάφων μὲν ἐν τοῖς ποσί, λεόντων δὲ ἐν καρδίᾳ. Μέχρι μὲν οὖν ψιλὸν ἦν τὸ πεδίον, ἡ μὲν προθέουσα διεσώζετο• ἐπειδὴ δὲ ἐγένετο κατά τινα ὑλώδη τόπον, τηνικαῦτα συνέβη, τῶν κεράτων αὐτῆς ἐμπλακέντων τοῖς κλάδοις, μὴ δυναμένην τρέχειν συλληφθῆναι. Μέλλουσα δὲ ἀναιρεῖσθαι ἔφη πρὸς ἑαυτήν• « Δειλαία ἔγωγε, ἥτις ὑφ᾿ ὧν μὲν προδοθήσεσθαι ἔμελλον, ὑπὸ τούτων ἐσῳζόμην, οἷς δὲ καὶ σφόδρα ἐπεποίθειν,ὑπὸ τούτων ἀπόλλυμαι. »</text:span></text:span></text:p>
            <text:p text:style-name="P39"><text:span text:style-name="AncientGreek_3a__20_Ἀρχαία_20_ἑλληνικά"><text:span text:style-name="T4">Οὕτω πολλάκις ἐν κινδύνοις οἱ μὲν ὕποπτοι τῶν φίλων σωτῆρες ἐγένοντο, οἱδὲ σφόδρα ἐμπιστευθέντες προδόται.</text:span></text:span></text:p>
          </table:table-cell>
          <table:table-cell table:style-name="Table1.A1" office:value-type="string">
            <text:p text:style-name="P76">A Deer at a Stream and a Lion</text:p>
            <text:p text:style-name="P77">A deer being held by thirst he came upon a fount. <text:span text:style-name="T57">And while drinking, when he saw his shadow upon the water, he rejoiced over his horns, seeing the stature [of them] and the adornment [of them], but he was very grieved with his legs as they are delicate and weak. And yet while he was thinking this, a lion appearing, he pursued her. And </text:span><text:span text:style-name="T58">as she was being turned in flight </text:span><text:span text:style-name="T59">through a great distance she kept ahead. For the strength of deer is in their feet, and the strength of lions is in the heart. Therefore while the plane was bare, as she was running was saved. But when she arrived in a wooded place, at that time it came about, while her horns were tangled in branches, not being able to run was caught. And as she was about to be killed she said to herself: “Wretched I myself am, who was saved by those things which I was doomed to be betrayed, and in those things I had very much trusted, by those things I am destroyed.</text:span><text:span text:style-name="T57"><text:line-break/><text:line-break/></text:span><text:span text:style-name="T59">Thus often in dangers, the suspicious ones of our friends become saviors, and the those who are very much trustworthy become tra</text:span><text:span text:style-name="T60">t</text:span><text:span text:style-name="T59">ors.</text:span><text:span text:style-name="T57"><text:line-break/><text:line-break/></text:span><text:span text:style-name="AncientGreek_3a__20_Ἀρχαία_20_ἑλληνικά"><text:span text:style-name="T5">συσχεθεῖσα </text:span></text:span><text:span text:style-name="AncientGreek_3a__20_Ἀρχαία_20_ἑλληνικά"><text:span text:style-name="T47">= συνέχω (aor. pass. part.)</text:span></text:span><text:span text:style-name="T57"><text:line-break/></text:span><text:span text:style-name="AncientGreek_3a__20_Ἀρχαία_20_ἑλληνικά"><text:span text:style-name="T5">ἤχθετο </text:span></text:span><text:span text:style-name="AncientGreek_3a__20_Ἀρχαία_20_ἑλληνικά"><text:span text:style-name="T46">= ἄχθομαι</text:span></text:span><text:span text:style-name="AncientGreek_3a__20_Ἀρχαία_20_ἑλληνικά"><text:span text:style-name="T20">: to be grieved, to be loaded</text:span></text:span></text:p>
            <text:p text:style-name="P77"><text:span text:style-name="AncientGreek_3a__20_Ἀρχαία_20_ἑλληνικά"><text:span text:style-name="T25">προεῖχεν </text:span></text:span><text:span text:style-name="AncientGreek_3a__20_Ἀρχαία_20_ἑλληνικά"><text:span text:style-name="T21">= προέχω</text:span></text:span></text:p>
            <text:p text:style-name="P77"><text:span text:style-name="AncientGreek_3a__20_Ἀρχαία_20_ἑλληνικά"><text:span text:style-name="T25">τηνικαῦτα </text:span></text:span><text:span text:style-name="AncientGreek_3a__20_Ἀρχαία_20_ἑλληνικά"><text:span text:style-name="T21">= at that time (adv.)</text:span></text:span><text:span text:style-name="AncientGreek_3a__20_Ἀρχαία_20_ἑλληνικά"><text:span text:style-name="T26"><text:line-break/>Δειλαία </text:span></text:span><text:span text:style-name="AncientGreek_3a__20_Ἀρχαία_20_ἑλληνικά"><text:span text:style-name="T21">= δείλαιος: wretched</text:span></text:span><text:span text:style-name="AncientGreek_3a__20_Ἀρχαία_20_ἑλληνικά"><text:span text:style-name="T20"><text:line-break/></text:span></text:span></text:p>
          </table:table-cell>
        </table:table-row>
        <table:table-row table:style-name="Table1.1">
          <table:table-cell table:style-name="Table1.A1" office:value-type="string">
            <text:p text:style-name="P36"><text:span text:style-name="AncientGreek_3a__20_Ἀρχαία_20_ἑλληνικά"><text:span text:style-name="T2">103. Ἔλαφος καὶ ἄμπελος.</text:span></text:span></text:p>
            <text:p text:style-name="P68"><text:span text:style-name="AncientGreek_3a__20_Ἀρχαία_20_ἑλληνικά"><text:span text:style-name="T4">Ἔλαφος κυνηγοὺς φεύγουσα ὑπ᾿ ἀμπέλῳ ἐκρύβη. Παρελθόντων δ᾿ ὀλίγον ἐκείνων, ἡ ἔλαφος τελέως ἤδη λαθεῖν δόξασα, τῶν τῆς ἀμπέλου φύλλων ἐσθίειν ἤρξατο. Τούτων δὲ σειομένων, οἱ κυνηγοὶ ἐπιστραφέντες καί, ὅπερ ἦν ἀληθές, νομίσαντες τῶν ζῴων ὑπὸ τοῖς φύλλοις τι κρύπτεσθαι, βέλεσιν ἀνεῖλον τὴν ἔλαφον. Ἡ δὲ θνῄσκουσα τοιαῦτ᾿ ἔλεγε• « Δίκαια πέπονθα• οὐ γὰρ ἔδει τὴν σώσασάν με λυμαίνεσθαι. »</text:span></text:span></text:p>
            <text:p text:style-name="P68"><text:span text:style-name="AncientGreek_3a__20_Ἀρχαία_20_ἑλληνικά"><text:span text:style-name="T4">Ὁ μῦθος δηλοῖ ὅτι οἱ ἀδικοῦντες τοὺς εὐεργέτας ὑπὸ θεοῦ κολάζονται.</text:span></text:span></text:p>
          </table:table-cell>
          <table:table-cell table:style-name="Table1.A1" office:value-type="string">
            <text:p text:style-name="P78">A Deer and a Vine</text:p>
            <text:p text:style-name="P78">A deer fleeing hunters hide under a vine. And when they had passed a little way, the deer assuming it had already completely evaded [them], began to eat the leaves of the vine. But as these were shaking, the hunters turning and assuming, that which was true, something was being hidden in the leaves by the animals, they killed the deer with an arrow. And as she was dying, she said something of this sort: “I suffer just things, for I should not istreat the one who saves.<text:line-break/>The tale makes clear that those who do wrong to the benefactors are punished by god.</text:p>
          </table:table-cell>
        </table:table-row>
        <text:soft-page-break/>
        <table:table-row table:style-name="Table1.1">
          <table:table-cell table:style-name="Table1.A1" office:value-type="string">
            <text:p text:style-name="P36"><text:span text:style-name="AncientGreek_3a__20_Ἀρχαία_20_ἑλληνικά"><text:span text:style-name="T2">104. Ἔλαφος καὶ λέων <text:s/>ἐν σπηλαίῳ .</text:span></text:span></text:p>
            <text:p text:style-name="P68"><text:span text:style-name="AncientGreek_3a__20_Ἀρχαία_20_ἑλληνικά"><text:span text:style-name="T4">Ἔλαφος κυνηγοὺς φεύγουσα ἐγένετο κατά τι σπήλαιον, ἐν ᾧ λέων ἦν, καὶ ἐνταῦθα εἰσῄει κρυβησομένη. Συλληφθεῖσα δὲ ὑπὸ τοῦ λέοντος καὶ ἀναιρουμένη ἔφη• « Βαρυδαίμων ἔγωγε, ἥτις ἀνθρώπους φεύγουσα ἐμαυτὴν θηρίῳ ἐνεχείρισα. »</text:span></text:span></text:p>
            <text:p text:style-name="P68"><text:span text:style-name="AncientGreek_3a__20_Ἀρχαία_20_ἑλληνικά"><text:span text:style-name="T4">Οὕτως ἔνιοι τῶν ἀνθρώπων διὰ φόβον ἐλάττονος εἰς κίνδυνον μείζονα ἑαυτοὺς ἐμβάλλουσιν.</text:span></text:span></text:p>
          </table:table-cell>
          <table:table-cell table:style-name="Table1.A1" office:value-type="string">
            <text:p text:style-name="P78">A Deer and a Lion in a Cave</text:p>
            <text:p text:style-name="P78">A deer fleeing a hunter arrived at a cave, in which there was a lion and <text:span text:style-name="T61">entered</text:span> in there <text:span text:style-name="T61">in order to hide</text:span>. Bu<text:span text:style-name="T61">t being caught by the lion and being killed said: “I myself am luckless, who fleeing men entrusted myslef to a beast.”<text:line-break/>Thus, some among mankind, because of fear of worse things cast themselves into greater danger.</text:span></text:p>
            <text:p text:style-name="P78"/>
            <text:p text:style-name="P78">βαρυδαίμων <text:span text:style-name="T61">= pressed by a heavy fate, luckless<text:line-break/>ἐνεχείρισα = ἐγχειρίζω: entrusted, put into one’s hands</text:span></text:p>
          </table:table-cell>
        </table:table-row>
        <table:table-row table:style-name="Table1.1">
          <table:table-cell table:style-name="Table1.A1" office:value-type="string">
            <text:p text:style-name="P5"><text:span text:style-name="AncientGreek_3a__20_Ἀρχαία_20_ἑλληνικά"><text:span text:style-name="T1">105. Ἔλαφος πηρωθεῖσα.</text:span></text:span></text:p>
            <text:p text:style-name="P68"><text:span text:style-name="AncientGreek_3a__20_Ἀρχαία_20_ἑλληνικά"><text:span text:style-name="T4">Ἔλαφος πηρωθεῖσα τὸν ἕτερον τῶν ὀφθαλμῶν παρεγένετο εἴς τινα αἰγιαλὸν καὶ ἐνταῦθα ἐνέμετο, τὸν μὲν ὁλόκληρον πρὸς τὴν γῆν ἔχουσα καὶ τὴν τῶν κυνηγῶν ἔφοδον παρατηρουμένη, τὸν δὲ πεπηρωμένον πρὸς τὴν θάλασσαν• ἔνθεν γὰρ οὐδένα ὑφωρᾶτο κίνδυνον. Καὶ δή τινες παραπλέοντες ἐκεῖνον τὸν τόπον καὶ θεασάμενοι αὐτὴν κατηυστόχησαν. Καὶ ἐπειδὴ ἐλιποψύχει, εἶπε πρὸς αὑτήν• « Ἀλλ᾿ ἐγὼ ἀθλία, ἥτις τὴν γῆν ὡς ἐπίβουλον φυλαττομένη πολὺ χαλεπωτέραν ἔσχον τὴν θάλασσαν ἐφ᾿ ἣν κατέφυγον. »</text:span></text:span></text:p>
            <text:p text:style-name="P68"><text:span text:style-name="AncientGreek_3a__20_Ἀρχαία_20_ἑλληνικά"><text:span text:style-name="T4">Οὕτω πολλάκις παρὰ τὴν ἡμετέραν ὑπόληψιν τὰ μὲν χαλεπὰ τῶν πραγμάτων δοκοῦντα εἶναι ὠφέλιμα εὑρίσκεται, τὰ δὲ σωτήρια νομιζόμενα ἐπισφαλῆ.</text:span></text:span></text:p>
          </table:table-cell>
          <table:table-cell table:style-name="Table1.A1" office:value-type="string">
            <text:p text:style-name="P79">A Deer being maimed</text:p>
            <text:p text:style-name="P80">A deer being maimed in respect of one of the eyes arrived at a sea shore and grazed there, having the intact [eye] to the land and keeping watch for the attach of the hunters, the maimed eye to the sea. For from their he suspected no danger. And right then some sailing past that place and seeing her, <text:span text:style-name="T62">they struck her. And when she swooned, she said to herself: “But I am wretched, who fleeing the land as one plotting, I h</text:span><text:span text:style-name="T63">old the sea as very difficult upon which I fled.</text:span><text:span text:style-name="T62">”</text:span></text:p>
            <text:p text:style-name="P81">Thus, often concerning our assumption, while the </text:p>
            <text:p text:style-name="P81">things that seem difficult among our affairs are found to be profitable, and the things considered [to be] safe are dubious. </text:p>
            <text:p text:style-name="P80"/>
            <text:p text:style-name="P80"/>
            <text:p text:style-name="P72"><text:span text:style-name="T37">ὑφωρᾶτο = </text:span><text:span text:style-name="T19">ὑφοράω: to view with suspicion<text:line-break/></text:span><text:span text:style-name="AncientGreek_3a__20_Ἀρχαία_20_ἑλληνικά"><text:span text:style-name="T27">κατηυστόχησαν </text:span></text:span><text:span text:style-name="AncientGreek_3a__20_Ἀρχαία_20_ἑλληνικά"><text:span text:style-name="T23">= </text:span></text:span><text:span text:style-name="T19">εὐστοχέω: </text:span><text:span text:style-name="T18">to hit the target<text:line-break/></text:span><text:bookmark text:name="firstHeading"/><text:span text:style-name="AncientGreek_3a__20_Ἀρχαία_20_ἑλληνικά"><text:span text:style-name="T28">ἐλιποψύχει </text:span></text:span><text:span text:style-name="AncientGreek_3a__20_Ἀρχαία_20_ἑλληνικά"><text:span text:style-name="T23">= </text:span></text:span><text:span text:style-name="T16">λιποψυχέω</text:span><text:span text:style-name="T17">: </text:span><text:span text:style-name="T18">to swoon (aor.)<text:line-break/></text:span><text:span text:style-name="AncientGreek_3a__20_Ἀρχαία_20_ἑλληνικά"><text:span text:style-name="T28">ἀθλία </text:span></text:span><text:span text:style-name="AncientGreek_3a__20_Ἀρχαία_20_ἑλληνικά"><text:span text:style-name="T23">= ἄθλιος: wretched, struggling, winning<text:line-break/></text:span></text:span><text:span text:style-name="AncientGreek_3a__20_Ἀρχαία_20_ἑλληνικά"><text:span text:style-name="T28">ἐπισφαλῆ </text:span></text:span><text:span text:style-name="AncientGreek_3a__20_Ἀρχαία_20_ἑλληνικά"><text:span text:style-name="T24">= </text:span></text:span><text:span text:style-name="AncientGreek_3a__20_Ἀρχαία_20_ἑλληνικά"><text:span text:style-name="T23">ἐπισφαλής: </text:span></text:span><text:span text:style-name="AncientGreek_3a__20_Ἀρχαία_20_ἑλληνικά"><text:span text:style-name="T24">prone to fall, dubious (acc. plur.)<text:line-break/>ὑπόληψιν = ὑπόληψις: assumption, taking up</text:span></text:span></text:p>
          </table:table-cell>
        </table:table-row>
        <table:table-row table:style-name="Table1.1">
          <table:table-cell table:style-name="Table1.A1" office:value-type="string">
            <text:p text:style-name="P36"><text:span text:style-name="AncientGreek_3a__20_Ἀρχαία_20_ἑλληνικά"><text:span text:style-name="T2">106. Ἔριφος <text:s/>ἐπὶ δώματος ἑστὼς <text:s/>καὶ λύκος.</text:span></text:span></text:p>
            <text:p text:style-name="P68"><text:span text:style-name="AncientGreek_3a__20_Ἀρχαία_20_ἑλληνικά"><text:span text:style-name="T4">Ἔριφος ἐπί τινος δώματος ἑστώς, ἐπειδὴ λύκον παριόντα εἶδεν, ἐλοιδόρει καὶ ἔσκωπτεν αὐτόν. Ὁ δὲ λύκος ἔφη• « Ὦ οὗτος, οὐ σύ με λοιδορεῖς, ἀλλ᾿ ὁ τόπος. »</text:span></text:span></text:p>
            <text:p text:style-name="P68"><text:span text:style-name="AncientGreek_3a__20_Ἀρχαία_20_ἑλληνικά"><text:span text:style-name="T4">Ὁ μῦθος δηλοῖ ὅτι πολλάκις καὶ ὁ τόπος καὶ ὁ καιρὸς δίδωσι τὸ θράσος κατὰ τῶν ἀμεινόνων.</text:span></text:span></text:p>
          </table:table-cell>
          <table:table-cell table:style-name="Table1.A1" office:value-type="string">
            <text:p text:style-name="P102">A Baby <text:span text:style-name="T64">G</text:span>oat <text:span text:style-name="T64">Standing on the House and a Wolf</text:span></text:p>
            <text:p text:style-name="P82">A baby goat standing on a house, when he saw a wolf passing by, he slandered had mad fun of him. And the wolf said: “oh you, you do not slander me, but the place [does]. <text:line-break/>The tale reveals that often both the place and the occasion provide bravery against those who are stronger.</text:p>
          </table:table-cell>
        </table:table-row>
        <text:soft-page-break/>
        <table:table-row table:style-name="Table1.1">
          <table:table-cell table:style-name="Table1.A1" office:value-type="string">
            <text:p text:style-name="P36"><text:span text:style-name="AncientGreek_3a__20_Ἀρχαία_20_ἑλληνικά"><text:span text:style-name="T2">107. Ἔριφος καὶ λύκος <text:s/>αὐλῶν .</text:span></text:span></text:p>
            <text:p text:style-name="P68"><text:span text:style-name="AncientGreek_3a__20_Ἀρχαία_20_ἑλληνικά"><text:span text:style-name="T4">Ἔριφος ὑστερήσας ἀπὸ ποίμνης ὑπὸ λύκου κατεδιώκετο• ἐπιστραφεὶς δὲ ὁ ἔριφος λέγει τῷ λύκῳ• « Πέπεισμαι, λύκε, ὅτι σὸν βρῶμά εἰμι• ἀλλ᾿ ἵνα μὴ ἀδόξως ἀποθάνω, αὔλησον, ὅπως ὀρχήσωμαι ». Αὐλοῦντος δὲ τοῦ λύκου καὶ ὀρχουμένου τοῦ ἐρίφου, οἱ κύνες ἀκούσαντες καὶ ἐξελθόντες κατεδίωκον τὸν λύκον. Ἐπιστραφεὶς δὲ ὁ λύκος λέγει τῷ ἐρίφῳ• « Ταῦτα ἐμοὶ καλῶς γίνεται• ἔδει γάρ με μακελλάριον ὄντα αὐλητὴν μὴ μιμεῖσθαι. »</text:span></text:span></text:p>
            <text:p text:style-name="P68"><text:span text:style-name="AncientGreek_3a__20_Ἀρχαία_20_ἑλληνικά"><text:span text:style-name="T4">Οὕτως οἱ παρὰ γνώμην τοῦ καιροῦ τι πράττοντες καὶ ὧν ἐν χερσὶν ἔχουσιν ὑστεροῦνται.</text:span></text:span></text:p>
          </table:table-cell>
          <table:table-cell table:style-name="Table1.A1" office:value-type="string">
            <text:p text:style-name="P103">A Baby Goat and Wolf Playing Flute</text:p>
            <text:p text:style-name="P82">A baby goat <text:span text:style-name="T65">being behind a flock, was pursued by a wolf. And the baby goat turning back he said to the wolf: “I have been persuaded, oh wolf, that I am your food, but in order I would not die ingloriously, play to flute for me, so that I will dance.” And while the wolf was playing and the baby goat was dancing, the dogs hearing and coming out they pursued the wolf. And turning back, the wolf said to the baby goat: “These things <text:s/>have happened well to me f</text:span><text:span text:style-name="T66">or it is necessary for me being a butcher, not to mimic a flautist. <text:line-break/>Thus those acomplishing something against the concensus of the occasion, they also lack that which they have in hand.</text:span></text:p>
            <text:p text:style-name="P82"/>
            <text:p text:style-name="P84"><text:span text:style-name="AncientGreek_3a__20_Ἀρχαία_20_ἑλληνικά"><text:span text:style-name="T6">τὸ </text:span></text:span><text:span text:style-name="AncientGreek_3a__20_Ἀρχαία_20_ἑλληνικά"><text:span text:style-name="T4">μακελλάριον </text:span></text:span><text:span text:style-name="AncientGreek_3a__20_Ἀρχαία_20_ἑλληνικά"><text:span text:style-name="T49">= butcher, meat market (latin)</text:span></text:span></text:p>
            <text:p text:style-name="P83"><text:span text:style-name="AncientGreek_3a__20_Ἀρχαία_20_ἑλληνικά"><text:span text:style-name="T4">ὑστερήσας </text:span></text:span><text:span text:style-name="AncientGreek_3a__20_Ἀρχαία_20_ἑλληνικά"><text:span text:style-name="T48">= ὑστερέω</text:span></text:span><text:span text:style-name="AncientGreek_3a__20_Ἀρχαία_20_ἑλληνικά"><text:span text:style-name="T22">: </text:span></text:span><text:span text:style-name="AncientGreek_3a__20_Ἀρχαία_20_ἑλληνικά"><text:span text:style-name="T29">to be</text:span></text:span><text:span text:style-name="AncientGreek_3a__20_Ἀρχαία_20_ἑλληνικά"><text:span text:style-name="T22"> behind, to be late</text:span></text:span></text:p>
          </table:table-cell>
        </table:table-row>
        <table:table-row table:style-name="Table1.1">
          <table:table-cell table:style-name="Table1.A1" office:value-type="string">
            <text:p text:style-name="P36"><text:span text:style-name="AncientGreek_3a__20_Ἀρχαία_20_ἑλληνικά"><text:span text:style-name="T1">108. Ἑρμῆς καὶ ἀγαλματοποιός.</text:span></text:span></text:p>
            <text:p text:style-name="P68"><text:span text:style-name="AncientGreek_3a__20_Ἀρχαία_20_ἑλληνικά"><text:span text:style-name="T4">Ἑρμῆς βουλόμενος γνῶναι ἐν τίνι τιμῇ παρὰ ἀνθρώποις ἐστίν, ἧκεν ἀφομοιωθεὶς ἀνθρώπῳ εἰς ἀγαλματοποιοῦ ἐργαστήριον. Καὶ θεασάμενος Διὸς ἄγαλμα ἐπυνθάνετο πόσου. Εἰπόντος δὲ αὐτοῦ ὅτι δραχμῆς, γελάσας ἠρώτα τὸ τῆς Ἥρας πόσου. Εἰπόντος δὲ ἔτι μείζονος, θεασάμενος καὶ αὑτοῦ ἄγαλμα ὑπέλαβεν ὅτι αὐτόν, ἐπειδὴ καὶ ἄγγελός ἐστι καὶ ἐπικερδής, περὶ πολλοῦ ποιοῦνται οἱ ἄνθρωποι. Διόπερ ἐπυνθάνετο ὁ Ἑρμῆς πόσου, καὶ ὁἀγαλματογλύφος ἔφη• « Ἀλλ᾿ ἐὰν τούτους ἀγοράσῃς, τοῦτόν σοι προσθήκην δώσω. »</text:span></text:span></text:p>
            <text:p text:style-name="P68"><text:span text:style-name="AncientGreek_3a__20_Ἀρχαία_20_ἑλληνικά"><text:span text:style-name="T4">Πρὸς ἄνδρα κενόδοξον ἐν οὐδεμίᾳ μοίρᾳ παρὰ τοῖς ἄλλοις ὄντα ὁ λόγος ἁρμόζει.</text:span></text:span></text:p>
          </table:table-cell>
          <table:table-cell table:style-name="Table1.A1" office:value-type="string">
            <text:p text:style-name="P104">Hermes and a Statue Maker</text:p>
            <text:p text:style-name="P85">Hermes, wanting to know in what esteem he was among men, <text:span text:style-name="T67">arrived being transformed into a man</text:span>, to the workshop of a sculptor. <text:span text:style-name="T67">A</text:span>nd, seeing a statue of Zeus, he <text:span text:style-name="T67">enquired</text:span>: "How much?" <text:span text:style-name="T68">And when he</text:span> replied <text:span text:style-name="T68">that</text:span>: "A drachma." <text:span text:style-name="T68">laughing</text:span> <text:span text:style-name="T68">he </text:span>asked, "<text:span text:style-name="T68">the cost of </text:span>the Hera?" <text:span text:style-name="T68">And saying yet more it is,</text:span> <text:span text:style-name="T68">s</text:span>eeing also a statue <text:span text:style-name="T68">of</text:span> him, he presumed that <text:span text:style-name="T68">he, since he is b</text:span>oth messenger of Zeus and god of gain, <text:span text:style-name="T68">mankind held him in great esteem</text:span>. <text:span text:style-name="T68">Because of which</text:span> <text:span text:style-name="T68">Hermes</text:span> inquired about the price <text:span text:style-name="T68">and t</text:span>he sculptor <text:span text:style-name="T68">said</text:span>, “<text:span text:style-name="T69">Well</text:span> if you <text:span text:style-name="T68">would</text:span> buy the<text:span text:style-name="T68">se</text:span>, I'll give this one<text:span text:style-name="T68"> to you</text:span> <text:span text:style-name="T68">as an additional item</text:span>.”</text:p>
            <text:p text:style-name="P85"/>
            <text:p text:style-name="P85">This <text:span text:style-name="T68">account suits</text:span> a man <text:span text:style-name="T68">of empty glory being in no esteem </text:span>among others.</text:p>
          </table:table-cell>
        </table:table-row>
        <table:table-row table:style-name="Table1.1">
          <table:table-cell table:style-name="Table1.A1" office:value-type="string">
            <text:p text:style-name="P36"><text:span text:style-name="AncientGreek_3a__20_Ἀρχαία_20_ἑλληνικά"><text:span text:style-name="T1">109. Ἑρμῆς καὶ γῆ.</text:span></text:span></text:p>
            <text:p text:style-name="P68"><text:span text:style-name="AncientGreek_3a__20_Ἀρχαία_20_ἑλληνικά"><text:span text:style-name="T4">Ζεὺς πλάσας ἄνδρα καὶ γυναῖκα ἐκέλευσεν Ἑρμῆν ἀγαγεῖν αὐτοὺς ἐπὶ τὴν Γῆν καὶ δεῖξαι ὅθεν ὀρύσσοντες τροφὴν ἑαυτοῖς ποιήσουσι. Τοῦ δὲ τὸ προσταχθὲν ποιήσαντος, ἡ Γῆ τὸ μὲν πρῶτον ἐκώλυεν. Ὡς δὲ Ἑρμῆς ἠνάγκαζε λέγων τὸν Δία προστεταχέναι, ἔφη• « Ἀλλ᾿ ὀρυσσέτωσαν ὅσον βούλονται• στένοντες γὰρ αὐτὸ καὶ κλαίοντες ἀποδώσουσι. »</text:span></text:span></text:p>
            <text:p text:style-name="P68"><text:span text:style-name="AncientGreek_3a__20_Ἀρχαία_20_ἑλληνικά"><text:span text:style-name="T4">Πρὸς τοὺς ῥᾳδίως δανειζομένους, μετὰ λύπης δὲ ἀποδιδόντας ὁ λόγος εὔκαιρος.</text:span></text:span></text:p>
          </table:table-cell>
          <table:table-cell table:style-name="Table1.A1" office:value-type="string">
            <text:p text:style-name="P110">Hermes and Gaia</text:p>
            <text:p text:style-name="P86">Zeus having fashioned a man and a woman, he ordered hermes to lead them on the earth and to show them from where, digging, they shall produce sustanence to themselves. And when he was doing that which was commanded, Gaia at first prevented. And when Hermes compeled [her] saying Zues has commanded, she said: “but <text:span text:style-name="T70">let them dig as much as they want for groaning and weeping they shall pay it back.”</text:span></text:p>
            <text:p text:style-name="P87">The account is timely for those easily borrowing, but with grief paying it back.</text:p>
          </table:table-cell>
        </table:table-row>
        <text:soft-page-break/>
        <table:table-row table:style-name="Table1.1">
          <table:table-cell table:style-name="Table1.A1" office:value-type="string">
            <text:p text:style-name="P36"><text:span text:style-name="AncientGreek_3a__20_Ἀρχαία_20_ἑλληνικά"><text:span text:style-name="T1">110. Ἑρμῆς καὶ Τειρεσίας.</text:span></text:span></text:p>
            <text:p text:style-name="P68"><text:span text:style-name="AncientGreek_3a__20_Ἀρχαία_20_ἑλληνικά"><text:span text:style-name="T4">Ἑρμῆς βουλόμενος τὴν Τειρεσίου μαντικὴν πειρᾶσαι εἰ</text:span></text:span></text:p>
            <text:p text:style-name="P68"><text:span text:style-name="AncientGreek_3a__20_Ἀρχαία_20_ἑλληνικά"><text:span text:style-name="T4">ἀληθής ἐστι, κλέψας αὐτοῦ τοὺς βόας ἐξ ἀγροῦ, ἧκε πρὸς αὐτὸν εἰς ἄστυ, ὁμοιωθεὶς ἀνθρώπῳ, καὶ ἐπεξενώθη παρ᾿ αὐτῷ. Παραγγελθείσης δὲ τῷ Τειρεσίᾳτῆς τοῦ ζεύγους ἀπωλείας, παραλαβὼν τὸν Ἑρμῆν, ἧκεν εἰς τὸ προαστεῖον, οἰωνόν τινα περὶ τῆς κλοπῆς σκεψόμενος, καὶ τούτῳ παρῄνει λέγειν ὅ τι ἂν θεάσηται ὄρνεον. Καὶ ὁ Ἑρμῆς τὸ μὲν πρῶτον θεασάμενος ἀετὸν ἐξ ἀριστερῶν ἐπὶ δεξιὰ παριπτάμενον, ἀπήγγειλεν αὐτῷ. Τοῦ δὲ εἰπόντος μὴ πρὸς αὐτοὺς τοῦτον εἶναι, ἐκ δευτέρου ἰδὼν κορώνην ἐπί τινος δένδρου καθημένην, καὶ ποτὲ μὲν ἄνω βλέπουσαν, ποτὲ δὲ εἰς γῆν κύπτουσαν, ἐδήλωσεν αὐτῷ. Ὁ δὲ ὑποτυχὼν ἔφη• « Ἀλλ᾿ αὕτη γε ἡ κορώνη διόμνυται τόν τε Οὐρανὸν καὶ τὴν Γῆν ὅτι, ἂν σὺ θέλῃς, τοὺς ἐμαυτοῦ βόας ἀπολήψομαι. »</text:span></text:span></text:p>
            <text:p text:style-name="P68"><text:span text:style-name="AncientGreek_3a__20_Ἀρχαία_20_ἑλληνικά"><text:span text:style-name="T4">Τούτῳ τῷ λόγῳ χρήσαιτο ἄν τις πρὸς ἄνδρα κλέπτην.</text:span></text:span></text:p>
          </table:table-cell>
          <table:table-cell table:style-name="Table1.A1" office:value-type="string">
            <text:p text:style-name="P109">Hermes and Teresias</text:p>
            <text:p text:style-name="P88">Hermes wishing to test the seer Teiresias, if he is true, having <text:span text:style-name="T71">stolen his cattle from the field, he </text:span><text:span text:style-name="T72">went to</text:span><text:span text:style-name="T71"> him in the city, being made similar to a man, and became a guest at his side. And while the destruction of his yoke was being announced to Teresias, taking Hermes aside, </text:span><text:span text:style-name="T72">he went the coutryside, intending to consult a bird of profecy about the theft, and he encouraged hime to describe whatever bird he would see. And at first Hermes seeing an eagle walking from left to right, he announced it to him. And </text:span><text:span text:style-name="T73">while </text:span><text:span text:style-name="T72">he </text:span><text:span text:style-name="T73">was saying</text:span><text:span text:style-name="T72"> this is not for them, </text:span><text:span text:style-name="T73">from the right seeing a raven sitting upon a tree, also sometimes looking upward, and other times looking craning over to the earth, he made this clear to him. And interupting he said: “Well this raven swares both by heaven and earth that, if you would be willing, you will give back my cattle.<text:line-break/>Someone might use this account against a thieving man. </text:span><text:span text:style-name="T71"><text:line-break/><text:line-break/></text:span><text:span text:style-name="AncientGreek_3a__20_Ἀρχαία_20_ἑλληνικά"><text:span text:style-name="T7">προαστεῖον </text:span></text:span><text:span text:style-name="AncientGreek_3a__20_Ἀρχαία_20_ἑλληνικά"><text:span text:style-name="T50">= area around the city</text:span></text:span></text:p>
          </table:table-cell>
        </table:table-row>
        <table:table-row table:style-name="Table1.1">
          <table:table-cell table:style-name="Table1.A1" office:value-type="string">
            <text:p text:style-name="P36"><text:span text:style-name="AncientGreek_3a__20_Ἀρχαία_20_ἑλληνικά"><text:span text:style-name="T1">111. Ἑρμῆς καὶ τεχνῖται.</text:span></text:span></text:p>
            <text:p text:style-name="P68"><text:span text:style-name="AncientGreek_3a__20_Ἀρχαία_20_ἑλληνικά"><text:span text:style-name="T4">Ζεὺς Ἑρμῇ προσέταξε πᾶσι τοῖς τεχνίταις ψεύδους φάρμακον χέαι. Ὁ δὲ τοῦτο τρίψας καὶ μέτρον ποιήσας ἴσον ἑκάστῳ ἐνέχει. Ἐπεὶ δέ, μόνου τοῦ σκυτέως ὑπολειφθέντος, πολὺ φάρμακον κατελείπετο, λαβὼν ὅλην τὴν χύσιν κατ᾿αὐτοῦ κατέχεεν. Ἐκ τούτου συνέβη τοὺς τεχνίτας πάντας ψεύδεσθαι, μάλιστα δὲ πάντων τοὺς σκυτέας.</text:span></text:span></text:p>
            <text:p text:style-name="P68"><text:span text:style-name="AncientGreek_3a__20_Ἀρχαία_20_ἑλληνικά"><text:span text:style-name="T4">Πρὸς ἄνδρα ψευδολόγον ὁ λόγος εὔκαιρος.</text:span></text:span></text:p>
          </table:table-cell>
          <table:table-cell table:style-name="Table1.A1" office:value-type="string">
            <text:p text:style-name="P105">Hermes and the Craftsmen</text:p>
            <text:p text:style-name="P91">Zeus commanded Hermes to pour out a concoction of deceit to all the craftsmen. And when we ground this and made an equal measure he poured it into each. And when, only the the cobler remained, a lot of potion remained, taking all <text:span text:style-name="T74">the shot poured [it] into him. From this, it came about that all the craftsmen lie, and especially of all, the coblers. <text:line-break/>The account is timely for a man who speaks lies.</text:span></text:p>
            <text:p text:style-name="P89"/>
            <text:p text:style-name="P90"><text:span text:style-name="AncientGreek_3a__20_Ἀρχαία_20_ἑλληνικά"><text:span text:style-name="T4">χέαι </text:span></text:span><text:span text:style-name="AncientGreek_3a__20_Ἀρχαία_20_ἑλληνικά"><text:span text:style-name="T8">= χέω (</text:span></text:span><text:span text:style-name="AncientGreek_3a__20_Ἀρχαία_20_ἑλληνικά"><text:span text:style-name="T51">aro. inf.</text:span></text:span><text:span text:style-name="AncientGreek_3a__20_Ἀρχαία_20_ἑλληνικά"><text:span text:style-name="T8">)</text:span></text:span></text:p>
            <text:p text:style-name="P90"><text:span text:style-name="AncientGreek_3a__20_Ἀρχαία_20_ἑλληνικά"><text:span text:style-name="T8">κατά +</text:span></text:span><text:span text:style-name="AncientGreek_3a__20_Ἀρχαία_20_ἑλληνικά"><text:span text:style-name="T51"> gen = down into</text:span></text:span></text:p>
          </table:table-cell>
        </table:table-row>
        <table:table-row table:style-name="Table1.1">
          <table:table-cell table:style-name="Table1.A1" office:value-type="string">
            <text:p text:style-name="P36"><text:span text:style-name="AncientGreek_3a__20_Ἀρχαία_20_ἑλληνικά"><text:span text:style-name="T1">112. Ἑρμοῦ ἅμαξα καὶ Ἄραβες.</text:span></text:span></text:p>
            <text:p text:style-name="P68"><text:span text:style-name="AncientGreek_3a__20_Ἀρχαία_20_ἑλληνικά"><text:span text:style-name="T4">Ἑρμῆς ποτε ἅμαξαν ψευσμάτων καὶ πανουργίας καὶ ἀπάτης μεστὴν διὰ πάσης ἤλαυνε γῆς, κατὰ χώραν μικρόν τι διανέμων τοῦ φόρτου. Ὡς δὲ εἰς τὴν τῶν Ἀράβων χώραν ἦλθε, λέγεται ἐξαίφνης συντριβῆναι τὴν ἅμαξαν. Οἱ δὲ ὥσπερ πολύτιμον φόρτον τὰ ἐξ αὐτῆς ἁρπάσαντες οὐκ ἀφῆκαν εἰς ἄλλους ἀνθρώπους προελθεῖν.</text:span></text:span></text:p>
            <text:p text:style-name="P68"><text:span text:style-name="AncientGreek_3a__20_Ἀρχαία_20_ἑλληνικά"><text:span text:style-name="T4">Ὅτι Ἄραβες ὑπὲρ πᾶν ἔθνος ψευσταὶ καὶ ἀπατεῶνές εἰσιν• ἐν γλώσσῃ γὰρ αὐτῶν οὐκ ἔστιν ἀλήθεια.</text:span></text:span></text:p>
          </table:table-cell>
          <table:table-cell table:style-name="Table1.A1" office:value-type="string">
            <text:p text:style-name="P106">A Wagon of Hermes and Some Arabs</text:p>
            <text:p text:style-name="P92">Hermes once <text:span text:style-name="T75">drove a cart full of lies, tricks, and deceit through all the land, distributing a little of the load through the land. And when he came into the land of the Arabs, it is said that the cart suddenly collapsed. And they seezing the contents of it as a precious cargo did not allow it to continue to other people.<text:line-break/>Because Arabs, beyond all nations, are liers and deceivers, for on their tounge there is no truth. </text:span></text:p>
          </table:table-cell>
        </table:table-row>
        <text:soft-page-break/>
        <table:table-row table:style-name="Table1.1">
          <table:table-cell table:style-name="Table1.A1" office:value-type="string">
            <text:p text:style-name="P36"><text:span text:style-name="AncientGreek_3a__20_Ἀρχαία_20_ἑλληνικά"><text:span text:style-name="T1">113. Εὐνοῦχος καὶ ἱερεύς.</text:span></text:span></text:p>
            <text:p text:style-name="P68"><text:span text:style-name="AncientGreek_3a__20_Ἀρχαία_20_ἑλληνικά"><text:span text:style-name="T4">Εὐνοῦχος προσῆλθε ἱερεῖ, θυσίαν ὑπὲρ αὐτοῦ ποιῆσαι παρακαλῶν εἰς τὸ γενέσθαι παίδων πατέρα. Ὁ δὲ ἱερεὺς ἔφη• « Ὅτε μὲν πρὸς τὴν θυσίαν ἀπίδω, πατέρα σε γενέσθαι παίδων παρακαλῶ• ὅτε δὲ τὴν σὴν ὄψιν ἴδω, οὐδ᾿ ἀνὴρ φαίνῃ. »</text:span></text:span></text:p>
          </table:table-cell>
          <table:table-cell table:style-name="Table1.A1" office:value-type="string">
            <text:p text:style-name="P108">A Eunuch and a Priest</text:p>
            <text:p text:style-name="P93">A eunuch went to a priest, beseaching [him] to make a sacrifice on behalf of him in order for him to become a father of children. And the priest said: “<text:span text:style-name="T76">When I </text:span><text:span text:style-name="T77">would </text:span><text:span text:style-name="T76">observe the sacrafice, I </text:span><text:span text:style-name="T77">will </text:span><text:span text:style-name="T76">plead that you become a father, but when I </text:span><text:span text:style-name="T77">would </text:span><text:span text:style-name="T76">see </text:span><text:span text:style-name="T77">your appearance, you don’t even seem to be a man.</text:span>”</text:p>
          </table:table-cell>
        </table:table-row>
        <table:table-row table:style-name="Table1.1">
          <table:table-cell table:style-name="Table1.A1" office:value-type="string">
            <text:p text:style-name="P36"><text:span text:style-name="AncientGreek_3a__20_Ἀρχαία_20_ἑλληνικά"><text:span text:style-name="T1">114. Ἐχθροὶ δύο.</text:span></text:span></text:p>
            <text:p text:style-name="P68"><text:span text:style-name="AncientGreek_3a__20_Ἀρχαία_20_ἑλληνικά"><text:span text:style-name="T4">Δύο τινὲς ἀλλήλοις ἐχθραίνοντες ἐπὶ τῆς αὐτῆς νεὼς ἔπλεον, ὧν ἅτερος μὲν ἐπὶ τῆς πρύμνης, ἅτερος δὲ ἐπὶ τῆς πρῴρας ἐκάθητο. Χειμῶνος δὲ ἐπιγενομένου καὶ τῆς νεὼς μελλούσης ἤδη καταποντίζεσθαι, ὁ ἐπὶ τῆς πρύμνης τὸν κυβερνήτην ἤρετο πότερον τῶν μερῶν τοῦ πλοίου πρότερον μέλλει καταβαπτίζεσθαι. Τοῦ δὲ τὴν πρῴραν εἰπόντος• « Ἀλλ᾿ ἔμοιγε οὐκ ἔστι λυπηρόν, εἶπεν, ὁ θάνατος, εἴ γε ὁρᾶν μέλλω πρὸ ἐμοῦ τὸν ἐχθρὸν ἀποθνῄσκοντα. »</text:span></text:span></text:p>
            <text:p text:style-name="P68"><text:span text:style-name="AncientGreek_3a__20_Ἀρχαία_20_ἑλληνικά"><text:span text:style-name="T4">Ὁ μῦθος δηλοῖ ὅτι πολλοὶ τῶν ἀνθρώπων οὐδὲν τῆς ἑαυτῶν βλάβης φροντίζουσιν, ἐὰν τοὺς ἐχθροὺς μόνον ἴδωσι πρὸ αὐτῶν κακουμένους.</text:span></text:span></text:p>
          </table:table-cell>
          <table:table-cell table:style-name="Table1.A1" office:value-type="string">
            <text:p text:style-name="P107">Two Enemies</text:p>
            <text:p text:style-name="P94">A certain two men being enemies with each other sailed on the same ship, upon which one sat on the <text:s text:c="2"/>stern, and another sat on prow. And <text:span text:style-name="T78">when </text:span>a storm <text:span text:style-name="T78">came about and the ship was about to sink at that time the one upon the prow asked the captain <text:s/>which of the parts of the ships will sink first. And </text:span><text:span text:style-name="T79">when</text:span><text:span text:style-name="T78"> he </text:span><text:span text:style-name="T79">said the prow</text:span><text:span text:style-name="T78">: “</text:span><text:span text:style-name="T79">well for me death is not troubling, he said, if I will see my enemy dying before in front of me. <text:line-break/>The myth reveals that many men think nothing of the harm of themselves, if only their enemies they would see suffering evil in front of them.</text:span></text:p>
          </table:table-cell>
        </table:table-row>
        <table:table-row table:style-name="Table1.1">
          <table:table-cell table:style-name="Table1.A1" office:value-type="string">
            <text:p text:style-name="P6"><text:span text:style-name="AncientGreek_3a__20_Ἀρχαία_20_ἑλληνικά"><text:span text:style-name="T1">115. Ἔχις καὶ ἀλώπηξ.</text:span></text:span></text:p>
            <text:p text:style-name="P40"><text:span text:style-name="AncientGreek_3a__20_Ἀρχαία_20_ἑλληνικά"><text:span text:style-name="T4">Ἔχις ἐπὶ παλιούρων δέσμῃ ὑπὲρ ποταμὸν παρεφέρετο. Ἀλώπηξ δὲ παριοῦσα, ὡς ἐθεάσατο αὐτόν, εἶπεν• « Ἄξιος τῆς νηὸς ὁ ναύκληρος. »</text:span></text:span></text:p>
            <text:p text:style-name="P40"><text:span text:style-name="AncientGreek_3a__20_Ἀρχαία_20_ἑλληνικά"><text:span text:style-name="T4">Πρὸς ἄνδρα πονηρὸν μοχθηροῖς πράγμασιν ἐγχειρήσαντα.</text:span></text:span></text:p>
          </table:table-cell>
          <table:table-cell table:style-name="Table1.A1" office:value-type="string">
            <text:p text:style-name="P95">A Viper and a Fox</text:p>
            <text:p text:style-name="P95">A viper was carried by a bundle of thorns beyond a river. And a fox passing by, when he saw him, said: “the ship’s captain is worthy of the ship.” For a wicked man taking in hand wretched business.</text:p>
          </table:table-cell>
        </table:table-row>
        <table:table-row table:style-name="Table1.1">
          <table:table-cell table:style-name="Table1.A1" office:value-type="string">
            <text:p text:style-name="P36"><text:span text:style-name="AncientGreek_3a__20_Ἀρχαία_20_ἑλληνικά"><text:span text:style-name="T1">116. Ἔχις καὶ ῥίνη.</text:span></text:span></text:p>
            <text:p text:style-name="P68"><text:span text:style-name="AncientGreek_3a__20_Ἀρχαία_20_ἑλληνικά"><text:span text:style-name="T4">Ἔχις εἰσελθὼν εἰς χαλκουργοῦ ἐργαστήριον παρὰ τῶν σκευῶν ἔρανον ᾔτει• λαβὼν δὲ παρ᾿ αὐτῶν ἧκε πρὸς τὴν ῥίνην καὶ αὐτὴν παρεκάλει δοῦναί τι αὐτῷ. Ἡ δὲ ὑποτυχοῦσα εἶπεν• « Ἀλλ᾿ εὐηθὴς εἶ παρ᾿ ἐμοῦ τι ἀποίσεσθαι οἰόμενος, ἥτις οὐ διδόναι, ἀλλὰ λαμβάνειν παρὰ πάντων εἴωθα. »</text:span></text:span></text:p>
            <text:p text:style-name="P68"><text:span text:style-name="AncientGreek_3a__20_Ἀρχαία_20_ἑλληνικά"><text:span text:style-name="T4">Ὁ λόγος δηλοῖ ὅτι μάταιοί εἰσιν οἱ παρὰ φιλαργύρων τι κερδανεῖν προσδοκῶντες.</text:span></text:span></text:p>
          </table:table-cell>
          <table:table-cell table:style-name="Table1.A1" office:value-type="string">
            <text:p text:style-name="P96">A Viper and a File</text:p>
            <text:p text:style-name="P96">A viper entering into a coppersmiths shop requested alms. And from the others having received he came to the file and requested it to give something to him. And it interupting said: “But <text:span text:style-name="T84">you are foolish think that you will carry away something from me, who is in the habbit not of giving but of receiving from all.</text:span></text:p>
            <text:p text:style-name="P96"/>
            <text:p text:style-name="P96"><text:span text:style-name="AncientGreek_3a__20_Ἀρχαία_20_ἑλληνικά"><text:span text:style-name="T4">ἔρανον </text:span></text:span><text:span text:style-name="AncientGreek_3a__20_Ἀρχαία_20_ἑλληνικά"><text:span text:style-name="T45">= </text:span></text:span>ὁ ἔρ<text:span text:style-name="AncientGreek_3a__20_Ἀρχαία_20_ἑλληνικά"><text:span text:style-name="T4">α</text:span></text:span>νος: potluck meal, loan, kindness, favour, alms</text:p>
          </table:table-cell>
        </table:table-row>
        <text:soft-page-break/>
        <table:table-row table:style-name="Table1.1">
          <table:table-cell table:style-name="Table1.A1" office:value-type="string">
            <text:p text:style-name="P36"><text:span text:style-name="AncientGreek_3a__20_Ἀρχαία_20_ἑλληνικά"><text:span text:style-name="T1">117. Ἔχις καὶ ὕδρος.</text:span></text:span></text:p>
            <text:p text:style-name="P68"><text:span text:style-name="AncientGreek_3a__20_Ἀρχαία_20_ἑλληνικά"><text:span text:style-name="T4">Ἔχις φοιτῶν ἐπί τινα κρήνην ἔπινεν. Ὁ δὲ ἐνταῦθα οἰκῶν ὕδρος ἐκώλυεν αὐτόν, ἀγανακτῶν ὅτι μὴ ἀρκεῖται τῇ ἰδίᾳ νομῇ, ἀλλὰ καὶ ἐπὶ τὴν αὐτοῦ δίαιταν ἀφικνεῖται. Ἀεὶ δὲ τῆς φιλονεικίας αὐξανομένης, συνέθεντο ὅπως εἰς μάχην ἀλλήλοις καταστῶσι καὶ τοῦ νικῶντος ἥ τε τοῦ ὕδατος καὶ τῆς γῆς νομὴ γίνηται. Ταξαμένων δὲ αὐτῶν προθεσμίαν, οἱ βάτραχοι διὰ μῖσος τοῦ ὕδρου παραγενόμενοι πρὸς τὸν ἔχιν παρεθάρσυνον αὐτόν, ἐπαγγελλόμενοι καὶ αὐτοὶ συμμαχήσειν αὐτῷ. Ἐνστάσης δὲ τῆς μάχης, ὁ μὲν ἔχις πρὸς τὸν ὕδρον ἐπολέμει, οἱ δὲ βάτραχοι μηδὲν περαιτέρω δρᾶν δυνάμενοι μεγάλα ἐκεκράγεισαν. Καὶ ὁ ἔχις νικήσας ᾐτιᾶτο αὐτοὺς ὅτι γε συμμαχήσειν αὐτῷ ὑποσχόμενοι παρὰ τὴν μάχην οὐ μόνον οὐκ ἐβοήθουν, ἀλλὰ καὶ ᾖδον. Οἱ δὲ ἔφασαν πρὸς αὐτόν• « Ἀλλ᾿ εὖ γε ἴσθι, ὦ οὗτος, ὅτι ἡ ἡμετέρα συμμαχία οὐ διὰ χειρῶν, διὰ δὲ μόνης φωνῆς συνέστηκεν. »</text:span></text:span></text:p>
            <text:p text:style-name="P68"><text:span text:style-name="AncientGreek_3a__20_Ἀρχαία_20_ἑλληνικά"><text:span text:style-name="T4">Ὁ λόγος δηλοῖ ὅτι, ἔνθα χειρῶν χρεία ἐστίν, ἡ διὰ λόγων βοήθεια οὐδὲν λυσιτελεῖ.</text:span></text:span></text:p>
          </table:table-cell>
          <table:table-cell table:style-name="Table1.A1" office:value-type="string">
            <text:p text:style-name="P97">A Viper and Some Water</text:p>
            <text:p text:style-name="P97">A viper frequenting upon a well, drank. But a water snake living there prevented him, being angry that it was not he was pleased with his own pasture, but upon his abode to arrive. And while continually the quarrel grew, it was agreed that they would place themselves into a battle with each other and the pasture of the water and the land would belong to the victor. And arranging their proposed [day], the frogs out of hatred of the hydra coming to the viper and emboldened him, promising to fight by his side. And when the fight was happening, the viper <text:span text:style-name="T85">battled</text:span> against the hydra, <text:span text:style-name="T85">but</text:span> the frogs, <text:span text:style-name="T85">being </text:span>able to do <text:span text:style-name="T85">nothing </text:span>more, uttered loud cries. <text:span text:style-name="T85">And t</text:span>he viper having won reproached them <text:span text:style-name="T85">that </text:span>they <text:span text:style-name="T85">promissing</text:span> to <text:span text:style-name="T85">fight</text:span> with h<text:span text:style-name="T85">im in the fight</text:span>, <text:span text:style-name="T85">not only did not help, but actually they sang. Amd t</text:span>he<text:span text:style-name="T85">y</text:span> <text:span text:style-name="T85">said to him </text:span>"<text:span text:style-name="T85">But k</text:span>now well, <text:span text:style-name="T85">oh you, that our alliance was not with hands, but was composed through voice alone.</text:span></text:p>
            <text:p text:style-name="P97"><text:line-break/><text:span text:style-name="T86">The account makes clear that, where there is need of hands, help through words profits nothing.</text:span></text:p>
            <text:p text:style-name="P97"/>
            <text:p text:style-name="P98"><text:span text:style-name="AncientGreek_3a__20_Ἀρχαία_20_ἑλληνικά"><text:span text:style-name="T4">περαιτέρω </text:span></text:span><text:span text:style-name="AncientGreek_3a__20_Ἀρχαία_20_ἑλληνικά"><text:span text:style-name="T52">= aditionaly </text:span></text:span><text:span text:style-name="AncientGreek_3a__20_Ἀρχαία_20_ἑλληνικά"><text:span text:style-name="T53">(adv.)</text:span></text:span></text:p>
            <text:p text:style-name="P98"><text:span text:style-name="AncientGreek_3a__20_Ἀρχαία_20_ἑλληνικά"><text:span text:style-name="T4">ἐκεκράγεισαν </text:span></text:span><text:span text:style-name="AncientGreek_3a__20_Ἀρχαία_20_ἑλληνικά"><text:span text:style-name="T52">= κράζω: to cry out (</text:span></text:span><text:span text:style-name="AncientGreek_3a__20_Ἀρχαία_20_ἑλληνικά"><text:span text:style-name="T80">plr</text:span></text:span><text:span text:style-name="AncientGreek_3a__20_Ἀρχαία_20_ἑλληνικά"><text:span text:style-name="T53">perf. 3</text:span></text:span><text:span text:style-name="AncientGreek_3a__20_Ἀρχαία_20_ἑλληνικά"><text:span text:style-name="T87">rd</text:span></text:span><text:span text:style-name="AncientGreek_3a__20_Ἀρχαία_20_ἑλληνικά"><text:span text:style-name="T53"> pl.</text:span></text:span><text:span text:style-name="AncientGreek_3a__20_Ἀρχαία_20_ἑλληνικά"><text:span text:style-name="T52">)</text:span></text:span></text:p>
          </table:table-cell>
        </table:table-row>
        <table:table-row table:style-name="Table1.1">
          <table:table-cell table:style-name="Table1.A1" office:value-type="string">
            <text:p text:style-name="P7"><text:span text:style-name="AncientGreek_3a__20_Ἀρχαία_20_ἑλληνικά"><text:span text:style-name="T1">118. Ζεὺς καὶ αἰσχύνη.</text:span></text:span></text:p>
            <text:p text:style-name="P41"><text:span text:style-name="AncientGreek_3a__20_Ἀρχαία_20_ἑλληνικά"><text:span text:style-name="T4">Ζεὺς πλάσας τοὺς ἀνθρώπους τὰς μὲν ἄλλας διαθέσεις αὐτοῖς ἐνέθηκε, μόνην δ᾿ ἐνθεῖναι τὴν αἰσχύνην ἐπελάθετο. Διὸ καὶ μὴ ἔχων πόθεν [ἂν] αὐτὴν εἰσαγάγῃ, διὰ τοῦ ἀρχοῦ αὐτὴν εἰσελθεῖν ἐκέλευσεν. Ἡ δὲ τὸ μὲν πρῶτον ἀντέλεγεν ἀναξιοπαθοῦσα. Ἐπεὶ δὲ σφόδρα αὐτῇ ἐνέκειτο, ἔφη• « Ἀλλ᾿ ἔγωγε ἐπὶταύταις εἰσέρχομαι ταῖς ὁμολογίαις ὡς Ἔρως μὴ εἰσελεύσεται• ἂν δ᾿ εἰσέλθῃ, αὐτὴἐξελεύσομαι παραυτίκα. » Ἀπὸ δὴ τούτου συνέβη πάντας τοὺς πόρνους ἀναισχύντους εἶναι.</text:span></text:span></text:p>
            <text:p text:style-name="P41"><text:span text:style-name="AncientGreek_3a__20_Ἀρχαία_20_ἑλληνικά"><text:span text:style-name="T4">Ὁ μῦθος δηλοῖ ὅτι τοὺς ὑπ᾿ ἔρωτος κατεχομένους ἀναισχύντους εἶναι συμβαίνει.</text:span></text:span></text:p>
          </table:table-cell>
          <table:table-cell table:style-name="Table1.A1" office:value-type="string">
            <text:p text:style-name="P99">Zeus and Shame</text:p>
            <text:p text:style-name="P99">when Zeus was fashioning man, while the other dispositions he placed in them. but he forgot to place in only shame. because of which, also not having a place from which it would enter in, through the anus he ordered it to enter in. and she at first refused suffering unworthy things. and when he exceedingly placed it upon her, she said: but I at least shall enter in upon these agreements that desire shall not enter in. And if it dies enter in, i myself shall exit immediately. from this is came about that all prostitutes are without shame.</text:p>
            <text:p text:style-name="P99">the story makes clear that those caught by Eros turn out to be without shame.</text:p>
            <text:p text:style-name="P100"><text:span text:style-name="AncientGreek_3a__20_Ἀρχαία_20_ἑλληνικά"><text:span text:style-name="T4">ἀρχοῦ</text:span></text:span> = ὁ ἀρχός: the anus</text:p>
          </table:table-cell>
        </table:table-row>
        <text:soft-page-break/>
        <table:table-row table:style-name="Table1.1">
          <table:table-cell table:style-name="Table1.A1" office:value-type="string">
            <text:p text:style-name="P36"><text:span text:style-name="AncientGreek_3a__20_Ἀρχαία_20_ἑλληνικά"><text:span text:style-name="T1">119. Ζεὺς καὶ ἀλώπηξ.</text:span></text:span></text:p>
            <text:p text:style-name="P68"><text:span text:style-name="AncientGreek_3a__20_Ἀρχαία_20_ἑλληνικά"><text:span text:style-name="T4">Ζεὺς ἀγασάμενος ἀλώπεκος τὸ συνετὸν τῶν φρενῶν καὶ τὸ ποικίλον τὸ βασίλειον αὐτῇ τῶν ἀλόγων ζῴων ἐνεχείρισε. Βουλόμενος δὲ γνῶναι εἰ τὴν τύχην μεταλλάξασα μετεβάλετο καὶ τὴν γλισχρότητα, φερομένης αὐτῆς ἐν φορείῳ, κάνθαρον παρὰ τὴν ὄψιν ἀφῆκεν. Ἡ δὲ ἀντισχεῖν μὴ δυναμένη, ἐπειδὴ περιίπτατο τῷ φορείῳ, ἀναπηδήσασα ἀκόσμως συλλαβεῖν αὐτὸν ἐπειρᾶτο. Καὶ ὁ Ζεὺς ἀγανακτήσας κατ᾿ αὐτῆς πάλιν αὐτὴν εἰς τὴν ἀρχαίαν τάξιν ἀποκατέστησεν.</text:span></text:span></text:p>
            <text:p text:style-name="P68"><text:span text:style-name="AncientGreek_3a__20_Ἀρχαία_20_ἑλληνικά"><text:span text:style-name="T4">Ὁ λόγος δηλοῖ ὅτι οἱ φαῦλοι τῶν ἀνθρώπων, κἂν τὰ προσχήματα λαμπρότερα ἀναλάβωσιν, τὴν γοῦν φύσιν οὐ μετατίθενται.</text:span></text:span></text:p>
          </table:table-cell>
          <table:table-cell table:style-name="Table1.A1" office:value-type="string">
            <text:p text:style-name="P125">Zeus and a Fox</text:p>
            <text:p text:style-name="P99">Zeus, marveling at the fox's intelligence <text:span text:style-name="T90">of mind </text:span>and <text:span text:style-name="T90">adornment</text:span>, <text:span text:style-name="T90">appointed</text:span> him the kingship of <text:span text:style-name="T90">the irrational beasts</text:span>. <text:span text:style-name="T90">But</text:span> want<text:span text:style-name="T90">ing</text:span> to know if, <text:span text:style-name="T90">being altered in respect to</text:span> his fortune, he also changed his habits of covetousness; and <text:span text:style-name="T90">as</text:span> <text:span text:style-name="T90">she passed </text:span>in the <text:span text:style-name="T90">carriage</text:span>, he released a <text:span text:style-name="T90">beetle</text:span> before <text:span text:style-name="T90">her</text:span> <text:span text:style-name="T90">sight</text:span>. <text:span text:style-name="T90">And she being</text:span> unable to <text:span text:style-name="T90">resist</text:span>, seeing the <text:span text:style-name="T90">beetle</text:span> <text:span text:style-name="T90">flying</text:span> around <text:span text:style-name="T90">in the</text:span> litter, <text:span text:style-name="T90">she jumped up in disorder</text:span>, and tried to catch it. <text:span text:style-name="T90">And </text:span>Zeus, <text:span text:style-name="T90">having become angry</text:span> <text:span text:style-name="T90">against her</text:span>, <text:span text:style-name="T90">again </text:span>restored h<text:span text:style-name="T90">er</text:span> to h<text:span text:style-name="T90">er</text:span> former state.</text:p>
            <text:p text:style-name="P99"/>
            <text:p text:style-name="P124">This <text:span text:style-name="T90">account</text:span> shows that <text:span text:style-name="T90">the foolish among mankind </text:span><text:span text:style-name="T91">even if they would take up shiny ornaments,</text:span> the<text:span text:style-name="T91">y do not at any rate change their</text:span> nature.<text:line-break/> <text:span text:style-name="T14">γ</text:span><text:span text:style-name="AncientGreek_3a__20_Ἀρχαία_20_ἑλληνικά"><text:span text:style-name="T4">λισχρότητα </text:span></text:span><text:span text:style-name="AncientGreek_3a__20_Ἀρχαία_20_ἑλληνικά"><text:span text:style-name="T54">= ἡ γλισχρότης, ητος: stickiness, stinginess<text:line-break/>περιίπτατο </text:span></text:span><text:span text:style-name="AncientGreek_3a__20_Ἀρχαία_20_ἑλληνικά"><text:span text:style-name="T10">= περιπέτομαι</text:span></text:span></text:p>
          </table:table-cell>
        </table:table-row>
        <table:table-row table:style-name="Table1.1">
          <table:table-cell table:style-name="Table1.A1" office:value-type="string">
            <text:p text:style-name="P8"><text:span text:style-name="AncientGreek_3a__20_Ἀρχαία_20_ἑλληνικά"><text:span text:style-name="T1">120. Ζεὺς καὶ ἄνθρωποι.</text:span></text:span></text:p>
            <text:p text:style-name="P42"><text:span text:style-name="AncientGreek_3a__20_Ἀρχαία_20_ἑλληνικά"><text:span text:style-name="T4">Ζεὺς πλάσας ἀνθρώπους ἐκέλευσεν Ἑρμῇ νοῦν αὐτοῖς ἐγχέαι. Κἀκεῖνος μέτρον ποιήσας ἴσον ἐνέχεεν ἑκάστῳ. Συνέβη δὲ τοὺς μὲν μικροφυεῖς πληρωθέντας τοῦ μέτρου φρονίμους γενέσθαι, τοὺς δὲ μακρούς, ἅτε μὴἐφικομένου τοῦ ποτοῦ [μηδὲ μέχρι γονάτων,] εἰς πᾶν τὸ σῶμα ἀφρονεστέρους γενέσθαι.</text:span></text:span></text:p>
            <text:p text:style-name="P42"><text:span text:style-name="AncientGreek_3a__20_Ἀρχαία_20_ἑλληνικά"><text:span text:style-name="T4">Πρὸς ἄνδρα εὐμεγέθη μὲν σώματι, κατὰ ψυχὴν δὲ ἀλόγιστον ὁ λόγος εὔκαιρος.</text:span></text:span></text:p>
          </table:table-cell>
          <table:table-cell table:style-name="Table1.A1" office:value-type="string">
            <text:p text:style-name="P125">Zeus and Mankind</text:p>
            <text:p text:style-name="P114">Zeus, having molded men, commanded Hermes to pour a mind into them. And he, having made equal measures, poured into each. And it happened that the small <text:span text:style-name="T91">formed </text:span>men, filled with their measure, became sensible people, but that the tall men, seeing that the beverage not reaching into their whole body, became less intelligent.</text:p>
            <text:p text:style-name="Text_20_body">The account is timely for a man well statured in body, but according to mind is without reason.</text:p>
          </table:table-cell>
        </table:table-row>
        <table:table-row table:style-name="Table1.1">
          <table:table-cell table:style-name="Table1.A1" office:value-type="string">
            <text:p text:style-name="P9"><text:span text:style-name="AncientGreek_3a__20_Ἀρχαία_20_ἑλληνικά"><text:span text:style-name="T1">121. Ζεὺς καὶ Ἀπόλλων.</text:span></text:span></text:p>
            <text:p text:style-name="P43"><text:span text:style-name="AncientGreek_3a__20_Ἀρχαία_20_ἑλληνικά"><text:span text:style-name="T4">Ζεὺς καὶ Ἀπόλλων περὶ τοξικῆς ἤριζον. Τοῦ δὲ Ἀπόλλωνος ἐντείναντος τὸτόξον καὶ τὸ βέλος ἀφέντος, Ζεὺς τοσοῦτον διέβη ὅσον Ἀπόλλων ἐτόξευσεν.</text:span></text:span></text:p>
            <text:p text:style-name="P43"><text:span text:style-name="AncientGreek_3a__20_Ἀρχαία_20_ἑλληνικά"><text:span text:style-name="T4">Οὕτως οἱ τοῖς κρείττοσιν ἀνθαμιλλώμενοι, πρὸς τῷ ἐκείνων μὴ ἐφικέσθαι, καὶγέλωτα ὀφλισκάνουσιν.</text:span></text:span></text:p>
          </table:table-cell>
          <table:table-cell table:style-name="Table1.A1" office:value-type="string">
            <text:p text:style-name="P125">Zeus and Apollo</text:p>
            <text:p text:style-name="P99">Zeus and Apollo were arguing over the practice of archery. But Apollo having drawn his bow and shot his arrow, Zeus stepped over as far as Apollo had launched his arrow.</text:p>
            <text:p text:style-name="P99"/>
            <text:p text:style-name="P99">Thus, those who contend against stronger men, in addition to not reaching them, they also incure mockery.</text:p>
            <text:p text:style-name="P99"/>
          </table:table-cell>
        </table:table-row>
        <text:soft-page-break/>
        <table:table-row table:style-name="Table1.1">
          <table:table-cell table:style-name="Table1.A1" office:value-type="string">
            <text:p text:style-name="P36"><text:span text:style-name="AncientGreek_3a__20_Ἀρχαία_20_ἑλληνικά"><text:span text:style-name="T1">122. Ζεὺς καὶ ὄφις.</text:span></text:span></text:p>
            <text:p text:style-name="P68"><text:span text:style-name="AncientGreek_3a__20_Ἀρχαία_20_ἑλληνικά"><text:span text:style-name="T4">Τοῦ Διὸς γάμους ποιοῦντος, πάντα τὰ ζῷα ἤνεγκαν δῶρα, ἕκαστον κατὰ τὴν οἰκείαν δύναμιν. Ὄφις δὲ ἕρπων ῥόδον λαβὼν ἐν τῷ στόματι ἀνέβη. Ἰδὼν δὲ αὐτὸν ὁ Ζεὺς ἔφη• « Τῶν ἄλλων πάντων τὰ δῶρα λαμβάνω, ἀπὸ δὲ τοῦ σοῦ στόματος λαμβάνω οὐδ᾿ ὅλως. »</text:span></text:span></text:p>
            <text:p text:style-name="P68"><text:span text:style-name="AncientGreek_3a__20_Ἀρχαία_20_ἑλληνικά"><text:span text:style-name="T4">Ὁ μῦθος δηλοῖ ὅτι τῶν πονηρῶν αἱ χάριτες φοβεραί εἰσιν.</text:span></text:span></text:p>
          </table:table-cell>
          <table:table-cell table:style-name="Table1.A1" office:value-type="string">
            <text:p text:style-name="P120"><text:span text:style-name="T44">Zeus and a Snake</text:span></text:p>
            <text:p text:style-name="P121">As Zeus was getting married, all the animals brought him presents, each according to his<text:span text:style-name="T36"> </text:span><text:span text:style-name="T43">unique ability</text:span>. <text:span text:style-name="T43">And a</text:span> snake <text:span text:style-name="T43">happened to be crawled having a rose</text:span> in its mouth. On seeing him Zeus said: “From all the others I accept presents; but from your mouth I <text:span text:style-name="T43">accept nothing at all</text:span>.»<text:line-break/><text:line-break/>This fable shows that the <text:span text:style-name="T43">kindnesses</text:span> of the wicked are to be feared.</text:p>
          </table:table-cell>
        </table:table-row>
        <table:table-row table:style-name="Table1.1">
          <table:table-cell table:style-name="Table1.A1" office:value-type="string">
            <text:p text:style-name="P36"><text:span text:style-name="AncientGreek_3a__20_Ἀρχαία_20_ἑλληνικά"><text:span text:style-name="T1">123. Ζεὺς καὶ πίθος ἀγαθῶν.</text:span></text:span></text:p>
            <text:p text:style-name="P68"><text:span text:style-name="AncientGreek_3a__20_Ἀρχαία_20_ἑλληνικά"><text:span text:style-name="T4">Ζεὺς ἐν πίθῳ τὰ ἀγαθὰ πάντα συγκλείσας ἀφῆκε παρὰ ἀνθρώπῳ τινί. Ὁ δὲ λίχνος ἄνθρωπος εἰδέναι θέλων τί ἐστιν ἐν αὐτῷ, τὸ πῶμα ἐκίνησε• πάντα δὲ ἐπετάσθησαν πρὸς τοὺς θεούς.</text:span></text:span></text:p>
            <text:p text:style-name="P68"><text:span text:style-name="AncientGreek_3a__20_Ἀρχαία_20_ἑλληνικά"><text:span text:style-name="T4">Ὅτι τοῖς ἀνθρώποις ἐλπὶς μόνη σύνεστι τῶν πεφευγότων ἀγαθῶν ἐγγυωμένη δώσειν.</text:span></text:span></text:p>
          </table:table-cell>
          <table:table-cell table:style-name="Table1.A1" office:value-type="string">
            <text:p text:style-name="P120"><text:span text:style-name="T92">ZEUS AND THE BARREL OF GOODS</text:span></text:p>
            <text:p text:style-name="P122">Zeus, having locked up all the goods in a barrel, left it in the hands of a man. This man, who was curious, wanted to know what was inside; he lifted the lid, and all the goods flew to the gods.<text:line-break/><text:line-break/><text:span text:style-name="T43">Because</text:span> hope alone remains with men, <text:span text:style-name="T43">promissing to give</text:span> goods that have passed away.<text:line-break/><text:span text:style-name="T91">π</text:span>ίθῳ <text:span text:style-name="T43">= ὁ πίθος: largest wine jar with a lid</text:span></text:p>
          </table:table-cell>
        </table:table-row>
        <table:table-row table:style-name="Table1.1">
          <table:table-cell table:style-name="Table1.A1" office:value-type="string">
            <text:p text:style-name="P36"><text:span text:style-name="AncientGreek_3a__20_Ἀρχαία_20_ἑλληνικά"><text:span text:style-name="T1">124. Ζεὺς καὶ Προμηθεὺς καὶ Ἀθηνᾶ καὶ Μῶμος.</text:span></text:span></text:p>
            <text:p text:style-name="P68"><text:span text:style-name="AncientGreek_3a__20_Ἀρχαία_20_ἑλληνικά"><text:span text:style-name="T4">Ζεὺς καὶ Προμηθεὺς καὶ Ἀθηνᾶ κατασκευάσαντες, ὁ μὲν ταῦρον, Προμηθεὺς δὲ ἄνθρωπον, ἡ δὲ οἶκον, Μῶμον κριτὴν εἵλοντο. Ὁ δὲ φθονήσας τοῖς δημιουργήμασιν ἀρξάμενος ἔλεγε τὸν μὲν Δία ἡμαρτηκέναι, τοῦ ταύρου τοὺς ὀφθαλμοὺς ἐπὶ τοῖς κέρασιν μὴ θέντα, ἵνα βλέπῃ ποῦ τύπτει• τὸν δὲ Προμηθέα, διότι τοῦ ἀνθρώπου τὰς φρένας οὐκ ἔξωθεν ἀπεκρέμασεν, ἵνα μὴ λανθάνωσιν οἱ πονηροί, φανερὸν δὲ ᾖ τί ἕκαστος κατὰ νοῦν ἔχει, τρίτον δὲ ἔλεγεν ὡς ἔδει τὴν Ἀθηνᾶν τὸν οἶκον τροχοῖς ἐπιθεῖναι, ἵνα, ἐὰν πονηρός τις παροικισθῇ γείτων, ῥᾳδίως μεταβαίνῃ. Καὶ ὁ Ζεὺς ἀγανακτήσας κατ᾿ αὐτοῦ ἐπὶ τῇ βασκανίᾳ τοῦ Ὀλύμπου αὐτὸν ἐξέβαλεν.</text:span></text:span></text:p>
            <text:p text:style-name="P68"><text:span text:style-name="AncientGreek_3a__20_Ἀρχαία_20_ἑλληνικά"><text:span text:style-name="T4">Ὁ λόγος δηλοῖ ὅτι οὐδὲν οὕτως ἐστὶν ἐνάρετον ὅ μὴ πάντως περί τι ψόγον ἐπιδέχεται.</text:span></text:span></text:p>
          </table:table-cell>
          <table:table-cell table:style-name="Table1.A1" office:value-type="string">
            <text:p text:style-name="P123">ZEUS, PROMETHEUS, ATHENA AND MOMOS</text:p>
            <text:p text:style-name="Text_20_body">Zeus, Prometheus and Athena, having made the one a bull, Prometheus a man, and the goddess a house, took Momos as arbiter. Momos, jealous of their works, began by saying that Zeus had made a blunder by not putting the eyes of the bull on his horns, so that he could see where he was striking, and Prometheus <text:span text:style-name="T93">because he did not suspend outwardly</text:span> the <text:span text:style-name="T93">mind of mankind</text:span> <text:span text:style-name="T93">in order</text:span> that <text:span text:style-name="T93">the </text:span>wicked do not <text:span text:style-name="T93">escape notice but it would be visible</text:span> <text:span text:style-name="T93">what</text:span> each one <text:span text:style-name="T93">has in mind</text:span>. <text:span text:style-name="T93">And thirdly he said that is was necessary for</text:span> Athena, <text:span text:style-name="T93">to place</text:span> <text:span text:style-name="T93">the</text:span> house on wheels, so that, if a wicked <text:span text:style-name="T93">neighbor</text:span> settled <text:span text:style-name="T93">nearby</text:span>, <text:span text:style-name="T93">one could</text:span> move easily. <text:span text:style-name="T93">And </text:span>Zeus, <text:span text:style-name="T93">being </text:span>indignant a<text:span text:style-name="T93">gainst</text:span> hi<text:span text:style-name="T93">m because of his</text:span> jealousy, <text:span text:style-name="T93">cast</text:span> him <text:span text:style-name="T93">out of </text:span>Olympus.</text:p>
            <text:p text:style-name="P130">This fable shows that there is nothing so perfect that does not give rise to criticism.<text:line-break/><text:span text:style-name="T81">ἐνάρετον </text:span><text:span text:style-name="T83">= ἐνάρετος, ον: virtuous, prodcutive (ἐν + </text:span><text:span text:style-name="T82">ἀ</text:span><text:span text:style-name="T83">ρετ</text:span><text:span text:style-name="T82">ὴ</text:span><text:span text:style-name="T83">)</text:span></text:p>
          </table:table-cell>
        </table:table-row>
        <text:soft-page-break/>
        <table:table-row table:style-name="Table1.1">
          <table:table-cell table:style-name="Table1.A1" office:value-type="string">
            <text:p text:style-name="P5"><text:span text:style-name="AncientGreek_3a__20_Ἀρχαία_20_ἑλληνικά"><text:span text:style-name="T1">125. Ζεὺς καὶ χελώνη.</text:span></text:span></text:p>
            <text:p text:style-name="P68"><text:span text:style-name="AncientGreek_3a__20_Ἀρχαία_20_ἑλληνικά"><text:span text:style-name="T4">Ζεὺς γαμῶν πάντα τὰ ζῷα εἱστία. Μόνης δὲ χελώνης ὑστερησάσης, διαπορῶν τὴν αἰτίαν, τῇ ὑστεραίᾳ ἐπυνθάνετο αὐτῆς διὰ τί μόνη ἐπὶ τὸ δεῖπνον οὐκ ἦλθε. Τῆς δὲ εἰπούσης• « Οἶκος φίλος, οἶκος ἄριστος, » ἀγανακτήσας κατ᾽ αὐτῆς παρεσκεύασεν αὐτὴν τὸν οἶκον αὐτὸν βαστάζουσαν περιφέρειν.</text:span></text:span></text:p>
            <text:p text:style-name="P68"><text:span text:style-name="AncientGreek_3a__20_Ἀρχαία_20_ἑλληνικά"><text:span text:style-name="T4">Οὕτω πολλοὶ τῶν ἀνθρώπων αἱροῦνται μᾶλλον λιτῶς οἰκεῖν ἢ παρ᾽ ἄλλοις πολυτελῶς διαιτᾶσθαι.</text:span></text:span></text:p>
          </table:table-cell>
          <table:table-cell table:style-name="Table1.A1" office:value-type="string">
            <text:p text:style-name="P123">ZEUS AND THE TURTLE</text:p>
            <text:p text:style-name="P131">Zeus, celebrating his wedding, feasted all the animals. Only, the tortoise <text:span text:style-name="T94">being absent, being at a loss</text:span> <text:span text:style-name="T94">for the cause</text:span>, he questioned her the next day <text:span text:style-name="T94">w</text:span>hy<text:span text:style-name="T94"> </text:span>you <text:span text:style-name="T94">alone </text:span>not come to my feast? <text:span text:style-name="T94">And answering </text:span>"<text:span text:style-name="T94">H</text:span>ome <text:span text:style-name="T94">is friendly</text:span>, home <text:span text:style-name="T94">is best</text:span>!" replied the turtle. Zeus, indignant at her, condemned her to carry her house everywhere on her back.</text:p>
            <text:p text:style-name="P131">Thus many <text:span text:style-name="T94">among mankind </text:span>prefer <text:span text:style-name="T94">rather</text:span> to live <text:span text:style-name="T94">modestly</text:span> than to eat richly at the table of others.<text:line-break/> <text:span text:style-name="AncientGreek_3a__20_Ἀρχαία_20_ἑλληνικά"><text:span text:style-name="T4">λιτῶς </text:span></text:span><text:span text:style-name="AncientGreek_3a__20_Ἀρχαία_20_ἑλληνικά"><text:span text:style-name="T11">= λιτός, ή, όν: </text:span></text:span><text:span text:style-name="AncientGreek_3a__20_Ἀρχαία_20_ἑλληνικά"><text:span text:style-name="T42">simple, plain frugal</text:span></text:span></text:p>
          </table:table-cell>
        </table:table-row>
        <table:table-row table:style-name="Table1.1">
          <table:table-cell table:style-name="Table1.A1" office:value-type="string">
            <text:p text:style-name="P36"><text:span text:style-name="AncientGreek_3a__20_Ἀρχαία_20_ἑλληνικά"><text:span text:style-name="T1">126. Ζεὺς κριτής.</text:span></text:span></text:p>
            <text:p text:style-name="P68"><text:span text:style-name="AncientGreek_3a__20_Ἀρχαία_20_ἑλληνικά"><text:span text:style-name="T4">Ὁ Ζεὺς τὰς τῶν ἀνθρώπων ἁμαρτίας ἐν ὀστράκοις τὸν Ἑρμῆν ὥρισε γράφειν, καὶ εἰς κιβώτιον ἀποτιθέναι πλησίον αὐτοῦ, ὅπως ἑκάστου τὰς δίκας ἀναπράσσῃ. Συγκεχυμένων δὲ τῶν ὀστράκων ἐπ᾽ἀλλήλοις, τὸ μὲν βράδιον, τὸ δὲτάχιον ἐμπίπτει εἰς τὰς τοῦ Διὸς χεῖρας, εἴποτε καλῶς κρίνοιτο.</text:span></text:span></text:p>
            <text:p text:style-name="P68"><text:span text:style-name="AncientGreek_3a__20_Ἀρχαία_20_ἑλληνικά"><text:span text:style-name="T4">Ὅτι οὐ χρὴ θαυμάζειν διὰ τοὺς ἀδίκους καὶ πονηροὺς ὅτι τάχιον οὐκ ἀπολαμβάνουσιν ὑπὲρ τῶν ἀδικιῶν αὐτῶν.</text:span></text:span></text:p>
          </table:table-cell>
          <table:table-cell table:style-name="Table1.A1" office:value-type="string">
            <text:p text:style-name="P70">ZEUS JUDGE</text:p>
            <text:p text:style-name="Text_20_body">Zeus decided long ago that Hermes would inscribe on shells the faults of men and would deposit these shells near him in a casket, so that he would do justice to everyone. But the shells are intertwined, and some come sooner, others later into the hands of Zeus, to undergo his just judgments.</text:p>
            <text:p text:style-name="Text_20_body">This fable shows that we should not be surprised if the evildoers and the wicked do not receive the punishment for their misdeeds more quickly.</text:p>
            <text:p text:style-name="P70"/>
          </table:table-cell>
        </table:table-row>
        <table:table-row table:style-name="Table1.1">
          <table:table-cell table:style-name="Table1.A1" office:value-type="string">
            <text:p text:style-name="P10"><text:span text:style-name="AncientGreek_3a__20_Ἀρχαία_20_ἑλληνικά"><text:span text:style-name="T1">127. Ἥλιος καὶ βάτραχοι.</text:span></text:span></text:p>
            <text:p text:style-name="P44"><text:span text:style-name="AncientGreek_3a__20_Ἀρχαία_20_ἑλληνικά"><text:span text:style-name="T4">Γάμοι τοῦ Ἡλίου θέρους ἐγίγνοντο• πάντα δὲ τὰ ζῷα ἔχαιρον ἐπὶ τούτῳ, ἠγάλλοντο δὲ καὶ οἱ βάτραχοι. Εἷς δὲ τούτων εἶπεν• « Ὦ μῶροι, εἰς τί ἀγάλλεσθε ; εἰ γὰρ μόνος ὢν ὁ Ἥλιος πᾶσαν ἰλὺν ἀποξηραίνει, εἰ γήμας ὅμοιον αὐτῷ παιδίον γεννήσει, τί οὐ πάθωμεν κακόν ; »</text:span></text:span></text:p>
            <text:p text:style-name="P44"><text:span text:style-name="AncientGreek_3a__20_Ἀρχαία_20_ἑλληνικά"><text:span text:style-name="T4">Ὅτι πολλοὶ τῶν τὸ φρόνημα κουφότερον ἐχόντων χαίρουσιν ἐπὶ πράγμασιν τοῖς μὴ χαρὰν ἔχουσιν.</text:span></text:span></text:p>
          </table:table-cell>
          <table:table-cell table:style-name="Table1.A1" office:value-type="string">
            <text:p text:style-name="P111">THE SUN AND THE FROGS</text:p>
            <text:p text:style-name="P117"/>
            <text:p text:style-name="P116">It was summer, and they were celebrating the wedding of the Sun. All the animals rejoiced at the event, and even the frogs were jubilant. But one of them cried out, “Fools, what are you rejoicing about? By itself, the Sun dries up all the swamps; if he takes a wife and has a child like him, what will we not have to suffer? »</text:p>
            <text:p text:style-name="P116">Many light-headed people rejoice in things that are not rejoicing.</text:p>
            <text:p text:style-name="Text_20_body"><text:line-break/></text:p>
          </table:table-cell>
        </table:table-row>
        <text:soft-page-break/>
        <table:table-row table:style-name="Table1.1">
          <table:table-cell table:style-name="Table1.A1" office:value-type="string">
            <text:p text:style-name="P11"><text:span text:style-name="AncientGreek_3a__20_Ἀρχαία_20_ἑλληνικά"><text:span text:style-name="T1">128. Ἡμίονος.</text:span></text:span></text:p>
            <text:p text:style-name="P45"><text:span text:style-name="AncientGreek_3a__20_Ἀρχαία_20_ἑλληνικά"><text:span text:style-name="T4">Ἡμίονός τις ἐκ κριθῆς παχυνθεῖσα ἀνεσκίρτησε καθ᾿ ἑαυτὴν βοῶσα• « </text:span></text:span><text:span text:style-name="AncientGreek_3a__20_Ἀρχαία_20_ἑλληνικά"><text:span text:style-name="T9">Μά</text:span></text:span><text:span text:style-name="AncientGreek_3a__20_Ἀρχαία_20_ἑλληνικά"><text:span text:style-name="T4">τ</text:span></text:span><text:span text:style-name="AncientGreek_3a__20_Ἀρχαία_20_ἑλληνικά"><text:span text:style-name="T9">η</text:span></text:span><text:span text:style-name="AncientGreek_3a__20_Ἀρχαία_20_ἑλληνικά"><text:span text:style-name="T4">ρ μού ἐστιν ἵππος ὁ ταχυδρόμος, κἀγὼ δὲ αὐτῷ ὅλη ἀφωμοιώθην. » Καὶ δὴ ἐν μιᾷ ἀνάγκης ἐπελθούσης, ἠναγκάζετο ἡ ἡμίονος τρέχειν. Ὡς δὲ τοῦ δρόμου ἐπέπαυτο, σκυθρωπάζουσα πατρὸς τοῦ ὄνου εὐθὺς ἀνεμνήσθη.</text:span></text:span></text:p>
            <text:p text:style-name="P45"><text:span text:style-name="AncientGreek_3a__20_Ἀρχαία_20_ἑλληνικά"><text:span text:style-name="T4">Ὁ μῦθος δηλοῖ ὅτι δεῖ, κἂν ὁ χρόνος ἐνέγκῃ τινὰ εἰς δόξαν, τῆς ἑαυτοῦ ἀρχῆς μὴ ἐπιλαθέσθαι• ἀβέβαιος γάρ ἐστιν ὁ βίος οὗτος.</text:span></text:span></text:p>
          </table:table-cell>
          <table:table-cell table:style-name="Table1.A1" office:value-type="string">
            <text:p text:style-name="P111">THE MULE</text:p>
            <text:p text:style-name="P116">A barley-fattened mule began to gambol, saying to itself: "My<text:span text:style-name="T36"> </text:span><text:span text:style-name="T13">m</text:span><text:span text:style-name="T38">other</text:span><text:span text:style-name="T36"> </text:span>is a fast-running horse, and I look like <text:span text:style-name="T88">her</text:span> in every way." But one day the occasion came when the mule was forced to run. When the race was over, she frowned and suddenly remembered her father the donkey.</text:p>
            <text:p text:style-name="P116">This fable shows that, even if circumstances bring a man into view, he must not forget his origin; because this life is only uncertainty.</text:p>
            <text:p text:style-name="P115"/>
            <text:p text:style-name="P70"/>
          </table:table-cell>
        </table:table-row>
        <table:table-row table:style-name="Table1.1">
          <table:table-cell table:style-name="Table1.A1" office:value-type="string">
            <text:p text:style-name="P12"><text:span text:style-name="AncientGreek_3a__20_Ἀρχαία_20_ἑλληνικά"><text:span text:style-name="T1">129. Ἡρακλῆς καὶ Ἀθηνᾶ.</text:span></text:span></text:p>
            <text:p text:style-name="P46"><text:span text:style-name="AncientGreek_3a__20_Ἀρχαία_20_ἑλληνικά"><text:span text:style-name="T4">Διὰ στενῆς ὁδοῦ ὥδευεν Ἡρακλῆς. Ἰδὼν δὲ ἐπὶ γῆς μήλῳ ὅμοιόν τι, ἐπειρᾶτο συντρῖψαι. Ὡς δὲ εἶδε διπλοῦν γενόμενον, ἔτι μᾶλλον ἐπέβαινεν, καὶ τῷ ῥοπάλῳἔπαιεν. Τὸ δὲ φυσηθὲν εἰς μέγεθος τὴν ὁδὸν ἀπέφραξεν. Ὁ δὲ ῥίψας τὸ ῥόπαλον ἵστατο θαυμάζων. Ἀθηνᾶ δὲ αὐτῷ ἐπιφανεῖσα εἶπε• « Πέπαυσο δέ, ἄδελφε, τοῦτό ἐστι φιλονεικία καὶ ἔρις• ἄν τις αὐτὸ καταλείπῃ ἀμάχητον, μένει οἷον ἦν πρῶτον• ἐν δὲ ταῖς μάχαις οὕτως οἰδεῖται. »</text:span></text:span></text:p>
            <text:p text:style-name="P46"><text:span text:style-name="AncientGreek_3a__20_Ἀρχαία_20_ἑλληνικά"><text:span text:style-name="T4">Ὅτι πᾶσι φανερὸν καθέστηκεν ὡς αἱ μάχαι καὶ ἔριδες αἰτίαι μεγάλης βλάβης ὑπάρχουσιν.</text:span></text:span></text:p>
          </table:table-cell>
          <table:table-cell table:style-name="Table1.A1" office:value-type="string">
            <text:p text:style-name="P111">HERACLES AND ATHENA</text:p>
            <text:p text:style-name="P117"/>
            <text:p text:style-name="P118"><text:span text:style-name="T33">Along a narrow road Hercules walked. </text:span><text:span text:style-name="T34">And seeing</text:span><text:span text:style-name="T33"> on the ground an object that looked like an apple, and wanted to crush it. The object doubled in size. At this sight, Heracles trampled on him even more violently and struck him with his club. The object swelling in volume obstructed the path. The hero then threw down his club, and stood there, a prey to astonishment.In the meantime Athena appeared to him and said to him: “Stop, brother; this object is the </text:span><text:span text:style-name="T34">spirit of strive</text:span><text:span text:style-name="T33"> and </text:span><text:span text:style-name="T34">argument</text:span><text:span text:style-name="T33">; if left </text:span><text:span text:style-name="T34">with out a battle</text:span><text:span text:style-name="T33">, it remains as it was at first; </text:span><text:span text:style-name="T34">but in battles thus</text:span><text:span text:style-name="T33"> it swells.” </text:span><text:span text:style-name="T34">because it has been established for all that battles</text:span><text:span text:style-name="T33"> and quarrels </text:span><text:span text:style-name="T34">are the sources of </text:span><text:span text:style-name="T33">great damage.</text:span></text:p>
          </table:table-cell>
        </table:table-row>
        <table:table-row table:style-name="Table1.1">
          <table:table-cell table:style-name="Table1.A1" office:value-type="string">
            <text:p text:style-name="P36"><text:span text:style-name="AncientGreek_3a__20_Ἀρχαία_20_ἑλληνικά"><text:span text:style-name="T1">130. Ἡρακλῆς καὶ Πλοῦτος.</text:span></text:span></text:p>
            <text:p text:style-name="P68"><text:span text:style-name="AncientGreek_3a__20_Ἀρχαία_20_ἑλληνικά"><text:span text:style-name="T4">Ἡρακλῆς ἰσοθεωθεὶς καὶ παρὰ Διὶ ἑστιώμενος ἕνα ἕκαστον τῶν θεῶν μετὰπολλῆς φιλοφροσύνης ἠσπάζετο. Καὶ δὴ τελευταίου εἰσελθόντος τοῦ Πλούτου, κατὰ τοῦ ἐδάφους κύψας ἀπεστρέψατο αὐτόν. Ὁ δὲ Ζεὺς θαυμάσας τὸ γεγονὸς ἐπυνθάνετο αὐτοῦ τὴν αἰτίαν δι᾿ ἣν πάντας τοὺς δαίμονας προσαγορεύσας ἀσμένως μόνον τὸν Πλοῦτον ὑποβλέπεται. Ὁ δὲ εἶπεν• « Ἀλλ᾿ ἔγωγε διὰ τοῦτο αὐτὸν ὑποβλέπομαι ὅτι παρ᾿ ὃν καιρὸν ἐν ἀνθρώποις ἤμην, ἑώρων αὐτὸν ὡς ἐπὶτὸ πλεῖστον τοῖς πονηροῖς συνόντα. »</text:span></text:span></text:p>
            <text:p text:style-name="P68"><text:span text:style-name="AncientGreek_3a__20_Ἀρχαία_20_ἑλληνικά"><text:span text:style-name="T4">Ὁ λόγος λεχθείη ἂν ἐπ᾿ ἀνδρὸς πλουσίου μὲν τὴν τύχην, πονηροῦ δὲ τὸν τρόπον.</text:span></text:span></text:p>
          </table:table-cell>
          <table:table-cell table:style-name="Table1.A1" office:value-type="string">
            <text:p text:style-name="P111">HERACLES AND A Rich Man</text:p>
            <text:p text:style-name="P116">Heracles, admitted to the rank of the gods and received at the table of Zeus, greeted each of the gods with much good grace. But Plutus having arrived last, Heracles looked down at the pavement and turned away from him. Zeus, surprised at his attitude, asked him why, after complacently greeting all the gods, he turned his eyes away from only Plutus. He replied, "If I look away from him, it's because when I was among men, I almost always saw him in league with the wicked." »</text:p>
            <text:p text:style-name="P116">This fable could be told about a man enriched by fortune, but wicked in character.</text:p>
            <text:p text:style-name="P70"/>
          </table:table-cell>
        </table:table-row>
        <text:soft-page-break/>
        <table:table-row table:style-name="Table1.1">
          <table:table-cell table:style-name="Table1.A1" office:value-type="string">
            <text:p text:style-name="P36"><text:span text:style-name="AncientGreek_3a__20_Ἀρχαία_20_ἑλληνικά"><text:span text:style-name="T1">131. Ἥρως.</text:span></text:span></text:p>
            <text:p text:style-name="P68"><text:span text:style-name="AncientGreek_3a__20_Ἀρχαία_20_ἑλληνικά"><text:span text:style-name="T4">Ἥρωά τις ἐπὶ τῆς οἰκίας ἔχων, τούτῳ πολυτελῶς ἔθυεν. Ἀεὶ δὲ αὐτοῦἀναλισκομένου καὶ πολλὰ εἰς θυσίας δαπανῶντος, ὁ ἥρως ἐπιστὰς αὐτῷ νύκτωρ ἔφη• « Ἀλλ᾿, ὦ οὗτος, πέπαυσο τὴν οὐσίαν διαφθείρων• ἐὰν γὰρ πάντα ἀναλώσας πένης γένῃ, ἐμὲ αἰτιάσῃ. »</text:span></text:span></text:p>
            <text:p text:style-name="P68"><text:span text:style-name="AncientGreek_3a__20_Ἀρχαία_20_ἑλληνικά"><text:span text:style-name="T4">Οὕτω πολλοὶ διὰ τὴν ἑαυτῶν ἀβουλίαν δυστυχοῦντες τὴν αἰτίαν ἐπὶ τοὺς θεοὺς ἀναφέρουσιν.</text:span></text:span></text:p>
          </table:table-cell>
          <table:table-cell table:style-name="Table1.A1" office:value-type="string">
            <text:p text:style-name="P111">THE DEMI-GOD</text:p>
            <text:p text:style-name="P116">A man, having a demi-god in his house, offered him rich sacrifices. As he did not stop spending and consuming in sacrifices considerable sums, the demi-god appeared to him at night, and said to him: “Stop, my friend, squandering your wealth; for if you spend everything and become poor, you will blame me. »</text:p>
            <text:p text:style-name="P116">Thus many people, fallen into misfortune by their stupidity, throw the responsibility on the gods.</text:p>
            <text:p text:style-name="P70"/>
          </table:table-cell>
        </table:table-row>
        <table:table-row table:style-name="Table1.1">
          <table:table-cell table:style-name="Table1.A1" office:value-type="string">
            <text:p text:style-name="P36"><text:span text:style-name="AncientGreek_3a__20_Ἀρχαία_20_ἑλληνικά"><text:span text:style-name="T1">132. Θύννος καὶ δελφίς.</text:span></text:span></text:p>
            <text:p text:style-name="P68"><text:span text:style-name="AncientGreek_3a__20_Ἀρχαία_20_ἑλληνικά"><text:span text:style-name="T4">Θύννος διωκόμενος ὑπὸ δελφῖνος καὶ πολλῷ τῷ ῥοίζῳ φερόμενος, ἐπειδὴκαταλαμβάνεσθαι ἔμελλεν, ἔλαθεν ὑπὸ σφοδρᾶς ὁρμῆς ἐκβρασθεὶς εἴς τινα ἠϊόνα. Ὑπὸ δὲ τῆς αὐτῆς φορᾶς ἐλαυνόμενος καὶ ὁ δελφὶς αὐτῷ συνεξώσθη. Καὶὁ θύννος, ὡς ἐθεάσατο ἐπιστραφεὶς αὐτὸν λιποθυμοῦντα ἔφη• « Ἀλλ᾿ ἔμοιγε οὐκέτι λυπηρὸς ὁ θάνατος• ὁρῶ γὰρ καὶ τὸν αἴτιόν μοι θανάτου γενόμενον συναποθνῄσκοντα. »</text:span></text:span></text:p>
            <text:p text:style-name="P68"><text:span text:style-name="AncientGreek_3a__20_Ἀρχαία_20_ἑλληνικά"><text:span text:style-name="T4">Ὁ λόγος δηλοῖ ὅτι ῥᾴδιον φέρουσι τὰς συμφορὰς οἱ ἄνθρωποι, ὅταν ἴδωσι καὶ τοὺς αἰτίους τούτων γεγονότας δυστυχοῦντας.</text:span></text:span></text:p>
          </table:table-cell>
          <table:table-cell table:style-name="Table1.A1" office:value-type="string">
            <text:p text:style-name="P111">TUNA AND DOLPHIN</text:p>
            <text:p text:style-name="P116">A tuna chased by a dolphin ran away with a great noise. However, he was about to be caught, when the violence of his dash threw him, without his suspecting it, on the shore. Carried away by the same impulse, the dolphin too was thrown to the same place. The tuna, turning round, saw him give up the ghost and said: "I am no longer sorry to die, as long as I see the one who is the cause of my death die with me." »</text:p>
            <text:p text:style-name="P116">This fable shows that one easily supports misfortunes, when one sees them shared by those who are the cause.</text:p>
            <text:p text:style-name="P70"/>
          </table:table-cell>
        </table:table-row>
        <text:soft-page-break/>
        <table:table-row table:style-name="Table1.1">
          <table:table-cell table:style-name="Table1.A1" office:value-type="string">
            <text:p text:style-name="P36"><text:span text:style-name="AncientGreek_3a__20_Ἀρχαία_20_ἑλληνικά"><text:span text:style-name="T1">133. Ἰατρὸς <text:s/>ἄτεχνος .</text:span></text:span></text:p>
            <text:p text:style-name="P68"><text:span text:style-name="AncientGreek_3a__20_Ἀρχαία_20_ἑλληνικά"><text:span text:style-name="T4">Ἰατρὸς ἦν ἄτεχνος. Οὗτος ἀρρώστῳ παρακολουθῶν, πάντων ἰατρῶν λεγόντων αὐτὸν μὴ κινδυνεύειν, ἀλλὰ χρονίσειν ἐν τῇ νόσῳ, οὗτος μόνος ἔφη αὐτῷ πάντα τὰ αὐτοῦ ἑτοιμάσαι• « τὴν αὔριον γὰρ οὐκ ὑπερβήσῃ. » Ταῦτα εἰπὼν ὑπεχώρησε. Μετὰ χρόνον δέ τινα ἀναστὰς ὁ νοσῶν προῆλθεν, ὠχρὸς καὶ μόλις βαίνων. Ὁ δὲ ἰατρὸς συναντήσας αὐτῷ• « Χαῖρε, ἔφη• πῶς ἔχουσιν οἱ κάτω ; » Κἀκεῖνος εἶπεν• « Ἠρεμοῦσι πιόντες τὸ τῆς Λήθης ὕδωρ. Πρὸ ὀλίγου δὲ ὁΘάνατος καὶ ὁ Ἅιδης δεινῶς ἠπείλουν τοὺς ἰατροὺς πάντας, ὅτι τοὺς νοσοῦντας οὐκ ἐῶσιν ἀποθνῄσκειν, καὶ κατεγράφοντο πάντας. Ἔμελλον δὲ καὶ σὲ γράψαι, ἀλλ᾿ ἐγὼ προσπεσὼν αὐτοῖς καὶ δυσωπήσας, ἐξωμοσάμην αὐτοῖς μὴ ἀληθῆἰατρὸν εἶναί σε, ἀλλὰ μάτην διεβλήθης. »</text:span></text:span></text:p>
            <text:p text:style-name="P68"><text:span text:style-name="AncientGreek_3a__20_Ἀρχαία_20_ἑλληνικά"><text:span text:style-name="T4">[Ὅτι] τοὺς ἀπαιδεύτους καὶ ἀμαθεῖς καὶ κομψολόγους ἰατροὺς ὁ παρὼν μῦθος στηλιτεύει.</text:span></text:span></text:p>
          </table:table-cell>
          <table:table-cell table:style-name="Table1.A1" office:value-type="string">
            <text:p text:style-name="P70">THE IGNORANT DOCTOR</text:p>
            <text:p text:style-name="P70"/>
            <text:p text:style-name="P70">An ignorant doctor was treating a sick person. All the other doctors affirmed that this patient was not in danger, but that his illness would take a long time to cure; only the ignorant told him to make all his arrangements, that he would not come the next day. Thereupon he withdrew. After a while the patient got up and went out, pale and walking with difficulty. Our doctor met him: “Hello, he said, how are the inhabitants of hell? "They are quiet," he answered, "because they have drunk the water of Lethe." But lately Death and Hades were making terrible threats against all the doctors, because they don't let the sick die, and they put them all on a register. They were also going to enroll you; but I threw myself at their feet, begging them, and swore to them that you were not a real doctor, and that you were incriminated without cause. »</text:p>
            <text:p text:style-name="P70"/>
            <text:p text:style-name="P70">The present fable puts in the pillory the doctors whose whole science and talent consist in fine words.</text:p>
          </table:table-cell>
        </table:table-row>
        <table:table-row table:style-name="Table1.1">
          <table:table-cell table:style-name="Table1.A1" office:value-type="string">
            <text:p text:style-name="P36"><text:span text:style-name="AncientGreek_3a__20_Ἀρχαία_20_ἑλληνικά"><text:span text:style-name="T1">134. Ἰατρὸς καὶ νοσῶν.</text:span></text:span></text:p>
            <text:p text:style-name="P68"><text:span text:style-name="AncientGreek_3a__20_Ἀρχαία_20_ἑλληνικά"><text:span text:style-name="T4">Ἰατρὸς νοσοῦντα ἐθεράπευε. Τοῦ δὲ νοσοῦντος ἀποθανόντος, ἐκεῖνος πρὸς τοὺς ἐκκομίζοντας ἔλεγεν• « Οὗτος ὁ ἄνθρωπος, εἰ οἴνου ἀπείχετο καὶ κλυστῆρσιν ἔχρητο, οὐκ ἂν ἐτεθνήκει. » Τῶν δὲ παρόντων ὑπολαβών τις ἔφη• « Ὦ βέλτιστε, οὐκ ἔδει σε ταῦτα νῦν λέγειν, ὅτε μηδὲν ὄφελός ἐστιν, ἀλλὰ τότε παραινεῖν, ὅτε τούτοις χρῆσθαι ἠδύνατο. »</text:span></text:span></text:p>
            <text:p text:style-name="P68"><text:span text:style-name="AncientGreek_3a__20_Ἀρχαία_20_ἑλληνικά"><text:span text:style-name="T4">Ὁ μῦθος δηλοῖ ὅτι δεῖ τοὺς φίλους ἐν καιρῷ ἀνάγκης τὰς βοηθείας παρέχειν καὶ μὴ μετὰ τῶν πραγμάτων ἀπόγνωσιν κατειρωνεύεσθαι.</text:span></text:span></text:p>
          </table:table-cell>
          <table:table-cell table:style-name="Table1.A1" office:value-type="string">
            <text:p text:style-name="P70">THE DOCTOR AND THE PATIENT</text:p>
            <text:p text:style-name="P70">A doctor was treating a patient. The latter being dead, the doctor said to the people in the procession: "This man, if he had abstained from wine and had taken enemas, would not have died." - Hey ! my handsome friend, resumed one of them, it is not now that it was necessary to say that, when it is no longer of any use; it was when he could still take advantage of it that you should give him this advice. »</text:p>
            <text:p text:style-name="P70"/>
            <text:p text:style-name="P70">This fable shows that it is when they need it that you should lend your help to your friends, instead of playing the skilful man, when their affairs are desperate.</text:p>
          </table:table-cell>
        </table:table-row>
        <text:soft-page-break/>
        <table:table-row table:style-name="Table1.1">
          <table:table-cell table:style-name="Table1.A1" office:value-type="string">
            <text:p text:style-name="P5"><text:span text:style-name="AncientGreek_3a__20_Ἀρχαία_20_ἑλληνικά"><text:span text:style-name="T1">135. Ἰκτῖνος καὶ ὄφις.</text:span></text:span></text:p>
            <text:p text:style-name="P68"><text:span text:style-name="AncientGreek_3a__20_Ἀρχαία_20_ἑλληνικά"><text:span text:style-name="T4">Ἰκτῖνος ὄφιν ἁρπάσας ἀπέπτατο. Ὁ δὲ ἐπιστραφεὶς καὶ δακὼν καὶ ἀμφότεροι &lt;ἐκ&gt; τοῦ ὕψους κατενεχθέντες, ὁ μὲν ἰκτῖνος ἐτεθνήκει• ὁ δὲ ὄφις ἔφη αὐτῷ• « Τί τοσοῦτον ἐμάνης, ὅτι τοὺς μηδὲν ἀδικοῦντας βλάπτειν ἠβούλου; ἀλλὰ δίκην ἔδωκας τῆς ἁρπαγῆς δικαίαν. »</text:span></text:span></text:p>
            <text:p text:style-name="P68"><text:span text:style-name="AncientGreek_3a__20_Ἀρχαία_20_ἑλληνικά"><text:span text:style-name="T4">Ὅτι πλεονεξίᾳ τις προσέχων καὶ τοὺς ἀσθενεστέρους ἀδικῶν, ἰσχυροτέρῳπροσπεσών, ὡς οὐκ ἐλπίζει, ἐκτίσει τότε καὶ ἃ πρότερον ἐποίησε κακά.</text:span></text:span></text:p>
          </table:table-cell>
          <table:table-cell table:style-name="Table1.A1" office:value-type="string">
            <text:p text:style-name="P68"><text:span text:style-name="T32">A Kite</text:span><text:span text:style-name="T31"> AND THE SNAKE</text:span></text:p>
            <text:p text:style-name="P112">A kite having removed a snake flew in the air. The serpent turned and bit him; both were then thrown down from the air, and the kite perished. “Why, said the snake to him, were you so mad as to hurt those who didn't care: you are justly punished for having kidnapped me. »</text:p>
            <text:p text:style-name="P112">A man who gives himself up to his lust and hurts those weaker than himself can fall on a stronger one: he will then expiate, against his expectation, all the evils he has done before.</text:p>
            <text:p text:style-name="P70"/>
          </table:table-cell>
        </table:table-row>
        <table:table-row table:style-name="Table1.1">
          <table:table-cell table:style-name="Table1.A1" office:value-type="string">
            <text:p text:style-name="P13"><text:span text:style-name="AncientGreek_3a__20_Ἀρχαία_20_ἑλληνικά"><text:span text:style-name="T2">136. Ἰκτῖνος χρεμετίζων.</text:span></text:span></text:p>
            <text:p text:style-name="P47"><text:span text:style-name="AncientGreek_3a__20_Ἀρχαία_20_ἑλληνικά"><text:span text:style-name="T4">Ἰκτῖνος φωνὴν εἶχεν ἄλλην ὀξείαν. Ἵππου δὲ ἀκούσας καλῶς χρεμετίζοντος, μιμούμενος τὸν ἵππον καὶ συνεχῶς τοῦτο ποιῶν καὶ ταύτην μὴ καλῶς ἐκμαθών, καὶ τῆς ἰδίας φωνῆς ἐστέρηται, καὶ οὔτε τὴν τοῦ ἵππου ἔσχεν οὔτε τὴν πρώτην.</text:span></text:span></text:p>
            <text:p text:style-name="P47"><text:span text:style-name="AncientGreek_3a__20_Ἀρχαία_20_ἑλληνικά"><text:span text:style-name="T4">Ὅτι οἱ εὐτελεῖς καὶ φθονεροὶ ζηλοῦντες τοῦ παρὰ τὴν ἑαυτῶν φύσιν καὶ τῶν κατὰ φύσιν στεροῦνται.</text:span></text:span></text:p>
          </table:table-cell>
          <table:table-cell table:style-name="Table1.A1" office:value-type="string">
            <text:p text:style-name="P70">THE KITE WHO NINCHES</text:p>
            <text:p text:style-name="P70"/>
            <text:p text:style-name="P70">The kite once had another voice, which was shrill. But one day he heard a horse neighing admirably, and he wanted to imitate it. But he repeated his attempts in vain: he did not succeed in taking exactly the voice of the horse and he also lost his own voice. In this way he had neither the horse's voice nor his old voice.</text:p>
            <text:p text:style-name="P70"/>
            <text:p text:style-name="P70">Vulgar and jealous people envy qualities contrary to their nature and lose those which conform to them.</text:p>
          </table:table-cell>
        </table:table-row>
        <table:table-row table:style-name="Table1.1">
          <table:table-cell table:style-name="Table1.A1" office:value-type="string">
            <text:p text:style-name="P36"><text:span text:style-name="AncientGreek_3a__20_Ἀρχαία_20_ἑλληνικά"><text:span text:style-name="T1">137. Ἰξευτὴς καὶ ἀσπίς.</text:span></text:span></text:p>
            <text:p text:style-name="P68"><text:span text:style-name="AncientGreek_3a__20_Ἀρχαία_20_ἑλληνικά"><text:span text:style-name="T4">Ἰξευτὴς ἀναλαβὼν ἰξὸν καὶ τοὺς καλάμους ἐξῆλθεν ἐπ᾿ ἄγραν. Θεασάμενος δὲ κίχλαν ἐπί τινος ὑψηλοῦ δένδρου καθημένην, ταύτην συλλαβεῖν ἠβουλήθη. Καὶδὴ συνάψας εἰς μῆκος τοὺς καλάμους ἀτενὲς ἔβλεπεν, ὅλος ὢν πρὸς τῷ ἀέρι τὸν νοῦν. Τοῦτον δὲ τὸν τρόπον ἄνω νεύων ἔλαθεν ἀσπίδα πρὸ τῶν ἑαυτοῦ ποδῶν κοιμωμένην πατήσας• ἥτις ἐπιστραφεῖσα δῆξιν εἰς αὐτὸν ἀνῆκεν. Ὁ δὲ λιποψυχῶν ἔφη πρὸς ἑαυτόν• « Ἄθλιος ἔγωγε, ὃς ἕτερον θηρεῦσαι βουλόμενος ἔλαθον αὐτὸς ἀγρευθεὶς εἰς θάνατον. »</text:span></text:span></text:p>
            <text:p text:style-name="P68"><text:span text:style-name="AncientGreek_3a__20_Ἀρχαία_20_ἑλληνικά"><text:span text:style-name="T4">Οὕτως οἱ τοῖς πέλας ἐπιβουλὰς ῥάπτοντες φθάνουσιν αὐτοὶ συμφοραῖς περιπίπτοντες.</text:span></text:span></text:p>
          </table:table-cell>
          <table:table-cell table:style-name="Table1.A1" office:value-type="string">
            <text:p text:style-name="P127">THE BIRD CATCHER AND THE ASPIC</text:p>
            <text:p text:style-name="P112">A bird-catcher, taking with him glue and his slime, went hunting. Having seen a thrush on a high tree, he took it into his head to catch it. Accordingly, having adjusted his rods to each other, he stared fixedly, turning all his attention towards the air. As he thus raised his head in the air, he did not notice that he put his foot on a sleeping asp, which turned and nipped at him. And he, feeling that he was dying, said to himself: “Unhappy that I am! I wanted to catch a prey, and I did not realize that I myself was falling prey to death. »</text:p>
            <text:p text:style-name="P112">It is thus that by laying ambushes for one's neighbor one falls first into misfortune.</text:p>
            <text:p text:style-name="P70"/>
          </table:table-cell>
        </table:table-row>
        <text:soft-page-break/>
        <table:table-row table:style-name="Table1.1">
          <table:table-cell table:style-name="Table1.A1" office:value-type="string">
            <text:p text:style-name="P11"><text:span text:style-name="AncientGreek_3a__20_Ἀρχαία_20_ἑλληνικά"><text:span text:style-name="T1">138. Ἵππος γέρων.</text:span></text:span></text:p>
            <text:p text:style-name="P45"><text:span text:style-name="AncientGreek_3a__20_Ἀρχαία_20_ἑλληνικά"><text:span text:style-name="T4">Γέρων ἵππος ἐπράθη πρὸς τὸ ἀλήθειν. Ζευχθεὶς δὲ ἐν τῷ μυλῶνι στενάζων εἶπεν• « Ἐκ ποίων δρόμων εἰς οἵους καμπτῆρας ἦλθον. »</text:span></text:span></text:p>
            <text:p text:style-name="P45"><text:span text:style-name="AncientGreek_3a__20_Ἀρχαία_20_ἑλληνικά"><text:span text:style-name="T4">Ὅτι μὴ λίαν ἐπαιρέσθω τις πρὸς τὸ τῆς ἀκμῆς ἢ τῆς δόξης δυνατόν• πολλοῖς γὰρ τὸ γῆρας ἐν κόποις ἀνηλώθη.</text:span></text:span></text:p>
          </table:table-cell>
          <table:table-cell table:style-name="Table1.A1" office:value-type="string">
            <text:p text:style-name="P127">THE OLD HORSE</text:p>
            <text:p text:style-name="P112">An old horse was sold to turn the millstone. When he saw himself harnessed to the mill, he groaned and exclaimed: "After the towers of the quarry, to what towers have I been reduced!" »</text:p>
            <text:p text:style-name="P112">Do not be too proud of the strength that youth or fame give: for many people the time of old age has been consumed in painful labors.</text:p>
            <text:p text:style-name="P70"/>
          </table:table-cell>
        </table:table-row>
        <table:table-row table:style-name="Table1.1">
          <table:table-cell table:style-name="Table1.A1" office:value-type="string">
            <text:p text:style-name="P36"><text:span text:style-name="AncientGreek_3a__20_Ἀρχαία_20_ἑλληνικά"><text:span text:style-name="T1">139. Ἵππος καὶ βοῦς καὶ κύων καὶ ἄνθρωπος.</text:span></text:span></text:p>
            <text:p text:style-name="P69"><text:span text:style-name="AncientGreek_3a__20_Ἀρχαία_20_ἑλληνικά"><text:span text:style-name="T4">Ζεὺς ἄνθρωπον ποιήσας ὀλιγοχρόνιον αὐτὸν ἐποίησεν. Ὁ δὲ τῇ ἑαυτοῦσυνέσει χρώμενος, ὅτε ἐνίστατο ὁ χειμών, οἶκον ἑαυτῷ κατεσκεύαζε καὶ ἐνταῦθα διέτριβε. Καὶ δή ποτε σφοδροῦ κρύους γενομένου, καὶ τοῦ Διὸς ὕοντος, ἵππος ἀντέχειν μὴ δυνάμενος ἧκε δρομαῖος πρὸς τὸν ἄνθρωπον, καὶ τούτου ἐδεήθη ὅπως σκέπῃ αὐτόν. Ὁ δ᾿ οὐκ ἄλλως ἔφη τοῦτο ποιήσειν, ἐὰν μὴ τῶν οἰκείων ἐτῶν μέρος αὐτῷ δῷ. Τοῦ δὲ ἀσμένως παραχωρήσαντος, παρεγένετο μετ᾿ οὐπολὺ καὶ βοῦς, οὐδ᾿ αὐτὸς δυνάμενος ὑπομένειν τὸν χειμῶνα. Ὁμοίως δὲ τοῦἀνθρώπου μὴ πρότερον ὑποδέξεσθαι φάσκοντος, ἐὰν μὴ τῶν ἰδίων ἐτῶν ἀριθμόν τινα παράσχῃ, καὶ αὐτὸς μέρος δοὺς ὑπεδέχθη. Τὸ δὲ τελευταῖον κύων ψύχει διαφθειρόμενος ἧκε, καὶ τοῦ ἰδίου χρόνου μέρος ἀπονείμας σκέπης ἔτυχε. </text:span></text:span></text:p>
            <text:p text:style-name="P69"><text:span text:style-name="AncientGreek_3a__20_Ἀρχαία_20_ἑλληνικά"><text:span text:style-name="T4">Οὕτω τε συνέβη τοὺς ἀνθρώπους, ὅταν μὲν ἐν τῷ τοῦ Διὸς χρόνῳ γένωνται, ἀκεραίους τε καὶ ἀγαθοὺς εἶναι· ὅταν δὲ εἰς τὰ τοῦ ἵππου ἔτη γένωνται, ἀλάζονάς τε καὶ ὑψαύχενας εἶναι· ἀφικνουμένους δὲ εἰς τὰ τοῦ βοὸς ἔτη, ἀρχικοὺς ὑπάρχειν· τοὺς δὲ τὸν τοῦ κυνὸς χρόνον ἀνύοντας ὀργίλους καὶ ὑλακτικοὺς γίνεσθαι. </text:span></text:span></text:p>
            <text:p text:style-name="P69"><text:span text:style-name="AncientGreek_3a__20_Ἀρχαία_20_ἑλληνικά"><text:span text:style-name="T4">Τούτῳ τῷ λόγῳ χρήσαιτο ἄν τις πρὸς πρεσβύτην θυμώδη καὶ δύστροπον.</text:span></text:span></text:p>
          </table:table-cell>
          <table:table-cell table:style-name="Table1.A1" office:value-type="string">
            <text:p text:style-name="P127">HORSE, OX, DOG AND MAN.</text:p>
            <text:p text:style-name="P113">When Zeus created man, he granted him only a short existence. But the man, taking advantage of his intelligence, when winter came, built himself a house and lived there. But one day, the cold having become violent and the rain having begun to fall, the horse, unable to endure it, came running to the man and asked him to shelter him. But the man declared that he would only do so on one condition, that is that the horse would give him part of the years that were allotted to him. The horse gave it up willingly. Shortly afterwards the ox also presented itself: it too could not stand the bad weather. The man answered likewise that he would not receive him, if he did not give him a certain number of his own years; the ox gave part of it and was admitted. At last the dog, dying of cold, also came, and, yielding part of the time he had to live, he obtained shelter.</text:p>
            <text:p text:style-name="P113">This is what resulted from it: when men fulfill the time given to them by Zeus, they are pure and good; when they reach the years they hold from the horse, they are glorious and haughty; when they are in the years of the ox, they know how to command; but when they come to the end of their existence, the time of the dog, they become irascible and grumbling.</text:p>
            <text:p text:style-name="P112">We could apply this fable to an angry and morose old man.</text:p>
            <text:p text:style-name="P112"/>
            <text:p text:style-name="P70"/>
          </table:table-cell>
        </table:table-row>
        <text:soft-page-break/>
        <table:table-row table:style-name="Table1.1">
          <table:table-cell table:style-name="Table1.A1" office:value-type="string">
            <text:p text:style-name="P36"><text:span text:style-name="AncientGreek_3a__20_Ἀρχαία_20_ἑλληνικά"><text:span text:style-name="T1">140. Ἵππος καὶ ἱπποκόμος.</text:span></text:span></text:p>
            <text:p text:style-name="P68"><text:span text:style-name="AncientGreek_3a__20_Ἀρχαία_20_ἑλληνικά"><text:span text:style-name="T12">Κριθὴν τὴν τοῦ ἵππου ὁ ἱπποκόμος κλέπτων καὶ πωλῶν τὸν ἵππον ἔτριβεν, ἐκτένιζεν πᾶσαν ἡμέραν. Ἔφη δὲ ὁ ἵππος· « Εἰ θέλεις ἀληθῶς καλὸν εἶναί με, τὴν κριθὴν τὴν τρέφουσάν με μὴ πώλει. »</text:span></text:span></text:p>
            <text:p text:style-name="P68"><text:span text:style-name="AncientGreek_3a__20_Ἀρχαία_20_ἑλληνικά"><text:span text:style-name="T12">Ὅτι οἱ πλεονέκται τοῖς πιθανοῖς λόγοις καὶ ταῖς κολακείαις τοὺς πένητας δελεάζοντες ἀποστεροῦσιν αὐτοὺς καὶ τῆς ἀναγκαίας χρείας.</text:span></text:span></text:p>
          </table:table-cell>
          <table:table-cell table:style-name="Table1.A1" office:value-type="string">
            <text:p text:style-name="P70"><text:span text:style-name="T39">A</text:span> HORSE AND <text:span text:style-name="T39">A HORSE</text:span> GROOM</text:p>
            <text:p text:style-name="P70"/>
            <text:p text:style-name="P70">A groom stole his horse's barley and sold it; on the other hand, he spent the whole day rubbing it, grooming it. The horse said to him: "If you really want to see me beautiful, don't sell any more barley for my food." »</text:p>
            <text:p text:style-name="P70"/>
            <text:p text:style-name="P70">This fable shows that greedy people entice poor people with their seductive speeches and their flatteries, while they take away even their necessities</text:p>
          </table:table-cell>
        </table:table-row>
        <table:table-row table:style-name="Table1.1">
          <table:table-cell table:style-name="Table1.A1" office:value-type="string">
            <text:p text:style-name="P36"><text:span text:style-name="AncientGreek_3a__20_Ἀρχαία_20_ἑλληνικά"><text:span text:style-name="T1">141. Ἵππος καὶ ὄνος.</text:span></text:span></text:p>
            <text:p text:style-name="P68"><text:span text:style-name="AncientGreek_3a__20_Ἀρχαία_20_ἑλληνικά"><text:span text:style-name="T12">Ἄνθρωπός τις εἶχεν ἵππον καὶ ὄνον. Ὁδευόντων δέ, ἐν τῇ ὁδῷ εἶπεν ὁ ὄνος τῷ ἵππῳ· « Ἆρον ἐκ τοῦ ἐμοῦ βάρους, εἰ θέλεις εἶναί με σῶν. » Ὁ δὲ οὐκ ἐπείσθη· ὁ δὲ ὄνος πεσὼν ἐκ τοῦ κόπου ἐτελεύτησε. Τοῦ δὲ δεσπότου πάντα ἐπιθέντος αὐτῷ καὶ αὐτὴν τὴν τοῦ ὄνου δοράν, θρηνῶν ὁ ἵππος ἐβόα· « Οἴμοι τῷ παναθλίῳ, τί μοι συνέβη τῷ ταλαιπώρῳ; μὴ θελήσας γὰρ μικρὸν βάρος λαβεῖν, ἰδοὺ ἅπαντα βαστάζω, καὶ τὸ δέρμα. »</text:span></text:span></text:p>
            <text:p text:style-name="P68"><text:span text:style-name="AncientGreek_3a__20_Ἀρχαία_20_ἑλληνικά"><text:span text:style-name="T12">Ὁ μῦθος δηλοῖ ὅτι τοῖς μικροῖς οἱ μεγάλοι συγκοινωνοῦντες οἱ ἀμφότεροι σωθήσονται ἐν βίῳ.</text:span></text:span></text:p>
          </table:table-cell>
          <table:table-cell table:style-name="Table1.A1" office:value-type="string">
            <text:p text:style-name="P70">THE HORSE AND THE DONKEY</text:p>
            <text:p text:style-name="P70"/>
            <text:p text:style-name="P70">A man had a horse and a donkey. One day when they were on the way, the donkey, during the journey, said to the horse: "Take part of my load, if you value my life." The horse turned a deaf ear, and the donkey fell, exhausted with fatigue, and died. So the master loaded everything onto the horse, even the skin of the donkey. And the horse said with a sigh: “Ah! I have no chance ; what happened to me there, alas! Because I didn't want to take on a light burden, I'm carrying everything, with the skin on top. »</text:p>
            <text:p text:style-name="P70"/>
            <text:p text:style-name="P70">This fable shows that, if the great make common cause with the small, both will ensure their lives.</text:p>
          </table:table-cell>
        </table:table-row>
        <table:table-row table:style-name="Table1.1">
          <table:table-cell table:style-name="Table1.A1" office:value-type="string">
            <text:p text:style-name="P36"><text:span text:style-name="AncientGreek_3a__20_Ἀρχαία_20_ἑλληνικά"><text:span text:style-name="T1">142. Ἵππος καὶ στρατιώτης.</text:span></text:span></text:p>
            <text:p text:style-name="P68"><text:span text:style-name="AncientGreek_3a__20_Ἀρχαία_20_ἑλληνικά"><text:span text:style-name="T12">Ἵππον τὸν ἑαυτοῦ στρατιώτης, ἕως μὲν καιρὸς τοῦ πολέμου ἦν, ἐκρίθιζεν, ἔχων συνεργὸν ἐν ταῖς ἀνάγκαις. Ὅτε δὲ ὁ πόλεμος κατέπαυσεν, εἰς δουλείας τινὰς καὶ φόρτους βαρεῖς ὁ ἵππος ὑπούργει, ἀχύρῳ μόνῳ τρεφόμενος. Ὡς δὲ πάλιν πόλεμος ἠκούσθη καὶ ἡ σάλπιγξ ἐφώνει, τὸν ἵππον χαλινώσας ὁ δεσπότης καὶ αὐτὸς καθοπλισθεὶς ἐπέβη. Ὁ δὲ συνεχῶς κατέπιπτε μηδὲν ἰσχύων· ἔφη δὲ τῷ δεσπότῃ· « Ἄπελθε μετὰ τῶν πεζῶν [τῶν] ὁπλιτῶν ἄρτι· σὺ γὰρ ἀφ᾿ ἵππου εἰς ὄνον με μετεποίησας, καὶ πῶς πάλιν ἐξ ὄνου ἵππον θέλεις ἔχειν;»</text:span></text:span></text:p>
            <text:p text:style-name="P68"><text:span text:style-name="AncientGreek_3a__20_Ἀρχαία_20_ἑλληνικά"><text:span text:style-name="T12">Ὅτι ἐν καιρῷ ἀδείας καὶ ἀνέσεως τῶν συμφορῶν οὐ δεῖ ἐπιλανθάνεσθαι.</text:span></text:span></text:p>
          </table:table-cell>
          <table:table-cell table:style-name="Table1.A1" office:value-type="string">
            <text:p text:style-name="P70">THE HORSE AND THE SOLDIER</text:p>
            <text:p text:style-name="P70"/>
            <text:p text:style-name="P70">A soldier, throughout the duration of the war, had fed his horse with barley, a companion in his labors and his dangers. But when the war was over, the horse was used for menial tasks and the transport of heavy loads, and it was no longer fed on anything but straw. However another war was announced, and at the call of the trumpet the master bridled his horse, armed himself and mounted it. But the weak horse fell at every step. He said to his master: 'Now go and join the infantry; for from a horse you have changed me into an ass. How do you want a donkey to remake a horse? »</text:p>
            <text:p text:style-name="P70"/>
            <text:p text:style-name="P70">In the times of safety and release, we must not forget the times of misfortune.</text:p>
          </table:table-cell>
        </table:table-row>
        <text:soft-page-break/>
        <table:table-row table:style-name="Table1.1">
          <table:table-cell table:style-name="Table1.A1" office:value-type="string">
            <text:p text:style-name="P5"><text:span text:style-name="AncientGreek_3a__20_Ἀρχαία_20_ἑλληνικά"><text:span text:style-name="T1">143. Κάλαμος καὶ ἐλαία.<text:line-break/></text:span></text:span><text:span text:style-name="AncientGreek_3a__20_Ἀρχαία_20_ἑλληνικά"><text:span text:style-name="T12">Διὰ καρτερίαν καὶ ἰσχὺν καὶ ἡσυχίαν κάλαμος καὶ ἐλαία ἤριζον. Τοῦ δὲ καλάμου ὀνειδιζομένου ὑπὸ τῆς ἐλαίας ὡς ἀδυνάτου καὶ ῥᾳδίως ὑποκλινομένου πᾶσι τοῖς ἀνέμοις, ὁ κάλαμος σιωπῶν οὐκ ἐφθέγξατο. Καὶ μικρὸν ὑπομείνας, ἐπειδὴ ἄνεμος ἔπνευσεν ἰσχυρός, ὁ μὲν κάλαμος ὑποσεισθεὶς καὶ ὑποκλινθεὶς τοῖς ἀνέμοις ῥᾳδίως διεσώθη· ἡ δ᾿ ἐλαία, ἐπειδὴ ἀντέτεινε τοῖς ἀνέμοις, κατεκλάσθη τῇ βίᾳ.</text:span></text:span></text:p>
            <text:p text:style-name="P68"><text:span text:style-name="AncientGreek_3a__20_Ἀρχαία_20_ἑλληνικά"><text:span text:style-name="T12">Ὁ μῦθος δηλοῖ ὅτι οἱ τῷ καιρῷ καὶ τοῖς κρείττοσιν αὐτῶν μὴ ἀνθιστάμενοι κρείττους εἰσὶ τῶν πρὸς μείζονας φιλονεικούντων.</text:span></text:span></text:p>
          </table:table-cell>
          <table:table-cell table:style-name="Table1.A1" office:value-type="string">
            <text:p text:style-name="P70">THE REED AND THE OLIVE TREE</text:p>
            <text:p text:style-name="P70">The reed and the olive tree disputed their endurance, their strength, their firmness. The olive tree reproached the reed for its impotence and its ease in yielding to all the winds. The reed was silent and did not answer a word. But the wind soon began to blow violently. The reed, shaken and bent by the winds, pulled through easily; but the olive tree, resisting the winds, was broken by their violence.</text:p>
            <text:p text:style-name="P70"/>
            <text:p text:style-name="P70">This fable shows that those who yield to circumstances and force have the advantage over those who compete with more powerful ones.</text:p>
          </table:table-cell>
        </table:table-row>
        <table:table-row table:style-name="Table1.1">
          <table:table-cell table:style-name="Table1.A1" office:value-type="string">
            <text:p text:style-name="P36"><text:span text:style-name="AncientGreek_3a__20_Ἀρχαία_20_ἑλληνικά"><text:span text:style-name="T1">144. Κάμηλος <text:s/>ἀφοδεύσασα ἐν ποταμῷ .</text:span></text:span></text:p>
            <text:p text:style-name="P68"><text:span text:style-name="AncientGreek_3a__20_Ἀρχαία_20_ἑλληνικά"><text:span text:style-name="T12">Διέβαινε ποταμὸν κάμηλος ὀξὺ ῥέοντα. Ἀφοδεύσασαδὲ καὶ τὴν κόπρον εὐθὺς ἔμπροσθεν αὐτῆς ἰδοῦσα διὰ τὸ ὀξὺ τοῦ ῥεύματος εἶπεν· « Τί τοῦτο; τὰ ὄπισθέν μου ἔμπροσθέν μου νῦν ὁρῶ διερχόμενα. </text:span></text:span></text:p>
            <text:p text:style-name="P68"><text:span text:style-name="AncientGreek_3a__20_Ἀρχαία_20_ἑλληνικά"><text:span text:style-name="T12">Ὅτι ἐν πόλει ἐν ᾗ ἔσχατοι καὶ ἄφρονες κρατοῦσιν ἀντὶ τῶν πρώτων καὶ φρονίμων ἁρμόζει ὁ μῦθος.</text:span></text:span></text:p>
          </table:table-cell>
          <table:table-cell table:style-name="Table1.A1" office:value-type="string">
            <text:p text:style-name="P70">THE CAMEL WHICH DROPPED IN A RIVER</text:p>
            <text:p text:style-name="P70">A camel was crossing a fast-flowing river. Having <text:span text:style-name="T39">releaved himself</text:span>, he immediately saw his droppings carried away in front of him by the speed of the current. "What is it th<text:span text:style-name="T39">is</text:span>?" he cried; what was behind me, I now see it pass in front of me. </text:p>
            <text:p text:style-name="P70"/>
            <text:p text:style-name="P70">This fable finds its application in a State where the last and the imbeciles dominate instead of the first and the sensible people.</text:p>
          </table:table-cell>
        </table:table-row>
        <table:table-row table:style-name="Table1.1">
          <table:table-cell table:style-name="Table1.A1" office:value-type="string">
            <text:p text:style-name="P14"><text:span text:style-name="AncientGreek_3a__20_Ἀρχαία_20_ἑλληνικά"><text:span text:style-name="T1">145. Κάμηλος καὶ ἐλέφας καὶ πίθηκος.</text:span></text:span></text:p>
            <text:p text:style-name="P48"><text:span text:style-name="AncientGreek_3a__20_Ἀρχαία_20_ἑλληνικά"><text:span text:style-name="T12">Τῶν ἀλόγων ζῴων βουλευομένων βασιλέα ἑλέσθαι, κάμηλος καὶ ἐλέφας καταστάντες ἐφιλονείκουν, καὶ διὰ τὸ μέγεθος τοῦ σώματος καὶ διὰ τὴν ἰσχὺν ἐλπίζοντες πάντων προκρίνεσθαι. Πίθηκος δὲ ἀμφοτέρους ἀνεπιτηδείους εἶναι ἔφη, τὴν μὲν κάμηλον, διότι χολὴν οὐκ ἔχει κατὰ τῶν ἀδικούντων, τὸν δὲ ἐλέφαντα, ὅτι δέος ἐστὶ μὴ χοιρίδιον, ὃ δέδοικεν, ἡμῖν ἐπιτιθῆται.</text:span></text:span></text:p>
            <text:p text:style-name="P48"><text:span text:style-name="AncientGreek_3a__20_Ἀρχαία_20_ἑλληνικά"><text:span text:style-name="T12">Ὁ λόγος δηλοῖ ὅτι πολλοὶ καὶ τῶν μεγίστων πραγμάτων διὰ μικρὰν αἰτίαν κωλύονται.</text:span></text:span></text:p>
          </table:table-cell>
          <table:table-cell table:style-name="Table1.A1" office:value-type="string">
            <text:p text:style-name="P70">THE CAMEL, THE ELEPHANT AND THE MONKEY.</text:p>
            <text:p text:style-name="P70"/>
            <text:p text:style-name="P70">The beasts deliberated over the choice of a king. The camel and the elephant lined up and competed for votes, hoping to be preferred to the others, thanks to their height and strength. But the monkey declared them both unfit to reign: "the camel, he said, because he has no anger against criminals, and the elephant, because he is to be feared. that a piglet, an animal he is afraid of, comes and attacks us. »</text:p>
            <text:p text:style-name="P70"/>
            <text:p text:style-name="P70">This fable shows that a small cause sometimes closes access to great jobs.</text:p>
          </table:table-cell>
        </table:table-row>
        <text:soft-page-break/>
        <table:table-row table:style-name="Table1.1">
          <table:table-cell table:style-name="Table1.A1" office:value-type="string">
            <text:p text:style-name="P15"><text:span text:style-name="AncientGreek_3a__20_Ἀρχαία_20_ἑλληνικά"><text:span text:style-name="T1">146. Κάμηλος καὶ Ζεύς.</text:span></text:span></text:p>
            <text:p text:style-name="P49"><text:span text:style-name="AncientGreek_3a__20_Ἀρχαία_20_ἑλληνικά"><text:span text:style-name="T12">Κάμηλος θεασαμένη ταῦρον ἐπὶ τοῖς κέρασιν ἀγαλλόμενον, φθονήσασα αὐτῷ, ἐβουλήθη καὶ αὐτὴ τῶν ἴσων ἐφικέσθαι. Διόπερ παραγενομένη πρὸς τὸν Δία, τούτου ἐδέετο, ὅπως αὐτῇ κέρατα προσνείμῃ. Καὶ ὁ Ζεὺς ἀγανακτήσας κατ᾿ αὐτῆς, εἴγε μὴ ἀρκεῖται τῷ μεγέθει τοῦ σώματος καὶ τῇ ἰσχύι, ἀλλὰ καὶ περισσοτέρων ἐπιθυμεῖ, οὐ μόνον αὐτῇ κέρατα οὐ προσέθηκεν, ἀλλὰ καὶ μέρος τι τῶν ὤτων ἀφείλετο.</text:span></text:span></text:p>
            <text:p text:style-name="P49"><text:span text:style-name="AncientGreek_3a__20_Ἀρχαία_20_ἑλληνικά"><text:span text:style-name="T12">Οὕτω πολλοὶ διὰ πλεονεξίαν τοῖς ἄλλοις ἐποφθαλμιῶντες λανθάνουσι καὶ τῶν ἰδίων στερούμενοι.</text:span></text:span></text:p>
          </table:table-cell>
          <table:table-cell table:style-name="Table1.A1" office:value-type="string">
            <text:p text:style-name="P70">THE CAMEL AND ZEUS</text:p>
            <text:p text:style-name="P70"/>
            <text:p text:style-name="P70">The camel, seeing the bull availing itself of its horns, envied it and also wanted to obtain the same. Therefore, having gone to Zeus, he begged him to grant him horns. But Zeus, indignant that he was not satisfied with his great size and his strength and that he wanted even more, not only refused to add horns to him, but also cut off part of his ears.</text:p>
            <text:p text:style-name="P70"/>
            <text:p text:style-name="P70">So many people who, out of greed, look upon others with envy, do not realize that they are losing their own advantages.</text:p>
          </table:table-cell>
        </table:table-row>
        <table:table-row table:style-name="Table1.1">
          <table:table-cell table:style-name="Table1.A1" office:value-type="string">
            <text:p text:style-name="P36"><text:span text:style-name="AncientGreek_3a__20_Ἀρχαία_20_ἑλληνικά"><text:span text:style-name="T1">147. Κάμηλος ὀρχουμένη.</text:span></text:span></text:p>
            <text:p text:style-name="P68"><text:span text:style-name="AncientGreek_3a__20_Ἀρχαία_20_ἑλληνικά"><text:span text:style-name="T12">Κάμηλος ἀναγκαζομένη ὑπὸ τοῦ ἰδίου δεσπότου ὀρχήσασθαι εἶπεν· « Ἀλλ᾿ οὐ μόνον ὀρχουμένη εἰμὶ ἄσχημος, ἀλλὰ καὶ περιπατοῦσα. »</text:span></text:span></text:p>
            <text:p text:style-name="P68"><text:span text:style-name="AncientGreek_3a__20_Ἀρχαία_20_ἑλληνικά"><text:span text:style-name="T12">Ὁ λόγος εἴρηται ἐν παντὶ ἔργῳ ἀπρέπειαν ἔχοντι.</text:span></text:span></text:p>
          </table:table-cell>
          <table:table-cell table:style-name="Table1.A1" office:value-type="string">
            <text:p text:style-name="P70">THE DANCING CAMEL</text:p>
            <text:p text:style-name="P70">A camel forced to dance by his own master said, "It's not only when I dance that I lack grace, I lack it even when I walk."</text:p>
            <text:p text:style-name="P70">This fable can be said about any act devoid of grace.</text:p>
          </table:table-cell>
        </table:table-row>
        <table:table-row table:style-name="Table1.1">
          <table:table-cell table:style-name="Table1.A1" office:value-type="string">
            <text:p text:style-name="P36"><text:span text:style-name="AncientGreek_3a__20_Ἀρχαία_20_ἑλληνικά"><text:span text:style-name="T1">148. Κάμηλος τὸ πρῶτον ὀφθείς.</text:span></text:span></text:p>
            <text:p text:style-name="P68"><text:span text:style-name="AncientGreek_3a__20_Ἀρχαία_20_ἑλληνικά"><text:span text:style-name="T12">Ὅτε πρῶτον κάμηλος ὤφθη, οἱ ἄνθρωποι φοβηθέντες καὶ τὸ μέγεθος καταπλαγέντες ἔφευγον. Ὡς δέ, χρόνου προιόντος, συνεῖδον αὐτῆς τὸ πρᾷον, ἐθάρρησαν μέχρι τοῦ προσελθεῖν. Αἰσθόμενοι δὲ κατὰ μικρὸν ὡς χολὴν τὸ ζῷον οὐκ ἔχει, εἰς τοῦτο καταφρονήσεως ἦλθον ὥστε καὶ χαλινὸν αὐτῇ περιθέντες παισὶν ἐλαύνειν αὐτὴν ἔδωκαν.</text:span></text:span></text:p>
            <text:p text:style-name="P68"><text:span text:style-name="AncientGreek_3a__20_Ἀρχαία_20_ἑλληνικά"><text:span text:style-name="T12">Ὁ λόγος δηλοῖ ὅτι τὰ φοβερὰ τῶν πραγμάτων ἡ συνήθεια καταπραΰνει.</text:span></text:span></text:p>
          </table:table-cell>
          <table:table-cell table:style-name="Table1.A1" office:value-type="string">
            <text:p text:style-name="P70">THE CAMEL SEEN FOR THE FIRST TIME</text:p>
            <text:p text:style-name="P70">When they saw the camel for the first time, the men were frightened, and, struck by its large size, they fled. But when over time they had realized his gentleness, they grew bolder to approach him. Then realizing little by little that the beast had no anger, they came to despise it to the point of putting a bridle on it and giving it to lead to children.</text:p>
            <text:p text:style-name="P70">This fable shows that habit calms the fear of scary things.</text:p>
          </table:table-cell>
        </table:table-row>
        <text:soft-page-break/>
        <table:table-row table:style-name="Table1.1">
          <table:table-cell table:style-name="Table1.A1" office:value-type="string">
            <text:p text:style-name="P36"><text:span text:style-name="AncientGreek_3a__20_Ἀρχαία_20_ἑλληνικά"><text:span text:style-name="T1">149. Κάνθαροι δύο.</text:span></text:span></text:p>
            <text:p text:style-name="P68"><text:span text:style-name="AncientGreek_3a__20_Ἀρχαία_20_ἑλληνικά"><text:span text:style-name="T12">Ἔν τινι νησιδίῳ ταῦρος ἐνέμετο· τῇ δὲ τούτου κόπρῳ κάνθαροι ἐτρέφοντο δύο. Καὶ δὴ τοῦ χειμῶνος ἐνισταμένου, ὁ ἕτερος ἔλεγε πρὸς τὸν ἕτερον ὡς ἄρα βούλοιτο εἰς τὴν ἤπειρον διαπτάσθαι, ἵνα ἐκείνῳ μόνῳ ὄντι ἡ τροφὴ ἱκανῶς ὑπάρχῃ, καὶ αὐτὸς ἐκεῖσε ἐλθὼν τὸν χειμῶνα διαγένηται. Ἔλεγε δὲ ὅτι, ἐὰν πολλὴν εὕρῃ τὴν νομήν, καὶ αὐτῷ οἴσει. Παραγενόμενος δὲ εἰς τὴν χέρσον καὶ καταλαβὼν πολλὴν μὲν τὴν κόπρον, ὑγρὰν δέ, μένων ἐτρέφετο ἐνταῦθα. Τοῦ δὲ χειμῶνος διελθόντος, πάλιν εἰς τὴν νῆσον διέπτη. Ὁ δὲ ἕτερος θεασάμενος αὐτὸν λιπαρὸν καὶ εὐεκτοῦντα, ᾐτιάσατο αὐτὸν διότι προϋποσχόμενος αὐτῷ οὐδὲν ἐκόμισεν. Ὁ δὲ εἶπε· « Μὴ ἐμὲ μέμφου, τὴν δὲ φύσιν τοῦ τόπου· ἐκεῖθεν γὰρ τρέφεσθαι μὲν οἷόν τε, φέρεσθαι δὲ οὐδέν. »</text:span></text:span></text:p>
            <text:p text:style-name="P68"><text:span text:style-name="AncientGreek_3a__20_Ἀρχαία_20_ἑλληνικά"><text:span text:style-name="T12">Οὗτος ὁ λόγος ἁρμόσειεν ἂν πρὸς ἐκείνους οἳ τὰς φιλίας μέχρις ἑστιάσεως μόνον παρέχονται, περαιτέρω δὲ οὐδὲν τοὺς φίλους ὠφελοῦσιν.</text:span></text:span></text:p>
          </table:table-cell>
          <table:table-cell table:style-name="Table1.A1" office:value-type="string">
            <text:p text:style-name="P70">THE TWO SNAILS</text:p>
            <text:p text:style-name="P70"/>
            <text:p text:style-name="P70">A bull was grazing on a small island, and two snails were feeding on its dung. When winter came, one said to the other that he wanted to go to the continent, so that, being alone, his comrade would have enough food, while he would go there. down to spend the winter there. He added that if he found plenty of food there, he would bring it to her. Now, having arrived on the continent, he met numerous and fresh dung there; it settles there and feeds on it. Winter <text:span text:style-name="T30">past, he returned to the island. His comrade, seeing him fat and in good shape, reminded him of his promise and reproached him for having brought him nothing. “Don't blame me,” he replied, “but blame the nature of the place: it is possible to find a place to live there, but impossible to take anything with you. »</text:span></text:p>
            <text:p text:style-name="P128"/>
            <text:p text:style-name="P128">One could apply this fable to those who push friendship so far as to regale their friends, but no further, and who refuse to render them any service.</text:p>
          </table:table-cell>
        </table:table-row>
        <table:table-row table:style-name="Table1.1">
          <table:table-cell table:style-name="Table1.A1" office:value-type="string">
            <text:p text:style-name="P36"><text:span text:style-name="AncientGreek_3a__20_Ἀρχαία_20_ἑλληνικά"><text:span text:style-name="T1">150. Καρκῖνος καὶ ἀλώπηξ.</text:span></text:span></text:p>
            <text:p text:style-name="P68"><text:span text:style-name="AncientGreek_3a__20_Ἀρχαία_20_ἑλληνικά"><text:span text:style-name="T12">Καρκῖνος ἀναβὰς ἀπὸ τῆς θαλάσσης ἐπί τινος αἰγιαλοῦ μόνος ἐνέμετο. Ἀλώπηξ δὲ λιμώττουσα, ὡς ἐθεάσατο αὐτόν, ἀποροῦσα τροφῆς, προσδραμοῦσα συνέλαβεν αὐτόν. Ὁ δὲ μέλλων καταβιβρώσκεσθαι ἔφη· « Ἀλλ᾿ ἔγωγε δίκαια πέπονθα, ὅτι θαλάσσιος ὢν χερσαῖος ἠβουλήθην γενέσθαι. »</text:span></text:span></text:p>
            <text:p text:style-name="P68"><text:span text:style-name="AncientGreek_3a__20_Ἀρχαία_20_ἑλληνικά"><text:span text:style-name="T12">Οὕτω καὶ τῶν ἀνθρώπων οἱ τὰ οἰκεῖα καταλιπόντες ἐπιτηδεύματα καὶ τοῖς μηδὲν προσήκουσιν ἐπιχειροῦντες εἰκότως δυστυχοῦσιν.</text:span></text:span></text:p>
          </table:table-cell>
          <table:table-cell table:style-name="Table1.A1" office:value-type="string">
            <text:p text:style-name="P70">THE CRAB AND THE FOX</text:p>
            <text:p text:style-name="P70">A crab, having risen from the sea to the shore, was lonely seeking its life. A hungry fox saw him; as he had nothing to eat, he ran over to him and took him. Then the crab, on the point of being devoured, exclaimed: "I deserved what happened to me, I who, inhabitant of the sea, wanted to become an earthling." »</text:p>
            <text:p text:style-name="P70"/>
            <text:p text:style-name="P70">It is the same with men: those who abandon their own occupations to meddle in matters that do not concern them, naturally fall into misfortune.</text:p>
          </table:table-cell>
        </table:table-row>
        <table:table-row table:style-name="Table1.1">
          <table:table-cell table:style-name="Table1.A1" office:value-type="string">
            <text:p text:style-name="P16"><text:span text:style-name="AncientGreek_3a__20_Ἀρχαία_20_ἑλληνικά"><text:span text:style-name="T1">151. Καρκῖνος καὶ μήτηρ.</text:span></text:span></text:p>
            <text:p text:style-name="P50"><text:span text:style-name="AncientGreek_3a__20_Ἀρχαία_20_ἑλληνικά"><text:span text:style-name="T12">Μὴ λοξὰ περιπατεῖν καρκίνῳ μήτηρ <text:s/>ἔλεγε&gt; μηδὲ τῇ ὑγρᾷ πέτρᾳ τὰς πλευρὰς προστρίβειν. Ὁ δὲ εἶπεν· « Μῆτερ, σύ, ἡ διδάσκουσα, ὀρθὰ βάδιζε καὶ βλέπων σε ζηλώσω. »</text:span></text:span></text:p>
            <text:p text:style-name="P50"><text:span text:style-name="AncientGreek_3a__20_Ἀρχαία_20_ἑλληνικά"><text:span text:style-name="T12">Ὅτι τοὺς μεμψιμοίρους πρέπον ἐστὶν ὀρθὰ βιοῦν καὶ βαδίζειν, καὶ τότε ὅμοια διδάσκειν.</text:span></text:span></text:p>
          </table:table-cell>
          <table:table-cell table:style-name="Table1.A1" office:value-type="string">
            <text:p text:style-name="P70">THE CRAYFISH AND ITS MOTHER</text:p>
            <text:p text:style-name="P70">"Don't step sideways," said a crayfish to her daughter, "and don't rub your sides against the damp rock." 'Mother,' she replied, 'you who want to instruct me, walk straight; I will look at you and imitate you. »</text:p>
            <text:p text:style-name="P70"/>
            <text:p text:style-name="P70">When we rebuke others, we should live and walk straight, before teaching them a lesson.</text:p>
          </table:table-cell>
        </table:table-row>
        <text:soft-page-break/>
        <table:table-row table:style-name="Table1.1">
          <table:table-cell table:style-name="Table1.A1" office:value-type="string">
            <text:p text:style-name="P17"><text:span text:style-name="AncientGreek_3a__20_Ἀρχαία_20_ἑλληνικά"><text:span text:style-name="T1">152. Καρύα.</text:span></text:span></text:p>
            <text:p text:style-name="P51"><text:span text:style-name="AncientGreek_3a__20_Ἀρχαία_20_ἑλληνικά"><text:span text:style-name="T12">Καρύα, παρά τινα ὁδὸν οὖσα καὶ ὑπὸ τῶν παριόντων λίθοις βαλλομένη, στενάξασα πρὸς ἑαυτὴν εἶπεν· « Ἀθλία εἰμὶ ἐγώ, ἥτις κατ᾿ ἐνιαυτὸν ἐμαυτῇ ὕβρεις καὶ λύπας παρέχω. »</text:span></text:span></text:p>
            <text:p text:style-name="P51"><text:span text:style-name="AncientGreek_3a__20_Ἀρχαία_20_ἑλληνικά"><text:span text:style-name="T12">Ὁ λόγος πρὸς τοὺς ἐπὶ τῶν ἰδίων ἀγαθῶν λυπουμένους.</text:span></text:span></text:p>
          </table:table-cell>
          <table:table-cell table:style-name="Table1.A1" office:value-type="string">
            <text:p text:style-name="P70">WALNUT</text:p>
            <text:p text:style-name="P70">A walnut tree that stood by the side of a road and that the passers-by pelted with stones, said to himself with a sigh: "Unfortunate that I am to attract insults and pain to myself every year!" »</text:p>
            <text:p text:style-name="P70"/>
            <text:p text:style-name="P70">This fable is aimed at people who only get inconvenience from their own possessions.</text:p>
          </table:table-cell>
        </table:table-row>
        <table:table-row table:style-name="Table1.1">
          <table:table-cell table:style-name="Table1.A1" office:value-type="string">
            <text:p text:style-name="P8"><text:span text:style-name="AncientGreek_3a__20_Ἀρχαία_20_ἑλληνικά"><text:span text:style-name="T1">153. Κάστωρ.</text:span></text:span></text:p>
            <text:p text:style-name="P42"><text:span text:style-name="AncientGreek_3a__20_Ἀρχαία_20_ἑλληνικά"><text:span text:style-name="T12">Κάστωρ ἐστὶ ζῷον τετράπουν ἐν λίμνῃ νεμόμενον. Τούτου λέγεται τὰ αἰδοῖα εἴς τινας θεραπείας χρήσιμα εἶναι. Καὶ δή, εἴ ποτέ τις αὐτὸν θεασάμενος διώκει ἐκτέμνειν βουλόμενος, εἰδὼς οὗ χάριν διώκεται, μέχρι μέν τινος φεύγει τῇ τῶν ποδῶν ταχύτητι συγχρώμενος, πρὸς τὸ ὁλόκληρον ἑαυτὸν διαφυλάξαι· ἐπειδὰν δὲ περικατάληπτος γένηται, ἀποκόπτων τὰ ἑαυτοῦ αἰδοῖα ῥίπτει καὶ οὕτως τῆς σωτηρίας τυγχάνει.</text:span></text:span></text:p>
            <text:p text:style-name="P42"><text:span text:style-name="AncientGreek_3a__20_Ἀρχαία_20_ἑλληνικά"><text:span text:style-name="T12">Οὕτω καὶ τῶν ἀνθρώπων φρόνιμοί εἰσιν ὅσοι διὰ χρήματα ἐπιβουλευόμενοι ἐκεῖνα ὑπερορῶσιν ὑπὲρ τοῦ τῇ σωτηρίᾳ μὴ κινδυνεύειν.</text:span></text:span></text:p>
          </table:table-cell>
          <table:table-cell table:style-name="Table1.A1" office:value-type="string">
            <text:p text:style-name="P70">THE BEAVER</text:p>
            <text:p text:style-name="P70">The beaver is a quadruped that lives in ponds. Its pudendal parts are said to be used to cure certain diseases. Also when we discover him and pursue him to cut them off, as he knows why we are pursuing him, he flees up to a certain distance, and he uses the speed of his feet to keep himself intact; but when he sees himself in a grip, he cuts off the parts, throws them away, and thus saves his life.</text:p>
            <text:p text:style-name="P70"/>
            <text:p text:style-name="P70">Among men too, those are wise who, attacked because of their riches, sacrifice them so as not to risk their lives</text:p>
          </table:table-cell>
        </table:table-row>
        <table:table-row table:style-name="Table1.1">
          <table:table-cell table:style-name="Table1.A1" office:value-type="string">
            <text:p text:style-name="P15"><text:span text:style-name="AncientGreek_3a__20_Ἀρχαία_20_ἑλληνικά"><text:span text:style-name="T1">154. Κηπουρὸς <text:s/>ἀρδεύων λάχανα .</text:span></text:span></text:p>
            <text:p text:style-name="P49"><text:span text:style-name="AncientGreek_3a__20_Ἀρχαία_20_ἑλληνικά"><text:span text:style-name="T12">Κηπουρῷ τις ἐπιστὰς ἀρδεύοντι τὰ λάχανα ἐπυνθάνετο αὐτοῦ τὴν αἰτίαν δι᾿ ἣν τὰ μὲν ἄγρια τῶν λαχάνων εὐθαλῆ τέ ἐστι καὶ στερεά, τὰ δὲ ἥμερα λεπτὰ καὶ μεμαρασμένα. Κἀκεῖνος ἔφη· « Ἡ γῆ τῶν μὲν μήτηρ ἐστί, τῶν δὲ μητρυιά. »</text:span></text:span></text:p>
            <text:p text:style-name="P49"><text:span text:style-name="AncientGreek_3a__20_Ἀρχαία_20_ἑλληνικά"><text:span text:style-name="T12">Οὕτω καὶ τῶν παίδων οὐχ ὁμοίως τρέφονται οἱ ὑπὸ μητρυιᾶς τρεφόμενοι τοῖς μητέρας ἔχουσιν.</text:span></text:span></text:p>
          </table:table-cell>
          <table:table-cell table:style-name="Table1.A1" office:value-type="string">
            <text:p text:style-name="P70">THE GARDENER WATERING VEGETABLES</text:p>
            <text:p text:style-name="P70"/>
            <text:p text:style-name="P70">A man, having stopped near a gardener who was watering his vegetables, asked him why the wild vegetables were flourishing and vigorous, and the cultivated stunted and sickly. "It's because," replied the gardener, "the earth is for some a mother, for others a stepmother." »</text:p>
            <text:p text:style-name="P70"/>
            <text:p text:style-name="P70">Similarly, children fed by a stepmother are not fed like those who have their mother.</text:p>
          </table:table-cell>
        </table:table-row>
        <table:table-row table:style-name="Table1.1">
          <table:table-cell table:style-name="Table1.A1" office:value-type="string">
            <text:p text:style-name="P18"><text:span text:style-name="AncientGreek_3a__20_Ἀρχαία_20_ἑλληνικά"><text:span text:style-name="T1">155. Κηπωρὸς καὶ κύων.</text:span></text:span></text:p>
            <text:p text:style-name="P51"><text:span text:style-name="AncientGreek_3a__20_Ἀρχαία_20_ἑλληνικά"><text:span text:style-name="T12">Κηπωροῦ κύων εἰς φρέαρ κατέπεσεν. Ὁ δὲ κηπωρὸς βουλόμενος αὐτὸν ἐκεῖθεν ἀνενεγκεῖν, κατῆλθε καὶ αὐτὸς εἰς τὸ φρέαρ. Οἰηθεὶς δ᾿ ὁ κύων ὡς κατωτέρω μᾶλλον αὐτὸν παραγέγονε καταδῦσαι, τὸν κηπωρὸν στραφεὶς ἔδακεν. Ὁ δὲ μετ᾿ ὀδύνης ἐπανιών· « Δίκαια, φησί, πέπονθα· τί δήποτε γὰρ τὸν αὐτόχειρα σῶσαι ἐσπούδασα; »</text:span></text:span></text:p>
            <text:p text:style-name="P51"><text:span text:style-name="AncientGreek_3a__20_Ἀρχαία_20_ἑλληνικά"><text:span text:style-name="T12">Ὁ μῦθος πρὸς ἀδίκους καὶ ἀχαρίστους.</text:span></text:span></text:p>
          </table:table-cell>
          <table:table-cell table:style-name="Table1.A1" office:value-type="string">
            <text:p text:style-name="P70"><text:span text:style-name="T40">A</text:span> GARDENER AND <text:span text:style-name="T40">A</text:span> DOG</text:p>
            <text:p text:style-name="P70">A gardener's dog had fallen into a well. The<text:span text:style-name="T36"> </text:span><text:span text:style-name="T40">gardiner</text:span>, wishing to draw him out, also descended into the well. Imagining he was coming to shove him deeper, the dog turned and bit him. The gardener, suffering from his injury, came upstairs saying: "It's good for me: why was I in haste to save an animal that wanted to commit suicide?" »</text:p>
            <text:p text:style-name="P70"/>
            <text:p text:style-name="P70">This fable is addressed to unjust and ungrateful men.</text:p>
          </table:table-cell>
        </table:table-row>
        <text:soft-page-break/>
        <table:table-row table:style-name="Table1.1">
          <table:table-cell table:style-name="Table1.A1" office:value-type="string">
            <text:p text:style-name="P8"><text:span text:style-name="AncientGreek_3a__20_Ἀρχαία_20_ἑλληνικά"><text:span text:style-name="T1">156. Κιθαρῳδός.</text:span></text:span></text:p>
            <text:p text:style-name="P42"><text:span text:style-name="AncientGreek_3a__20_Ἀρχαία_20_ἑλληνικά"><text:span text:style-name="T12">Κιθαρῳδὸς ἀφυὴς ἐν κεκονιαμένῳ οἴκῳ συνεχῶς ᾄδων, ἀντηχούσης αὐτῷ τῆς φωνῆς, ἐνόμισεν αὑτὸν εὔφωνον σφόδρα εἶναι. Καὶ δὴ ἐπαρθεὶς ἐπὶ τούτῳ ἔγνω δεῖν καὶ εἰς θέατρον εἰσελθεῖν. Ἀφικόμενος δὲ ἐπὶ σκήνην καὶ πάνυ κακῶς ᾄδων λίθοις βαλλόμενος ἐξηλάθη.</text:span></text:span></text:p>
            <text:p text:style-name="P42"><text:span text:style-name="AncientGreek_3a__20_Ἀρχαία_20_ἑλληνικά"><text:span text:style-name="T12">Οὕτως καὶ τῶν ῥητόρων ἔνιοι ἐν σχολαῖς εἶναί τινες δοκοῦντες, ὅταν ἐπὶ τὰς πολιτείας ἀφίκωνται, οὐδενὸς ἄξιοι εὑρίσκονται.</text:span></text:span></text:p>
          </table:table-cell>
          <table:table-cell table:style-name="Table1.A1" office:value-type="string">
            <text:p text:style-name="P70">THE CITHAR PLAYER</text:p>
            <text:p text:style-name="P70"/>
            <text:p text:style-name="P70">An untalented zither player sang from morning till night in a house with plastered walls. As the walls reflected sounds to him, he imagined that he had a very beautiful voice, and he was so taken in by this that he decided to perform at the theatre; but when he arrived on the stage he sang very badly and was chased away with stones.</text:p>
            <text:p text:style-name="P70"/>
            <text:p text:style-name="P70">Thus certain orators who appeared at school to have some talent have no sooner entered upon a political career than they show their incapacity.</text:p>
          </table:table-cell>
        </table:table-row>
        <table:table-row table:style-name="Table1.1">
          <table:table-cell table:style-name="Table1.A1" office:value-type="string">
            <text:p text:style-name="P19"><text:span text:style-name="AncientGreek_3a__20_Ἀρχαία_20_ἑλληνικά"><text:span text:style-name="T1">157. Κίχλα.</text:span></text:span></text:p>
            <text:p text:style-name="P52"><text:span text:style-name="AncientGreek_3a__20_Ἀρχαία_20_ἑλληνικά"><text:span text:style-name="T12">Ἔν τινι μυρσινῶνι κίχλα ἐνέμετο· διὰ δὲ τὴν γλυκύτητα τοῦ καρποῦ οὐκ ἀφίστατο. Ἰξευτὴς δὲ παρατηρησάμενος ἐμφιλοχωροῦσαν ἰξεύσας συνέλαβε. Καὶ δὴ μέλλουσα ἀναιρεῖσθαι ἔφη· « Δειλαία εἰμί, ἥτις διὰ τροφῆς γλυκύτητα σωτηρίας στερίσκομαι. »</text:span></text:span></text:p>
            <text:p text:style-name="P52"><text:span text:style-name="AncientGreek_3a__20_Ἀρχαία_20_ἑλληνικά"><text:span text:style-name="T12">Ὁ λόγος πρὸς ἄνδρα ἄσωτον δι᾿ ἡδυπάθειαν ἀπολωλότα εὔκαιρός ἐστιν.</text:span></text:span></text:p>
          </table:table-cell>
          <table:table-cell table:style-name="Table1.A1" office:value-type="string">
            <text:p text:style-name="P70">THE THRUSH</text:p>
            <text:p text:style-name="P70"/>
            <text:p text:style-name="P70">A thrush pecked in a grove of myrtles, and, charmed by the sweetness of their berries, she could not leave it. A bird-catcher, having noticed that she liked it there, caught her in the glue. Then, seeing herself close to being killed, she said: “Unhappy that I am! for the pleasure of eating, I deprive myself of life. »</text:p>
            <text:p text:style-name="P70"/>
            <text:p text:style-name="P70">The fable is addressed to the debauchee who loses himself through pleasure.</text:p>
          </table:table-cell>
        </table:table-row>
        <table:table-row table:style-name="Table1.1">
          <table:table-cell table:style-name="Table1.A1" office:value-type="string">
            <text:p text:style-name="P20"><text:span text:style-name="AncientGreek_3a__20_Ἀρχαία_20_ἑλληνικά"><text:span text:style-name="T1">158. Κλέπται καὶ ἀλεκτρυών.</text:span></text:span></text:p>
            <text:p text:style-name="P53"><text:span text:style-name="AncientGreek_3a__20_Ἀρχαία_20_ἑλληνικά"><text:span text:style-name="T12">Κλέπται εἴς τινα οἰκίαν εἰσελθόντες οὐδὲν μὲν ἄλλο εὗρον, μόνον δὲ ἀλεκτρυόνα, καὶ τοῦτον λαβόντες ἀπηλλάγησαν. Ὁ δὲ μέλλων ὑπ᾿ αὐτῶν θύεσθαι ἐδέετο ὅπως αὐτὸν ἀπολύσωσι, λέγων χρήσιμον ἑαυτὸν τοῖς ἀνθρώποις εἶναι νύκτωρ αὐτοὺς ἐπὶ τὰ ἔργα ἐγείροντα. Οἱ δὲ ὑποτυχόντες ἔφασαν· « Ἀλλὰ καὶ διὰ τοῦτό σε μᾶλλον θύομεν· ἐκείνους γὰρ ἐγείρων ἡμᾶς οὐκ ἐᾷς κλέπτειν. »</text:span></text:span></text:p>
            <text:p text:style-name="P53"><text:span text:style-name="AncientGreek_3a__20_Ἀρχαία_20_ἑλληνικά"><text:span text:style-name="T12">Ὁ λόγος δηλοῖ ὅτι ταῦτα μάλιστα τοῖς πονηροῖς ἠναντίωται ἅτινα τῶν χρηστῶν ἐστιν εὐεργετήματα.</text:span></text:span></text:p>
          </table:table-cell>
          <table:table-cell table:style-name="Table1.A1" office:value-type="string">
            <text:p text:style-name="P70">THIEVES AND THE ROOSTER</text:p>
            <text:p text:style-name="P70"/>
            <text:p text:style-name="P70">Thieves, having entered a house, found nothing other than a rooster; they took it and withdrew. And he, about to be slain by them, begged them to release him, alleging that he was useful to men, in waking them at night for their labors. “All the more reason to kill you,” they cried; for, by awakening men, you prevent us from flying. »</text:p>
            <text:p text:style-name="P70"/>
            <text:p text:style-name="P70">This fable shows that what upsets the wicked most is what helps good people.</text:p>
          </table:table-cell>
        </table:table-row>
        <text:soft-page-break/>
        <table:table-row table:style-name="Table1.1">
          <table:table-cell table:style-name="Table1.A1" office:value-type="string">
            <text:p text:style-name="P36"><text:span text:style-name="AncientGreek_3a__20_Ἀρχαία_20_ἑλληνικά"><text:span text:style-name="T1">159. Κοιλία καὶ πόδες.</text:span></text:span></text:p>
            <text:p text:style-name="P68"><text:span text:style-name="AncientGreek_3a__20_Ἀρχαία_20_ἑλληνικά"><text:span text:style-name="T12">Κοιλία καὶ πόδες περὶ δυνάμεως ἤριζον. Παρ᾿ ἕκαστα δὲ τῶν ποδῶν λεγόντων ὅτι τοσοῦτον προέχουσι τῇ ἰσχύι ὡς καὶ αὐτὴν τὴν γαστέρα βαστάζειν, ἐκείνη ἀπεκρίνατο· « Ἀλλ᾿, ὦ οὗτοι, ἐὰν μὴ ἐγὼ τροφὴν ὑμῖν παράσχωμαι, οὐδὲ ὑμεῖς βαστάζειν δυνήσεσθε. »</text:span></text:span></text:p>
            <text:p text:style-name="P68"><text:span text:style-name="AncientGreek_3a__20_Ἀρχαία_20_ἑλληνικά"><text:span text:style-name="T12">Οὕτω καὶ ἐπὶ τῶν στρατευμάτων τὸ μηδὲν ἐπὶ τὸ πολὺ πλῆθος, ἐὰν μὴ οἱ στρατηγοὶ ἄριστα φρονῶσιν.</text:span></text:span></text:p>
          </table:table-cell>
          <table:table-cell table:style-name="Table1.A1" office:value-type="string">
            <text:p text:style-name="P70"><text:span text:style-name="T40">A </text:span>STOMACH AND <text:span text:style-name="T40">SOME </text:span>FEET</text:p>
            <text:p text:style-name="P70">The stomach and the feet disputed their strength. About the feet claimed that they were so superior in strength that they even carried the stomach. To which he replied: “But, my friends, if I did not provide you with food, you yourselves could not carry me.”</text:p>
            <text:p text:style-name="P70"/>
            <text:p text:style-name="P70">It is the same in armies: numbers, more often than not, are nothing if the chiefs do not excel in counsel.</text:p>
          </table:table-cell>
        </table:table-row>
        <table:table-row table:style-name="Table1.1">
          <table:table-cell table:style-name="Table1.A1" office:value-type="string">
            <text:p text:style-name="P36"><text:span text:style-name="AncientGreek_3a__20_Ἀρχαία_20_ἑλληνικά"><text:span text:style-name="T1">160. Κολοιὸς καὶ ἀλώπηξ.</text:span></text:span></text:p>
            <text:p text:style-name="P68"><text:span text:style-name="AncientGreek_3a__20_Ἀρχαία_20_ἑλληνικά"><text:span text:style-name="T12">Κολοιὸς λιμώττων ἐπί τινος συκῆς ἐκάθισεν· εὑρὼν δὲ τοὺς ὀλύνθους μηδέπω πεπείρους προσέμενεν ἕως σῦκα γένωνται. Ἀλώπηξ δὲ θεασαμένη αὐτὸν ἐγχρονίζοντα καὶ τὴν αἰτίαν παρ᾿ αὐτοῦ μαθοῦσα ἔφη· « Ἀλλὰ πεπλάνησαι, ὦ οὗτος, ἐλπίδι προσέχων, ἥτις βουκολεῖν μὲν οἶδε, τρέφειν δὲ οὐδαμῶς. »</text:span></text:span></text:p>
            <text:p text:style-name="P68"><text:span text:style-name="AncientGreek_3a__20_Ἀρχαία_20_ἑλληνικά"><text:span text:style-name="T12">[Πρὸς ἄνδρα φιλόνεικον.]</text:span></text:span></text:p>
          </table:table-cell>
          <table:table-cell table:style-name="Table1.A1" office:value-type="string">
            <text:p text:style-name="P70"><text:span text:style-name="T40">A Jackdaw</text:span> AND THE FOX</text:p>
            <text:p text:style-name="P70">A hungry jackdaw had perched on a fig tree; but seeing that the figs were still green, he waited until they were ripe. A fox, seeing him lingering there, asked him the reason. When he was informed of it: “You are wrong, friend,” he said, “to attach yourself to a hope; hope knows how to feed on illusions, but not on food. »</text:p>
            <text:p text:style-name="P70"/>
            <text:p text:style-name="P70">This fable applies to the covetous.</text:p>
          </table:table-cell>
        </table:table-row>
        <table:table-row table:style-name="Table1.1">
          <table:table-cell table:style-name="Table1.A1" office:value-type="string">
            <text:p text:style-name="P36"><text:span text:style-name="AncientGreek_3a__20_Ἀρχαία_20_ἑλληνικά"><text:span text:style-name="T3">161.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κόρακες</text:span></text:span><text:span text:style-name="AncientGreek_3a__20_Ἀρχαία_20_ἑλληνικά"><text:span text:style-name="T3">.</text:span></text:span></text:p>
            <text:p text:style-name="P68"><text:span text:style-name="AncientGreek_3a__20_Ἀρχαία_20_ἑλληνικά"><text:span text:style-name="T12">Κολοιὸς</text:span></text:span><text:span text:style-name="AncientGreek_3a__20_Ἀρχαία_20_ἑλληνικά"><text:span text:style-name="T15"> </text:span></text:span><text:span text:style-name="AncientGreek_3a__20_Ἀρχαία_20_ἑλληνικά"><text:span text:style-name="T12">τῷ</text:span></text:span><text:span text:style-name="AncientGreek_3a__20_Ἀρχαία_20_ἑλληνικά"><text:span text:style-name="T15"> </text:span></text:span><text:span text:style-name="AncientGreek_3a__20_Ἀρχαία_20_ἑλληνικά"><text:span text:style-name="T12">μεγέθει</text:span></text:span><text:span text:style-name="AncientGreek_3a__20_Ἀρχαία_20_ἑλληνικά"><text:span text:style-name="T15"> </text:span></text:span><text:span text:style-name="AncientGreek_3a__20_Ἀρχαία_20_ἑλληνικά"><text:span text:style-name="T12">τῶν</text:span></text:span><text:span text:style-name="AncientGreek_3a__20_Ἀρχαία_20_ἑλληνικά"><text:span text:style-name="T15"> </text:span></text:span><text:span text:style-name="AncientGreek_3a__20_Ἀρχαία_20_ἑλληνικά"><text:span text:style-name="T12">ἄλλων</text:span></text:span><text:span text:style-name="AncientGreek_3a__20_Ἀρχαία_20_ἑλληνικά"><text:span text:style-name="T15"> </text:span></text:span><text:span text:style-name="AncientGreek_3a__20_Ἀρχαία_20_ἑλληνικά"><text:span text:style-name="T12">κολοιῶν</text:span></text:span><text:span text:style-name="AncientGreek_3a__20_Ἀρχαία_20_ἑλληνικά"><text:span text:style-name="T15"> </text:span></text:span><text:span text:style-name="AncientGreek_3a__20_Ἀρχαία_20_ἑλληνικά"><text:span text:style-name="T12">διαφέρων</text:span></text:span><text:span text:style-name="AncientGreek_3a__20_Ἀρχαία_20_ἑλληνικά"><text:span text:style-name="T15">, </text:span></text:span><text:span text:style-name="AncientGreek_3a__20_Ἀρχαία_20_ἑλληνικά"><text:span text:style-name="T12">ὑπερφρονήσας</text:span></text:span><text:span text:style-name="AncientGreek_3a__20_Ἀρχαία_20_ἑλληνικά"><text:span text:style-name="T15"> </text:span></text:span><text:span text:style-name="AncientGreek_3a__20_Ἀρχαία_20_ἑλληνικά"><text:span text:style-name="T12">τοὺς</text:span></text:span><text:span text:style-name="AncientGreek_3a__20_Ἀρχαία_20_ἑλληνικά"><text:span text:style-name="T15"> </text:span></text:span><text:span text:style-name="AncientGreek_3a__20_Ἀρχαία_20_ἑλληνικά"><text:span text:style-name="T12">ὁμοφύλους</text:span></text:span><text:span text:style-name="AncientGreek_3a__20_Ἀρχαία_20_ἑλληνικά"><text:span text:style-name="T15">, </text:span></text:span><text:span text:style-name="AncientGreek_3a__20_Ἀρχαία_20_ἑλληνικά"><text:span text:style-name="T12">παρεγένετο</text:span></text:span><text:span text:style-name="AncientGreek_3a__20_Ἀρχαία_20_ἑλληνικά"><text:span text:style-name="T15"> </text:span></text:span><text:span text:style-name="AncientGreek_3a__20_Ἀρχαία_20_ἑλληνικά"><text:span text:style-name="T12">πρὸς</text:span></text:span><text:span text:style-name="AncientGreek_3a__20_Ἀρχαία_20_ἑλληνικά"><text:span text:style-name="T15"> </text:span></text:span><text:span text:style-name="AncientGreek_3a__20_Ἀρχαία_20_ἑλληνικά"><text:span text:style-name="T12">τοὺς</text:span></text:span><text:span text:style-name="AncientGreek_3a__20_Ἀρχαία_20_ἑλληνικά"><text:span text:style-name="T15"> </text:span></text:span><text:span text:style-name="AncientGreek_3a__20_Ἀρχαία_20_ἑλληνικά"><text:span text:style-name="T12">κόρακας</text:span></text:span><text:span text:style-name="AncientGreek_3a__20_Ἀρχαία_20_ἑλληνικά"><text:span text:style-name="T15"> </text:span></text:span><text:span text:style-name="AncientGreek_3a__20_Ἀρχαία_20_ἑλληνικά"><text:span text:style-name="T12">καὶ</text:span></text:span><text:span text:style-name="AncientGreek_3a__20_Ἀρχαία_20_ἑλληνικά"><text:span text:style-name="T15"> </text:span></text:span><text:span text:style-name="AncientGreek_3a__20_Ἀρχαία_20_ἑλληνικά"><text:span text:style-name="T12">τούτοις</text:span></text:span><text:span text:style-name="AncientGreek_3a__20_Ἀρχαία_20_ἑλληνικά"><text:span text:style-name="T15"> </text:span></text:span><text:span text:style-name="AncientGreek_3a__20_Ἀρχαία_20_ἑλληνικά"><text:span text:style-name="T12">ἠξίου</text:span></text:span><text:span text:style-name="AncientGreek_3a__20_Ἀρχαία_20_ἑλληνικά"><text:span text:style-name="T15"> </text:span></text:span><text:span text:style-name="AncientGreek_3a__20_Ἀρχαία_20_ἑλληνικά"><text:span text:style-name="T12">συνδιαιτᾶσθαι</text:span></text:span><text:span text:style-name="AncientGreek_3a__20_Ἀρχαία_20_ἑλληνικά"><text:span text:style-name="T15">. </text:span></text:span><text:span text:style-name="AncientGreek_3a__20_Ἀρχαία_20_ἑλληνικά"><text:span text:style-name="T12">Οἱ</text:span></text:span><text:span text:style-name="AncientGreek_3a__20_Ἀρχαία_20_ἑλληνικά"><text:span text:style-name="T15"> </text:span></text:span><text:span text:style-name="AncientGreek_3a__20_Ἀρχαία_20_ἑλληνικά"><text:span text:style-name="T12">δὲ</text:span></text:span><text:span text:style-name="AncientGreek_3a__20_Ἀρχαία_20_ἑλληνικά"><text:span text:style-name="T15"> </text:span></text:span><text:span text:style-name="AncientGreek_3a__20_Ἀρχαία_20_ἑλληνικά"><text:span text:style-name="T12">ἀμφιγνοοῦντες</text:span></text:span><text:span text:style-name="AncientGreek_3a__20_Ἀρχαία_20_ἑλληνικά"><text:span text:style-name="T15"> </text:span></text:span><text:span text:style-name="AncientGreek_3a__20_Ἀρχαία_20_ἑλληνικά"><text:span text:style-name="T12">αὐτοῦ</text:span></text:span><text:span text:style-name="AncientGreek_3a__20_Ἀρχαία_20_ἑλληνικά"><text:span text:style-name="T15"> </text:span></text:span><text:span text:style-name="AncientGreek_3a__20_Ἀρχαία_20_ἑλληνικά"><text:span text:style-name="T12">τό</text:span></text:span><text:span text:style-name="AncientGreek_3a__20_Ἀρχαία_20_ἑλληνικά"><text:span text:style-name="T15"> </text:span></text:span><text:span text:style-name="AncientGreek_3a__20_Ἀρχαία_20_ἑλληνικά"><text:span text:style-name="T12">τε</text:span></text:span><text:span text:style-name="AncientGreek_3a__20_Ἀρχαία_20_ἑλληνικά"><text:span text:style-name="T15"> </text:span></text:span><text:span text:style-name="AncientGreek_3a__20_Ἀρχαία_20_ἑλληνικά"><text:span text:style-name="T12">εἶδος</text:span></text:span><text:span text:style-name="AncientGreek_3a__20_Ἀρχαία_20_ἑλληνικά"><text:span text:style-name="T15"> </text:span></text:span><text:span text:style-name="AncientGreek_3a__20_Ἀρχαία_20_ἑλληνικά"><text:span text:style-name="T12">καὶ</text:span></text:span><text:span text:style-name="AncientGreek_3a__20_Ἀρχαία_20_ἑλληνικά"><text:span text:style-name="T15"> </text:span></text:span><text:span text:style-name="AncientGreek_3a__20_Ἀρχαία_20_ἑλληνικά"><text:span text:style-name="T12">τὴν</text:span></text:span><text:span text:style-name="AncientGreek_3a__20_Ἀρχαία_20_ἑλληνικά"><text:span text:style-name="T15"> </text:span></text:span><text:span text:style-name="AncientGreek_3a__20_Ἀρχαία_20_ἑλληνικά"><text:span text:style-name="T12">φωνὴν</text:span></text:span><text:span text:style-name="AncientGreek_3a__20_Ἀρχαία_20_ἑλληνικά"><text:span text:style-name="T15"> </text:span></text:span><text:span text:style-name="AncientGreek_3a__20_Ἀρχαία_20_ἑλληνικά"><text:span text:style-name="T12">παίοντες</text:span></text:span><text:span text:style-name="AncientGreek_3a__20_Ἀρχαία_20_ἑλληνικά"><text:span text:style-name="T15"> </text:span></text:span><text:span text:style-name="AncientGreek_3a__20_Ἀρχαία_20_ἑλληνικά"><text:span text:style-name="T12">αὐτὸν</text:span></text:span><text:span text:style-name="AncientGreek_3a__20_Ἀρχαία_20_ἑλληνικά"><text:span text:style-name="T15"> </text:span></text:span><text:span text:style-name="AncientGreek_3a__20_Ἀρχαία_20_ἑλληνικά"><text:span text:style-name="T12">ἐξέβαλον</text:span></text:span><text:span text:style-name="AncientGreek_3a__20_Ἀρχαία_20_ἑλληνικά"><text:span text:style-name="T15">. </text:span></text:span><text:span text:style-name="AncientGreek_3a__20_Ἀρχαία_20_ἑλληνικά"><text:span text:style-name="T12">Καὶ</text:span></text:span><text:span text:style-name="AncientGreek_3a__20_Ἀρχαία_20_ἑλληνικά"><text:span text:style-name="T15"> </text:span></text:span><text:span text:style-name="AncientGreek_3a__20_Ἀρχαία_20_ἑλληνικά"><text:span text:style-name="T12">ὃς</text:span></text:span><text:span text:style-name="AncientGreek_3a__20_Ἀρχαία_20_ἑλληνικά"><text:span text:style-name="T15"> </text:span></text:span><text:span text:style-name="AncientGreek_3a__20_Ἀρχαία_20_ἑλληνικά"><text:span text:style-name="T12">ἀπελαθεὶς</text:span></text:span><text:span text:style-name="AncientGreek_3a__20_Ἀρχαία_20_ἑλληνικά"><text:span text:style-name="T15"> </text:span></text:span><text:span text:style-name="AncientGreek_3a__20_Ἀρχαία_20_ἑλληνικά"><text:span text:style-name="T12">ὑπ᾿</text:span></text:span><text:span text:style-name="AncientGreek_3a__20_Ἀρχαία_20_ἑλληνικά"><text:span text:style-name="T15"> </text:span></text:span><text:span text:style-name="AncientGreek_3a__20_Ἀρχαία_20_ἑλληνικά"><text:span text:style-name="T12">αὐτῶν</text:span></text:span><text:span text:style-name="AncientGreek_3a__20_Ἀρχαία_20_ἑλληνικά"><text:span text:style-name="T15"> </text:span></text:span><text:span text:style-name="AncientGreek_3a__20_Ἀρχαία_20_ἑλληνικά"><text:span text:style-name="T12">ἧκε</text:span></text:span><text:span text:style-name="AncientGreek_3a__20_Ἀρχαία_20_ἑλληνικά"><text:span text:style-name="T15"> </text:span></text:span><text:span text:style-name="AncientGreek_3a__20_Ἀρχαία_20_ἑλληνικά"><text:span text:style-name="T12">πάλιν</text:span></text:span><text:span text:style-name="AncientGreek_3a__20_Ἀρχαία_20_ἑλληνικά"><text:span text:style-name="T15"> </text:span></text:span><text:span text:style-name="AncientGreek_3a__20_Ἀρχαία_20_ἑλληνικά"><text:span text:style-name="T12">πρὸς</text:span></text:span><text:span text:style-name="AncientGreek_3a__20_Ἀρχαία_20_ἑλληνικά"><text:span text:style-name="T15"> </text:span></text:span><text:span text:style-name="AncientGreek_3a__20_Ἀρχαία_20_ἑλληνικά"><text:span text:style-name="T12">τοὺς</text:span></text:span><text:span text:style-name="AncientGreek_3a__20_Ἀρχαία_20_ἑλληνικά"><text:span text:style-name="T15"> </text:span></text:span><text:span text:style-name="AncientGreek_3a__20_Ἀρχαία_20_ἑλληνικά"><text:span text:style-name="T12">κολοιούς</text:span></text:span><text:span text:style-name="AncientGreek_3a__20_Ἀρχαία_20_ἑλληνικά"><text:span text:style-name="T15">. </text:span></text:span><text:span text:style-name="AncientGreek_3a__20_Ἀρχαία_20_ἑλληνικά"><text:span text:style-name="T12">Οἱ</text:span></text:span><text:span text:style-name="AncientGreek_3a__20_Ἀρχαία_20_ἑλληνικά"><text:span text:style-name="T15"> </text:span></text:span><text:span text:style-name="AncientGreek_3a__20_Ἀρχαία_20_ἑλληνικά"><text:span text:style-name="T12">δὲ</text:span></text:span><text:span text:style-name="AncientGreek_3a__20_Ἀρχαία_20_ἑλληνικά"><text:span text:style-name="T15"> </text:span></text:span><text:span text:style-name="AncientGreek_3a__20_Ἀρχαία_20_ἑλληνικά"><text:span text:style-name="T12">ἀγανακτοῦντες</text:span></text:span><text:span text:style-name="AncientGreek_3a__20_Ἀρχαία_20_ἑλληνικά"><text:span text:style-name="T15"> </text:span></text:span><text:span text:style-name="AncientGreek_3a__20_Ἀρχαία_20_ἑλληνικά"><text:span text:style-name="T12">ἐπὶ</text:span></text:span><text:span text:style-name="AncientGreek_3a__20_Ἀρχαία_20_ἑλληνικά"><text:span text:style-name="T15"> </text:span></text:span><text:span text:style-name="AncientGreek_3a__20_Ἀρχαία_20_ἑλληνικά"><text:span text:style-name="T12">τῇ</text:span></text:span><text:span text:style-name="AncientGreek_3a__20_Ἀρχαία_20_ἑλληνικά"><text:span text:style-name="T15"> </text:span></text:span><text:span text:style-name="AncientGreek_3a__20_Ἀρχαία_20_ἑλληνικά"><text:span text:style-name="T12">ὕβρει</text:span></text:span><text:span text:style-name="AncientGreek_3a__20_Ἀρχαία_20_ἑλληνικά"><text:span text:style-name="T15"> </text:span></text:span><text:span text:style-name="AncientGreek_3a__20_Ἀρχαία_20_ἑλληνικά"><text:span text:style-name="T12">οὐ</text:span></text:span><text:span text:style-name="AncientGreek_3a__20_Ἀρχαία_20_ἑλληνικά"><text:span text:style-name="T15"> </text:span></text:span><text:span text:style-name="AncientGreek_3a__20_Ἀρχαία_20_ἑλληνικά"><text:span text:style-name="T12">προσεδέξαντο</text:span></text:span><text:span text:style-name="AncientGreek_3a__20_Ἀρχαία_20_ἑλληνικά"><text:span text:style-name="T15"> </text:span></text:span><text:span text:style-name="AncientGreek_3a__20_Ἀρχαία_20_ἑλληνικά"><text:span text:style-name="T12">αὐτόν</text:span></text:span><text:span text:style-name="AncientGreek_3a__20_Ἀρχαία_20_ἑλληνικά"><text:span text:style-name="T15">. </text:span></text:span><text:span text:style-name="AncientGreek_3a__20_Ἀρχαία_20_ἑλληνικά"><text:span text:style-name="T12">Οὕτω</text:span></text:span><text:span text:style-name="AncientGreek_3a__20_Ἀρχαία_20_ἑλληνικά"><text:span text:style-name="T15"> </text:span></text:span><text:span text:style-name="AncientGreek_3a__20_Ἀρχαία_20_ἑλληνικά"><text:span text:style-name="T12">τε</text:span></text:span><text:span text:style-name="AncientGreek_3a__20_Ἀρχαία_20_ἑλληνικά"><text:span text:style-name="T15"> </text:span></text:span><text:span text:style-name="AncientGreek_3a__20_Ἀρχαία_20_ἑλληνικά"><text:span text:style-name="T12">συνέβη</text:span></text:span><text:span text:style-name="AncientGreek_3a__20_Ἀρχαία_20_ἑλληνικά"><text:span text:style-name="T15"> </text:span></text:span><text:span text:style-name="AncientGreek_3a__20_Ἀρχαία_20_ἑλληνικά"><text:span text:style-name="T12">αὐτῷ</text:span></text:span><text:span text:style-name="AncientGreek_3a__20_Ἀρχαία_20_ἑλληνικά"><text:span text:style-name="T15"> </text:span></text:span><text:span text:style-name="AncientGreek_3a__20_Ἀρχαία_20_ἑλληνικά"><text:span text:style-name="T12">τῆς</text:span></text:span><text:span text:style-name="AncientGreek_3a__20_Ἀρχαία_20_ἑλληνικά"><text:span text:style-name="T15"> </text:span></text:span><text:span text:style-name="AncientGreek_3a__20_Ἀρχαία_20_ἑλληνικά"><text:span text:style-name="T12">ἐξ</text:span></text:span><text:span text:style-name="AncientGreek_3a__20_Ἀρχαία_20_ἑλληνικά"><text:span text:style-name="T15"> </text:span></text:span><text:span text:style-name="AncientGreek_3a__20_Ἀρχαία_20_ἑλληνικά"><text:span text:style-name="T12">ἀμφοτέρων</text:span></text:span><text:span text:style-name="AncientGreek_3a__20_Ἀρχαία_20_ἑλληνικά"><text:span text:style-name="T15"> </text:span></text:span><text:span text:style-name="AncientGreek_3a__20_Ἀρχαία_20_ἑλληνικά"><text:span text:style-name="T12">διαίτης</text:span></text:span><text:span text:style-name="AncientGreek_3a__20_Ἀρχαία_20_ἑλληνικά"><text:span text:style-name="T15"> </text:span></text:span><text:span text:style-name="AncientGreek_3a__20_Ἀρχαία_20_ἑλληνικά"><text:span text:style-name="T12">στερηθῆναι</text:span></text:span><text:span text:style-name="AncientGreek_3a__20_Ἀρχαία_20_ἑλληνικά"><text:span text:style-name="T15">.</text:span></text:span></text:p>
            <text:p text:style-name="P68"><text:span text:style-name="AncientGreek_3a__20_Ἀρχαία_20_ἑλληνικά"><text:span text:style-name="T12">Οὕτω</text:span></text:span><text:span text:style-name="AncientGreek_3a__20_Ἀρχαία_20_ἑλληνικά"><text:span text:style-name="T15"> </text:span></text:span><text:span text:style-name="AncientGreek_3a__20_Ἀρχαία_20_ἑλληνικά"><text:span text:style-name="T12">καὶ</text:span></text:span><text:span text:style-name="AncientGreek_3a__20_Ἀρχαία_20_ἑλληνικά"><text:span text:style-name="T15"> </text:span></text:span><text:span text:style-name="AncientGreek_3a__20_Ἀρχαία_20_ἑλληνικά"><text:span text:style-name="T12">τῶν</text:span></text:span><text:span text:style-name="AncientGreek_3a__20_Ἀρχαία_20_ἑλληνικά"><text:span text:style-name="T15"> </text:span></text:span><text:span text:style-name="AncientGreek_3a__20_Ἀρχαία_20_ἑλληνικά"><text:span text:style-name="T12">ἀνθρώπων</text:span></text:span><text:span text:style-name="AncientGreek_3a__20_Ἀρχαία_20_ἑλληνικά"><text:span text:style-name="T15"> </text:span></text:span><text:span text:style-name="AncientGreek_3a__20_Ἀρχαία_20_ἑλληνικά"><text:span text:style-name="T12">οἱ</text:span></text:span><text:span text:style-name="AncientGreek_3a__20_Ἀρχαία_20_ἑλληνικά"><text:span text:style-name="T15"> </text:span></text:span><text:span text:style-name="AncientGreek_3a__20_Ἀρχαία_20_ἑλληνικά"><text:span text:style-name="T12">τὰς</text:span></text:span><text:span text:style-name="AncientGreek_3a__20_Ἀρχαία_20_ἑλληνικά"><text:span text:style-name="T15"> </text:span></text:span><text:span text:style-name="AncientGreek_3a__20_Ἀρχαία_20_ἑλληνικά"><text:span text:style-name="T12">πατρίδας</text:span></text:span><text:span text:style-name="AncientGreek_3a__20_Ἀρχαία_20_ἑλληνικά"><text:span text:style-name="T15"> </text:span></text:span><text:span text:style-name="AncientGreek_3a__20_Ἀρχαία_20_ἑλληνικά"><text:span text:style-name="T12">ἀπολιπόντες</text:span></text:span><text:span text:style-name="AncientGreek_3a__20_Ἀρχαία_20_ἑλληνικά"><text:span text:style-name="T15"> </text:span></text:span><text:span text:style-name="AncientGreek_3a__20_Ἀρχαία_20_ἑλληνικά"><text:span text:style-name="T12">καὶ</text:span></text:span><text:span text:style-name="AncientGreek_3a__20_Ἀρχαία_20_ἑλληνικά"><text:span text:style-name="T15"> </text:span></text:span><text:span text:style-name="AncientGreek_3a__20_Ἀρχαία_20_ἑλληνικά"><text:span text:style-name="T12">τὰς</text:span></text:span><text:span text:style-name="AncientGreek_3a__20_Ἀρχαία_20_ἑλληνικά"><text:span text:style-name="T15"> </text:span></text:span><text:span text:style-name="AncientGreek_3a__20_Ἀρχαία_20_ἑλληνικά"><text:span text:style-name="T12">ἀλλοδαπὰς</text:span></text:span><text:span text:style-name="AncientGreek_3a__20_Ἀρχαία_20_ἑλληνικά"><text:span text:style-name="T15"> </text:span></text:span><text:span text:style-name="AncientGreek_3a__20_Ἀρχαία_20_ἑλληνικά"><text:span text:style-name="T12">προκρίνοντες</text:span></text:span><text:span text:style-name="AncientGreek_3a__20_Ἀρχαία_20_ἑλληνικά"><text:span text:style-name="T15"> </text:span></text:span><text:span text:style-name="AncientGreek_3a__20_Ἀρχαία_20_ἑλληνικά"><text:span text:style-name="T12">οὔτε</text:span></text:span><text:span text:style-name="AncientGreek_3a__20_Ἀρχαία_20_ἑλληνικά"><text:span text:style-name="T15"> </text:span></text:span><text:span text:style-name="AncientGreek_3a__20_Ἀρχαία_20_ἑλληνικά"><text:span text:style-name="T12">ἐν</text:span></text:span><text:span text:style-name="AncientGreek_3a__20_Ἀρχαία_20_ἑλληνικά"><text:span text:style-name="T15"> </text:span></text:span><text:span text:style-name="AncientGreek_3a__20_Ἀρχαία_20_ἑλληνικά"><text:span text:style-name="T12">ἐκείναις</text:span></text:span><text:span text:style-name="AncientGreek_3a__20_Ἀρχαία_20_ἑλληνικά"><text:span text:style-name="T15"> </text:span></text:span><text:span text:style-name="AncientGreek_3a__20_Ἀρχαία_20_ἑλληνικά"><text:span text:style-name="T12">εὐδοκιμοῦσι</text:span></text:span><text:span text:style-name="AncientGreek_3a__20_Ἀρχαία_20_ἑλληνικά"><text:span text:style-name="T15"> </text:span></text:span><text:span text:style-name="AncientGreek_3a__20_Ἀρχαία_20_ἑλληνικά"><text:span text:style-name="T12">διὰ</text:span></text:span><text:span text:style-name="AncientGreek_3a__20_Ἀρχαία_20_ἑλληνικά"><text:span text:style-name="T15"> </text:span></text:span><text:span text:style-name="AncientGreek_3a__20_Ἀρχαία_20_ἑλληνικά"><text:span text:style-name="T12">τὸ</text:span></text:span><text:span text:style-name="AncientGreek_3a__20_Ἀρχαία_20_ἑλληνικά"><text:span text:style-name="T15"> </text:span></text:span><text:span text:style-name="AncientGreek_3a__20_Ἀρχαία_20_ἑλληνικά"><text:span text:style-name="T12">ξένοι</text:span></text:span><text:span text:style-name="AncientGreek_3a__20_Ἀρχαία_20_ἑλληνικά"><text:span text:style-name="T15"> </text:span></text:span><text:span text:style-name="AncientGreek_3a__20_Ἀρχαία_20_ἑλληνικά"><text:span text:style-name="T12">εἶναι</text:span></text:span><text:span text:style-name="AncientGreek_3a__20_Ἀρχαία_20_ἑλληνικά"><text:span text:style-name="T15"> </text:span></text:span><text:span text:style-name="AncientGreek_3a__20_Ἀρχαία_20_ἑλληνικά"><text:span text:style-name="T12">καὶ</text:span></text:span><text:span text:style-name="AncientGreek_3a__20_Ἀρχαία_20_ἑλληνικά"><text:span text:style-name="T15"> </text:span></text:span><text:span text:style-name="AncientGreek_3a__20_Ἀρχαία_20_ἑλληνικά"><text:span text:style-name="T12">ὑπὸ</text:span></text:span><text:span text:style-name="AncientGreek_3a__20_Ἀρχαία_20_ἑλληνικά"><text:span text:style-name="T15"> </text:span></text:span><text:span text:style-name="AncientGreek_3a__20_Ἀρχαία_20_ἑλληνικά"><text:span text:style-name="T12">τῶν</text:span></text:span><text:span text:style-name="AncientGreek_3a__20_Ἀρχαία_20_ἑλληνικά"><text:span text:style-name="T15"> </text:span></text:span><text:span text:style-name="AncientGreek_3a__20_Ἀρχαία_20_ἑλληνικά"><text:span text:style-name="T12">πολιτῶν</text:span></text:span><text:span text:style-name="AncientGreek_3a__20_Ἀρχαία_20_ἑλληνικά"><text:span text:style-name="T15"> </text:span></text:span><text:span text:style-name="AncientGreek_3a__20_Ἀρχαία_20_ἑλληνικά"><text:span text:style-name="T12">δυσχεραίνονται</text:span></text:span><text:span text:style-name="AncientGreek_3a__20_Ἀρχαία_20_ἑλληνικά"><text:span text:style-name="T15"> </text:span></text:span><text:span text:style-name="AncientGreek_3a__20_Ἀρχαία_20_ἑλληνικά"><text:span text:style-name="T12">διὰ</text:span></text:span><text:span text:style-name="AncientGreek_3a__20_Ἀρχαία_20_ἑλληνικά"><text:span text:style-name="T15"> </text:span></text:span><text:span text:style-name="AncientGreek_3a__20_Ἀρχαία_20_ἑλληνικά"><text:span text:style-name="T12">τὸ</text:span></text:span><text:span text:style-name="AncientGreek_3a__20_Ἀρχαία_20_ἑλληνικά"><text:span text:style-name="T15"> </text:span></text:span><text:span text:style-name="AncientGreek_3a__20_Ἀρχαία_20_ἑλληνικά"><text:span text:style-name="T12">ὑπερπεφρονηκέναι</text:span></text:span><text:span text:style-name="AncientGreek_3a__20_Ἀρχαία_20_ἑλληνικά"><text:span text:style-name="T15"> </text:span></text:span><text:span text:style-name="AncientGreek_3a__20_Ἀρχαία_20_ἑλληνικά"><text:span text:style-name="T12">αὐτούς</text:span></text:span><text:span text:style-name="AncientGreek_3a__20_Ἀρχαία_20_ἑλληνικά"><text:span text:style-name="T15">.</text:span></text:span></text:p>
          </table:table-cell>
          <table:table-cell table:style-name="Table1.A1" office:value-type="string">
            <text:p text:style-name="P73"><text:span text:style-name="T40">A Jackdaw</text:span> AND THE CROWS</text:p>
            <text:p text:style-name="P71"/>
            <text:p text:style-name="P71">A jackdaw, which exceeded other jackdaws in size, disdained those of his tribe, went to the crows and asked to share their life. But the crows, to whom his form and his voice were unknown, beat him and drove him away. And he, repulsed by them, returned to the jackdaws; but the jackdaws, sensitive to the outrage, refused to receive it. It thus happened that he was excluded from society and from each other.</text:p>
            <text:p text:style-name="P71"/>
            <text:p text:style-name="P71">So it is with men. Those who abandon their fatherland and prefer another country to it, are frowned upon in that country, because they are foreigners, and they are odious to their own fellow-citizens, because they have despised them.</text:p>
          </table:table-cell>
        </table:table-row>
        <text:soft-page-break/>
        <table:table-row table:style-name="Table1.1">
          <table:table-cell table:style-name="Table1.A1" office:value-type="string">
            <text:p text:style-name="P36"><text:span text:style-name="AncientGreek_3a__20_Ἀρχαία_20_ἑλληνικά"><text:span text:style-name="T3">162.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ρνεα</text:span></text:span><text:span text:style-name="AncientGreek_3a__20_Ἀρχαία_20_ἑλληνικά"><text:span text:style-name="T3">.</text:span></text:span></text:p>
            <text:p text:style-name="P68"><text:span text:style-name="AncientGreek_3a__20_Ἀρχαία_20_ἑλληνικά"><text:span text:style-name="T12">Ζεὺς</text:span></text:span><text:span text:style-name="AncientGreek_3a__20_Ἀρχαία_20_ἑλληνικά"><text:span text:style-name="T15"> </text:span></text:span><text:span text:style-name="AncientGreek_3a__20_Ἀρχαία_20_ἑλληνικά"><text:span text:style-name="T12">βουλόμενος</text:span></text:span><text:span text:style-name="AncientGreek_3a__20_Ἀρχαία_20_ἑλληνικά"><text:span text:style-name="T15"> </text:span></text:span><text:span text:style-name="AncientGreek_3a__20_Ἀρχαία_20_ἑλληνικά"><text:span text:style-name="T12">βασιλέα</text:span></text:span><text:span text:style-name="AncientGreek_3a__20_Ἀρχαία_20_ἑλληνικά"><text:span text:style-name="T15"> </text:span></text:span><text:span text:style-name="AncientGreek_3a__20_Ἀρχαία_20_ἑλληνικά"><text:span text:style-name="T12">ὀρνέων</text:span></text:span><text:span text:style-name="AncientGreek_3a__20_Ἀρχαία_20_ἑλληνικά"><text:span text:style-name="T15"> </text:span></text:span><text:span text:style-name="AncientGreek_3a__20_Ἀρχαία_20_ἑλληνικά"><text:span text:style-name="T12">καταστῆσαι</text:span></text:span><text:span text:style-name="AncientGreek_3a__20_Ἀρχαία_20_ἑλληνικά"><text:span text:style-name="T15">, </text:span></text:span><text:span text:style-name="AncientGreek_3a__20_Ἀρχαία_20_ἑλληνικά"><text:span text:style-name="T12">προθεσμίαν</text:span></text:span><text:span text:style-name="AncientGreek_3a__20_Ἀρχαία_20_ἑλληνικά"><text:span text:style-name="T15"> </text:span></text:span><text:span text:style-name="AncientGreek_3a__20_Ἀρχαία_20_ἑλληνικά"><text:span text:style-name="T12">αὐτοῖς</text:span></text:span><text:span text:style-name="AncientGreek_3a__20_Ἀρχαία_20_ἑλληνικά"><text:span text:style-name="T15"> </text:span></text:span><text:span text:style-name="AncientGreek_3a__20_Ἀρχαία_20_ἑλληνικά"><text:span text:style-name="T12">ἔταξεν</text:span></text:span><text:span text:style-name="AncientGreek_3a__20_Ἀρχαία_20_ἑλληνικά"><text:span text:style-name="T15"> </text:span></text:span><text:span text:style-name="AncientGreek_3a__20_Ἀρχαία_20_ἑλληνικά"><text:span text:style-name="T12">ἐν</text:span></text:span><text:span text:style-name="AncientGreek_3a__20_Ἀρχαία_20_ἑλληνικά"><text:span text:style-name="T15"> </text:span></text:span><text:span text:style-name="AncientGreek_3a__20_Ἀρχαία_20_ἑλληνικά"><text:span text:style-name="T12">ᾗ</text:span></text:span><text:span text:style-name="AncientGreek_3a__20_Ἀρχαία_20_ἑλληνικά"><text:span text:style-name="T15"> </text:span></text:span><text:span text:style-name="AncientGreek_3a__20_Ἀρχαία_20_ἑλληνικά"><text:span text:style-name="T12">παραγενήσονται</text:span></text:span><text:span text:style-name="AncientGreek_3a__20_Ἀρχαία_20_ἑλληνικά"><text:span text:style-name="T15"> </text:span></text:span><text:span text:style-name="AncientGreek_3a__20_Ἀρχαία_20_ἑλληνικά"><text:span text:style-name="T12">πάντα</text:span></text:span><text:span text:style-name="AncientGreek_3a__20_Ἀρχαία_20_ἑλληνικά"><text:span text:style-name="T15">, </text:span></text:span><text:span text:style-name="AncientGreek_3a__20_Ἀρχαία_20_ἑλληνικά"><text:span text:style-name="T12">ὅπως</text:span></text:span><text:span text:style-name="AncientGreek_3a__20_Ἀρχαία_20_ἑλληνικά"><text:span text:style-name="T15"> </text:span></text:span><text:span text:style-name="AncientGreek_3a__20_Ἀρχαία_20_ἑλληνικά"><text:span text:style-name="T12">τὸν</text:span></text:span><text:span text:style-name="AncientGreek_3a__20_Ἀρχαία_20_ἑλληνικά"><text:span text:style-name="T15"> </text:span></text:span><text:span text:style-name="AncientGreek_3a__20_Ἀρχαία_20_ἑλληνικά"><text:span text:style-name="T12">ὡραιότατον</text:span></text:span><text:span text:style-name="AncientGreek_3a__20_Ἀρχαία_20_ἑλληνικά"><text:span text:style-name="T15"> </text:span></text:span><text:span text:style-name="AncientGreek_3a__20_Ἀρχαία_20_ἑλληνικά"><text:span text:style-name="T12">πάντων</text:span></text:span><text:span text:style-name="AncientGreek_3a__20_Ἀρχαία_20_ἑλληνικά"><text:span text:style-name="T15"> </text:span></text:span><text:span text:style-name="AncientGreek_3a__20_Ἀρχαία_20_ἑλληνικά"><text:span text:style-name="T12">καταστήσῃ</text:span></text:span><text:span text:style-name="AncientGreek_3a__20_Ἀρχαία_20_ἑλληνικά"><text:span text:style-name="T15"> </text:span></text:span><text:span text:style-name="AncientGreek_3a__20_Ἀρχαία_20_ἑλληνικά"><text:span text:style-name="T12">ἐπ᾿</text:span></text:span><text:span text:style-name="AncientGreek_3a__20_Ἀρχαία_20_ἑλληνικά"><text:span text:style-name="T15"> </text:span></text:span><text:span text:style-name="AncientGreek_3a__20_Ἀρχαία_20_ἑλληνικά"><text:span text:style-name="T12">αὐτοῖς</text:span></text:span><text:span text:style-name="AncientGreek_3a__20_Ἀρχαία_20_ἑλληνικά"><text:span text:style-name="T15"> </text:span></text:span><text:span text:style-name="AncientGreek_3a__20_Ἀρχαία_20_ἑλληνικά"><text:span text:style-name="T12">βασιλέα</text:span></text:span><text:span text:style-name="AncientGreek_3a__20_Ἀρχαία_20_ἑλληνικά"><text:span text:style-name="T15">. </text:span></text:span><text:span text:style-name="AncientGreek_3a__20_Ἀρχαία_20_ἑλληνικά"><text:span text:style-name="T12">Τὰ</text:span></text:span><text:span text:style-name="AncientGreek_3a__20_Ἀρχαία_20_ἑλληνικά"><text:span text:style-name="T15"> </text:span></text:span><text:span text:style-name="AncientGreek_3a__20_Ἀρχαία_20_ἑλληνικά"><text:span text:style-name="T12">δὲ</text:span></text:span><text:span text:style-name="AncientGreek_3a__20_Ἀρχαία_20_ἑλληνικά"><text:span text:style-name="T15"> </text:span></text:span><text:span text:style-name="AncientGreek_3a__20_Ἀρχαία_20_ἑλληνικά"><text:span text:style-name="T12">παραγενόμενα</text:span></text:span><text:span text:style-name="AncientGreek_3a__20_Ἀρχαία_20_ἑλληνικά"><text:span text:style-name="T15"> </text:span></text:span><text:span text:style-name="AncientGreek_3a__20_Ἀρχαία_20_ἑλληνικά"><text:span text:style-name="T12">ἐπί</text:span></text:span><text:span text:style-name="AncientGreek_3a__20_Ἀρχαία_20_ἑλληνικά"><text:span text:style-name="T15"> </text:span></text:span><text:span text:style-name="AncientGreek_3a__20_Ἀρχαία_20_ἑλληνικά"><text:span text:style-name="T12">τινα</text:span></text:span><text:span text:style-name="AncientGreek_3a__20_Ἀρχαία_20_ἑλληνικά"><text:span text:style-name="T15"> </text:span></text:span><text:span text:style-name="AncientGreek_3a__20_Ἀρχαία_20_ἑλληνικά"><text:span text:style-name="T12">ποταμὸν</text:span></text:span><text:span text:style-name="AncientGreek_3a__20_Ἀρχαία_20_ἑλληνικά"><text:span text:style-name="T15"> </text:span></text:span><text:span text:style-name="AncientGreek_3a__20_Ἀρχαία_20_ἑλληνικά"><text:span text:style-name="T12">ἀπενίζοντο</text:span></text:span><text:span text:style-name="AncientGreek_3a__20_Ἀρχαία_20_ἑλληνικά"><text:span text:style-name="T15">. </text:span></text:span><text:span text:style-name="AncientGreek_3a__20_Ἀρχαία_20_ἑλληνικά"><text:span text:style-name="T12">Κολοιὸς</text:span></text:span><text:span text:style-name="AncientGreek_3a__20_Ἀρχαία_20_ἑλληνικά"><text:span text:style-name="T15"> </text:span></text:span><text:span text:style-name="AncientGreek_3a__20_Ἀρχαία_20_ἑλληνικά"><text:span text:style-name="T12">δέ</text:span></text:span><text:span text:style-name="AncientGreek_3a__20_Ἀρχαία_20_ἑλληνικά"><text:span text:style-name="T15">, </text:span></text:span><text:span text:style-name="AncientGreek_3a__20_Ἀρχαία_20_ἑλληνικά"><text:span text:style-name="T12">συνιδὼν</text:span></text:span><text:span text:style-name="AncientGreek_3a__20_Ἀρχαία_20_ἑλληνικά"><text:span text:style-name="T15"> </text:span></text:span><text:span text:style-name="AncientGreek_3a__20_Ἀρχαία_20_ἑλληνικά"><text:span text:style-name="T12">ἑαυτὸν</text:span></text:span><text:span text:style-name="AncientGreek_3a__20_Ἀρχαία_20_ἑλληνικά"><text:span text:style-name="T15"> </text:span></text:span><text:span text:style-name="AncientGreek_3a__20_Ἀρχαία_20_ἑλληνικά"><text:span text:style-name="T12">δυσμορφίᾳ</text:span></text:span><text:span text:style-name="AncientGreek_3a__20_Ἀρχαία_20_ἑλληνικά"><text:span text:style-name="T15"> </text:span></text:span><text:span text:style-name="AncientGreek_3a__20_Ἀρχαία_20_ἑλληνικά"><text:span text:style-name="T12">περικείμενον</text:span></text:span><text:span text:style-name="AncientGreek_3a__20_Ἀρχαία_20_ἑλληνικά"><text:span text:style-name="T15">, </text:span></text:span><text:span text:style-name="AncientGreek_3a__20_Ἀρχαία_20_ἑλληνικά"><text:span text:style-name="T12">ἀπελθὼν</text:span></text:span><text:span text:style-name="AncientGreek_3a__20_Ἀρχαία_20_ἑλληνικά"><text:span text:style-name="T15"> </text:span></text:span><text:span text:style-name="AncientGreek_3a__20_Ἀρχαία_20_ἑλληνικά"><text:span text:style-name="T12">καὶ</text:span></text:span><text:span text:style-name="AncientGreek_3a__20_Ἀρχαία_20_ἑλληνικά"><text:span text:style-name="T15"> </text:span></text:span><text:span text:style-name="AncientGreek_3a__20_Ἀρχαία_20_ἑλληνικά"><text:span text:style-name="T12">τὰ</text:span></text:span><text:span text:style-name="AncientGreek_3a__20_Ἀρχαία_20_ἑλληνικά"><text:span text:style-name="T15"> </text:span></text:span><text:span text:style-name="AncientGreek_3a__20_Ἀρχαία_20_ἑλληνικά"><text:span text:style-name="T12">ἀποπίπτοντα</text:span></text:span><text:span text:style-name="AncientGreek_3a__20_Ἀρχαία_20_ἑλληνικά"><text:span text:style-name="T15"> </text:span></text:span><text:span text:style-name="AncientGreek_3a__20_Ἀρχαία_20_ἑλληνικά"><text:span text:style-name="T12">τῶν</text:span></text:span><text:span text:style-name="AncientGreek_3a__20_Ἀρχαία_20_ἑλληνικά"><text:span text:style-name="T15"> </text:span></text:span><text:span text:style-name="AncientGreek_3a__20_Ἀρχαία_20_ἑλληνικά"><text:span text:style-name="T12">ὀρνέων</text:span></text:span><text:span text:style-name="AncientGreek_3a__20_Ἀρχαία_20_ἑλληνικά"><text:span text:style-name="T15"> </text:span></text:span><text:span text:style-name="AncientGreek_3a__20_Ἀρχαία_20_ἑλληνικά"><text:span text:style-name="T12">πτερὰ</text:span></text:span><text:span text:style-name="AncientGreek_3a__20_Ἀρχαία_20_ἑλληνικά"><text:span text:style-name="T15"> </text:span></text:span><text:span text:style-name="AncientGreek_3a__20_Ἀρχαία_20_ἑλληνικά"><text:span text:style-name="T12">συλλεξάμενος</text:span></text:span><text:span text:style-name="AncientGreek_3a__20_Ἀρχαία_20_ἑλληνικά"><text:span text:style-name="T15">, </text:span></text:span><text:span text:style-name="AncientGreek_3a__20_Ἀρχαία_20_ἑλληνικά"><text:span text:style-name="T12">ἑαυτῷ</text:span></text:span><text:span text:style-name="AncientGreek_3a__20_Ἀρχαία_20_ἑλληνικά"><text:span text:style-name="T15"> </text:span></text:span><text:span text:style-name="AncientGreek_3a__20_Ἀρχαία_20_ἑλληνικά"><text:span text:style-name="T12">περιέθηκε</text:span></text:span><text:span text:style-name="AncientGreek_3a__20_Ἀρχαία_20_ἑλληνικά"><text:span text:style-name="T15"> </text:span></text:span><text:span text:style-name="AncientGreek_3a__20_Ἀρχαία_20_ἑλληνικά"><text:span text:style-name="T12">καὶ</text:span></text:span><text:span text:style-name="AncientGreek_3a__20_Ἀρχαία_20_ἑλληνικά"><text:span text:style-name="T15"> </text:span></text:span><text:span text:style-name="AncientGreek_3a__20_Ἀρχαία_20_ἑλληνικά"><text:span text:style-name="T12">προσεκόλλησε</text:span></text:span><text:span text:style-name="AncientGreek_3a__20_Ἀρχαία_20_ἑλληνικά"><text:span text:style-name="T15">. </text:span></text:span><text:span text:style-name="AncientGreek_3a__20_Ἀρχαία_20_ἑλληνικά"><text:span text:style-name="T12">Συνέβη</text:span></text:span><text:span text:style-name="AncientGreek_3a__20_Ἀρχαία_20_ἑλληνικά"><text:span text:style-name="T15"> </text:span></text:span><text:span text:style-name="AncientGreek_3a__20_Ἀρχαία_20_ἑλληνικά"><text:span text:style-name="T12">οὖν</text:span></text:span><text:span text:style-name="AncientGreek_3a__20_Ἀρχαία_20_ἑλληνικά"><text:span text:style-name="T15"> </text:span></text:span><text:span text:style-name="AncientGreek_3a__20_Ἀρχαία_20_ἑλληνικά"><text:span text:style-name="T12">ἐκ</text:span></text:span><text:span text:style-name="AncientGreek_3a__20_Ἀρχαία_20_ἑλληνικά"><text:span text:style-name="T15"> </text:span></text:span><text:span text:style-name="AncientGreek_3a__20_Ἀρχαία_20_ἑλληνικά"><text:span text:style-name="T12">τούτου</text:span></text:span><text:span text:style-name="AncientGreek_3a__20_Ἀρχαία_20_ἑλληνικά"><text:span text:style-name="T15"> </text:span></text:span><text:span text:style-name="AncientGreek_3a__20_Ἀρχαία_20_ἑλληνικά"><text:span text:style-name="T12">εὐειδέστερον</text:span></text:span><text:span text:style-name="AncientGreek_3a__20_Ἀρχαία_20_ἑλληνικά"><text:span text:style-name="T15"> </text:span></text:span><text:span text:style-name="AncientGreek_3a__20_Ἀρχαία_20_ἑλληνικά"><text:span text:style-name="T12">πάντων</text:span></text:span><text:span text:style-name="AncientGreek_3a__20_Ἀρχαία_20_ἑλληνικά"><text:span text:style-name="T15"> </text:span></text:span><text:span text:style-name="AncientGreek_3a__20_Ἀρχαία_20_ἑλληνικά"><text:span text:style-name="T12">γεγονέναι</text:span></text:span><text:span text:style-name="AncientGreek_3a__20_Ἀρχαία_20_ἑλληνικά"><text:span text:style-name="T15">. </text:span></text:span><text:span text:style-name="AncientGreek_3a__20_Ἀρχαία_20_ἑλληνικά"><text:span text:style-name="T12">Ἐπέστη</text:span></text:span><text:span text:style-name="AncientGreek_3a__20_Ἀρχαία_20_ἑλληνικά"><text:span text:style-name="T15"> </text:span></text:span><text:span text:style-name="AncientGreek_3a__20_Ἀρχαία_20_ἑλληνικά"><text:span text:style-name="T12">οὖν</text:span></text:span><text:span text:style-name="AncientGreek_3a__20_Ἀρχαία_20_ἑλληνικά"><text:span text:style-name="T15"> </text:span></text:span><text:span text:style-name="AncientGreek_3a__20_Ἀρχαία_20_ἑλληνικά"><text:span text:style-name="T12">ἡ</text:span></text:span><text:span text:style-name="AncientGreek_3a__20_Ἀρχαία_20_ἑλληνικά"><text:span text:style-name="T15"> </text:span></text:span><text:span text:style-name="AncientGreek_3a__20_Ἀρχαία_20_ἑλληνικά"><text:span text:style-name="T12">ἡμέρα</text:span></text:span><text:span text:style-name="AncientGreek_3a__20_Ἀρχαία_20_ἑλληνικά"><text:span text:style-name="T15"> </text:span></text:span><text:span text:style-name="AncientGreek_3a__20_Ἀρχαία_20_ἑλληνικά"><text:span text:style-name="T12">τῆς</text:span></text:span><text:span text:style-name="AncientGreek_3a__20_Ἀρχαία_20_ἑλληνικά"><text:span text:style-name="T15"> </text:span></text:span><text:span text:style-name="AncientGreek_3a__20_Ἀρχαία_20_ἑλληνικά"><text:span text:style-name="T12">προθεσμίας</text:span></text:span><text:span text:style-name="AncientGreek_3a__20_Ἀρχαία_20_ἑλληνικά"><text:span text:style-name="T15"> </text:span></text:span><text:span text:style-name="AncientGreek_3a__20_Ἀρχαία_20_ἑλληνικά"><text:span text:style-name="T12">καὶ</text:span></text:span><text:span text:style-name="AncientGreek_3a__20_Ἀρχαία_20_ἑλληνικά"><text:span text:style-name="T15"> </text:span></text:span><text:span text:style-name="AncientGreek_3a__20_Ἀρχαία_20_ἑλληνικά"><text:span text:style-name="T12">ἦλθον</text:span></text:span><text:span text:style-name="AncientGreek_3a__20_Ἀρχαία_20_ἑλληνικά"><text:span text:style-name="T15"> </text:span></text:span><text:span text:style-name="AncientGreek_3a__20_Ἀρχαία_20_ἑλληνικά"><text:span text:style-name="T12">πάντα</text:span></text:span><text:span text:style-name="AncientGreek_3a__20_Ἀρχαία_20_ἑλληνικά"><text:span text:style-name="T15"> </text:span></text:span><text:span text:style-name="AncientGreek_3a__20_Ἀρχαία_20_ἑλληνικά"><text:span text:style-name="T12">τὰ</text:span></text:span><text:span text:style-name="AncientGreek_3a__20_Ἀρχαία_20_ἑλληνικά"><text:span text:style-name="T15"> </text:span></text:span><text:span text:style-name="AncientGreek_3a__20_Ἀρχαία_20_ἑλληνικά"><text:span text:style-name="T12">ὄρνεα</text:span></text:span><text:span text:style-name="AncientGreek_3a__20_Ἀρχαία_20_ἑλληνικά"><text:span text:style-name="T15"> </text:span></text:span><text:span text:style-name="AncientGreek_3a__20_Ἀρχαία_20_ἑλληνικά"><text:span text:style-name="T12">πρὸς</text:span></text:span><text:span text:style-name="AncientGreek_3a__20_Ἀρχαία_20_ἑλληνικά"><text:span text:style-name="T15"> </text:span></text:span><text:span text:style-name="AncientGreek_3a__20_Ἀρχαία_20_ἑλληνικά"><text:span text:style-name="T12">τὸν</text:span></text:span><text:span text:style-name="AncientGreek_3a__20_Ἀρχαία_20_ἑλληνικά"><text:span text:style-name="T15"> </text:span></text:span><text:span text:style-name="AncientGreek_3a__20_Ἀρχαία_20_ἑλληνικά"><text:span text:style-name="T12">Δία</text:span></text:span><text:span text:style-name="AncientGreek_3a__20_Ἀρχαία_20_ἑλληνικά"><text:span text:style-name="T15">. </text:span></text:span><text:span text:style-name="AncientGreek_3a__20_Ἀρχαία_20_ἑλληνικά"><text:span text:style-name="T12">Ὁ</text:span></text:span><text:span text:style-name="AncientGreek_3a__20_Ἀρχαία_20_ἑλληνικά"><text:span text:style-name="T15"> </text:span></text:span><text:span text:style-name="AncientGreek_3a__20_Ἀρχαία_20_ἑλληνικά"><text:span text:style-name="T12">δὲ</text:span></text:span><text:span text:style-name="AncientGreek_3a__20_Ἀρχαία_20_ἑλληνικά"><text:span text:style-name="T15"> </text:span></text:span><text:span text:style-name="AncientGreek_3a__20_Ἀρχαία_20_ἑλληνικά"><text:span text:style-name="T12">κολοιὸς</text:span></text:span><text:span text:style-name="AncientGreek_3a__20_Ἀρχαία_20_ἑλληνικά"><text:span text:style-name="T15"> </text:span></text:span><text:span text:style-name="AncientGreek_3a__20_Ἀρχαία_20_ἑλληνικά"><text:span text:style-name="T12">ποικίλος</text:span></text:span><text:span text:style-name="AncientGreek_3a__20_Ἀρχαία_20_ἑλληνικά"><text:span text:style-name="T15"> </text:span></text:span><text:span text:style-name="AncientGreek_3a__20_Ἀρχαία_20_ἑλληνικά"><text:span text:style-name="T12">γενόμενος</text:span></text:span><text:span text:style-name="AncientGreek_3a__20_Ἀρχαία_20_ἑλληνικά"><text:span text:style-name="T15"> </text:span></text:span><text:span text:style-name="AncientGreek_3a__20_Ἀρχαία_20_ἑλληνικά"><text:span text:style-name="T12">ἧκε</text:span></text:span><text:span text:style-name="AncientGreek_3a__20_Ἀρχαία_20_ἑλληνικά"><text:span text:style-name="T15"> </text:span></text:span><text:span text:style-name="AncientGreek_3a__20_Ἀρχαία_20_ἑλληνικά"><text:span text:style-name="T12">καὶ</text:span></text:span><text:span text:style-name="AncientGreek_3a__20_Ἀρχαία_20_ἑλληνικά"><text:span text:style-name="T15"> </text:span></text:span><text:span text:style-name="AncientGreek_3a__20_Ἀρχαία_20_ἑλληνικά"><text:span text:style-name="T12">αὐτός</text:span></text:span><text:span text:style-name="AncientGreek_3a__20_Ἀρχαία_20_ἑλληνικά"><text:span text:style-name="T15">. </text:span></text:span><text:span text:style-name="AncientGreek_3a__20_Ἀρχαία_20_ἑλληνικά"><text:span text:style-name="T12">Τοῦ</text:span></text:span><text:span text:style-name="AncientGreek_3a__20_Ἀρχαία_20_ἑλληνικά"><text:span text:style-name="T15"> </text:span></text:span><text:span text:style-name="AncientGreek_3a__20_Ἀρχαία_20_ἑλληνικά"><text:span text:style-name="T12">δὲ</text:span></text:span><text:span text:style-name="AncientGreek_3a__20_Ἀρχαία_20_ἑλληνικά"><text:span text:style-name="T15"> </text:span></text:span><text:span text:style-name="AncientGreek_3a__20_Ἀρχαία_20_ἑλληνικά"><text:span text:style-name="T12">Διὸς</text:span></text:span><text:span text:style-name="AncientGreek_3a__20_Ἀρχαία_20_ἑλληνικά"><text:span text:style-name="T15"> </text:span></text:span><text:span text:style-name="AncientGreek_3a__20_Ἀρχαία_20_ἑλληνικά"><text:span text:style-name="T12">μέλλοντος</text:span></text:span><text:span text:style-name="AncientGreek_3a__20_Ἀρχαία_20_ἑλληνικά"><text:span text:style-name="T15"> </text:span></text:span><text:span text:style-name="AncientGreek_3a__20_Ἀρχαία_20_ἑλληνικά"><text:span text:style-name="T12">χειροτονῆσαι</text:span></text:span><text:span text:style-name="AncientGreek_3a__20_Ἀρχαία_20_ἑλληνικά"><text:span text:style-name="T15"> </text:span></text:span><text:span text:style-name="AncientGreek_3a__20_Ἀρχαία_20_ἑλληνικά"><text:span text:style-name="T12">αὐτοῖς</text:span></text:span><text:span text:style-name="AncientGreek_3a__20_Ἀρχαία_20_ἑλληνικά"><text:span text:style-name="T15"> </text:span></text:span><text:span text:style-name="AncientGreek_3a__20_Ἀρχαία_20_ἑλληνικά"><text:span text:style-name="T12">τὸν</text:span></text:span><text:span text:style-name="AncientGreek_3a__20_Ἀρχαία_20_ἑλληνικά"><text:span text:style-name="T15"> </text:span></text:span><text:span text:style-name="AncientGreek_3a__20_Ἀρχαία_20_ἑλληνικά"><text:span text:style-name="T12">κολοιὸν</text:span></text:span><text:span text:style-name="AncientGreek_3a__20_Ἀρχαία_20_ἑλληνικά"><text:span text:style-name="T15"> </text:span></text:span><text:span text:style-name="AncientGreek_3a__20_Ἀρχαία_20_ἑλληνικά"><text:span text:style-name="T12">βασιλέα</text:span></text:span><text:span text:style-name="AncientGreek_3a__20_Ἀρχαία_20_ἑλληνικά"><text:span text:style-name="T15"> </text:span></text:span><text:span text:style-name="AncientGreek_3a__20_Ἀρχαία_20_ἑλληνικά"><text:span text:style-name="T12">διὰ</text:span></text:span><text:span text:style-name="AncientGreek_3a__20_Ἀρχαία_20_ἑλληνικά"><text:span text:style-name="T15"> </text:span></text:span><text:span text:style-name="AncientGreek_3a__20_Ἀρχαία_20_ἑλληνικά"><text:span text:style-name="T12">τὴν</text:span></text:span><text:span text:style-name="AncientGreek_3a__20_Ἀρχαία_20_ἑλληνικά"><text:span text:style-name="T15"> </text:span></text:span><text:span text:style-name="AncientGreek_3a__20_Ἀρχαία_20_ἑλληνικά"><text:span text:style-name="T12">εὐπρέπειαν</text:span></text:span><text:span text:style-name="AncientGreek_3a__20_Ἀρχαία_20_ἑλληνικά"><text:span text:style-name="T15">, </text:span></text:span><text:span text:style-name="AncientGreek_3a__20_Ἀρχαία_20_ἑλληνικά"><text:span text:style-name="T12">ἀγανακτήσαντα</text:span></text:span><text:span text:style-name="AncientGreek_3a__20_Ἀρχαία_20_ἑλληνικά"><text:span text:style-name="T15"> </text:span></text:span><text:span text:style-name="AncientGreek_3a__20_Ἀρχαία_20_ἑλληνικά"><text:span text:style-name="T12">τὰ</text:span></text:span><text:span text:style-name="AncientGreek_3a__20_Ἀρχαία_20_ἑλληνικά"><text:span text:style-name="T15"> </text:span></text:span><text:span text:style-name="AncientGreek_3a__20_Ἀρχαία_20_ἑλληνικά"><text:span text:style-name="T12">ὄρνεα</text:span></text:span><text:span text:style-name="AncientGreek_3a__20_Ἀρχαία_20_ἑλληνικά"><text:span text:style-name="T15">, </text:span></text:span><text:span text:style-name="AncientGreek_3a__20_Ἀρχαία_20_ἑλληνικά"><text:span text:style-name="T12">ἕκαστον</text:span></text:span><text:span text:style-name="AncientGreek_3a__20_Ἀρχαία_20_ἑλληνικά"><text:span text:style-name="T15"> </text:span></text:span><text:span text:style-name="AncientGreek_3a__20_Ἀρχαία_20_ἑλληνικά"><text:span text:style-name="T12">τὸ</text:span></text:span><text:span text:style-name="AncientGreek_3a__20_Ἀρχαία_20_ἑλληνικά"><text:span text:style-name="T15"> </text:span></text:span><text:span text:style-name="AncientGreek_3a__20_Ἀρχαία_20_ἑλληνικά"><text:span text:style-name="T12">ἴδιον</text:span></text:span><text:span text:style-name="AncientGreek_3a__20_Ἀρχαία_20_ἑλληνικά"><text:span text:style-name="T15"> </text:span></text:span><text:span text:style-name="AncientGreek_3a__20_Ἀρχαία_20_ἑλληνικά"><text:span text:style-name="T12">αὐτοῦ</text:span></text:span><text:span text:style-name="AncientGreek_3a__20_Ἀρχαία_20_ἑλληνικά"><text:span text:style-name="T15"> </text:span></text:span><text:span text:style-name="AncientGreek_3a__20_Ἀρχαία_20_ἑλληνικά"><text:span text:style-name="T12">πτερὸν</text:span></text:span><text:span text:style-name="AncientGreek_3a__20_Ἀρχαία_20_ἑλληνικά"><text:span text:style-name="T15"> </text:span></text:span><text:span text:style-name="AncientGreek_3a__20_Ἀρχαία_20_ἑλληνικά"><text:span text:style-name="T12">ἀφείλετο</text:span></text:span><text:span text:style-name="AncientGreek_3a__20_Ἀρχαία_20_ἑλληνικά"><text:span text:style-name="T15">. </text:span></text:span><text:span text:style-name="AncientGreek_3a__20_Ἀρχαία_20_ἑλληνικά"><text:span text:style-name="T12">Οὕτω</text:span></text:span><text:span text:style-name="AncientGreek_3a__20_Ἀρχαία_20_ἑλληνικά"><text:span text:style-name="T15"> </text:span></text:span><text:span text:style-name="AncientGreek_3a__20_Ἀρχαία_20_ἑλληνικά"><text:span text:style-name="T12">τε</text:span></text:span><text:span text:style-name="AncientGreek_3a__20_Ἀρχαία_20_ἑλληνικά"><text:span text:style-name="T15"> </text:span></text:span><text:span text:style-name="AncientGreek_3a__20_Ἀρχαία_20_ἑλληνικά"><text:span text:style-name="T12">συνέβη</text:span></text:span><text:span text:style-name="AncientGreek_3a__20_Ἀρχαία_20_ἑλληνικά"><text:span text:style-name="T15"> </text:span></text:span><text:span text:style-name="AncientGreek_3a__20_Ἀρχαία_20_ἑλληνικά"><text:span text:style-name="T12">αὐτῷ</text:span></text:span><text:span text:style-name="AncientGreek_3a__20_Ἀρχαία_20_ἑλληνικά"><text:span text:style-name="T15"> </text:span></text:span><text:span text:style-name="AncientGreek_3a__20_Ἀρχαία_20_ἑλληνικά"><text:span text:style-name="T12">ἀπογυμνωθέντι</text:span></text:span><text:span text:style-name="AncientGreek_3a__20_Ἀρχαία_20_ἑλληνικά"><text:span text:style-name="T15"> </text:span></text:span><text:span text:style-name="AncientGreek_3a__20_Ἀρχαία_20_ἑλληνικά"><text:span text:style-name="T12">κολοιὸν</text:span></text:span><text:span text:style-name="AncientGreek_3a__20_Ἀρχαία_20_ἑλληνικά"><text:span text:style-name="T15"> </text:span></text:span><text:span text:style-name="AncientGreek_3a__20_Ἀρχαία_20_ἑλληνικά"><text:span text:style-name="T12">πάλιν</text:span></text:span><text:span text:style-name="AncientGreek_3a__20_Ἀρχαία_20_ἑλληνικά"><text:span text:style-name="T15"> </text:span></text:span><text:span text:style-name="AncientGreek_3a__20_Ἀρχαία_20_ἑλληνικά"><text:span text:style-name="T12">γενέσθαι</text:span></text:span><text:span text:style-name="AncientGreek_3a__20_Ἀρχαία_20_ἑλληνικά"><text:span text:style-name="T15">.</text:span></text:span></text:p>
            <text:p text:style-name="P68"><text:span text:style-name="AncientGreek_3a__20_Ἀρχαία_20_ἑλληνικά"><text:span text:style-name="T12">Οὕτω</text:span></text:span><text:span text:style-name="AncientGreek_3a__20_Ἀρχαία_20_ἑλληνικά"><text:span text:style-name="T15"> </text:span></text:span><text:span text:style-name="AncientGreek_3a__20_Ἀρχαία_20_ἑλληνικά"><text:span text:style-name="T12">καὶ</text:span></text:span><text:span text:style-name="AncientGreek_3a__20_Ἀρχαία_20_ἑλληνικά"><text:span text:style-name="T15"> </text:span></text:span><text:span text:style-name="AncientGreek_3a__20_Ἀρχαία_20_ἑλληνικά"><text:span text:style-name="T12">τῶν</text:span></text:span><text:span text:style-name="AncientGreek_3a__20_Ἀρχαία_20_ἑλληνικά"><text:span text:style-name="T15"> </text:span></text:span><text:span text:style-name="AncientGreek_3a__20_Ἀρχαία_20_ἑλληνικά"><text:span text:style-name="T12">ἀνθρώπων</text:span></text:span><text:span text:style-name="AncientGreek_3a__20_Ἀρχαία_20_ἑλληνικά"><text:span text:style-name="T15"> </text:span></text:span><text:span text:style-name="AncientGreek_3a__20_Ἀρχαία_20_ἑλληνικά"><text:span text:style-name="T12">οἱ</text:span></text:span><text:span text:style-name="AncientGreek_3a__20_Ἀρχαία_20_ἑλληνικά"><text:span text:style-name="T15"> </text:span></text:span><text:span text:style-name="AncientGreek_3a__20_Ἀρχαία_20_ἑλληνικά"><text:span text:style-name="T12">χρεωφειλέται</text:span></text:span><text:span text:style-name="AncientGreek_3a__20_Ἀρχαία_20_ἑλληνικά"><text:span text:style-name="T15">, </text:span></text:span><text:span text:style-name="AncientGreek_3a__20_Ἀρχαία_20_ἑλληνικά"><text:span text:style-name="T12">μέχρι</text:span></text:span><text:span text:style-name="AncientGreek_3a__20_Ἀρχαία_20_ἑλληνικά"><text:span text:style-name="T15"> </text:span></text:span><text:span text:style-name="AncientGreek_3a__20_Ἀρχαία_20_ἑλληνικά"><text:span text:style-name="T12">μὲν</text:span></text:span><text:span text:style-name="AncientGreek_3a__20_Ἀρχαία_20_ἑλληνικά"><text:span text:style-name="T15"> </text:span></text:span><text:span text:style-name="AncientGreek_3a__20_Ἀρχαία_20_ἑλληνικά"><text:span text:style-name="T12">τὰ</text:span></text:span><text:span text:style-name="AncientGreek_3a__20_Ἀρχαία_20_ἑλληνικά"><text:span text:style-name="T15"> </text:span></text:span><text:span text:style-name="AncientGreek_3a__20_Ἀρχαία_20_ἑλληνικά"><text:span text:style-name="T12">ἀλλότρια</text:span></text:span><text:span text:style-name="AncientGreek_3a__20_Ἀρχαία_20_ἑλληνικά"><text:span text:style-name="T15"> </text:span></text:span><text:span text:style-name="AncientGreek_3a__20_Ἀρχαία_20_ἑλληνικά"><text:span text:style-name="T12">ἔχουσι</text:span></text:span><text:span text:style-name="AncientGreek_3a__20_Ἀρχαία_20_ἑλληνικά"><text:span text:style-name="T15"> </text:span></text:span><text:span text:style-name="AncientGreek_3a__20_Ἀρχαία_20_ἑλληνικά"><text:span text:style-name="T12">χρήματα</text:span></text:span><text:span text:style-name="AncientGreek_3a__20_Ἀρχαία_20_ἑλληνικά"><text:span text:style-name="T15">, </text:span></text:span><text:span text:style-name="AncientGreek_3a__20_Ἀρχαία_20_ἑλληνικά"><text:span text:style-name="T12">δοκοῦσί</text:span></text:span><text:span text:style-name="AncientGreek_3a__20_Ἀρχαία_20_ἑλληνικά"><text:span text:style-name="T15"> </text:span></text:span><text:span text:style-name="AncientGreek_3a__20_Ἀρχαία_20_ἑλληνικά"><text:span text:style-name="T12">τινες</text:span></text:span><text:span text:style-name="AncientGreek_3a__20_Ἀρχαία_20_ἑλληνικά"><text:span text:style-name="T15"> </text:span></text:span><text:span text:style-name="AncientGreek_3a__20_Ἀρχαία_20_ἑλληνικά"><text:span text:style-name="T12">εἶναι</text:span></text:span><text:span text:style-name="AncientGreek_3a__20_Ἀρχαία_20_ἑλληνικά"><text:span text:style-name="T15">, </text:span></text:span><text:span text:style-name="AncientGreek_3a__20_Ἀρχαία_20_ἑλληνικά"><text:span text:style-name="T12">ἐπειδὰν</text:span></text:span><text:span text:style-name="AncientGreek_3a__20_Ἀρχαία_20_ἑλληνικά"><text:span text:style-name="T15"> </text:span></text:span><text:span text:style-name="AncientGreek_3a__20_Ἀρχαία_20_ἑλληνικά"><text:span text:style-name="T12">δὲ</text:span></text:span><text:span text:style-name="AncientGreek_3a__20_Ἀρχαία_20_ἑλληνικά"><text:span text:style-name="T15"> </text:span></text:span><text:span text:style-name="AncientGreek_3a__20_Ἀρχαία_20_ἑλληνικά"><text:span text:style-name="T12">αὐτὰ</text:span></text:span><text:span text:style-name="AncientGreek_3a__20_Ἀρχαία_20_ἑλληνικά"><text:span text:style-name="T15"> </text:span></text:span><text:span text:style-name="AncientGreek_3a__20_Ἀρχαία_20_ἑλληνικά"><text:span text:style-name="T12">ἀποδώσωσιν</text:span></text:span><text:span text:style-name="AncientGreek_3a__20_Ἀρχαία_20_ἑλληνικά"><text:span text:style-name="T15">, </text:span></text:span><text:span text:style-name="AncientGreek_3a__20_Ἀρχαία_20_ἑλληνικά"><text:span text:style-name="T12">ὁποῖοι</text:span></text:span><text:span text:style-name="AncientGreek_3a__20_Ἀρχαία_20_ἑλληνικά"><text:span text:style-name="T15"> </text:span></text:span><text:span text:style-name="AncientGreek_3a__20_Ἀρχαία_20_ἑλληνικά"><text:span text:style-name="T12">ἐξ</text:span></text:span><text:span text:style-name="AncientGreek_3a__20_Ἀρχαία_20_ἑλληνικά"><text:span text:style-name="T15"> </text:span></text:span><text:span text:style-name="AncientGreek_3a__20_Ἀρχαία_20_ἑλληνικά"><text:span text:style-name="T12">ἀρχῆς</text:span></text:span><text:span text:style-name="AncientGreek_3a__20_Ἀρχαία_20_ἑλληνικά"><text:span text:style-name="T15"> </text:span></text:span><text:span text:style-name="AncientGreek_3a__20_Ἀρχαία_20_ἑλληνικά"><text:span text:style-name="T12">ἦσαν</text:span></text:span><text:span text:style-name="AncientGreek_3a__20_Ἀρχαία_20_ἑλληνικά"><text:span text:style-name="T15"> </text:span></text:span><text:span text:style-name="AncientGreek_3a__20_Ἀρχαία_20_ἑλληνικά"><text:span text:style-name="T12">εὑρίσκονται</text:span></text:span><text:span text:style-name="AncientGreek_3a__20_Ἀρχαία_20_ἑλληνικά"><text:span text:style-name="T15">.</text:span></text:span></text:p>
          </table:table-cell>
          <table:table-cell table:style-name="Table1.A1" office:value-type="string">
            <text:p text:style-name="P73"><text:span text:style-name="T40">A Jackdaw</text:span> AND BIRDS</text:p>
            <text:p text:style-name="P71"/>
            <text:p text:style-name="P71">Zeus, wanting to institute a king of the birds, fixed a day for them all to appear before him: he would choose the most beautiful of all to reign over them. The birds went to the edge of a river to wash themselves there. Now the jackdaw, realizing his ugliness, came and picked up the feathers that the birds had dropped, then he adjusted them and tied them to himself. It thus happened that he was the most beautiful of all. But the appointed day arrived and all the birds went to Zeus. The jackdaw, with its variegated finery, also presented itself. And Zeus was going to give him his suffrage for kingship, because of his beauty; but the indignant birds each tore from him the feather which came from them. As a result, the stripped jackdaw became a jackdaw.<text:line-break/>It is thus with men who have debts: as long as they are in possession of the property of others, they appear to be personages; but when they have given back what they owe, they are found again as they were before.</text:p>
          </table:table-cell>
        </table:table-row>
        <table:table-row table:style-name="Table1.1">
          <table:table-cell table:style-name="Table1.A1" office:value-type="string">
            <text:p text:style-name="P36"><text:span text:style-name="AncientGreek_3a__20_Ἀρχαία_20_ἑλληνικά"><text:span text:style-name="T3">163.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περιστεραί</text:span></text:span><text:span text:style-name="AncientGreek_3a__20_Ἀρχαία_20_ἑλληνικά"><text:span text:style-name="T3">.</text:span></text:span></text:p>
            <text:p text:style-name="P68"><text:span text:style-name="AncientGreek_3a__20_Ἀρχαία_20_ἑλληνικά"><text:span text:style-name="T12">Κολοιὸς</text:span></text:span><text:span text:style-name="AncientGreek_3a__20_Ἀρχαία_20_ἑλληνικά"><text:span text:style-name="T15"> </text:span></text:span><text:span text:style-name="AncientGreek_3a__20_Ἀρχαία_20_ἑλληνικά"><text:span text:style-name="T12">ἰδὼν</text:span></text:span><text:span text:style-name="AncientGreek_3a__20_Ἀρχαία_20_ἑλληνικά"><text:span text:style-name="T15"> </text:span></text:span><text:span text:style-name="AncientGreek_3a__20_Ἀρχαία_20_ἑλληνικά"><text:span text:style-name="T12">περιστερὰς</text:span></text:span><text:span text:style-name="AncientGreek_3a__20_Ἀρχαία_20_ἑλληνικά"><text:span text:style-name="T15"> </text:span></text:span><text:span text:style-name="AncientGreek_3a__20_Ἀρχαία_20_ἑλληνικά"><text:span text:style-name="T12">ἔν</text:span></text:span><text:span text:style-name="AncientGreek_3a__20_Ἀρχαία_20_ἑλληνικά"><text:span text:style-name="T15"> </text:span></text:span><text:span text:style-name="AncientGreek_3a__20_Ἀρχαία_20_ἑλληνικά"><text:span text:style-name="T12">τινι</text:span></text:span><text:span text:style-name="AncientGreek_3a__20_Ἀρχαία_20_ἑλληνικά"><text:span text:style-name="T15"> </text:span></text:span><text:span text:style-name="AncientGreek_3a__20_Ἀρχαία_20_ἑλληνικά"><text:span text:style-name="T12">περιστεροτροφείῳ</text:span></text:span><text:span text:style-name="AncientGreek_3a__20_Ἀρχαία_20_ἑλληνικά"><text:span text:style-name="T15"> </text:span></text:span><text:span text:style-name="AncientGreek_3a__20_Ἀρχαία_20_ἑλληνικά"><text:span text:style-name="T12">καλῶς</text:span></text:span><text:span text:style-name="AncientGreek_3a__20_Ἀρχαία_20_ἑλληνικά"><text:span text:style-name="T15"> </text:span></text:span><text:span text:style-name="AncientGreek_3a__20_Ἀρχαία_20_ἑλληνικά"><text:span text:style-name="T12">τρεφομένας</text:span></text:span><text:span text:style-name="AncientGreek_3a__20_Ἀρχαία_20_ἑλληνικά"><text:span text:style-name="T15">, </text:span></text:span><text:span text:style-name="AncientGreek_3a__20_Ἀρχαία_20_ἑλληνικά"><text:span text:style-name="T12">λευκάνας</text:span></text:span><text:span text:style-name="AncientGreek_3a__20_Ἀρχαία_20_ἑλληνικά"><text:span text:style-name="T15"> </text:span></text:span><text:span text:style-name="AncientGreek_3a__20_Ἀρχαία_20_ἑλληνικά"><text:span text:style-name="T12">ἑαυτὸν</text:span></text:span><text:span text:style-name="AncientGreek_3a__20_Ἀρχαία_20_ἑλληνικά"><text:span text:style-name="T15"> </text:span></text:span><text:span text:style-name="AncientGreek_3a__20_Ἀρχαία_20_ἑλληνικά"><text:span text:style-name="T12">ἧκεν</text:span></text:span><text:span text:style-name="AncientGreek_3a__20_Ἀρχαία_20_ἑλληνικά"><text:span text:style-name="T15"> </text:span></text:span><text:span text:style-name="AncientGreek_3a__20_Ἀρχαία_20_ἑλληνικά"><text:span text:style-name="T12">ὡς</text:span></text:span><text:span text:style-name="AncientGreek_3a__20_Ἀρχαία_20_ἑλληνικά"><text:span text:style-name="T15"> </text:span></text:span><text:span text:style-name="AncientGreek_3a__20_Ἀρχαία_20_ἑλληνικά"><text:span text:style-name="T12">καὶ</text:span></text:span><text:span text:style-name="AncientGreek_3a__20_Ἀρχαία_20_ἑλληνικά"><text:span text:style-name="T15"> </text:span></text:span><text:span text:style-name="AncientGreek_3a__20_Ἀρχαία_20_ἑλληνικά"><text:span text:style-name="T12">ἀπὸ</text:span></text:span><text:span text:style-name="AncientGreek_3a__20_Ἀρχαία_20_ἑλληνικά"><text:span text:style-name="T15"> </text:span></text:span><text:span text:style-name="AncientGreek_3a__20_Ἀρχαία_20_ἑλληνικά"><text:span text:style-name="T12">τῆς</text:span></text:span><text:span text:style-name="AncientGreek_3a__20_Ἀρχαία_20_ἑλληνικά"><text:span text:style-name="T15"> </text:span></text:span><text:span text:style-name="AncientGreek_3a__20_Ἀρχαία_20_ἑλληνικά"><text:span text:style-name="T12">αὐτῆς</text:span></text:span><text:span text:style-name="AncientGreek_3a__20_Ἀρχαία_20_ἑλληνικά"><text:span text:style-name="T15"> </text:span></text:span><text:span text:style-name="AncientGreek_3a__20_Ἀρχαία_20_ἑλληνικά"><text:span text:style-name="T12">διαίτης</text:span></text:span><text:span text:style-name="AncientGreek_3a__20_Ἀρχαία_20_ἑλληνικά"><text:span text:style-name="T15"> </text:span></text:span><text:span text:style-name="AncientGreek_3a__20_Ἀρχαία_20_ἑλληνικά"><text:span text:style-name="T12">μεταληψόμενος</text:span></text:span><text:span text:style-name="AncientGreek_3a__20_Ἀρχαία_20_ἑλληνικά"><text:span text:style-name="T15">. </text:span></text:span><text:span text:style-name="AncientGreek_3a__20_Ἀρχαία_20_ἑλληνικά"><text:span text:style-name="T12">Αἱ</text:span></text:span><text:span text:style-name="AncientGreek_3a__20_Ἀρχαία_20_ἑλληνικά"><text:span text:style-name="T15"> </text:span></text:span><text:span text:style-name="AncientGreek_3a__20_Ἀρχαία_20_ἑλληνικά"><text:span text:style-name="T12">δέ</text:span></text:span><text:span text:style-name="AncientGreek_3a__20_Ἀρχαία_20_ἑλληνικά"><text:span text:style-name="T15">, </text:span></text:span><text:span text:style-name="AncientGreek_3a__20_Ἀρχαία_20_ἑλληνικά"><text:span text:style-name="T12">μέχρι</text:span></text:span><text:span text:style-name="AncientGreek_3a__20_Ἀρχαία_20_ἑλληνικά"><text:span text:style-name="T15"> </text:span></text:span><text:span text:style-name="AncientGreek_3a__20_Ἀρχαία_20_ἑλληνικά"><text:span text:style-name="T12">μὲν</text:span></text:span><text:span text:style-name="AncientGreek_3a__20_Ἀρχαία_20_ἑλληνικά"><text:span text:style-name="T15"> </text:span></text:span><text:span text:style-name="AncientGreek_3a__20_Ἀρχαία_20_ἑλληνικά"><text:span text:style-name="T12">ἡσύχαζεν</text:span></text:span><text:span text:style-name="AncientGreek_3a__20_Ἀρχαία_20_ἑλληνικά"><text:span text:style-name="T15">, </text:span></text:span><text:span text:style-name="AncientGreek_3a__20_Ἀρχαία_20_ἑλληνικά"><text:span text:style-name="T12">οἰόμεναι</text:span></text:span><text:span text:style-name="AncientGreek_3a__20_Ἀρχαία_20_ἑλληνικά"><text:span text:style-name="T15"> </text:span></text:span><text:span text:style-name="AncientGreek_3a__20_Ἀρχαία_20_ἑλληνικά"><text:span text:style-name="T12">περιστερὰν</text:span></text:span><text:span text:style-name="AncientGreek_3a__20_Ἀρχαία_20_ἑλληνικά"><text:span text:style-name="T15"> </text:span></text:span><text:span text:style-name="AncientGreek_3a__20_Ἀρχαία_20_ἑλληνικά"><text:span text:style-name="T12">αὐτὸν</text:span></text:span><text:span text:style-name="AncientGreek_3a__20_Ἀρχαία_20_ἑλληνικά"><text:span text:style-name="T15"> </text:span></text:span><text:span text:style-name="AncientGreek_3a__20_Ἀρχαία_20_ἑλληνικά"><text:span text:style-name="T12">εἶναι</text:span></text:span><text:span text:style-name="AncientGreek_3a__20_Ἀρχαία_20_ἑλληνικά"><text:span text:style-name="T15">, </text:span></text:span><text:span text:style-name="AncientGreek_3a__20_Ἀρχαία_20_ἑλληνικά"><text:span text:style-name="T12">προσίεντο</text:span></text:span><text:span text:style-name="AncientGreek_3a__20_Ἀρχαία_20_ἑλληνικά"><text:span text:style-name="T15">· </text:span></text:span><text:span text:style-name="AncientGreek_3a__20_Ἀρχαία_20_ἑλληνικά"><text:span text:style-name="T12">ἐπειδὴ</text:span></text:span><text:span text:style-name="AncientGreek_3a__20_Ἀρχαία_20_ἑλληνικά"><text:span text:style-name="T15"> </text:span></text:span><text:span text:style-name="AncientGreek_3a__20_Ἀρχαία_20_ἑλληνικά"><text:span text:style-name="T12">δέ</text:span></text:span><text:span text:style-name="AncientGreek_3a__20_Ἀρχαία_20_ἑλληνικά"><text:span text:style-name="T15"> </text:span></text:span><text:span text:style-name="AncientGreek_3a__20_Ἀρχαία_20_ἑλληνικά"><text:span text:style-name="T12">ποτε</text:span></text:span><text:span text:style-name="AncientGreek_3a__20_Ἀρχαία_20_ἑλληνικά"><text:span text:style-name="T15"> </text:span></text:span><text:span text:style-name="AncientGreek_3a__20_Ἀρχαία_20_ἑλληνικά"><text:span text:style-name="T12">ἐκλαθόμενος</text:span></text:span><text:span text:style-name="AncientGreek_3a__20_Ἀρχαία_20_ἑλληνικά"><text:span text:style-name="T15"> </text:span></text:span><text:span text:style-name="AncientGreek_3a__20_Ἀρχαία_20_ἑλληνικά"><text:span text:style-name="T12">ἐφθέγξατο</text:span></text:span><text:span text:style-name="AncientGreek_3a__20_Ἀρχαία_20_ἑλληνικά"><text:span text:style-name="T15">, </text:span></text:span><text:span text:style-name="AncientGreek_3a__20_Ἀρχαία_20_ἑλληνικά"><text:span text:style-name="T12">τηνικαῦτα</text:span></text:span><text:span text:style-name="AncientGreek_3a__20_Ἀρχαία_20_ἑλληνικά"><text:span text:style-name="T15"> </text:span></text:span><text:span text:style-name="AncientGreek_3a__20_Ἀρχαία_20_ἑλληνικά"><text:span text:style-name="T12">ἀμφιγνοήσασαι</text:span></text:span><text:span text:style-name="AncientGreek_3a__20_Ἀρχαία_20_ἑλληνικά"><text:span text:style-name="T15"> </text:span></text:span><text:span text:style-name="AncientGreek_3a__20_Ἀρχαία_20_ἑλληνικά"><text:span text:style-name="T12">αὐτοῦ</text:span></text:span><text:span text:style-name="AncientGreek_3a__20_Ἀρχαία_20_ἑλληνικά"><text:span text:style-name="T15"> </text:span></text:span><text:span text:style-name="AncientGreek_3a__20_Ἀρχαία_20_ἑλληνικά"><text:span text:style-name="T12">τὴν</text:span></text:span><text:span text:style-name="AncientGreek_3a__20_Ἀρχαία_20_ἑλληνικά"><text:span text:style-name="T15"> </text:span></text:span><text:span text:style-name="AncientGreek_3a__20_Ἀρχαία_20_ἑλληνικά"><text:span text:style-name="T12">φωνὴν</text:span></text:span><text:span text:style-name="AncientGreek_3a__20_Ἀρχαία_20_ἑλληνικά"><text:span text:style-name="T15"> </text:span></text:span><text:span text:style-name="AncientGreek_3a__20_Ἀρχαία_20_ἑλληνικά"><text:span text:style-name="T12">ἐξήλασαν</text:span></text:span><text:span text:style-name="AncientGreek_3a__20_Ἀρχαία_20_ἑλληνικά"><text:span text:style-name="T15"> </text:span></text:span><text:span text:style-name="AncientGreek_3a__20_Ἀρχαία_20_ἑλληνικά"><text:span text:style-name="T12">αὐτόν</text:span></text:span><text:span text:style-name="AncientGreek_3a__20_Ἀρχαία_20_ἑλληνικά"><text:span text:style-name="T15">. </text:span></text:span><text:span text:style-name="AncientGreek_3a__20_Ἀρχαία_20_ἑλληνικά"><text:span text:style-name="T12">Καὶ</text:span></text:span><text:span text:style-name="AncientGreek_3a__20_Ἀρχαία_20_ἑλληνικά"><text:span text:style-name="T15"> </text:span></text:span><text:span text:style-name="AncientGreek_3a__20_Ἀρχαία_20_ἑλληνικά"><text:span text:style-name="T12">ὃς</text:span></text:span><text:span text:style-name="AncientGreek_3a__20_Ἀρχαία_20_ἑλληνικά"><text:span text:style-name="T15"> </text:span></text:span><text:span text:style-name="AncientGreek_3a__20_Ἀρχαία_20_ἑλληνικά"><text:span text:style-name="T12">ἀποτυχὼν</text:span></text:span><text:span text:style-name="AncientGreek_3a__20_Ἀρχαία_20_ἑλληνικά"><text:span text:style-name="T15"> </text:span></text:span><text:span text:style-name="AncientGreek_3a__20_Ἀρχαία_20_ἑλληνικά"><text:span text:style-name="T12">τῆς</text:span></text:span><text:span text:style-name="AncientGreek_3a__20_Ἀρχαία_20_ἑλληνικά"><text:span text:style-name="T15"> </text:span></text:span><text:span text:style-name="AncientGreek_3a__20_Ἀρχαία_20_ἑλληνικά"><text:span text:style-name="T12">ἐνταῦθα</text:span></text:span><text:span text:style-name="AncientGreek_3a__20_Ἀρχαία_20_ἑλληνικά"><text:span text:style-name="T15"> </text:span></text:span><text:span text:style-name="AncientGreek_3a__20_Ἀρχαία_20_ἑλληνικά"><text:span text:style-name="T12">τροφῆς</text:span></text:span><text:span text:style-name="AncientGreek_3a__20_Ἀρχαία_20_ἑλληνικά"><text:span text:style-name="T15"> </text:span></text:span><text:span text:style-name="AncientGreek_3a__20_Ἀρχαία_20_ἑλληνικά"><text:span text:style-name="T12">ἐπανῆλθε</text:span></text:span><text:span text:style-name="AncientGreek_3a__20_Ἀρχαία_20_ἑλληνικά"><text:span text:style-name="T15"> </text:span></text:span><text:span text:style-name="AncientGreek_3a__20_Ἀρχαία_20_ἑλληνικά"><text:span text:style-name="T12">πάλιν</text:span></text:span><text:span text:style-name="AncientGreek_3a__20_Ἀρχαία_20_ἑλληνικά"><text:span text:style-name="T15"> </text:span></text:span><text:span text:style-name="AncientGreek_3a__20_Ἀρχαία_20_ἑλληνικά"><text:span text:style-name="T12">πρὸς</text:span></text:span><text:span text:style-name="AncientGreek_3a__20_Ἀρχαία_20_ἑλληνικά"><text:span text:style-name="T15"> </text:span></text:span><text:span text:style-name="AncientGreek_3a__20_Ἀρχαία_20_ἑλληνικά"><text:span text:style-name="T12">τοὺς</text:span></text:span><text:span text:style-name="AncientGreek_3a__20_Ἀρχαία_20_ἑλληνικά"><text:span text:style-name="T15"> </text:span></text:span><text:span text:style-name="AncientGreek_3a__20_Ἀρχαία_20_ἑλληνικά"><text:span text:style-name="T12">κολοιούς</text:span></text:span><text:span text:style-name="AncientGreek_3a__20_Ἀρχαία_20_ἑλληνικά"><text:span text:style-name="T15">· </text:span></text:span><text:span text:style-name="AncientGreek_3a__20_Ἀρχαία_20_ἑλληνικά"><text:span text:style-name="T12">κἀκεῖνοι</text:span></text:span><text:span text:style-name="AncientGreek_3a__20_Ἀρχαία_20_ἑλληνικά"><text:span text:style-name="T15"> </text:span></text:span><text:span text:style-name="AncientGreek_3a__20_Ἀρχαία_20_ἑλληνικά"><text:span text:style-name="T12">οὐ</text:span></text:span><text:span text:style-name="AncientGreek_3a__20_Ἀρχαία_20_ἑλληνικά"><text:span text:style-name="T15"> </text:span></text:span><text:span text:style-name="AncientGreek_3a__20_Ἀρχαία_20_ἑλληνικά"><text:span text:style-name="T12">γνωρίζοντες</text:span></text:span><text:span text:style-name="AncientGreek_3a__20_Ἀρχαία_20_ἑλληνικά"><text:span text:style-name="T15"> </text:span></text:span><text:span text:style-name="AncientGreek_3a__20_Ἀρχαία_20_ἑλληνικά"><text:span text:style-name="T12">αὐτὸν</text:span></text:span><text:span text:style-name="AncientGreek_3a__20_Ἀρχαία_20_ἑλληνικά"><text:span text:style-name="T15"> </text:span></text:span><text:span text:style-name="AncientGreek_3a__20_Ἀρχαία_20_ἑλληνικά"><text:span text:style-name="T12">διὰ</text:span></text:span><text:span text:style-name="AncientGreek_3a__20_Ἀρχαία_20_ἑλληνικά"><text:span text:style-name="T15"> </text:span></text:span><text:span text:style-name="AncientGreek_3a__20_Ἀρχαία_20_ἑλληνικά"><text:span text:style-name="T12">τὸ</text:span></text:span><text:span text:style-name="AncientGreek_3a__20_Ἀρχαία_20_ἑλληνικά"><text:span text:style-name="T15"> </text:span></text:span><text:span text:style-name="AncientGreek_3a__20_Ἀρχαία_20_ἑλληνικά"><text:span text:style-name="T12">χρῶμα</text:span></text:span><text:span text:style-name="AncientGreek_3a__20_Ἀρχαία_20_ἑλληνικά"><text:span text:style-name="T15"> </text:span></text:span><text:span text:style-name="AncientGreek_3a__20_Ἀρχαία_20_ἑλληνικά"><text:span text:style-name="T12">τῆς</text:span></text:span><text:span text:style-name="AncientGreek_3a__20_Ἀρχαία_20_ἑλληνικά"><text:span text:style-name="T15"> </text:span></text:span><text:span text:style-name="AncientGreek_3a__20_Ἀρχαία_20_ἑλληνικά"><text:span text:style-name="T12">μετ᾿</text:span></text:span><text:span text:style-name="AncientGreek_3a__20_Ἀρχαία_20_ἑλληνικά"><text:span text:style-name="T15"> </text:span></text:span><text:span text:style-name="AncientGreek_3a__20_Ἀρχαία_20_ἑλληνικά"><text:span text:style-name="T12">αὐτῶν</text:span></text:span><text:span text:style-name="AncientGreek_3a__20_Ἀρχαία_20_ἑλληνικά"><text:span text:style-name="T15"> </text:span></text:span><text:span text:style-name="AncientGreek_3a__20_Ἀρχαία_20_ἑλληνικά"><text:span text:style-name="T12">διαίτης</text:span></text:span><text:span text:style-name="AncientGreek_3a__20_Ἀρχαία_20_ἑλληνικά"><text:span text:style-name="T15"> </text:span></text:span><text:span text:style-name="AncientGreek_3a__20_Ἀρχαία_20_ἑλληνικά"><text:span text:style-name="T12">ἀπεῖρξαν</text:span></text:span><text:span text:style-name="AncientGreek_3a__20_Ἀρχαία_20_ἑλληνικά"><text:span text:style-name="T15"> </text:span></text:span><text:span text:style-name="AncientGreek_3a__20_Ἀρχαία_20_ἑλληνικά"><text:span text:style-name="T12">αὐτόν</text:span></text:span><text:span text:style-name="AncientGreek_3a__20_Ἀρχαία_20_ἑλληνικά"><text:span text:style-name="T15">. </text:span></text:span><text:span text:style-name="AncientGreek_3a__20_Ἀρχαία_20_ἑλληνικά"><text:span text:style-name="T12">Οὕτω</text:span></text:span><text:span text:style-name="AncientGreek_3a__20_Ἀρχαία_20_ἑλληνικά"><text:span text:style-name="T15"> </text:span></text:span><text:span text:style-name="AncientGreek_3a__20_Ἀρχαία_20_ἑλληνικά"><text:span text:style-name="T12">τε</text:span></text:span><text:span text:style-name="AncientGreek_3a__20_Ἀρχαία_20_ἑλληνικά"><text:span text:style-name="T15"> </text:span></text:span><text:span text:style-name="AncientGreek_3a__20_Ἀρχαία_20_ἑλληνικά"><text:span text:style-name="T12">δυοῖν</text:span></text:span><text:span text:style-name="AncientGreek_3a__20_Ἀρχαία_20_ἑλληνικά"><text:span text:style-name="T15"> </text:span></text:span><text:span text:style-name="AncientGreek_3a__20_Ἀρχαία_20_ἑλληνικά"><text:span text:style-name="T12">ἐπιθυμήσας</text:span></text:span><text:span text:style-name="AncientGreek_3a__20_Ἀρχαία_20_ἑλληνικά"><text:span text:style-name="T15"> </text:span></text:span><text:span text:style-name="AncientGreek_3a__20_Ἀρχαία_20_ἑλληνικά"><text:span text:style-name="T12">οὐδὲ</text:span></text:span><text:span text:style-name="AncientGreek_3a__20_Ἀρχαία_20_ἑλληνικά"><text:span text:style-name="T15"> </text:span></text:span><text:span text:style-name="AncientGreek_3a__20_Ἀρχαία_20_ἑλληνικά"><text:span text:style-name="T12">μιᾶς</text:span></text:span><text:span text:style-name="AncientGreek_3a__20_Ἀρχαία_20_ἑλληνικά"><text:span text:style-name="T15"> </text:span></text:span><text:span text:style-name="AncientGreek_3a__20_Ἀρχαία_20_ἑλληνικά"><text:span text:style-name="T12">ἔτυχεν</text:span></text:span><text:span text:style-name="AncientGreek_3a__20_Ἀρχαία_20_ἑλληνικά"><text:span text:style-name="T15">.</text:span></text:span></text:p>
            <text:p text:style-name="P68"><text:span text:style-name="AncientGreek_3a__20_Ἀρχαία_20_ἑλληνικά"><text:span text:style-name="T12">Ἀτὰρ</text:span></text:span><text:span text:style-name="AncientGreek_3a__20_Ἀρχαία_20_ἑλληνικά"><text:span text:style-name="T15"> </text:span></text:span><text:span text:style-name="AncientGreek_3a__20_Ἀρχαία_20_ἑλληνικά"><text:span text:style-name="T12">οὖν</text:span></text:span><text:span text:style-name="AncientGreek_3a__20_Ἀρχαία_20_ἑλληνικά"><text:span text:style-name="T15"> </text:span></text:span><text:span text:style-name="AncientGreek_3a__20_Ἀρχαία_20_ἑλληνικά"><text:span text:style-name="T12">καὶ</text:span></text:span><text:span text:style-name="AncientGreek_3a__20_Ἀρχαία_20_ἑλληνικά"><text:span text:style-name="T15"> </text:span></text:span><text:span text:style-name="AncientGreek_3a__20_Ἀρχαία_20_ἑλληνικά"><text:span text:style-name="T12">ἡμᾶς</text:span></text:span><text:span text:style-name="AncientGreek_3a__20_Ἀρχαία_20_ἑλληνικά"><text:span text:style-name="T15"> </text:span></text:span><text:span text:style-name="AncientGreek_3a__20_Ἀρχαία_20_ἑλληνικά"><text:span text:style-name="T12">δεῖ</text:span></text:span><text:span text:style-name="AncientGreek_3a__20_Ἀρχαία_20_ἑλληνικά"><text:span text:style-name="T15"> </text:span></text:span><text:span text:style-name="AncientGreek_3a__20_Ἀρχαία_20_ἑλληνικά"><text:span text:style-name="T12">τοῖς</text:span></text:span><text:span text:style-name="AncientGreek_3a__20_Ἀρχαία_20_ἑλληνικά"><text:span text:style-name="T15"> </text:span></text:span><text:span text:style-name="AncientGreek_3a__20_Ἀρχαία_20_ἑλληνικά"><text:span text:style-name="T12">ἑαυτῶν</text:span></text:span><text:span text:style-name="AncientGreek_3a__20_Ἀρχαία_20_ἑλληνικά"><text:span text:style-name="T15"> </text:span></text:span><text:span text:style-name="AncientGreek_3a__20_Ἀρχαία_20_ἑλληνικά"><text:span text:style-name="T12">ἀρκεῖσθαι</text:span></text:span><text:span text:style-name="AncientGreek_3a__20_Ἀρχαία_20_ἑλληνικά"><text:span text:style-name="T15">, </text:span></text:span><text:span text:style-name="AncientGreek_3a__20_Ἀρχαία_20_ἑλληνικά"><text:span text:style-name="T12">λογιζομένους</text:span></text:span><text:span text:style-name="AncientGreek_3a__20_Ἀρχαία_20_ἑλληνικά"><text:span text:style-name="T15"> </text:span></text:span><text:span text:style-name="AncientGreek_3a__20_Ἀρχαία_20_ἑλληνικά"><text:span text:style-name="T12">ὅτι</text:span></text:span><text:span text:style-name="AncientGreek_3a__20_Ἀρχαία_20_ἑλληνικά"><text:span text:style-name="T15"> </text:span></text:span><text:span text:style-name="AncientGreek_3a__20_Ἀρχαία_20_ἑλληνικά"><text:span text:style-name="T12">ἡ</text:span></text:span><text:span text:style-name="AncientGreek_3a__20_Ἀρχαία_20_ἑλληνικά"><text:span text:style-name="T15"> </text:span></text:span><text:span text:style-name="AncientGreek_3a__20_Ἀρχαία_20_ἑλληνικά"><text:span text:style-name="T12">πλεονεξία</text:span></text:span><text:span text:style-name="AncientGreek_3a__20_Ἀρχαία_20_ἑλληνικά"><text:span text:style-name="T15"> </text:span></text:span><text:span text:style-name="AncientGreek_3a__20_Ἀρχαία_20_ἑλληνικά"><text:span text:style-name="T12">πρὸς</text:span></text:span><text:span text:style-name="AncientGreek_3a__20_Ἀρχαία_20_ἑλληνικά"><text:span text:style-name="T15"> </text:span></text:span><text:span text:style-name="AncientGreek_3a__20_Ἀρχαία_20_ἑλληνικά"><text:span text:style-name="T12">τῷ</text:span></text:span><text:span text:style-name="AncientGreek_3a__20_Ἀρχαία_20_ἑλληνικά"><text:span text:style-name="T15"> </text:span></text:span><text:span text:style-name="AncientGreek_3a__20_Ἀρχαία_20_ἑλληνικά"><text:span text:style-name="T12">μηδὲν</text:span></text:span><text:span text:style-name="AncientGreek_3a__20_Ἀρχαία_20_ἑλληνικά"><text:span text:style-name="T15"> </text:span></text:span><text:span text:style-name="AncientGreek_3a__20_Ἀρχαία_20_ἑλληνικά"><text:span text:style-name="T12">ὠφελεῖν</text:span></text:span><text:span text:style-name="AncientGreek_3a__20_Ἀρχαία_20_ἑλληνικά"><text:span text:style-name="T15"> </text:span></text:span><text:span text:style-name="AncientGreek_3a__20_Ἀρχαία_20_ἑλληνικά"><text:span text:style-name="T12">πολλάκις</text:span></text:span><text:span text:style-name="AncientGreek_3a__20_Ἀρχαία_20_ἑλληνικά"><text:span text:style-name="T15"> </text:span></text:span><text:span text:style-name="AncientGreek_3a__20_Ἀρχαία_20_ἑλληνικά"><text:span text:style-name="T12">καὶ</text:span></text:span><text:span text:style-name="AncientGreek_3a__20_Ἀρχαία_20_ἑλληνικά"><text:span text:style-name="T15"> </text:span></text:span><text:span text:style-name="AncientGreek_3a__20_Ἀρχαία_20_ἑλληνικά"><text:span text:style-name="T12">τὰ</text:span></text:span><text:span text:style-name="AncientGreek_3a__20_Ἀρχαία_20_ἑλληνικά"><text:span text:style-name="T15"> </text:span></text:span><text:span text:style-name="AncientGreek_3a__20_Ἀρχαία_20_ἑλληνικά"><text:span text:style-name="T12">προσόντα</text:span></text:span><text:span text:style-name="AncientGreek_3a__20_Ἀρχαία_20_ἑλληνικά"><text:span text:style-name="T15"> </text:span></text:span><text:span text:style-name="AncientGreek_3a__20_Ἀρχαία_20_ἑλληνικά"><text:span text:style-name="T12">ἀφαιρεῖται</text:span></text:span><text:span text:style-name="AncientGreek_3a__20_Ἀρχαία_20_ἑλληνικά"><text:span text:style-name="T15">.</text:span></text:span></text:p>
          </table:table-cell>
          <table:table-cell table:style-name="Table1.A1" office:value-type="string">
            <text:p text:style-name="P71">THE JACKDAW AND THE PIGEONS</text:p>
            <text:p text:style-name="P71"/>
            <text:p text:style-name="P71">A jackdaw, having seen well-fed pigeons in a dovecote, bleached its plumage and presented itself to share in their feed. As long as he remained silent, the pigeons, taking him for one of their own, admired him among them; but at some point he forgot himself and uttered a cry. So, not knowing his voice, they chased him away. And he, seeing the good cheer of the pigeons escaping him, returned to the jackdaws. But the jackdaws no longer recognizing him because of his color, rejected him from their society, so that for having wanted the two feeds, he had neither.</text:p>
            <text:p text:style-name="P71"/>
            <text:p text:style-name="P71">This fable shows that we must be content with our own possessions, and tell ourselves that greed not only is useless, but also often causes us to lose what we have.</text:p>
          </table:table-cell>
        </table:table-row>
        <text:soft-page-break/>
        <table:table-row table:style-name="Table1.1">
          <table:table-cell table:style-name="Table1.A1" office:value-type="string">
            <text:p text:style-name="P36"><text:span text:style-name="AncientGreek_3a__20_Ἀρχαία_20_ἑλληνικά"><text:span text:style-name="T3">164. </text:span></text:span><text:span text:style-name="AncientGreek_3a__20_Ἀρχαία_20_ἑλληνικά"><text:span text:style-name="T1">Κολοιὸς</text:span></text:span><text:span text:style-name="AncientGreek_3a__20_Ἀρχαία_20_ἑλληνικά"><text:span text:style-name="T3"> </text:span></text:span><text:span text:style-name="AncientGreek_3a__20_Ἀρχαία_20_ἑλληνικά"><text:span text:style-name="T1">φυγάς</text:span></text:span><text:span text:style-name="AncientGreek_3a__20_Ἀρχαία_20_ἑλληνικά"><text:span text:style-name="T3">.</text:span></text:span></text:p>
            <text:p text:style-name="P68"><text:span text:style-name="AncientGreek_3a__20_Ἀρχαία_20_ἑλληνικά"><text:span text:style-name="T12">Κολοιόν</text:span></text:span><text:span text:style-name="AncientGreek_3a__20_Ἀρχαία_20_ἑλληνικά"><text:span text:style-name="T15"> </text:span></text:span><text:span text:style-name="AncientGreek_3a__20_Ἀρχαία_20_ἑλληνικά"><text:span text:style-name="T12">τις</text:span></text:span><text:span text:style-name="AncientGreek_3a__20_Ἀρχαία_20_ἑλληνικά"><text:span text:style-name="T15"> </text:span></text:span><text:span text:style-name="AncientGreek_3a__20_Ἀρχαία_20_ἑλληνικά"><text:span text:style-name="T12">συλλαβὼν</text:span></text:span><text:span text:style-name="AncientGreek_3a__20_Ἀρχαία_20_ἑλληνικά"><text:span text:style-name="T15"> </text:span></text:span><text:span text:style-name="AncientGreek_3a__20_Ἀρχαία_20_ἑλληνικά"><text:span text:style-name="T12">καὶ</text:span></text:span><text:span text:style-name="AncientGreek_3a__20_Ἀρχαία_20_ἑλληνικά"><text:span text:style-name="T15"> </text:span></text:span><text:span text:style-name="AncientGreek_3a__20_Ἀρχαία_20_ἑλληνικά"><text:span text:style-name="T12">δήσας</text:span></text:span><text:span text:style-name="AncientGreek_3a__20_Ἀρχαία_20_ἑλληνικά"><text:span text:style-name="T15"> </text:span></text:span><text:span text:style-name="AncientGreek_3a__20_Ἀρχαία_20_ἑλληνικά"><text:span text:style-name="T12">αὐτοῦ</text:span></text:span><text:span text:style-name="AncientGreek_3a__20_Ἀρχαία_20_ἑλληνικά"><text:span text:style-name="T15"> </text:span></text:span><text:span text:style-name="AncientGreek_3a__20_Ἀρχαία_20_ἑλληνικά"><text:span text:style-name="T12">τὸν</text:span></text:span><text:span text:style-name="AncientGreek_3a__20_Ἀρχαία_20_ἑλληνικά"><text:span text:style-name="T15"> </text:span></text:span><text:span text:style-name="AncientGreek_3a__20_Ἀρχαία_20_ἑλληνικά"><text:span text:style-name="T12">πόδα</text:span></text:span><text:span text:style-name="AncientGreek_3a__20_Ἀρχαία_20_ἑλληνικά"><text:span text:style-name="T15"> </text:span></text:span><text:span text:style-name="AncientGreek_3a__20_Ἀρχαία_20_ἑλληνικά"><text:span text:style-name="T12">λινῷ</text:span></text:span><text:span text:style-name="AncientGreek_3a__20_Ἀρχαία_20_ἑλληνικά"><text:span text:style-name="T15"> </text:span></text:span><text:span text:style-name="AncientGreek_3a__20_Ἀρχαία_20_ἑλληνικά"><text:span text:style-name="T12">κάλῳ</text:span></text:span><text:span text:style-name="AncientGreek_3a__20_Ἀρχαία_20_ἑλληνικά"><text:span text:style-name="T15"> </text:span></text:span><text:span text:style-name="AncientGreek_3a__20_Ἀρχαία_20_ἑλληνικά"><text:span text:style-name="T12">τῷ</text:span></text:span><text:span text:style-name="AncientGreek_3a__20_Ἀρχαία_20_ἑλληνικά"><text:span text:style-name="T15"> </text:span></text:span><text:span text:style-name="AncientGreek_3a__20_Ἀρχαία_20_ἑλληνικά"><text:span text:style-name="T12">ἑαυτοῦ</text:span></text:span><text:span text:style-name="AncientGreek_3a__20_Ἀρχαία_20_ἑλληνικά"><text:span text:style-name="T15"> </text:span></text:span><text:span text:style-name="AncientGreek_3a__20_Ἀρχαία_20_ἑλληνικά"><text:span text:style-name="T12">παιδὶ</text:span></text:span><text:span text:style-name="AncientGreek_3a__20_Ἀρχαία_20_ἑλληνικά"><text:span text:style-name="T15"> </text:span></text:span><text:span text:style-name="AncientGreek_3a__20_Ἀρχαία_20_ἑλληνικά"><text:span text:style-name="T12">ἔδωκεν</text:span></text:span><text:span text:style-name="AncientGreek_3a__20_Ἀρχαία_20_ἑλληνικά"><text:span text:style-name="T15">. </text:span></text:span><text:span text:style-name="AncientGreek_3a__20_Ἀρχαία_20_ἑλληνικά"><text:span text:style-name="T12">Ὁ</text:span></text:span><text:span text:style-name="AncientGreek_3a__20_Ἀρχαία_20_ἑλληνικά"><text:span text:style-name="T15"> </text:span></text:span><text:span text:style-name="AncientGreek_3a__20_Ἀρχαία_20_ἑλληνικά"><text:span text:style-name="T12">δὲ</text:span></text:span><text:span text:style-name="AncientGreek_3a__20_Ἀρχαία_20_ἑλληνικά"><text:span text:style-name="T15"> </text:span></text:span><text:span text:style-name="AncientGreek_3a__20_Ἀρχαία_20_ἑλληνικά"><text:span text:style-name="T12">οὐχ</text:span></text:span><text:span text:style-name="AncientGreek_3a__20_Ἀρχαία_20_ἑλληνικά"><text:span text:style-name="T15"> </text:span></text:span><text:span text:style-name="AncientGreek_3a__20_Ἀρχαία_20_ἑλληνικά"><text:span text:style-name="T12">ὑπομείνας</text:span></text:span><text:span text:style-name="AncientGreek_3a__20_Ἀρχαία_20_ἑλληνικά"><text:span text:style-name="T15"> </text:span></text:span><text:span text:style-name="AncientGreek_3a__20_Ἀρχαία_20_ἑλληνικά"><text:span text:style-name="T12">τὴν</text:span></text:span><text:span text:style-name="AncientGreek_3a__20_Ἀρχαία_20_ἑλληνικά"><text:span text:style-name="T15"> </text:span></text:span><text:span text:style-name="AncientGreek_3a__20_Ἀρχαία_20_ἑλληνικά"><text:span text:style-name="T12">μετ᾿</text:span></text:span><text:span text:style-name="AncientGreek_3a__20_Ἀρχαία_20_ἑλληνικά"><text:span text:style-name="T15"> </text:span></text:span><text:span text:style-name="AncientGreek_3a__20_Ἀρχαία_20_ἑλληνικά"><text:span text:style-name="T12">ἀνθρώπων</text:span></text:span><text:span text:style-name="AncientGreek_3a__20_Ἀρχαία_20_ἑλληνικά"><text:span text:style-name="T15"> </text:span></text:span><text:span text:style-name="AncientGreek_3a__20_Ἀρχαία_20_ἑλληνικά"><text:span text:style-name="T12">δίαιταν</text:span></text:span><text:span text:style-name="AncientGreek_3a__20_Ἀρχαία_20_ἑλληνικά"><text:span text:style-name="T15">, </text:span></text:span><text:span text:style-name="AncientGreek_3a__20_Ἀρχαία_20_ἑλληνικά"><text:span text:style-name="T12">ὡς</text:span></text:span><text:span text:style-name="AncientGreek_3a__20_Ἀρχαία_20_ἑλληνικά"><text:span text:style-name="T15"> </text:span></text:span><text:span text:style-name="AncientGreek_3a__20_Ἀρχαία_20_ἑλληνικά"><text:span text:style-name="T12">πρὸς</text:span></text:span><text:span text:style-name="AncientGreek_3a__20_Ἀρχαία_20_ἑλληνικά"><text:span text:style-name="T15"> </text:span></text:span><text:span text:style-name="AncientGreek_3a__20_Ἀρχαία_20_ἑλληνικά"><text:span text:style-name="T12">ὀλίγον</text:span></text:span><text:span text:style-name="AncientGreek_3a__20_Ἀρχαία_20_ἑλληνικά"><text:span text:style-name="T15"> </text:span></text:span><text:span text:style-name="AncientGreek_3a__20_Ἀρχαία_20_ἑλληνικά"><text:span text:style-name="T12">ἀδείας</text:span></text:span><text:span text:style-name="AncientGreek_3a__20_Ἀρχαία_20_ἑλληνικά"><text:span text:style-name="T15"> </text:span></text:span><text:span text:style-name="AncientGreek_3a__20_Ἀρχαία_20_ἑλληνικά"><text:span text:style-name="T12">ἔτυχε</text:span></text:span><text:span text:style-name="AncientGreek_3a__20_Ἀρχαία_20_ἑλληνικά"><text:span text:style-name="T15">, </text:span></text:span><text:span text:style-name="AncientGreek_3a__20_Ἀρχαία_20_ἑλληνικά"><text:span text:style-name="T12">φυγὼν</text:span></text:span><text:span text:style-name="AncientGreek_3a__20_Ἀρχαία_20_ἑλληνικά"><text:span text:style-name="T15"> </text:span></text:span><text:span text:style-name="AncientGreek_3a__20_Ἀρχαία_20_ἑλληνικά"><text:span text:style-name="T12">ἧκεν</text:span></text:span><text:span text:style-name="AncientGreek_3a__20_Ἀρχαία_20_ἑλληνικά"><text:span text:style-name="T15"> </text:span></text:span><text:span text:style-name="AncientGreek_3a__20_Ἀρχαία_20_ἑλληνικά"><text:span text:style-name="T12">εἰς</text:span></text:span><text:span text:style-name="AncientGreek_3a__20_Ἀρχαία_20_ἑλληνικά"><text:span text:style-name="T15"> </text:span></text:span><text:span text:style-name="AncientGreek_3a__20_Ἀρχαία_20_ἑλληνικά"><text:span text:style-name="T12">τὴν</text:span></text:span><text:span text:style-name="AncientGreek_3a__20_Ἀρχαία_20_ἑλληνικά"><text:span text:style-name="T15"> </text:span></text:span><text:span text:style-name="AncientGreek_3a__20_Ἀρχαία_20_ἑλληνικά"><text:span text:style-name="T12">ἑαυτοῦ</text:span></text:span><text:span text:style-name="AncientGreek_3a__20_Ἀρχαία_20_ἑλληνικά"><text:span text:style-name="T15"> </text:span></text:span><text:span text:style-name="AncientGreek_3a__20_Ἀρχαία_20_ἑλληνικά"><text:span text:style-name="T12">καλιάν</text:span></text:span><text:span text:style-name="AncientGreek_3a__20_Ἀρχαία_20_ἑλληνικά"><text:span text:style-name="T15">. </text:span></text:span><text:span text:style-name="AncientGreek_3a__20_Ἀρχαία_20_ἑλληνικά"><text:span text:style-name="T12">Περιειληθέντος</text:span></text:span><text:span text:style-name="AncientGreek_3a__20_Ἀρχαία_20_ἑλληνικά"><text:span text:style-name="T15"> </text:span></text:span><text:span text:style-name="AncientGreek_3a__20_Ἀρχαία_20_ἑλληνικά"><text:span text:style-name="T12">δὲ</text:span></text:span><text:span text:style-name="AncientGreek_3a__20_Ἀρχαία_20_ἑλληνικά"><text:span text:style-name="T15"> </text:span></text:span><text:span text:style-name="AncientGreek_3a__20_Ἀρχαία_20_ἑλληνικά"><text:span text:style-name="T12">τοῦ</text:span></text:span><text:span text:style-name="AncientGreek_3a__20_Ἀρχαία_20_ἑλληνικά"><text:span text:style-name="T15"> </text:span></text:span><text:span text:style-name="AncientGreek_3a__20_Ἀρχαία_20_ἑλληνικά"><text:span text:style-name="T12">δεσμοῦ</text:span></text:span><text:span text:style-name="AncientGreek_3a__20_Ἀρχαία_20_ἑλληνικά"><text:span text:style-name="T15"> </text:span></text:span><text:span text:style-name="AncientGreek_3a__20_Ἀρχαία_20_ἑλληνικά"><text:span text:style-name="T12">τοῖς</text:span></text:span><text:span text:style-name="AncientGreek_3a__20_Ἀρχαία_20_ἑλληνικά"><text:span text:style-name="T15"> </text:span></text:span><text:span text:style-name="AncientGreek_3a__20_Ἀρχαία_20_ἑλληνικά"><text:span text:style-name="T12">κλάδοις</text:span></text:span><text:span text:style-name="AncientGreek_3a__20_Ἀρχαία_20_ἑλληνικά"><text:span text:style-name="T15">, </text:span></text:span><text:span text:style-name="AncientGreek_3a__20_Ἀρχαία_20_ἑλληνικά"><text:span text:style-name="T12">ἀναπτῆναι</text:span></text:span><text:span text:style-name="AncientGreek_3a__20_Ἀρχαία_20_ἑλληνικά"><text:span text:style-name="T15"> </text:span></text:span><text:span text:style-name="AncientGreek_3a__20_Ἀρχαία_20_ἑλληνικά"><text:span text:style-name="T12">μὴ</text:span></text:span><text:span text:style-name="AncientGreek_3a__20_Ἀρχαία_20_ἑλληνικά"><text:span text:style-name="T15"> </text:span></text:span><text:span text:style-name="AncientGreek_3a__20_Ἀρχαία_20_ἑλληνικά"><text:span text:style-name="T12">δυνάμενος</text:span></text:span><text:span text:style-name="AncientGreek_3a__20_Ἀρχαία_20_ἑλληνικά"><text:span text:style-name="T15"> </text:span></text:span><text:span text:style-name="AncientGreek_3a__20_Ἀρχαία_20_ἑλληνικά"><text:span text:style-name="T12">ἐπειδὴ</text:span></text:span><text:span text:style-name="AncientGreek_3a__20_Ἀρχαία_20_ἑλληνικά"><text:span text:style-name="T15"> </text:span></text:span><text:span text:style-name="AncientGreek_3a__20_Ἀρχαία_20_ἑλληνικά"><text:span text:style-name="T12">ἀποθνῄσκειν</text:span></text:span><text:span text:style-name="AncientGreek_3a__20_Ἀρχαία_20_ἑλληνικά"><text:span text:style-name="T15"> </text:span></text:span><text:span text:style-name="AncientGreek_3a__20_Ἀρχαία_20_ἑλληνικά"><text:span text:style-name="T12">ἔμελλεν</text:span></text:span><text:span text:style-name="AncientGreek_3a__20_Ἀρχαία_20_ἑλληνικά"><text:span text:style-name="T15">, </text:span></text:span><text:span text:style-name="AncientGreek_3a__20_Ἀρχαία_20_ἑλληνικά"><text:span text:style-name="T12">ἔφη</text:span></text:span><text:span text:style-name="AncientGreek_3a__20_Ἀρχαία_20_ἑλληνικά"><text:span text:style-name="T15"> </text:span></text:span><text:span text:style-name="AncientGreek_3a__20_Ἀρχαία_20_ἑλληνικά"><text:span text:style-name="T12">πρὸς</text:span></text:span><text:span text:style-name="AncientGreek_3a__20_Ἀρχαία_20_ἑλληνικά"><text:span text:style-name="T15"> </text:span></text:span><text:span text:style-name="AncientGreek_3a__20_Ἀρχαία_20_ἑλληνικά"><text:span text:style-name="T12">ἑαυτόν</text:span></text:span><text:span text:style-name="AncientGreek_3a__20_Ἀρχαία_20_ἑλληνικά"><text:span text:style-name="T15">· « </text:span></text:span><text:span text:style-name="AncientGreek_3a__20_Ἀρχαία_20_ἑλληνικά"><text:span text:style-name="T12">Ἀλλ᾿</text:span></text:span><text:span text:style-name="AncientGreek_3a__20_Ἀρχαία_20_ἑλληνικά"><text:span text:style-name="T15"> </text:span></text:span><text:span text:style-name="AncientGreek_3a__20_Ἀρχαία_20_ἑλληνικά"><text:span text:style-name="T12">ἔγωγε</text:span></text:span><text:span text:style-name="AncientGreek_3a__20_Ἀρχαία_20_ἑλληνικά"><text:span text:style-name="T15"> </text:span></text:span><text:span text:style-name="AncientGreek_3a__20_Ἀρχαία_20_ἑλληνικά"><text:span text:style-name="T12">δείλαιος</text:span></text:span><text:span text:style-name="AncientGreek_3a__20_Ἀρχαία_20_ἑλληνικά"><text:span text:style-name="T15">, </text:span></text:span><text:span text:style-name="AncientGreek_3a__20_Ἀρχαία_20_ἑλληνικά"><text:span text:style-name="T12">ὅστις</text:span></text:span><text:span text:style-name="AncientGreek_3a__20_Ἀρχαία_20_ἑλληνικά"><text:span text:style-name="T15"> </text:span></text:span><text:span text:style-name="AncientGreek_3a__20_Ἀρχαία_20_ἑλληνικά"><text:span text:style-name="T12">τὴν</text:span></text:span><text:span text:style-name="AncientGreek_3a__20_Ἀρχαία_20_ἑλληνικά"><text:span text:style-name="T15"> </text:span></text:span><text:span text:style-name="AncientGreek_3a__20_Ἀρχαία_20_ἑλληνικά"><text:span text:style-name="T12">παρὰ</text:span></text:span><text:span text:style-name="AncientGreek_3a__20_Ἀρχαία_20_ἑλληνικά"><text:span text:style-name="T15"> </text:span></text:span><text:span text:style-name="AncientGreek_3a__20_Ἀρχαία_20_ἑλληνικά"><text:span text:style-name="T12">ἀνθρώπων</text:span></text:span><text:span text:style-name="AncientGreek_3a__20_Ἀρχαία_20_ἑλληνικά"><text:span text:style-name="T15"> </text:span></text:span><text:span text:style-name="AncientGreek_3a__20_Ἀρχαία_20_ἑλληνικά"><text:span text:style-name="T12">δουλείαν</text:span></text:span><text:span text:style-name="AncientGreek_3a__20_Ἀρχαία_20_ἑλληνικά"><text:span text:style-name="T15"> </text:span></text:span><text:span text:style-name="AncientGreek_3a__20_Ἀρχαία_20_ἑλληνικά"><text:span text:style-name="T12">μὴ</text:span></text:span><text:span text:style-name="AncientGreek_3a__20_Ἀρχαία_20_ἑλληνικά"><text:span text:style-name="T15"> </text:span></text:span><text:span text:style-name="AncientGreek_3a__20_Ἀρχαία_20_ἑλληνικά"><text:span text:style-name="T12">ὑπομείνας</text:span></text:span><text:span text:style-name="AncientGreek_3a__20_Ἀρχαία_20_ἑλληνικά"><text:span text:style-name="T15"> </text:span></text:span><text:span text:style-name="AncientGreek_3a__20_Ἀρχαία_20_ἑλληνικά"><text:span text:style-name="T12">ἔλαθον</text:span></text:span><text:span text:style-name="AncientGreek_3a__20_Ἀρχαία_20_ἑλληνικά"><text:span text:style-name="T15"> </text:span></text:span><text:span text:style-name="AncientGreek_3a__20_Ἀρχαία_20_ἑλληνικά"><text:span text:style-name="T12">ἐμαυτὸν</text:span></text:span><text:span text:style-name="AncientGreek_3a__20_Ἀρχαία_20_ἑλληνικά"><text:span text:style-name="T15"> </text:span></text:span><text:span text:style-name="AncientGreek_3a__20_Ἀρχαία_20_ἑλληνικά"><text:span text:style-name="T12">καὶ</text:span></text:span><text:span text:style-name="AncientGreek_3a__20_Ἀρχαία_20_ἑλληνικά"><text:span text:style-name="T15"> </text:span></text:span><text:span text:style-name="AncientGreek_3a__20_Ἀρχαία_20_ἑλληνικά"><text:span text:style-name="T12">σωτηρίας</text:span></text:span><text:span text:style-name="AncientGreek_3a__20_Ἀρχαία_20_ἑλληνικά"><text:span text:style-name="T15"> </text:span></text:span><text:span text:style-name="AncientGreek_3a__20_Ἀρχαία_20_ἑλληνικά"><text:span text:style-name="T12">στερήσας</text:span></text:span><text:span text:style-name="AncientGreek_3a__20_Ἀρχαία_20_ἑλληνικά"><text:span text:style-name="T15">. »</text:span></text:span></text:p>
            <text:p text:style-name="P68"><text:span text:style-name="AncientGreek_3a__20_Ἀρχαία_20_ἑλληνικά"><text:span text:style-name="T12">Οὗτος</text:span></text:span><text:span text:style-name="AncientGreek_3a__20_Ἀρχαία_20_ἑλληνικά"><text:span text:style-name="T15"> </text:span></text:span><text:span text:style-name="AncientGreek_3a__20_Ἀρχαία_20_ἑλληνικά"><text:span text:style-name="T12">ὁ</text:span></text:span><text:span text:style-name="AncientGreek_3a__20_Ἀρχαία_20_ἑλληνικά"><text:span text:style-name="T15"> </text:span></text:span><text:span text:style-name="AncientGreek_3a__20_Ἀρχαία_20_ἑλληνικά"><text:span text:style-name="T12">λόγος</text:span></text:span><text:span text:style-name="AncientGreek_3a__20_Ἀρχαία_20_ἑλληνικά"><text:span text:style-name="T15"> </text:span></text:span><text:span text:style-name="AncientGreek_3a__20_Ἀρχαία_20_ἑλληνικά"><text:span text:style-name="T12">ἁρμόσειεν</text:span></text:span><text:span text:style-name="AncientGreek_3a__20_Ἀρχαία_20_ἑλληνικά"><text:span text:style-name="T15"> </text:span></text:span><text:span text:style-name="AncientGreek_3a__20_Ἀρχαία_20_ἑλληνικά"><text:span text:style-name="T12">ἂν</text:span></text:span><text:span text:style-name="AncientGreek_3a__20_Ἀρχαία_20_ἑλληνικά"><text:span text:style-name="T15"> </text:span></text:span><text:span text:style-name="AncientGreek_3a__20_Ἀρχαία_20_ἑλληνικά"><text:span text:style-name="T12">ἐπ᾿</text:span></text:span><text:span text:style-name="AncientGreek_3a__20_Ἀρχαία_20_ἑλληνικά"><text:span text:style-name="T15"> </text:span></text:span><text:span text:style-name="AncientGreek_3a__20_Ἀρχαία_20_ἑλληνικά"><text:span text:style-name="T12">ἐκείνων</text:span></text:span><text:span text:style-name="AncientGreek_3a__20_Ἀρχαία_20_ἑλληνικά"><text:span text:style-name="T15"> </text:span></text:span><text:span text:style-name="AncientGreek_3a__20_Ἀρχαία_20_ἑλληνικά"><text:span text:style-name="T12">τῶν</text:span></text:span><text:span text:style-name="AncientGreek_3a__20_Ἀρχαία_20_ἑλληνικά"><text:span text:style-name="T15"> </text:span></text:span><text:span text:style-name="AncientGreek_3a__20_Ἀρχαία_20_ἑλληνικά"><text:span text:style-name="T12">ἀνθρώπων</text:span></text:span><text:span text:style-name="AncientGreek_3a__20_Ἀρχαία_20_ἑλληνικά"><text:span text:style-name="T15"> </text:span></text:span><text:span text:style-name="AncientGreek_3a__20_Ἀρχαία_20_ἑλληνικά"><text:span text:style-name="T12">οἳ</text:span></text:span><text:span text:style-name="AncientGreek_3a__20_Ἀρχαία_20_ἑλληνικά"><text:span text:style-name="T15"> </text:span></text:span><text:span text:style-name="AncientGreek_3a__20_Ἀρχαία_20_ἑλληνικά"><text:span text:style-name="T12">μετρίων</text:span></text:span><text:span text:style-name="AncientGreek_3a__20_Ἀρχαία_20_ἑλληνικά"><text:span text:style-name="T15"> </text:span></text:span><text:span text:style-name="AncientGreek_3a__20_Ἀρχαία_20_ἑλληνικά"><text:span text:style-name="T12">ἑαυτοὺς</text:span></text:span><text:span text:style-name="AncientGreek_3a__20_Ἀρχαία_20_ἑλληνικά"><text:span text:style-name="T15"> </text:span></text:span><text:span text:style-name="AncientGreek_3a__20_Ἀρχαία_20_ἑλληνικά"><text:span text:style-name="T12">κινδύνων</text:span></text:span><text:span text:style-name="AncientGreek_3a__20_Ἀρχαία_20_ἑλληνικά"><text:span text:style-name="T15"> </text:span></text:span><text:span text:style-name="AncientGreek_3a__20_Ἀρχαία_20_ἑλληνικά"><text:span text:style-name="T12">ῥύσασθαι</text:span></text:span><text:span text:style-name="AncientGreek_3a__20_Ἀρχαία_20_ἑλληνικά"><text:span text:style-name="T15"> </text:span></text:span><text:span text:style-name="AncientGreek_3a__20_Ἀρχαία_20_ἑλληνικά"><text:span text:style-name="T12">βουλόμενοι</text:span></text:span><text:span text:style-name="AncientGreek_3a__20_Ἀρχαία_20_ἑλληνικά"><text:span text:style-name="T15"> </text:span></text:span><text:span text:style-name="AncientGreek_3a__20_Ἀρχαία_20_ἑλληνικά"><text:span text:style-name="T12">ἔλαθον</text:span></text:span><text:span text:style-name="AncientGreek_3a__20_Ἀρχαία_20_ἑλληνικά"><text:span text:style-name="T15"> </text:span></text:span><text:span text:style-name="AncientGreek_3a__20_Ἀρχαία_20_ἑλληνικά"><text:span text:style-name="T12">εἰς</text:span></text:span><text:span text:style-name="AncientGreek_3a__20_Ἀρχαία_20_ἑλληνικά"><text:span text:style-name="T15"> </text:span></text:span><text:span text:style-name="AncientGreek_3a__20_Ἀρχαία_20_ἑλληνικά"><text:span text:style-name="T12">μείζονα</text:span></text:span><text:span text:style-name="AncientGreek_3a__20_Ἀρχαία_20_ἑλληνικά"><text:span text:style-name="T15"> </text:span></text:span><text:span text:style-name="AncientGreek_3a__20_Ἀρχαία_20_ἑλληνικά"><text:span text:style-name="T12">δεινὰ</text:span></text:span><text:span text:style-name="AncientGreek_3a__20_Ἀρχαία_20_ἑλληνικά"><text:span text:style-name="T15"> </text:span></text:span><text:span text:style-name="AncientGreek_3a__20_Ἀρχαία_20_ἑλληνικά"><text:span text:style-name="T12">περιπεσόντες</text:span></text:span><text:span text:style-name="AncientGreek_3a__20_Ἀρχαία_20_ἑλληνικά"><text:span text:style-name="T15">.</text:span></text:span></text:p>
          </table:table-cell>
          <table:table-cell table:style-name="Table1.A1" office:value-type="string">
            <text:p text:style-name="P71">THE ESCAPED CHUCAS</text:p>
            <text:p text:style-name="P71"/>
            <text:p text:style-name="P71">A man, having caught a jackdaw and having bound its leg with a linen thread, gave it to his child. But the jackdaw, unable to resign itself to living with men, took advantage of a moment of freedom to flee and returned to its nest. But the thread having been wound around the branches, the bird could not fly away and, seeing itself on the point of death, it said: "I am very unhappy: for not having supported slavery among men, without suspecting it, I deprived myself of my life. » This fable could be told of men who, in wanting to defend themselves from mediocre dangers, have unknowingly thrown themselves into more formidable perils.</text:p>
          </table:table-cell>
        </table:table-row>
        <table:table-row table:style-name="Table1.1">
          <table:table-cell table:style-name="Table1.A1" office:value-type="string">
            <text:p text:style-name="P21"><text:span text:style-name="AncientGreek_3a__20_Ἀρχαία_20_ἑλληνικά"><text:span text:style-name="T3">165.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ἀλώπηξ</text:span></text:span><text:span text:style-name="AncientGreek_3a__20_Ἀρχαία_20_ἑλληνικά"><text:span text:style-name="T3">.</text:span></text:span></text:p>
            <text:p text:style-name="P54"><text:span text:style-name="AncientGreek_3a__20_Ἀρχαία_20_ἑλληνικά"><text:span text:style-name="T12">Κόραξ</text:span></text:span><text:span text:style-name="AncientGreek_3a__20_Ἀρχαία_20_ἑλληνικά"><text:span text:style-name="T15"> </text:span></text:span><text:span text:style-name="AncientGreek_3a__20_Ἀρχαία_20_ἑλληνικά"><text:span text:style-name="T12">κρέας</text:span></text:span><text:span text:style-name="AncientGreek_3a__20_Ἀρχαία_20_ἑλληνικά"><text:span text:style-name="T15"> </text:span></text:span><text:span text:style-name="AncientGreek_3a__20_Ἀρχαία_20_ἑλληνικά"><text:span text:style-name="T12">ἁρπάσας</text:span></text:span><text:span text:style-name="AncientGreek_3a__20_Ἀρχαία_20_ἑλληνικά"><text:span text:style-name="T15"> </text:span></text:span><text:span text:style-name="AncientGreek_3a__20_Ἀρχαία_20_ἑλληνικά"><text:span text:style-name="T12">ἐπί</text:span></text:span><text:span text:style-name="AncientGreek_3a__20_Ἀρχαία_20_ἑλληνικά"><text:span text:style-name="T15"> </text:span></text:span><text:span text:style-name="AncientGreek_3a__20_Ἀρχαία_20_ἑλληνικά"><text:span text:style-name="T12">τινος</text:span></text:span><text:span text:style-name="AncientGreek_3a__20_Ἀρχαία_20_ἑλληνικά"><text:span text:style-name="T15"> </text:span></text:span><text:span text:style-name="AncientGreek_3a__20_Ἀρχαία_20_ἑλληνικά"><text:span text:style-name="T12">δένδρου</text:span></text:span><text:span text:style-name="AncientGreek_3a__20_Ἀρχαία_20_ἑλληνικά"><text:span text:style-name="T15"> </text:span></text:span><text:span text:style-name="AncientGreek_3a__20_Ἀρχαία_20_ἑλληνικά"><text:span text:style-name="T12">ἐκάθισεν</text:span></text:span><text:span text:style-name="AncientGreek_3a__20_Ἀρχαία_20_ἑλληνικά"><text:span text:style-name="T15">. </text:span></text:span><text:span text:style-name="AncientGreek_3a__20_Ἀρχαία_20_ἑλληνικά"><text:span text:style-name="T12">Ἀλώπηξ</text:span></text:span><text:span text:style-name="AncientGreek_3a__20_Ἀρχαία_20_ἑλληνικά"><text:span text:style-name="T15"> </text:span></text:span><text:span text:style-name="AncientGreek_3a__20_Ἀρχαία_20_ἑλληνικά"><text:span text:style-name="T12">δὲ</text:span></text:span><text:span text:style-name="AncientGreek_3a__20_Ἀρχαία_20_ἑλληνικά"><text:span text:style-name="T15"> </text:span></text:span><text:span text:style-name="AncientGreek_3a__20_Ἀρχαία_20_ἑλληνικά"><text:span text:style-name="T12">θεασαμένη</text:span></text:span><text:span text:style-name="AncientGreek_3a__20_Ἀρχαία_20_ἑλληνικά"><text:span text:style-name="T15"> </text:span></text:span><text:span text:style-name="AncientGreek_3a__20_Ἀρχαία_20_ἑλληνικά"><text:span text:style-name="T12">αὐτὸν</text:span></text:span><text:span text:style-name="AncientGreek_3a__20_Ἀρχαία_20_ἑλληνικά"><text:span text:style-name="T15"> </text:span></text:span><text:span text:style-name="AncientGreek_3a__20_Ἀρχαία_20_ἑλληνικά"><text:span text:style-name="T12">καὶ</text:span></text:span><text:span text:style-name="AncientGreek_3a__20_Ἀρχαία_20_ἑλληνικά"><text:span text:style-name="T15"> </text:span></text:span><text:span text:style-name="AncientGreek_3a__20_Ἀρχαία_20_ἑλληνικά"><text:span text:style-name="T12">βουλομένη</text:span></text:span><text:span text:style-name="AncientGreek_3a__20_Ἀρχαία_20_ἑλληνικά"><text:span text:style-name="T15"> </text:span></text:span><text:span text:style-name="AncientGreek_3a__20_Ἀρχαία_20_ἑλληνικά"><text:span text:style-name="T12">τοῦ</text:span></text:span><text:span text:style-name="AncientGreek_3a__20_Ἀρχαία_20_ἑλληνικά"><text:span text:style-name="T15"> </text:span></text:span><text:span text:style-name="AncientGreek_3a__20_Ἀρχαία_20_ἑλληνικά"><text:span text:style-name="T12">κρέατος</text:span></text:span><text:span text:style-name="AncientGreek_3a__20_Ἀρχαία_20_ἑλληνικά"><text:span text:style-name="T15"> </text:span></text:span><text:span text:style-name="AncientGreek_3a__20_Ἀρχαία_20_ἑλληνικά"><text:span text:style-name="T12">περιγενέσθαι</text:span></text:span><text:span text:style-name="AncientGreek_3a__20_Ἀρχαία_20_ἑλληνικά"><text:span text:style-name="T15"> </text:span></text:span><text:span text:style-name="AncientGreek_3a__20_Ἀρχαία_20_ἑλληνικά"><text:span text:style-name="T12">στᾶσα</text:span></text:span><text:span text:style-name="AncientGreek_3a__20_Ἀρχαία_20_ἑλληνικά"><text:span text:style-name="T15"> </text:span></text:span><text:span text:style-name="AncientGreek_3a__20_Ἀρχαία_20_ἑλληνικά"><text:span text:style-name="T12">ἐπῄνει</text:span></text:span><text:span text:style-name="AncientGreek_3a__20_Ἀρχαία_20_ἑλληνικά"><text:span text:style-name="T15"> </text:span></text:span><text:span text:style-name="AncientGreek_3a__20_Ἀρχαία_20_ἑλληνικά"><text:span text:style-name="T12">αὐτον</text:span></text:span><text:span text:style-name="AncientGreek_3a__20_Ἀρχαία_20_ἑλληνικά"><text:span text:style-name="T15"> </text:span></text:span><text:span text:style-name="AncientGreek_3a__20_Ἀρχαία_20_ἑλληνικά"><text:span text:style-name="T12">ὡς</text:span></text:span><text:span text:style-name="AncientGreek_3a__20_Ἀρχαία_20_ἑλληνικά"><text:span text:style-name="T15"> </text:span></text:span><text:span text:style-name="AncientGreek_3a__20_Ἀρχαία_20_ἑλληνικά"><text:span text:style-name="T12">εὐμεγέθη</text:span></text:span><text:span text:style-name="AncientGreek_3a__20_Ἀρχαία_20_ἑλληνικά"><text:span text:style-name="T15"> </text:span></text:span><text:span text:style-name="AncientGreek_3a__20_Ἀρχαία_20_ἑλληνικά"><text:span text:style-name="T12">τε</text:span></text:span><text:span text:style-name="AncientGreek_3a__20_Ἀρχαία_20_ἑλληνικά"><text:span text:style-name="T15"> </text:span></text:span><text:span text:style-name="AncientGreek_3a__20_Ἀρχαία_20_ἑλληνικά"><text:span text:style-name="T12">καὶ</text:span></text:span><text:span text:style-name="AncientGreek_3a__20_Ἀρχαία_20_ἑλληνικά"><text:span text:style-name="T15"> </text:span></text:span><text:span text:style-name="AncientGreek_3a__20_Ἀρχαία_20_ἑλληνικά"><text:span text:style-name="T12">καλόν</text:span></text:span><text:span text:style-name="AncientGreek_3a__20_Ἀρχαία_20_ἑλληνικά"><text:span text:style-name="T15">, </text:span></text:span><text:span text:style-name="AncientGreek_3a__20_Ἀρχαία_20_ἑλληνικά"><text:span text:style-name="T12">λέγουσα</text:span></text:span><text:span text:style-name="AncientGreek_3a__20_Ἀρχαία_20_ἑλληνικά"><text:span text:style-name="T15"> </text:span></text:span><text:span text:style-name="AncientGreek_3a__20_Ἀρχαία_20_ἑλληνικά"><text:span text:style-name="T12">καὶ</text:span></text:span><text:span text:style-name="AncientGreek_3a__20_Ἀρχαία_20_ἑλληνικά"><text:span text:style-name="T15"> </text:span></text:span><text:span text:style-name="AncientGreek_3a__20_Ἀρχαία_20_ἑλληνικά"><text:span text:style-name="T12">ὡς</text:span></text:span><text:span text:style-name="AncientGreek_3a__20_Ἀρχαία_20_ἑλληνικά"><text:span text:style-name="T15"> </text:span></text:span><text:span text:style-name="AncientGreek_3a__20_Ἀρχαία_20_ἑλληνικά"><text:span text:style-name="T12">πρέπει</text:span></text:span><text:span text:style-name="AncientGreek_3a__20_Ἀρχαία_20_ἑλληνικά"><text:span text:style-name="T15"> </text:span></text:span><text:span text:style-name="AncientGreek_3a__20_Ἀρχαία_20_ἑλληνικά"><text:span text:style-name="T12">αὐτῷ</text:span></text:span><text:span text:style-name="AncientGreek_3a__20_Ἀρχαία_20_ἑλληνικά"><text:span text:style-name="T15"> </text:span></text:span><text:span text:style-name="AncientGreek_3a__20_Ἀρχαία_20_ἑλληνικά"><text:span text:style-name="T12">μάλιστα</text:span></text:span><text:span text:style-name="AncientGreek_3a__20_Ἀρχαία_20_ἑλληνικά"><text:span text:style-name="T15"> </text:span></text:span><text:span text:style-name="AncientGreek_3a__20_Ἀρχαία_20_ἑλληνικά"><text:span text:style-name="T12">τῶν</text:span></text:span><text:span text:style-name="AncientGreek_3a__20_Ἀρχαία_20_ἑλληνικά"><text:span text:style-name="T15"> </text:span></text:span><text:span text:style-name="AncientGreek_3a__20_Ἀρχαία_20_ἑλληνικά"><text:span text:style-name="T12">ὀρνέων</text:span></text:span><text:span text:style-name="AncientGreek_3a__20_Ἀρχαία_20_ἑλληνικά"><text:span text:style-name="T15"> </text:span></text:span><text:span text:style-name="AncientGreek_3a__20_Ἀρχαία_20_ἑλληνικά"><text:span text:style-name="T12">βασιλεύειν</text:span></text:span><text:span text:style-name="AncientGreek_3a__20_Ἀρχαία_20_ἑλληνικά"><text:span text:style-name="T15">, </text:span></text:span><text:span text:style-name="AncientGreek_3a__20_Ἀρχαία_20_ἑλληνικά"><text:span text:style-name="T12">καὶ</text:span></text:span><text:span text:style-name="AncientGreek_3a__20_Ἀρχαία_20_ἑλληνικά"><text:span text:style-name="T15"> </text:span></text:span><text:span text:style-name="AncientGreek_3a__20_Ἀρχαία_20_ἑλληνικά"><text:span text:style-name="T12">τοῦτο</text:span></text:span><text:span text:style-name="AncientGreek_3a__20_Ἀρχαία_20_ἑλληνικά"><text:span text:style-name="T15"> </text:span></text:span><text:span text:style-name="AncientGreek_3a__20_Ἀρχαία_20_ἑλληνικά"><text:span text:style-name="T12">πάντως</text:span></text:span><text:span text:style-name="AncientGreek_3a__20_Ἀρχαία_20_ἑλληνικά"><text:span text:style-name="T15"> </text:span></text:span><text:span text:style-name="AncientGreek_3a__20_Ἀρχαία_20_ἑλληνικά"><text:span text:style-name="T12">ἂν</text:span></text:span><text:span text:style-name="AncientGreek_3a__20_Ἀρχαία_20_ἑλληνικά"><text:span text:style-name="T15"> </text:span></text:span><text:span text:style-name="AncientGreek_3a__20_Ἀρχαία_20_ἑλληνικά"><text:span text:style-name="T12">ἐγένετο</text:span></text:span><text:span text:style-name="AncientGreek_3a__20_Ἀρχαία_20_ἑλληνικά"><text:span text:style-name="T15">, </text:span></text:span><text:span text:style-name="AncientGreek_3a__20_Ἀρχαία_20_ἑλληνικά"><text:span text:style-name="T12">εἰ</text:span></text:span><text:span text:style-name="AncientGreek_3a__20_Ἀρχαία_20_ἑλληνικά"><text:span text:style-name="T15"> </text:span></text:span><text:span text:style-name="AncientGreek_3a__20_Ἀρχαία_20_ἑλληνικά"><text:span text:style-name="T12">φωνὴν</text:span></text:span><text:span text:style-name="AncientGreek_3a__20_Ἀρχαία_20_ἑλληνικά"><text:span text:style-name="T15"> </text:span></text:span><text:span text:style-name="AncientGreek_3a__20_Ἀρχαία_20_ἑλληνικά"><text:span text:style-name="T12">εἶχεν</text:span></text:span><text:span text:style-name="AncientGreek_3a__20_Ἀρχαία_20_ἑλληνικά"><text:span text:style-name="T15">. </text:span></text:span><text:span text:style-name="AncientGreek_3a__20_Ἀρχαία_20_ἑλληνικά"><text:span text:style-name="T12">Ὁ</text:span></text:span><text:span text:style-name="AncientGreek_3a__20_Ἀρχαία_20_ἑλληνικά"><text:span text:style-name="T15"> </text:span></text:span><text:span text:style-name="AncientGreek_3a__20_Ἀρχαία_20_ἑλληνικά"><text:span text:style-name="T12">δὲ</text:span></text:span><text:span text:style-name="AncientGreek_3a__20_Ἀρχαία_20_ἑλληνικά"><text:span text:style-name="T15"> </text:span></text:span><text:span text:style-name="AncientGreek_3a__20_Ἀρχαία_20_ἑλληνικά"><text:span text:style-name="T12">παραστῆσαι</text:span></text:span><text:span text:style-name="AncientGreek_3a__20_Ἀρχαία_20_ἑλληνικά"><text:span text:style-name="T15"> </text:span></text:span><text:span text:style-name="AncientGreek_3a__20_Ἀρχαία_20_ἑλληνικά"><text:span text:style-name="T12">αὐτῇ</text:span></text:span><text:span text:style-name="AncientGreek_3a__20_Ἀρχαία_20_ἑλληνικά"><text:span text:style-name="T15"> </text:span></text:span><text:span text:style-name="AncientGreek_3a__20_Ἀρχαία_20_ἑλληνικά"><text:span text:style-name="T12">θέλων</text:span></text:span><text:span text:style-name="AncientGreek_3a__20_Ἀρχαία_20_ἑλληνικά"><text:span text:style-name="T15"> </text:span></text:span><text:span text:style-name="AncientGreek_3a__20_Ἀρχαία_20_ἑλληνικά"><text:span text:style-name="T12">ὅτι</text:span></text:span><text:span text:style-name="AncientGreek_3a__20_Ἀρχαία_20_ἑλληνικά"><text:span text:style-name="T15"> </text:span></text:span><text:span text:style-name="AncientGreek_3a__20_Ἀρχαία_20_ἑλληνικά"><text:span text:style-name="T12">καὶ</text:span></text:span><text:span text:style-name="AncientGreek_3a__20_Ἀρχαία_20_ἑλληνικά"><text:span text:style-name="T15"> </text:span></text:span><text:span text:style-name="AncientGreek_3a__20_Ἀρχαία_20_ἑλληνικά"><text:span text:style-name="T12">φωνὴν</text:span></text:span><text:span text:style-name="AncientGreek_3a__20_Ἀρχαία_20_ἑλληνικά"><text:span text:style-name="T15"> </text:span></text:span><text:span text:style-name="AncientGreek_3a__20_Ἀρχαία_20_ἑλληνικά"><text:span text:style-name="T12">ἔχει</text:span></text:span><text:span text:style-name="AncientGreek_3a__20_Ἀρχαία_20_ἑλληνικά"><text:span text:style-name="T15">, </text:span></text:span><text:span text:style-name="AncientGreek_3a__20_Ἀρχαία_20_ἑλληνικά"><text:span text:style-name="T12">ἀπο</text:span></text:span><text:span text:style-name="AncientGreek_3a__20_Ἀρχαία_20_ἑλληνικά"><text:span text:style-name="T15">- </text:span></text:span><text:span text:style-name="AncientGreek_3a__20_Ἀρχαία_20_ἑλληνικά"><text:span text:style-name="T12">βαλὼν</text:span></text:span><text:span text:style-name="AncientGreek_3a__20_Ἀρχαία_20_ἑλληνικά"><text:span text:style-name="T15"> </text:span></text:span><text:span text:style-name="AncientGreek_3a__20_Ἀρχαία_20_ἑλληνικά"><text:span text:style-name="T12">τὸ</text:span></text:span><text:span text:style-name="AncientGreek_3a__20_Ἀρχαία_20_ἑλληνικά"><text:span text:style-name="T15"> </text:span></text:span><text:span text:style-name="AncientGreek_3a__20_Ἀρχαία_20_ἑλληνικά"><text:span text:style-name="T12">κρέας</text:span></text:span><text:span text:style-name="AncientGreek_3a__20_Ἀρχαία_20_ἑλληνικά"><text:span text:style-name="T15"> </text:span></text:span><text:span text:style-name="AncientGreek_3a__20_Ἀρχαία_20_ἑλληνικά"><text:span text:style-name="T12">μεγάλα</text:span></text:span><text:span text:style-name="AncientGreek_3a__20_Ἀρχαία_20_ἑλληνικά"><text:span text:style-name="T15"> </text:span></text:span><text:span text:style-name="AncientGreek_3a__20_Ἀρχαία_20_ἑλληνικά"><text:span text:style-name="T12">ἐκεκράγει</text:span></text:span><text:span text:style-name="AncientGreek_3a__20_Ἀρχαία_20_ἑλληνικά"><text:span text:style-name="T15">. </text:span></text:span><text:span text:style-name="AncientGreek_3a__20_Ἀρχαία_20_ἑλληνικά"><text:span text:style-name="T12">Ἐκείνη</text:span></text:span><text:span text:style-name="AncientGreek_3a__20_Ἀρχαία_20_ἑλληνικά"><text:span text:style-name="T15"> </text:span></text:span><text:span text:style-name="AncientGreek_3a__20_Ἀρχαία_20_ἑλληνικά"><text:span text:style-name="T12">δὲ</text:span></text:span><text:span text:style-name="AncientGreek_3a__20_Ἀρχαία_20_ἑλληνικά"><text:span text:style-name="T15"> </text:span></text:span><text:span text:style-name="AncientGreek_3a__20_Ἀρχαία_20_ἑλληνικά"><text:span text:style-name="T12">προσδραμοῦσα</text:span></text:span><text:span text:style-name="AncientGreek_3a__20_Ἀρχαία_20_ἑλληνικά"><text:span text:style-name="T15"> </text:span></text:span><text:span text:style-name="AncientGreek_3a__20_Ἀρχαία_20_ἑλληνικά"><text:span text:style-name="T12">καὶ</text:span></text:span><text:span text:style-name="AncientGreek_3a__20_Ἀρχαία_20_ἑλληνικά"><text:span text:style-name="T15"> </text:span></text:span><text:span text:style-name="AncientGreek_3a__20_Ἀρχαία_20_ἑλληνικά"><text:span text:style-name="T12">τὸ</text:span></text:span><text:span text:style-name="AncientGreek_3a__20_Ἀρχαία_20_ἑλληνικά"><text:span text:style-name="T15"> </text:span></text:span><text:span text:style-name="AncientGreek_3a__20_Ἀρχαία_20_ἑλληνικά"><text:span text:style-name="T12">κρέας</text:span></text:span><text:span text:style-name="AncientGreek_3a__20_Ἀρχαία_20_ἑλληνικά"><text:span text:style-name="T15"> </text:span></text:span><text:span text:style-name="AncientGreek_3a__20_Ἀρχαία_20_ἑλληνικά"><text:span text:style-name="T12">ἁπράσασα</text:span></text:span><text:span text:style-name="AncientGreek_3a__20_Ἀρχαία_20_ἑλληνικά"><text:span text:style-name="T15"> </text:span></text:span><text:span text:style-name="AncientGreek_3a__20_Ἀρχαία_20_ἑλληνικά"><text:span text:style-name="T12">ἔφη</text:span></text:span><text:span text:style-name="AncientGreek_3a__20_Ἀρχαία_20_ἑλληνικά"><text:span text:style-name="T15">· « </text:span></text:span><text:span text:style-name="AncientGreek_3a__20_Ἀρχαία_20_ἑλληνικά"><text:span text:style-name="T12">Ὦ</text:span></text:span><text:span text:style-name="AncientGreek_3a__20_Ἀρχαία_20_ἑλληνικά"><text:span text:style-name="T15"> </text:span></text:span><text:span text:style-name="AncientGreek_3a__20_Ἀρχαία_20_ἑλληνικά"><text:span text:style-name="T12">κόραξ</text:span></text:span><text:span text:style-name="AncientGreek_3a__20_Ἀρχαία_20_ἑλληνικά"><text:span text:style-name="T15">, </text:span></text:span><text:span text:style-name="AncientGreek_3a__20_Ἀρχαία_20_ἑλληνικά"><text:span text:style-name="T12">καὶ</text:span></text:span><text:span text:style-name="AncientGreek_3a__20_Ἀρχαία_20_ἑλληνικά"><text:span text:style-name="T15"> </text:span></text:span><text:span text:style-name="AncientGreek_3a__20_Ἀρχαία_20_ἑλληνικά"><text:span text:style-name="T12">φρένας</text:span></text:span><text:span text:style-name="AncientGreek_3a__20_Ἀρχαία_20_ἑλληνικά"><text:span text:style-name="T15"> </text:span></text:span><text:span text:style-name="AncientGreek_3a__20_Ἀρχαία_20_ἑλληνικά"><text:span text:style-name="T12">εἰ</text:span></text:span><text:span text:style-name="AncientGreek_3a__20_Ἀρχαία_20_ἑλληνικά"><text:span text:style-name="T15"> </text:span></text:span><text:span text:style-name="AncientGreek_3a__20_Ἀρχαία_20_ἑλληνικά"><text:span text:style-name="T12">εἶχες</text:span></text:span><text:span text:style-name="AncientGreek_3a__20_Ἀρχαία_20_ἑλληνικά"><text:span text:style-name="T15">, </text:span></text:span><text:span text:style-name="AncientGreek_3a__20_Ἀρχαία_20_ἑλληνικά"><text:span text:style-name="T12">οὐδὲν</text:span></text:span><text:span text:style-name="AncientGreek_3a__20_Ἀρχαία_20_ἑλληνικά"><text:span text:style-name="T15"> </text:span></text:span><text:span text:style-name="AncientGreek_3a__20_Ἀρχαία_20_ἑλληνικά"><text:span text:style-name="T12">ἂν</text:span></text:span><text:span text:style-name="AncientGreek_3a__20_Ἀρχαία_20_ἑλληνικά"><text:span text:style-name="T15"> </text:span></text:span><text:span text:style-name="AncientGreek_3a__20_Ἀρχαία_20_ἑλληνικά"><text:span text:style-name="T12">ἐδέησας</text:span></text:span><text:span text:style-name="AncientGreek_3a__20_Ἀρχαία_20_ἑλληνικά"><text:span text:style-name="T15"> </text:span></text:span><text:span text:style-name="AncientGreek_3a__20_Ἀρχαία_20_ἑλληνικά"><text:span text:style-name="T12">εἰς</text:span></text:span><text:span text:style-name="AncientGreek_3a__20_Ἀρχαία_20_ἑλληνικά"><text:span text:style-name="T15"> </text:span></text:span><text:span text:style-name="AncientGreek_3a__20_Ἀρχαία_20_ἑλληνικά"><text:span text:style-name="T12">τὸ</text:span></text:span><text:span text:style-name="AncientGreek_3a__20_Ἀρχαία_20_ἑλληνικά"><text:span text:style-name="T15"> </text:span></text:span><text:span text:style-name="AncientGreek_3a__20_Ἀρχαία_20_ἑλληνικά"><text:span text:style-name="T12">πάντων</text:span></text:span><text:span text:style-name="AncientGreek_3a__20_Ἀρχαία_20_ἑλληνικά"><text:span text:style-name="T15"> </text:span></text:span><text:span text:style-name="AncientGreek_3a__20_Ἀρχαία_20_ἑλληνικά"><text:span text:style-name="T12">σε</text:span></text:span><text:span text:style-name="AncientGreek_3a__20_Ἀρχαία_20_ἑλληνικά"><text:span text:style-name="T15"> </text:span></text:span><text:span text:style-name="AncientGreek_3a__20_Ἀρχαία_20_ἑλληνικά"><text:span text:style-name="T12">βασιλεῦσαι</text:span></text:span><text:span text:style-name="AncientGreek_3a__20_Ἀρχαία_20_ἑλληνικά"><text:span text:style-name="T15">. »</text:span></text:span></text:p>
            <text:p text:style-name="P54"><text:span text:style-name="AncientGreek_3a__20_Ἀρχαία_20_ἑλληνικά"><text:span text:style-name="T12">Πρὸς</text:span></text:span><text:span text:style-name="AncientGreek_3a__20_Ἀρχαία_20_ἑλληνικά"><text:span text:style-name="T15"> </text:span></text:span><text:span text:style-name="AncientGreek_3a__20_Ἀρχαία_20_ἑλληνικά"><text:span text:style-name="T12">ἄνδρα</text:span></text:span><text:span text:style-name="AncientGreek_3a__20_Ἀρχαία_20_ἑλληνικά"><text:span text:style-name="T15"> </text:span></text:span><text:span text:style-name="AncientGreek_3a__20_Ἀρχαία_20_ἑλληνικά"><text:span text:style-name="T12">ἀνόητον</text:span></text:span><text:span text:style-name="AncientGreek_3a__20_Ἀρχαία_20_ἑλληνικά"><text:span text:style-name="T15"> </text:span></text:span><text:span text:style-name="AncientGreek_3a__20_Ἀρχαία_20_ἑλληνικά"><text:span text:style-name="T12">ὁ</text:span></text:span><text:span text:style-name="AncientGreek_3a__20_Ἀρχαία_20_ἑλληνικά"><text:span text:style-name="T15"> </text:span></text:span><text:span text:style-name="AncientGreek_3a__20_Ἀρχαία_20_ἑλληνικά"><text:span text:style-name="T12">λόγος</text:span></text:span><text:span text:style-name="AncientGreek_3a__20_Ἀρχαία_20_ἑλληνικά"><text:span text:style-name="T15"> </text:span></text:span><text:span text:style-name="AncientGreek_3a__20_Ἀρχαία_20_ἑλληνικά"><text:span text:style-name="T12">εὔκαιρος</text:span></text:span><text:span text:style-name="AncientGreek_3a__20_Ἀρχαία_20_ἑλληνικά"><text:span text:style-name="T15">.</text:span></text:span></text:p>
          </table:table-cell>
          <table:table-cell table:style-name="Table1.A1" office:value-type="string">
            <text:p text:style-name="P71"><text:span text:style-name="T89">A</text:span> FOX AND <text:span text:style-name="T89">A</text:span> CROW</text:p>
            <text:p text:style-name="P71">A crow, having stolen a piece of meat, had perched on a tree. A fox saw him, and, wanting to become master of the meat, posted himself in front of him and praised his elegant proportions and his beauty, adding that no one was better suited than him to be the king of birds, and that he would surely have become so, if he had a voice. The crow, wanting to show him that he didn't miss his voice either, let go of the meat and gave a loud cry. The fox rushed forward and, seizing the piece, said: “O crow, if you had judgment too, you would lack nothing to become the king of the birds. »</text:p>
            <text:p text:style-name="P71"/>
            <text:p text:style-name="P71">This fable is a lesson for fools.</text:p>
          </table:table-cell>
        </table:table-row>
        <table:table-row table:style-name="Table1.1">
          <table:table-cell table:style-name="Table1.A1" office:value-type="string">
            <text:p text:style-name="P4"><text:span text:style-name="AncientGreek_3a__20_Ἀρχαία_20_ἑλληνικά"><text:span text:style-name="T3">166.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Ἑρμῆς</text:span></text:span><text:span text:style-name="AncientGreek_3a__20_Ἀρχαία_20_ἑλληνικά"><text:span text:style-name="T3">.</text:span></text:span></text:p>
            <text:p text:style-name="P39"><text:span text:style-name="AncientGreek_3a__20_Ἀρχαία_20_ἑλληνικά"><text:span text:style-name="T12">Κόραξ</text:span></text:span><text:span text:style-name="AncientGreek_3a__20_Ἀρχαία_20_ἑλληνικά"><text:span text:style-name="T15"> </text:span></text:span><text:span text:style-name="AncientGreek_3a__20_Ἀρχαία_20_ἑλληνικά"><text:span text:style-name="T12">ἐν</text:span></text:span><text:span text:style-name="AncientGreek_3a__20_Ἀρχαία_20_ἑλληνικά"><text:span text:style-name="T15"> </text:span></text:span><text:span text:style-name="AncientGreek_3a__20_Ἀρχαία_20_ἑλληνικά"><text:span text:style-name="T12">παγίδι</text:span></text:span><text:span text:style-name="AncientGreek_3a__20_Ἀρχαία_20_ἑλληνικά"><text:span text:style-name="T15"> </text:span></text:span><text:span text:style-name="AncientGreek_3a__20_Ἀρχαία_20_ἑλληνικά"><text:span text:style-name="T12">κρατηθεὶς</text:span></text:span><text:span text:style-name="AncientGreek_3a__20_Ἀρχαία_20_ἑλληνικά"><text:span text:style-name="T15"> </text:span></text:span><text:span text:style-name="AncientGreek_3a__20_Ἀρχαία_20_ἑλληνικά"><text:span text:style-name="T12">ηὔξατο</text:span></text:span><text:span text:style-name="AncientGreek_3a__20_Ἀρχαία_20_ἑλληνικά"><text:span text:style-name="T15"> </text:span></text:span><text:span text:style-name="AncientGreek_3a__20_Ἀρχαία_20_ἑλληνικά"><text:span text:style-name="T12">τῷ</text:span></text:span><text:span text:style-name="AncientGreek_3a__20_Ἀρχαία_20_ἑλληνικά"><text:span text:style-name="T15"> </text:span></text:span><text:span text:style-name="AncientGreek_3a__20_Ἀρχαία_20_ἑλληνικά"><text:span text:style-name="T12">Ἀπόλλωνι</text:span></text:span><text:span text:style-name="AncientGreek_3a__20_Ἀρχαία_20_ἑλληνικά"><text:span text:style-name="T15"> </text:span></text:span><text:span text:style-name="AncientGreek_3a__20_Ἀρχαία_20_ἑλληνικά"><text:span text:style-name="T12">λιβανωτὸν</text:span></text:span><text:span text:style-name="AncientGreek_3a__20_Ἀρχαία_20_ἑλληνικά"><text:span text:style-name="T15"> </text:span></text:span><text:span text:style-name="AncientGreek_3a__20_Ἀρχαία_20_ἑλληνικά"><text:span text:style-name="T12">ἐπιθύσειν</text:span></text:span><text:span text:style-name="AncientGreek_3a__20_Ἀρχαία_20_ἑλληνικά"><text:span text:style-name="T15">, </text:span></text:span><text:span text:style-name="AncientGreek_3a__20_Ἀρχαία_20_ἑλληνικά"><text:span text:style-name="T12">εἰ</text:span></text:span><text:span text:style-name="AncientGreek_3a__20_Ἀρχαία_20_ἑλληνικά"><text:span text:style-name="T15"> </text:span></text:span><text:span text:style-name="AncientGreek_3a__20_Ἀρχαία_20_ἑλληνικά"><text:span text:style-name="T12">τῆς</text:span></text:span><text:span text:style-name="AncientGreek_3a__20_Ἀρχαία_20_ἑλληνικά"><text:span text:style-name="T15"> </text:span></text:span><text:span text:style-name="AncientGreek_3a__20_Ἀρχαία_20_ἑλληνικά"><text:span text:style-name="T12">παγίδος</text:span></text:span><text:span text:style-name="AncientGreek_3a__20_Ἀρχαία_20_ἑλληνικά"><text:span text:style-name="T15"> </text:span></text:span><text:span text:style-name="AncientGreek_3a__20_Ἀρχαία_20_ἑλληνικά"><text:span text:style-name="T12">αὐτὸν</text:span></text:span><text:span text:style-name="AncientGreek_3a__20_Ἀρχαία_20_ἑλληνικά"><text:span text:style-name="T15"> </text:span></text:span><text:span text:style-name="AncientGreek_3a__20_Ἀρχαία_20_ἑλληνικά"><text:span text:style-name="T12">ῥύσειε</text:span></text:span><text:span text:style-name="AncientGreek_3a__20_Ἀρχαία_20_ἑλληνικά"><text:span text:style-name="T15">. </text:span></text:span><text:span text:style-name="AncientGreek_3a__20_Ἀρχαία_20_ἑλληνικά"><text:span text:style-name="T12">Σωθεὶς</text:span></text:span><text:span text:style-name="AncientGreek_3a__20_Ἀρχαία_20_ἑλληνικά"><text:span text:style-name="T15"> </text:span></text:span><text:span text:style-name="AncientGreek_3a__20_Ἀρχαία_20_ἑλληνικά"><text:span text:style-name="T12">δὲ</text:span></text:span><text:span text:style-name="AncientGreek_3a__20_Ἀρχαία_20_ἑλληνικά"><text:span text:style-name="T15"> </text:span></text:span><text:span text:style-name="AncientGreek_3a__20_Ἀρχαία_20_ἑλληνικά"><text:span text:style-name="T12">τῆς</text:span></text:span><text:span text:style-name="AncientGreek_3a__20_Ἀρχαία_20_ἑλληνικά"><text:span text:style-name="T15"> </text:span></text:span><text:span text:style-name="AncientGreek_3a__20_Ἀρχαία_20_ἑλληνικά"><text:span text:style-name="T12">ὑποσχέσεως</text:span></text:span><text:span text:style-name="AncientGreek_3a__20_Ἀρχαία_20_ἑλληνικά"><text:span text:style-name="T15"> </text:span></text:span><text:span text:style-name="AncientGreek_3a__20_Ἀρχαία_20_ἑλληνικά"><text:span text:style-name="T12">ἐπελάθετο</text:span></text:span><text:span text:style-name="AncientGreek_3a__20_Ἀρχαία_20_ἑλληνικά"><text:span text:style-name="T15">. </text:span></text:span><text:span text:style-name="AncientGreek_3a__20_Ἀρχαία_20_ἑλληνικά"><text:span text:style-name="T12">Αὖθις</text:span></text:span><text:span text:style-name="AncientGreek_3a__20_Ἀρχαία_20_ἑλληνικά"><text:span text:style-name="T15"> </text:span></text:span><text:span text:style-name="AncientGreek_3a__20_Ἀρχαία_20_ἑλληνικά"><text:span text:style-name="T12">δὲ</text:span></text:span><text:span text:style-name="AncientGreek_3a__20_Ἀρχαία_20_ἑλληνικά"><text:span text:style-name="T15"> </text:span></text:span><text:span text:style-name="AncientGreek_3a__20_Ἀρχαία_20_ἑλληνικά"><text:span text:style-name="T12">ἐν</text:span></text:span><text:span text:style-name="AncientGreek_3a__20_Ἀρχαία_20_ἑλληνικά"><text:span text:style-name="T15"> </text:span></text:span><text:span text:style-name="AncientGreek_3a__20_Ἀρχαία_20_ἑλληνικά"><text:span text:style-name="T12">ἑτέρᾳ</text:span></text:span><text:span text:style-name="AncientGreek_3a__20_Ἀρχαία_20_ἑλληνικά"><text:span text:style-name="T15"> </text:span></text:span><text:span text:style-name="AncientGreek_3a__20_Ἀρχαία_20_ἑλληνικά"><text:span text:style-name="T12">παγίδι</text:span></text:span><text:span text:style-name="AncientGreek_3a__20_Ἀρχαία_20_ἑλληνικά"><text:span text:style-name="T15"> </text:span></text:span><text:span text:style-name="AncientGreek_3a__20_Ἀρχαία_20_ἑλληνικά"><text:span text:style-name="T12">ληφθείς</text:span></text:span><text:span text:style-name="AncientGreek_3a__20_Ἀρχαία_20_ἑλληνικά"><text:span text:style-name="T15">, </text:span></text:span><text:span text:style-name="AncientGreek_3a__20_Ἀρχαία_20_ἑλληνικά"><text:span text:style-name="T12">ἀφεὶς</text:span></text:span><text:span text:style-name="AncientGreek_3a__20_Ἀρχαία_20_ἑλληνικά"><text:span text:style-name="T15"> </text:span></text:span><text:span text:style-name="AncientGreek_3a__20_Ἀρχαία_20_ἑλληνικά"><text:span text:style-name="T12">τὸν</text:span></text:span><text:span text:style-name="AncientGreek_3a__20_Ἀρχαία_20_ἑλληνικά"><text:span text:style-name="T15"> </text:span></text:span><text:span text:style-name="AncientGreek_3a__20_Ἀρχαία_20_ἑλληνικά"><text:span text:style-name="T12">Ἀπόλλωνα</text:span></text:span><text:span text:style-name="AncientGreek_3a__20_Ἀρχαία_20_ἑλληνικά"><text:span text:style-name="T15">, </text:span></text:span><text:span text:style-name="AncientGreek_3a__20_Ἀρχαία_20_ἑλληνικά"><text:span text:style-name="T12">τῷ</text:span></text:span><text:span text:style-name="AncientGreek_3a__20_Ἀρχαία_20_ἑλληνικά"><text:span text:style-name="T15"> </text:span></text:span><text:span text:style-name="AncientGreek_3a__20_Ἀρχαία_20_ἑλληνικά"><text:span text:style-name="T12">Ἑρμῇ</text:span></text:span><text:span text:style-name="AncientGreek_3a__20_Ἀρχαία_20_ἑλληνικά"><text:span text:style-name="T15"> </text:span></text:span><text:span text:style-name="AncientGreek_3a__20_Ἀρχαία_20_ἑλληνικά"><text:span text:style-name="T12">ηὔξατο</text:span></text:span><text:span text:style-name="AncientGreek_3a__20_Ἀρχαία_20_ἑλληνικά"><text:span text:style-name="T15"> </text:span></text:span><text:span text:style-name="AncientGreek_3a__20_Ἀρχαία_20_ἑλληνικά"><text:span text:style-name="T12">θῦσαι</text:span></text:span><text:span text:style-name="AncientGreek_3a__20_Ἀρχαία_20_ἑλληνικά"><text:span text:style-name="T15">. </text:span></text:span><text:span text:style-name="AncientGreek_3a__20_Ἀρχαία_20_ἑλληνικά"><text:span text:style-name="T12">Ὁ</text:span></text:span><text:span text:style-name="AncientGreek_3a__20_Ἀρχαία_20_ἑλληνικά"><text:span text:style-name="T15"> </text:span></text:span><text:span text:style-name="AncientGreek_3a__20_Ἀρχαία_20_ἑλληνικά"><text:span text:style-name="T12">δὲ</text:span></text:span><text:span text:style-name="AncientGreek_3a__20_Ἀρχαία_20_ἑλληνικά"><text:span text:style-name="T15"> </text:span></text:span><text:span text:style-name="AncientGreek_3a__20_Ἀρχαία_20_ἑλληνικά"><text:span text:style-name="T12">πρὸς</text:span></text:span><text:span text:style-name="AncientGreek_3a__20_Ἀρχαία_20_ἑλληνικά"><text:span text:style-name="T15"> </text:span></text:span><text:span text:style-name="AncientGreek_3a__20_Ἀρχαία_20_ἑλληνικά"><text:span text:style-name="T12">αὐτὸν</text:span></text:span><text:span text:style-name="AncientGreek_3a__20_Ἀρχαία_20_ἑλληνικά"><text:span text:style-name="T15"> </text:span></text:span><text:span text:style-name="AncientGreek_3a__20_Ἀρχαία_20_ἑλληνικά"><text:span text:style-name="T12">εἶπεν</text:span></text:span><text:span text:style-name="AncientGreek_3a__20_Ἀρχαία_20_ἑλληνικά"><text:span text:style-name="T15">· « </text:span></text:span><text:span text:style-name="AncientGreek_3a__20_Ἀρχαία_20_ἑλληνικά"><text:span text:style-name="T12">Ὦ</text:span></text:span><text:span text:style-name="AncientGreek_3a__20_Ἀρχαία_20_ἑλληνικά"><text:span text:style-name="T15"> </text:span></text:span><text:span text:style-name="AncientGreek_3a__20_Ἀρχαία_20_ἑλληνικά"><text:span text:style-name="T12">κάκιστον</text:span></text:span><text:span text:style-name="AncientGreek_3a__20_Ἀρχαία_20_ἑλληνικά"><text:span text:style-name="T15"> </text:span></text:span><text:span text:style-name="AncientGreek_3a__20_Ἀρχαία_20_ἑλληνικά"><text:span text:style-name="T12">ζῷον</text:span></text:span><text:span text:style-name="AncientGreek_3a__20_Ἀρχαία_20_ἑλληνικά"><text:span text:style-name="T15">, </text:span></text:span><text:span text:style-name="AncientGreek_3a__20_Ἀρχαία_20_ἑλληνικά"><text:span text:style-name="T12">πῶς</text:span></text:span><text:span text:style-name="AncientGreek_3a__20_Ἀρχαία_20_ἑλληνικά"><text:span text:style-name="T15"> </text:span></text:span><text:span text:style-name="AncientGreek_3a__20_Ἀρχαία_20_ἑλληνικά"><text:span text:style-name="T12">σοι</text:span></text:span><text:span text:style-name="AncientGreek_3a__20_Ἀρχαία_20_ἑλληνικά"><text:span text:style-name="T15"> </text:span></text:span><text:span text:style-name="AncientGreek_3a__20_Ἀρχαία_20_ἑλληνικά"><text:span text:style-name="T12">πιστεύσω</text:span></text:span><text:span text:style-name="AncientGreek_3a__20_Ἀρχαία_20_ἑλληνικά"><text:span text:style-name="T15">, </text:span></text:span><text:span text:style-name="AncientGreek_3a__20_Ἀρχαία_20_ἑλληνικά"><text:span text:style-name="T12">ὅτι</text:span></text:span><text:span text:style-name="AncientGreek_3a__20_Ἀρχαία_20_ἑλληνικά"><text:span text:style-name="T15"> </text:span></text:span><text:span text:style-name="AncientGreek_3a__20_Ἀρχαία_20_ἑλληνικά"><text:span text:style-name="T12">πρότερόν</text:span></text:span><text:span text:style-name="AncientGreek_3a__20_Ἀρχαία_20_ἑλληνικά"><text:span text:style-name="T15"> </text:span></text:span><text:span text:style-name="AncientGreek_3a__20_Ἀρχαία_20_ἑλληνικά"><text:span text:style-name="T12">σου</text:span></text:span><text:span text:style-name="AncientGreek_3a__20_Ἀρχαία_20_ἑλληνικά"><text:span text:style-name="T15"> </text:span></text:span><text:span text:style-name="AncientGreek_3a__20_Ἀρχαία_20_ἑλληνικά"><text:span text:style-name="T12">δεσπότην</text:span></text:span><text:span text:style-name="AncientGreek_3a__20_Ἀρχαία_20_ἑλληνικά"><text:span text:style-name="T15"> </text:span></text:span><text:span text:style-name="AncientGreek_3a__20_Ἀρχαία_20_ἑλληνικά"><text:span text:style-name="T12">ἠδίκησας</text:span></text:span><text:span text:style-name="AncientGreek_3a__20_Ἀρχαία_20_ἑλληνικά"><text:span text:style-name="T15">; »</text:span></text:span></text:p>
            <text:p text:style-name="P39"><text:span text:style-name="AncientGreek_3a__20_Ἀρχαία_20_ἑλληνικά"><text:span text:style-name="T12">Ὅτι</text:span></text:span><text:span text:style-name="AncientGreek_3a__20_Ἀρχαία_20_ἑλληνικά"><text:span text:style-name="T15"> </text:span></text:span><text:span text:style-name="AncientGreek_3a__20_Ἀρχαία_20_ἑλληνικά"><text:span text:style-name="T12">οἱ</text:span></text:span><text:span text:style-name="AncientGreek_3a__20_Ἀρχαία_20_ἑλληνικά"><text:span text:style-name="T15"> </text:span></text:span><text:span text:style-name="AncientGreek_3a__20_Ἀρχαία_20_ἑλληνικά"><text:span text:style-name="T12">πρὸς</text:span></text:span><text:span text:style-name="AncientGreek_3a__20_Ἀρχαία_20_ἑλληνικά"><text:span text:style-name="T15"> </text:span></text:span><text:span text:style-name="AncientGreek_3a__20_Ἀρχαία_20_ἑλληνικά"><text:span text:style-name="T12">τοὺς</text:span></text:span><text:span text:style-name="AncientGreek_3a__20_Ἀρχαία_20_ἑλληνικά"><text:span text:style-name="T15"> </text:span></text:span><text:span text:style-name="AncientGreek_3a__20_Ἀρχαία_20_ἑλληνικά"><text:span text:style-name="T12">εὐεργέτας</text:span></text:span><text:span text:style-name="AncientGreek_3a__20_Ἀρχαία_20_ἑλληνικά"><text:span text:style-name="T15"> </text:span></text:span><text:span text:style-name="AncientGreek_3a__20_Ἀρχαία_20_ἑλληνικά"><text:span text:style-name="T12">ἀγνώμενες</text:span></text:span><text:span text:style-name="AncientGreek_3a__20_Ἀρχαία_20_ἑλληνικά"><text:span text:style-name="T15"> </text:span></text:span><text:span text:style-name="AncientGreek_3a__20_Ἀρχαία_20_ἑλληνικά"><text:span text:style-name="T12">γενόμενον</text:span></text:span><text:span text:style-name="AncientGreek_3a__20_Ἀρχαία_20_ἑλληνικά"><text:span text:style-name="T15"> </text:span></text:span><text:span text:style-name="AncientGreek_3a__20_Ἀρχαία_20_ἑλληνικά"><text:span text:style-name="T12">ἐν</text:span></text:span><text:span text:style-name="AncientGreek_3a__20_Ἀρχαία_20_ἑλληνικά"><text:span text:style-name="T15"> </text:span></text:span><text:span text:style-name="AncientGreek_3a__20_Ἀρχαία_20_ἑλληνικά"><text:span text:style-name="T12">περιστάσει</text:span></text:span><text:span text:style-name="AncientGreek_3a__20_Ἀρχαία_20_ἑλληνικά"><text:span text:style-name="T15"> </text:span></text:span><text:span text:style-name="AncientGreek_3a__20_Ἀρχαία_20_ἑλληνικά"><text:span text:style-name="T12">ἐμπεσόντες</text:span></text:span><text:span text:style-name="AncientGreek_3a__20_Ἀρχαία_20_ἑλληνικά"><text:span text:style-name="T15"> </text:span></text:span><text:span text:style-name="AncientGreek_3a__20_Ἀρχαία_20_ἑλληνικά"><text:span text:style-name="T12">οὐχ</text:span></text:span><text:span text:style-name="AncientGreek_3a__20_Ἀρχαία_20_ἑλληνικά"><text:span text:style-name="T15"> </text:span></text:span><text:span text:style-name="AncientGreek_3a__20_Ἀρχαία_20_ἑλληνικά"><text:span text:style-name="T12">ἕξουσι</text:span></text:span><text:span text:style-name="AncientGreek_3a__20_Ἀρχαία_20_ἑλληνικά"><text:span text:style-name="T15"> </text:span></text:span><text:span text:style-name="AncientGreek_3a__20_Ἀρχαία_20_ἑλληνικά"><text:span text:style-name="T12">βοηθούς</text:span></text:span><text:span text:style-name="AncientGreek_3a__20_Ἀρχαία_20_ἑλληνικά"><text:span text:style-name="T15">.</text:span></text:span></text:p>
          </table:table-cell>
          <table:table-cell table:style-name="Table1.A1" office:value-type="string">
            <text:p text:style-name="P71"><text:span text:style-name="T89">A</text:span> RAVEN AND HERMES</text:p>
            <text:p text:style-name="P71">A trapped crow promised Apollo to burn incense for him; but saved from danger, he forgot his promise. Caught again, at another trap, he left Apollo to address Hermes, to whom he promised a sacrifice. But this god answered him: “Wretch, how could I trust you, who denied and frustrated your first master? »</text:p>
            <text:p text:style-name="P71"/>
            <text:p text:style-name="P71">When one has shown oneself ungrateful towards a benefactor, one no longer has, if one falls into embarrassment, to count on any help.</text:p>
          </table:table-cell>
        </table:table-row>
        <text:soft-page-break/>
        <table:table-row table:style-name="Table1.1">
          <table:table-cell table:style-name="Table1.A1" office:value-type="string">
            <text:p text:style-name="P22"><text:span text:style-name="AncientGreek_3a__20_Ἀρχαία_20_ἑλληνικά"><text:span text:style-name="T3">167.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καὶ</text:span></text:span><text:span text:style-name="AncientGreek_3a__20_Ἀρχαία_20_ἑλληνικά"><text:span text:style-name="T3"> </text:span></text:span><text:span text:style-name="AncientGreek_3a__20_Ἀρχαία_20_ἑλληνικά"><text:span text:style-name="T1">ὄφις</text:span></text:span><text:span text:style-name="AncientGreek_3a__20_Ἀρχαία_20_ἑλληνικά"><text:span text:style-name="T3">.</text:span></text:span></text:p>
            <text:p text:style-name="P55"><text:span text:style-name="AncientGreek_3a__20_Ἀρχαία_20_ἑλληνικά"><text:span text:style-name="T12">Κόραξ</text:span></text:span><text:span text:style-name="AncientGreek_3a__20_Ἀρχαία_20_ἑλληνικά"><text:span text:style-name="T15"> </text:span></text:span><text:span text:style-name="AncientGreek_3a__20_Ἀρχαία_20_ἑλληνικά"><text:span text:style-name="T12">τροφῆς</text:span></text:span><text:span text:style-name="AncientGreek_3a__20_Ἀρχαία_20_ἑλληνικά"><text:span text:style-name="T15"> </text:span></text:span><text:span text:style-name="AncientGreek_3a__20_Ἀρχαία_20_ἑλληνικά"><text:span text:style-name="T12">ἀπορῶν</text:span></text:span><text:span text:style-name="AncientGreek_3a__20_Ἀρχαία_20_ἑλληνικά"><text:span text:style-name="T15">, </text:span></text:span><text:span text:style-name="AncientGreek_3a__20_Ἀρχαία_20_ἑλληνικά"><text:span text:style-name="T12">ὡς</text:span></text:span><text:span text:style-name="AncientGreek_3a__20_Ἀρχαία_20_ἑλληνικά"><text:span text:style-name="T15"> </text:span></text:span><text:span text:style-name="AncientGreek_3a__20_Ἀρχαία_20_ἑλληνικά"><text:span text:style-name="T12">ἐθέασατο</text:span></text:span><text:span text:style-name="AncientGreek_3a__20_Ἀρχαία_20_ἑλληνικά"><text:span text:style-name="T15"> </text:span></text:span><text:span text:style-name="AncientGreek_3a__20_Ἀρχαία_20_ἑλληνικά"><text:span text:style-name="T12">ὄφιν</text:span></text:span><text:span text:style-name="AncientGreek_3a__20_Ἀρχαία_20_ἑλληνικά"><text:span text:style-name="T15"> </text:span></text:span><text:span text:style-name="AncientGreek_3a__20_Ἀρχαία_20_ἑλληνικά"><text:span text:style-name="T12">ἔν</text:span></text:span><text:span text:style-name="AncientGreek_3a__20_Ἀρχαία_20_ἑλληνικά"><text:span text:style-name="T15"> </text:span></text:span><text:span text:style-name="AncientGreek_3a__20_Ἀρχαία_20_ἑλληνικά"><text:span text:style-name="T12">τινι</text:span></text:span><text:span text:style-name="AncientGreek_3a__20_Ἀρχαία_20_ἑλληνικά"><text:span text:style-name="T15"> </text:span></text:span><text:span text:style-name="AncientGreek_3a__20_Ἀρχαία_20_ἑλληνικά"><text:span text:style-name="T12">εὐηλίῳ</text:span></text:span><text:span text:style-name="AncientGreek_3a__20_Ἀρχαία_20_ἑλληνικά"><text:span text:style-name="T15"> </text:span></text:span><text:span text:style-name="AncientGreek_3a__20_Ἀρχαία_20_ἑλληνικά"><text:span text:style-name="T12">τόπῳ</text:span></text:span><text:span text:style-name="AncientGreek_3a__20_Ἀρχαία_20_ἑλληνικά"><text:span text:style-name="T15"> </text:span></text:span><text:span text:style-name="AncientGreek_3a__20_Ἀρχαία_20_ἑλληνικά"><text:span text:style-name="T12">κοιμώμενον</text:span></text:span><text:span text:style-name="AncientGreek_3a__20_Ἀρχαία_20_ἑλληνικά"><text:span text:style-name="T15">, </text:span></text:span><text:span text:style-name="AncientGreek_3a__20_Ἀρχαία_20_ἑλληνικά"><text:span text:style-name="T12">τοῦτον</text:span></text:span><text:span text:style-name="AncientGreek_3a__20_Ἀρχαία_20_ἑλληνικά"><text:span text:style-name="T15"> </text:span></text:span><text:span text:style-name="AncientGreek_3a__20_Ἀρχαία_20_ἑλληνικά"><text:span text:style-name="T12">καταπτὰς</text:span></text:span><text:span text:style-name="AncientGreek_3a__20_Ἀρχαία_20_ἑλληνικά"><text:span text:style-name="T15"> </text:span></text:span><text:span text:style-name="AncientGreek_3a__20_Ἀρχαία_20_ἑλληνικά"><text:span text:style-name="T12">ἥρπασε</text:span></text:span><text:span text:style-name="AncientGreek_3a__20_Ἀρχαία_20_ἑλληνικά"><text:span text:style-name="T15">. </text:span></text:span><text:span text:style-name="AncientGreek_3a__20_Ἀρχαία_20_ἑλληνικά"><text:span text:style-name="T12">Τοῦ</text:span></text:span><text:span text:style-name="AncientGreek_3a__20_Ἀρχαία_20_ἑλληνικά"><text:span text:style-name="T15"> </text:span></text:span><text:span text:style-name="AncientGreek_3a__20_Ἀρχαία_20_ἑλληνικά"><text:span text:style-name="T12">δὲ</text:span></text:span><text:span text:style-name="AncientGreek_3a__20_Ἀρχαία_20_ἑλληνικά"><text:span text:style-name="T15"> </text:span></text:span><text:span text:style-name="AncientGreek_3a__20_Ἀρχαία_20_ἑλληνικά"><text:span text:style-name="T12">ἐπιστραφέντος</text:span></text:span><text:span text:style-name="AncientGreek_3a__20_Ἀρχαία_20_ἑλληνικά"><text:span text:style-name="T15"> </text:span></text:span><text:span text:style-name="AncientGreek_3a__20_Ἀρχαία_20_ἑλληνικά"><text:span text:style-name="T12">καὶ</text:span></text:span><text:span text:style-name="AncientGreek_3a__20_Ἀρχαία_20_ἑλληνικά"><text:span text:style-name="T15"> </text:span></text:span><text:span text:style-name="AncientGreek_3a__20_Ἀρχαία_20_ἑλληνικά"><text:span text:style-name="T12">δακόντος</text:span></text:span><text:span text:style-name="AncientGreek_3a__20_Ἀρχαία_20_ἑλληνικά"><text:span text:style-name="T15"> </text:span></text:span><text:span text:style-name="AncientGreek_3a__20_Ἀρχαία_20_ἑλληνικά"><text:span text:style-name="T12">αὐτόν</text:span></text:span><text:span text:style-name="AncientGreek_3a__20_Ἀρχαία_20_ἑλληνικά"><text:span text:style-name="T15">, </text:span></text:span><text:span text:style-name="AncientGreek_3a__20_Ἀρχαία_20_ἑλληνικά"><text:span text:style-name="T12">ἀποθνῄσκειν</text:span></text:span><text:span text:style-name="AncientGreek_3a__20_Ἀρχαία_20_ἑλληνικά"><text:span text:style-name="T15"> </text:span></text:span><text:span text:style-name="AncientGreek_3a__20_Ἀρχαία_20_ἑλληνικά"><text:span text:style-name="T12">μέλλων</text:span></text:span><text:span text:style-name="AncientGreek_3a__20_Ἀρχαία_20_ἑλληνικά"><text:span text:style-name="T15">, </text:span></text:span><text:span text:style-name="AncientGreek_3a__20_Ἀρχαία_20_ἑλληνικά"><text:span text:style-name="T12">ἔφη</text:span></text:span><text:span text:style-name="AncientGreek_3a__20_Ἀρχαία_20_ἑλληνικά"><text:span text:style-name="T15">· « </text:span></text:span><text:span text:style-name="AncientGreek_3a__20_Ἀρχαία_20_ἑλληνικά"><text:span text:style-name="T12">Ἀλλ᾿</text:span></text:span><text:span text:style-name="AncientGreek_3a__20_Ἀρχαία_20_ἑλληνικά"><text:span text:style-name="T15"> </text:span></text:span><text:span text:style-name="AncientGreek_3a__20_Ἀρχαία_20_ἑλληνικά"><text:span text:style-name="T12">ἔγωγε</text:span></text:span><text:span text:style-name="AncientGreek_3a__20_Ἀρχαία_20_ἑλληνικά"><text:span text:style-name="T15"> </text:span></text:span><text:span text:style-name="AncientGreek_3a__20_Ἀρχαία_20_ἑλληνικά"><text:span text:style-name="T12">δείλαιος</text:span></text:span><text:span text:style-name="AncientGreek_3a__20_Ἀρχαία_20_ἑλληνικά"><text:span text:style-name="T15">, </text:span></text:span><text:span text:style-name="AncientGreek_3a__20_Ἀρχαία_20_ἑλληνικά"><text:span text:style-name="T12">ὅστις</text:span></text:span><text:span text:style-name="AncientGreek_3a__20_Ἀρχαία_20_ἑλληνικά"><text:span text:style-name="T15"> </text:span></text:span><text:span text:style-name="AncientGreek_3a__20_Ἀρχαία_20_ἑλληνικά"><text:span text:style-name="T12">τοιοῦτον</text:span></text:span><text:span text:style-name="AncientGreek_3a__20_Ἀρχαία_20_ἑλληνικά"><text:span text:style-name="T15"> </text:span></text:span><text:span text:style-name="AncientGreek_3a__20_Ἀρχαία_20_ἑλληνικά"><text:span text:style-name="T12">ἕρμαιον</text:span></text:span><text:span text:style-name="AncientGreek_3a__20_Ἀρχαία_20_ἑλληνικά"><text:span text:style-name="T15"> </text:span></text:span><text:span text:style-name="AncientGreek_3a__20_Ἀρχαία_20_ἑλληνικά"><text:span text:style-name="T12">εὕρηκα</text:span></text:span><text:span text:style-name="AncientGreek_3a__20_Ἀρχαία_20_ἑλληνικά"><text:span text:style-name="T15"> </text:span></text:span><text:span text:style-name="AncientGreek_3a__20_Ἀρχαία_20_ἑλληνικά"><text:span text:style-name="T12">ἐξ</text:span></text:span><text:span text:style-name="AncientGreek_3a__20_Ἀρχαία_20_ἑλληνικά"><text:span text:style-name="T15"> </text:span></text:span><text:span text:style-name="AncientGreek_3a__20_Ἀρχαία_20_ἑλληνικά"><text:span text:style-name="T12">οὗ</text:span></text:span><text:span text:style-name="AncientGreek_3a__20_Ἀρχαία_20_ἑλληνικά"><text:span text:style-name="T15"> </text:span></text:span><text:span text:style-name="AncientGreek_3a__20_Ἀρχαία_20_ἑλληνικά"><text:span text:style-name="T12">καὶ</text:span></text:span><text:span text:style-name="AncientGreek_3a__20_Ἀρχαία_20_ἑλληνικά"><text:span text:style-name="T15"> </text:span></text:span><text:span text:style-name="AncientGreek_3a__20_Ἀρχαία_20_ἑλληνικά"><text:span text:style-name="T12">ἀπόλλυμαι</text:span></text:span><text:span text:style-name="AncientGreek_3a__20_Ἀρχαία_20_ἑλληνικά"><text:span text:style-name="T15"> .»</text:span></text:span></text:p>
            <text:p text:style-name="P55"><text:span text:style-name="AncientGreek_3a__20_Ἀρχαία_20_ἑλληνικά"><text:span text:style-name="T12">Οὗτος</text:span></text:span><text:span text:style-name="AncientGreek_3a__20_Ἀρχαία_20_ἑλληνικά"><text:span text:style-name="T15"> </text:span></text:span><text:span text:style-name="AncientGreek_3a__20_Ἀρχαία_20_ἑλληνικά"><text:span text:style-name="T12">ὁ</text:span></text:span><text:span text:style-name="AncientGreek_3a__20_Ἀρχαία_20_ἑλληνικά"><text:span text:style-name="T15"> </text:span></text:span><text:span text:style-name="AncientGreek_3a__20_Ἀρχαία_20_ἑλληνικά"><text:span text:style-name="T12">λόγος</text:span></text:span><text:span text:style-name="AncientGreek_3a__20_Ἀρχαία_20_ἑλληνικά"><text:span text:style-name="T15"> </text:span></text:span><text:span text:style-name="AncientGreek_3a__20_Ἀρχαία_20_ἑλληνικά"><text:span text:style-name="T12">λεχθείη</text:span></text:span><text:span text:style-name="AncientGreek_3a__20_Ἀρχαία_20_ἑλληνικά"><text:span text:style-name="T15"> </text:span></text:span><text:span text:style-name="AncientGreek_3a__20_Ἀρχαία_20_ἑλληνικά"><text:span text:style-name="T12">ἂν</text:span></text:span><text:span text:style-name="AncientGreek_3a__20_Ἀρχαία_20_ἑλληνικά"><text:span text:style-name="T15"> </text:span></text:span><text:span text:style-name="AncientGreek_3a__20_Ἀρχαία_20_ἑλληνικά"><text:span text:style-name="T12">ἐπ᾿</text:span></text:span><text:span text:style-name="AncientGreek_3a__20_Ἀρχαία_20_ἑλληνικά"><text:span text:style-name="T15"> </text:span></text:span><text:span text:style-name="AncientGreek_3a__20_Ἀρχαία_20_ἑλληνικά"><text:span text:style-name="T12">ἄνδρα</text:span></text:span><text:span text:style-name="AncientGreek_3a__20_Ἀρχαία_20_ἑλληνικά"><text:span text:style-name="T15"> </text:span></text:span><text:span text:style-name="AncientGreek_3a__20_Ἀρχαία_20_ἑλληνικά"><text:span text:style-name="T12">ὅς</text:span></text:span><text:span text:style-name="AncientGreek_3a__20_Ἀρχαία_20_ἑλληνικά"><text:span text:style-name="T15"> </text:span></text:span><text:span text:style-name="AncientGreek_3a__20_Ἀρχαία_20_ἑλληνικά"><text:span text:style-name="T12">διὰ</text:span></text:span><text:span text:style-name="AncientGreek_3a__20_Ἀρχαία_20_ἑλληνικά"><text:span text:style-name="T15"> </text:span></text:span><text:span text:style-name="AncientGreek_3a__20_Ἀρχαία_20_ἑλληνικά"><text:span text:style-name="T12">θησαυροῦ</text:span></text:span><text:span text:style-name="AncientGreek_3a__20_Ἀρχαία_20_ἑλληνικά"><text:span text:style-name="T15"> </text:span></text:span><text:span text:style-name="AncientGreek_3a__20_Ἀρχαία_20_ἑλληνικά"><text:span text:style-name="T12">εὕρεσιν</text:span></text:span><text:span text:style-name="AncientGreek_3a__20_Ἀρχαία_20_ἑλληνικά"><text:span text:style-name="T15"> </text:span></text:span><text:span text:style-name="AncientGreek_3a__20_Ἀρχαία_20_ἑλληνικά"><text:span text:style-name="T12">καὶ</text:span></text:span><text:span text:style-name="AncientGreek_3a__20_Ἀρχαία_20_ἑλληνικά"><text:span text:style-name="T15"> </text:span></text:span><text:span text:style-name="AncientGreek_3a__20_Ἀρχαία_20_ἑλληνικά"><text:span text:style-name="T12">περὶ</text:span></text:span><text:span text:style-name="AncientGreek_3a__20_Ἀρχαία_20_ἑλληνικά"><text:span text:style-name="T15"> </text:span></text:span><text:span text:style-name="AncientGreek_3a__20_Ἀρχαία_20_ἑλληνικά"><text:span text:style-name="T12">σωτηρίας</text:span></text:span><text:span text:style-name="AncientGreek_3a__20_Ἀρχαία_20_ἑλληνικά"><text:span text:style-name="T15"> </text:span></text:span><text:span text:style-name="AncientGreek_3a__20_Ἀρχαία_20_ἑλληνικά"><text:span text:style-name="T12">ἐκινδύνευσεν</text:span></text:span><text:span text:style-name="AncientGreek_3a__20_Ἀρχαία_20_ἑλληνικά"><text:span text:style-name="T15">.</text:span></text:span></text:p>
          </table:table-cell>
          <table:table-cell table:style-name="Table1.A1" office:value-type="string">
            <text:p text:style-name="P71"><text:span text:style-name="T89">A</text:span> RAVEN AND <text:span text:style-name="T89">A</text:span> SNAKE</text:p>
            <text:p text:style-name="P71">A crow out of food saw a snake that <text:span text:style-name="T30">slept in the sun; he swooped down on him and took him away. But the serpent turned and bit him, and the crow, on the point of death, said: "I am very unhappy to have found such a windfall that I am dying of it." »</text:span></text:p>
            <text:p text:style-name="P129"/>
            <text:p text:style-name="P129">We could tell this fable about a man who finds a treasure put in peril of death.</text:p>
          </table:table-cell>
        </table:table-row>
        <table:table-row table:style-name="Table1.1">
          <table:table-cell table:style-name="Table1.A1" office:value-type="string">
            <text:p text:style-name="P23"><text:span text:style-name="AncientGreek_3a__20_Ἀρχαία_20_ἑλληνικά"><text:span text:style-name="T3">168. </text:span></text:span><text:span text:style-name="AncientGreek_3a__20_Ἀρχαία_20_ἑλληνικά"><text:span text:style-name="T1">Κόραξ</text:span></text:span><text:span text:style-name="AncientGreek_3a__20_Ἀρχαία_20_ἑλληνικά"><text:span text:style-name="T3"> </text:span></text:span><text:span text:style-name="AncientGreek_3a__20_Ἀρχαία_20_ἑλληνικά"><text:span text:style-name="T1">νοσῶν</text:span></text:span><text:span text:style-name="AncientGreek_3a__20_Ἀρχαία_20_ἑλληνικά"><text:span text:style-name="T3">.</text:span></text:span></text:p>
            <text:p text:style-name="P56"><text:span text:style-name="AncientGreek_3a__20_Ἀρχαία_20_ἑλληνικά"><text:span text:style-name="T12">Κόραξ</text:span></text:span><text:span text:style-name="AncientGreek_3a__20_Ἀρχαία_20_ἑλληνικά"><text:span text:style-name="T15"> </text:span></text:span><text:span text:style-name="AncientGreek_3a__20_Ἀρχαία_20_ἑλληνικά"><text:span text:style-name="T12">νοσῶν</text:span></text:span><text:span text:style-name="AncientGreek_3a__20_Ἀρχαία_20_ἑλληνικά"><text:span text:style-name="T15"> </text:span></text:span><text:span text:style-name="AncientGreek_3a__20_Ἀρχαία_20_ἑλληνικά"><text:span text:style-name="T12">ἔφη</text:span></text:span><text:span text:style-name="AncientGreek_3a__20_Ἀρχαία_20_ἑλληνικά"><text:span text:style-name="T15"> </text:span></text:span><text:span text:style-name="AncientGreek_3a__20_Ἀρχαία_20_ἑλληνικά"><text:span text:style-name="T12">τῇ</text:span></text:span><text:span text:style-name="AncientGreek_3a__20_Ἀρχαία_20_ἑλληνικά"><text:span text:style-name="T15"> </text:span></text:span><text:span text:style-name="AncientGreek_3a__20_Ἀρχαία_20_ἑλληνικά"><text:span text:style-name="T12">μητρί</text:span></text:span><text:span text:style-name="AncientGreek_3a__20_Ἀρχαία_20_ἑλληνικά"><text:span text:style-name="T15">· « </text:span></text:span><text:span text:style-name="AncientGreek_3a__20_Ἀρχαία_20_ἑλληνικά"><text:span text:style-name="T12">Μῆτερ</text:span></text:span><text:span text:style-name="AncientGreek_3a__20_Ἀρχαία_20_ἑλληνικά"><text:span text:style-name="T15">, </text:span></text:span><text:span text:style-name="AncientGreek_3a__20_Ἀρχαία_20_ἑλληνικά"><text:span text:style-name="T12">εὔχου</text:span></text:span><text:span text:style-name="AncientGreek_3a__20_Ἀρχαία_20_ἑλληνικά"><text:span text:style-name="T15"> </text:span></text:span><text:span text:style-name="AncientGreek_3a__20_Ἀρχαία_20_ἑλληνικά"><text:span text:style-name="T12">τῷ</text:span></text:span><text:span text:style-name="AncientGreek_3a__20_Ἀρχαία_20_ἑλληνικά"><text:span text:style-name="T15"> </text:span></text:span><text:span text:style-name="AncientGreek_3a__20_Ἀρχαία_20_ἑλληνικά"><text:span text:style-name="T12">θεῷ</text:span></text:span><text:span text:style-name="AncientGreek_3a__20_Ἀρχαία_20_ἑλληνικά"><text:span text:style-name="T15"> </text:span></text:span><text:span text:style-name="AncientGreek_3a__20_Ἀρχαία_20_ἑλληνικά"><text:span text:style-name="T12">καὶ</text:span></text:span><text:span text:style-name="AncientGreek_3a__20_Ἀρχαία_20_ἑλληνικά"><text:span text:style-name="T15"> </text:span></text:span><text:span text:style-name="AncientGreek_3a__20_Ἀρχαία_20_ἑλληνικά"><text:span text:style-name="T12">μὴ</text:span></text:span><text:span text:style-name="AncientGreek_3a__20_Ἀρχαία_20_ἑλληνικά"><text:span text:style-name="T15"> </text:span></text:span><text:span text:style-name="AncientGreek_3a__20_Ἀρχαία_20_ἑλληνικά"><text:span text:style-name="T12">θρήνει</text:span></text:span><text:span text:style-name="AncientGreek_3a__20_Ἀρχαία_20_ἑλληνικά"><text:span text:style-name="T15">. » </text:span></text:span><text:span text:style-name="AncientGreek_3a__20_Ἀρχαία_20_ἑλληνικά"><text:span text:style-name="T12">Ἡ</text:span></text:span><text:span text:style-name="AncientGreek_3a__20_Ἀρχαία_20_ἑλληνικά"><text:span text:style-name="T15"> </text:span></text:span><text:span text:style-name="AncientGreek_3a__20_Ἀρχαία_20_ἑλληνικά"><text:span text:style-name="T12">δ᾿</text:span></text:span><text:span text:style-name="AncientGreek_3a__20_Ἀρχαία_20_ἑλληνικά"><text:span text:style-name="T15"> </text:span></text:span><text:span text:style-name="AncientGreek_3a__20_Ἀρχαία_20_ἑλληνικά"><text:span text:style-name="T12">ὑπολαβοῦσα</text:span></text:span><text:span text:style-name="AncientGreek_3a__20_Ἀρχαία_20_ἑλληνικά"><text:span text:style-name="T15"> </text:span></text:span><text:span text:style-name="AncientGreek_3a__20_Ἀρχαία_20_ἑλληνικά"><text:span text:style-name="T12">ἔφη</text:span></text:span><text:span text:style-name="AncientGreek_3a__20_Ἀρχαία_20_ἑλληνικά"><text:span text:style-name="T15">· « </text:span></text:span><text:span text:style-name="AncientGreek_3a__20_Ἀρχαία_20_ἑλληνικά"><text:span text:style-name="T12">Τίς</text:span></text:span><text:span text:style-name="AncientGreek_3a__20_Ἀρχαία_20_ἑλληνικά"><text:span text:style-name="T15"> </text:span></text:span><text:span text:style-name="AncientGreek_3a__20_Ἀρχαία_20_ἑλληνικά"><text:span text:style-name="T12">σε</text:span></text:span><text:span text:style-name="AncientGreek_3a__20_Ἀρχαία_20_ἑλληνικά"><text:span text:style-name="T15">, </text:span></text:span><text:span text:style-name="AncientGreek_3a__20_Ἀρχαία_20_ἑλληνικά"><text:span text:style-name="T12">ὦ</text:span></text:span><text:span text:style-name="AncientGreek_3a__20_Ἀρχαία_20_ἑλληνικά"><text:span text:style-name="T15"> </text:span></text:span><text:span text:style-name="AncientGreek_3a__20_Ἀρχαία_20_ἑλληνικά"><text:span text:style-name="T12">τέκνον</text:span></text:span><text:span text:style-name="AncientGreek_3a__20_Ἀρχαία_20_ἑλληνικά"><text:span text:style-name="T15">, </text:span></text:span><text:span text:style-name="AncientGreek_3a__20_Ἀρχαία_20_ἑλληνικά"><text:span text:style-name="T12">τῶν</text:span></text:span><text:span text:style-name="AncientGreek_3a__20_Ἀρχαία_20_ἑλληνικά"><text:span text:style-name="T15"> </text:span></text:span><text:span text:style-name="AncientGreek_3a__20_Ἀρχαία_20_ἑλληνικά"><text:span text:style-name="T12">θεῶν</text:span></text:span><text:span text:style-name="AncientGreek_3a__20_Ἀρχαία_20_ἑλληνικά"><text:span text:style-name="T15"> </text:span></text:span><text:span text:style-name="AncientGreek_3a__20_Ἀρχαία_20_ἑλληνικά"><text:span text:style-name="T12">ἐλεήσει</text:span></text:span><text:span text:style-name="AncientGreek_3a__20_Ἀρχαία_20_ἑλληνικά"><text:span text:style-name="T15">; </text:span></text:span><text:span text:style-name="AncientGreek_3a__20_Ἀρχαία_20_ἑλληνικά"><text:span text:style-name="T12">τίνος</text:span></text:span><text:span text:style-name="AncientGreek_3a__20_Ἀρχαία_20_ἑλληνικά"><text:span text:style-name="T15"> </text:span></text:span><text:span text:style-name="AncientGreek_3a__20_Ἀρχαία_20_ἑλληνικά"><text:span text:style-name="T12">γὰρ</text:span></text:span><text:span text:style-name="AncientGreek_3a__20_Ἀρχαία_20_ἑλληνικά"><text:span text:style-name="T15"> </text:span></text:span><text:span text:style-name="AncientGreek_3a__20_Ἀρχαία_20_ἑλληνικά"><text:span text:style-name="T12">κρέας</text:span></text:span><text:span text:style-name="AncientGreek_3a__20_Ἀρχαία_20_ἑλληνικά"><text:span text:style-name="T15"> </text:span></text:span><text:span text:style-name="AncientGreek_3a__20_Ἀρχαία_20_ἑλληνικά"><text:span text:style-name="T12">ὑπὸ</text:span></text:span><text:span text:style-name="AncientGreek_3a__20_Ἀρχαία_20_ἑλληνικά"><text:span text:style-name="T15"> </text:span></text:span><text:span text:style-name="AncientGreek_3a__20_Ἀρχαία_20_ἑλληνικά"><text:span text:style-name="T12">σοῦ</text:span></text:span><text:span text:style-name="AncientGreek_3a__20_Ἀρχαία_20_ἑλληνικά"><text:span text:style-name="T15"> </text:span></text:span><text:span text:style-name="AncientGreek_3a__20_Ἀρχαία_20_ἑλληνικά"><text:span text:style-name="T12">γε</text:span></text:span><text:span text:style-name="AncientGreek_3a__20_Ἀρχαία_20_ἑλληνικά"><text:span text:style-name="T15"> </text:span></text:span><text:span text:style-name="AncientGreek_3a__20_Ἀρχαία_20_ἑλληνικά"><text:span text:style-name="T12">οὐκ</text:span></text:span><text:span text:style-name="AncientGreek_3a__20_Ἀρχαία_20_ἑλληνικά"><text:span text:style-name="T15"> </text:span></text:span><text:span text:style-name="AncientGreek_3a__20_Ἀρχαία_20_ἑλληνικά"><text:span text:style-name="T12">ἐκλάπη</text:span></text:span><text:span text:style-name="AncientGreek_3a__20_Ἀρχαία_20_ἑλληνικά"><text:span text:style-name="T15">; »</text:span></text:span></text:p>
            <text:p text:style-name="P56"><text:span text:style-name="AncientGreek_3a__20_Ἀρχαία_20_ἑλληνικά"><text:span text:style-name="T12">Ὁ</text:span></text:span><text:span text:style-name="AncientGreek_3a__20_Ἀρχαία_20_ἑλληνικά"><text:span text:style-name="T15"> </text:span></text:span><text:span text:style-name="AncientGreek_3a__20_Ἀρχαία_20_ἑλληνικά"><text:span text:style-name="T12">μῦθος</text:span></text:span><text:span text:style-name="AncientGreek_3a__20_Ἀρχαία_20_ἑλληνικά"><text:span text:style-name="T15"> </text:span></text:span><text:span text:style-name="AncientGreek_3a__20_Ἀρχαία_20_ἑλληνικά"><text:span text:style-name="T12">δηλοῖ</text:span></text:span><text:span text:style-name="AncientGreek_3a__20_Ἀρχαία_20_ἑλληνικά"><text:span text:style-name="T15"> </text:span></text:span><text:span text:style-name="AncientGreek_3a__20_Ἀρχαία_20_ἑλληνικά"><text:span text:style-name="T12">ὅτι</text:span></text:span><text:span text:style-name="AncientGreek_3a__20_Ἀρχαία_20_ἑλληνικά"><text:span text:style-name="T15"> </text:span></text:span><text:span text:style-name="AncientGreek_3a__20_Ἀρχαία_20_ἑλληνικά"><text:span text:style-name="T12">οἱ</text:span></text:span><text:span text:style-name="AncientGreek_3a__20_Ἀρχαία_20_ἑλληνικά"><text:span text:style-name="T15"> </text:span></text:span><text:span text:style-name="AncientGreek_3a__20_Ἀρχαία_20_ἑλληνικά"><text:span text:style-name="T12">πολλοὺς</text:span></text:span><text:span text:style-name="AncientGreek_3a__20_Ἀρχαία_20_ἑλληνικά"><text:span text:style-name="T15"> </text:span></text:span><text:span text:style-name="AncientGreek_3a__20_Ἀρχαία_20_ἑλληνικά"><text:span text:style-name="T12">ἐχθροὺς</text:span></text:span><text:span text:style-name="AncientGreek_3a__20_Ἀρχαία_20_ἑλληνικά"><text:span text:style-name="T15"> </text:span></text:span><text:span text:style-name="AncientGreek_3a__20_Ἀρχαία_20_ἑλληνικά"><text:span text:style-name="T12">ἐν</text:span></text:span><text:span text:style-name="AncientGreek_3a__20_Ἀρχαία_20_ἑλληνικά"><text:span text:style-name="T15"> </text:span></text:span><text:span text:style-name="AncientGreek_3a__20_Ἀρχαία_20_ἑλληνικά"><text:span text:style-name="T12">βίῳ</text:span></text:span><text:span text:style-name="AncientGreek_3a__20_Ἀρχαία_20_ἑλληνικά"><text:span text:style-name="T15"> </text:span></text:span><text:span text:style-name="AncientGreek_3a__20_Ἀρχαία_20_ἑλληνικά"><text:span text:style-name="T12">ἔχοντες</text:span></text:span><text:span text:style-name="AncientGreek_3a__20_Ἀρχαία_20_ἑλληνικά"><text:span text:style-name="T15"> </text:span></text:span><text:span text:style-name="AncientGreek_3a__20_Ἀρχαία_20_ἑλληνικά"><text:span text:style-name="T12">οὐδένα</text:span></text:span><text:span text:style-name="AncientGreek_3a__20_Ἀρχαία_20_ἑλληνικά"><text:span text:style-name="T15"> </text:span></text:span><text:span text:style-name="AncientGreek_3a__20_Ἀρχαία_20_ἑλληνικά"><text:span text:style-name="T12">φίλον</text:span></text:span><text:span text:style-name="AncientGreek_3a__20_Ἀρχαία_20_ἑλληνικά"><text:span text:style-name="T15"> </text:span></text:span><text:span text:style-name="AncientGreek_3a__20_Ἀρχαία_20_ἑλληνικά"><text:span text:style-name="T12">ἐν</text:span></text:span><text:span text:style-name="AncientGreek_3a__20_Ἀρχαία_20_ἑλληνικά"><text:span text:style-name="T15"> </text:span></text:span><text:span text:style-name="AncientGreek_3a__20_Ἀρχαία_20_ἑλληνικά"><text:span text:style-name="T12">ἀνάγκῃ</text:span></text:span><text:span text:style-name="AncientGreek_3a__20_Ἀρχαία_20_ἑλληνικά"><text:span text:style-name="T15"> </text:span></text:span><text:span text:style-name="AncientGreek_3a__20_Ἀρχαία_20_ἑλληνικά"><text:span text:style-name="T12">εὑρήσουσιν</text:span></text:span><text:span text:style-name="AncientGreek_3a__20_Ἀρχαία_20_ἑλληνικά"><text:span text:style-name="T15">.</text:span></text:span></text:p>
          </table:table-cell>
          <table:table-cell table:style-name="Table1.A1" office:value-type="string">
            <text:p text:style-name="P71">THE SICK CROW</text:p>
            <text:p text:style-name="P71">A sick crow says to his mother: “Pray to the gods, mother, and don't cry. The mother replied, "Which of the gods, my child, will have pity on you?" is there one from whom you have not stolen meat? »</text:p>
            <text:p text:style-name="P71"/>
            <text:p text:style-name="P71">This fable shows that those who have made many enemies in their life will not find friends, in need.</text:p>
          </table:table-cell>
        </table:table-row>
        <table:table-row table:style-name="Table1.1">
          <table:table-cell table:style-name="Table1.A1" office:value-type="string">
            <text:p text:style-name="P24"><text:span text:style-name="AncientGreek_3a__20_Ἀρχαία_20_ἑλληνικά"><text:span text:style-name="T3">169. </text:span></text:span><text:span text:style-name="AncientGreek_3a__20_Ἀρχαία_20_ἑλληνικά"><text:span text:style-name="T1">Κορυδαλός</text:span></text:span><text:span text:style-name="AncientGreek_3a__20_Ἀρχαία_20_ἑλληνικά"><text:span text:style-name="T3">.</text:span></text:span></text:p>
            <text:p text:style-name="P57"><text:span text:style-name="AncientGreek_3a__20_Ἀρχαία_20_ἑλληνικά"><text:span text:style-name="T12">Κορυδαλὸς</text:span></text:span><text:span text:style-name="AncientGreek_3a__20_Ἀρχαία_20_ἑλληνικά"><text:span text:style-name="T15"> </text:span></text:span><text:span text:style-name="AncientGreek_3a__20_Ἀρχαία_20_ἑλληνικά"><text:span text:style-name="T12">εἰς</text:span></text:span><text:span text:style-name="AncientGreek_3a__20_Ἀρχαία_20_ἑλληνικά"><text:span text:style-name="T15"> </text:span></text:span><text:span text:style-name="AncientGreek_3a__20_Ἀρχαία_20_ἑλληνικά"><text:span text:style-name="T12">πάγην</text:span></text:span><text:span text:style-name="AncientGreek_3a__20_Ἀρχαία_20_ἑλληνικά"><text:span text:style-name="T15"> </text:span></text:span><text:span text:style-name="AncientGreek_3a__20_Ἀρχαία_20_ἑλληνικά"><text:span text:style-name="T12">ἁλοὺς</text:span></text:span><text:span text:style-name="AncientGreek_3a__20_Ἀρχαία_20_ἑλληνικά"><text:span text:style-name="T15"> </text:span></text:span><text:span text:style-name="AncientGreek_3a__20_Ἀρχαία_20_ἑλληνικά"><text:span text:style-name="T12">θρηνῶν</text:span></text:span><text:span text:style-name="AncientGreek_3a__20_Ἀρχαία_20_ἑλληνικά"><text:span text:style-name="T15"> </text:span></text:span><text:span text:style-name="AncientGreek_3a__20_Ἀρχαία_20_ἑλληνικά"><text:span text:style-name="T12">ἔλεγεν</text:span></text:span><text:span text:style-name="AncientGreek_3a__20_Ἀρχαία_20_ἑλληνικά"><text:span text:style-name="T15">· « </text:span></text:span><text:span text:style-name="AncientGreek_3a__20_Ἀρχαία_20_ἑλληνικά"><text:span text:style-name="T12">Οἴμοι</text:span></text:span><text:span text:style-name="AncientGreek_3a__20_Ἀρχαία_20_ἑλληνικά"><text:span text:style-name="T15"> </text:span></text:span><text:span text:style-name="AncientGreek_3a__20_Ἀρχαία_20_ἑλληνικά"><text:span text:style-name="T12">τῷ</text:span></text:span><text:span text:style-name="AncientGreek_3a__20_Ἀρχαία_20_ἑλληνικά"><text:span text:style-name="T15"> </text:span></text:span><text:span text:style-name="AncientGreek_3a__20_Ἀρχαία_20_ἑλληνικά"><text:span text:style-name="T12">ταλαιπώρῳ</text:span></text:span><text:span text:style-name="AncientGreek_3a__20_Ἀρχαία_20_ἑλληνικά"><text:span text:style-name="T15"> </text:span></text:span><text:span text:style-name="AncientGreek_3a__20_Ἀρχαία_20_ἑλληνικά"><text:span text:style-name="T12">καὶ</text:span></text:span><text:span text:style-name="AncientGreek_3a__20_Ἀρχαία_20_ἑλληνικά"><text:span text:style-name="T15"> </text:span></text:span><text:span text:style-name="AncientGreek_3a__20_Ἀρχαία_20_ἑλληνικά"><text:span text:style-name="T12">δυστήνῳ</text:span></text:span><text:span text:style-name="AncientGreek_3a__20_Ἀρχαία_20_ἑλληνικά"><text:span text:style-name="T15"> </text:span></text:span><text:span text:style-name="AncientGreek_3a__20_Ἀρχαία_20_ἑλληνικά"><text:span text:style-name="T12">πτηνῷ</text:span></text:span><text:span text:style-name="AncientGreek_3a__20_Ἀρχαία_20_ἑλληνικά"><text:span text:style-name="T15">· </text:span></text:span><text:span text:style-name="AncientGreek_3a__20_Ἀρχαία_20_ἑλληνικά"><text:span text:style-name="T12">οὐ</text:span></text:span><text:span text:style-name="AncientGreek_3a__20_Ἀρχαία_20_ἑλληνικά"><text:span text:style-name="T15"> </text:span></text:span><text:span text:style-name="AncientGreek_3a__20_Ἀρχαία_20_ἑλληνικά"><text:span text:style-name="T12">χρυσὸν</text:span></text:span><text:span text:style-name="AncientGreek_3a__20_Ἀρχαία_20_ἑλληνικά"><text:span text:style-name="T15"> </text:span></text:span><text:span text:style-name="AncientGreek_3a__20_Ἀρχαία_20_ἑλληνικά"><text:span text:style-name="T12">ἐνοσφισάμην</text:span></text:span><text:span text:style-name="AncientGreek_3a__20_Ἀρχαία_20_ἑλληνικά"><text:span text:style-name="T15"> </text:span></text:span><text:span text:style-name="AncientGreek_3a__20_Ἀρχαία_20_ἑλληνικά"><text:span text:style-name="T12">τινός</text:span></text:span><text:span text:style-name="AncientGreek_3a__20_Ἀρχαία_20_ἑλληνικά"><text:span text:style-name="T15">, </text:span></text:span><text:span text:style-name="AncientGreek_3a__20_Ἀρχαία_20_ἑλληνικά"><text:span text:style-name="T12">οὐκ</text:span></text:span><text:span text:style-name="AncientGreek_3a__20_Ἀρχαία_20_ἑλληνικά"><text:span text:style-name="T15"> </text:span></text:span><text:span text:style-name="AncientGreek_3a__20_Ἀρχαία_20_ἑλληνικά"><text:span text:style-name="T12">ἄργυρον</text:span></text:span><text:span text:style-name="AncientGreek_3a__20_Ἀρχαία_20_ἑλληνικά"><text:span text:style-name="T15">, </text:span></text:span><text:span text:style-name="AncientGreek_3a__20_Ἀρχαία_20_ἑλληνικά"><text:span text:style-name="T12">οὐκ</text:span></text:span><text:span text:style-name="AncientGreek_3a__20_Ἀρχαία_20_ἑλληνικά"><text:span text:style-name="T15"> </text:span></text:span><text:span text:style-name="AncientGreek_3a__20_Ἀρχαία_20_ἑλληνικά"><text:span text:style-name="T12">ἄλλο</text:span></text:span><text:span text:style-name="AncientGreek_3a__20_Ἀρχαία_20_ἑλληνικά"><text:span text:style-name="T15"> </text:span></text:span><text:span text:style-name="AncientGreek_3a__20_Ἀρχαία_20_ἑλληνικά"><text:span text:style-name="T12">τι</text:span></text:span><text:span text:style-name="AncientGreek_3a__20_Ἀρχαία_20_ἑλληνικά"><text:span text:style-name="T15"> </text:span></text:span><text:span text:style-name="AncientGreek_3a__20_Ἀρχαία_20_ἑλληνικά"><text:span text:style-name="T12">τῶν</text:span></text:span><text:span text:style-name="AncientGreek_3a__20_Ἀρχαία_20_ἑλληνικά"><text:span text:style-name="T15"> </text:span></text:span><text:span text:style-name="AncientGreek_3a__20_Ἀρχαία_20_ἑλληνικά"><text:span text:style-name="T12">τιμίων</text:span></text:span><text:span text:style-name="AncientGreek_3a__20_Ἀρχαία_20_ἑλληνικά"><text:span text:style-name="T15">· </text:span></text:span><text:span text:style-name="AncientGreek_3a__20_Ἀρχαία_20_ἑλληνικά"><text:span text:style-name="T12">κόκκος</text:span></text:span><text:span text:style-name="AncientGreek_3a__20_Ἀρχαία_20_ἑλληνικά"><text:span text:style-name="T15"> </text:span></text:span><text:span text:style-name="AncientGreek_3a__20_Ἀρχαία_20_ἑλληνικά"><text:span text:style-name="T12">δὲ</text:span></text:span><text:span text:style-name="AncientGreek_3a__20_Ἀρχαία_20_ἑλληνικά"><text:span text:style-name="T15"> </text:span></text:span><text:span text:style-name="AncientGreek_3a__20_Ἀρχαία_20_ἑλληνικά"><text:span text:style-name="T12">σίτου</text:span></text:span><text:span text:style-name="AncientGreek_3a__20_Ἀρχαία_20_ἑλληνικά"><text:span text:style-name="T15"> </text:span></text:span><text:span text:style-name="AncientGreek_3a__20_Ἀρχαία_20_ἑλληνικά"><text:span text:style-name="T12">μικρὸς</text:span></text:span><text:span text:style-name="AncientGreek_3a__20_Ἀρχαία_20_ἑλληνικά"><text:span text:style-name="T15"> </text:span></text:span><text:span text:style-name="AncientGreek_3a__20_Ἀρχαία_20_ἑλληνικά"><text:span text:style-name="T12">τὸν</text:span></text:span><text:span text:style-name="AncientGreek_3a__20_Ἀρχαία_20_ἑλληνικά"><text:span text:style-name="T15"> </text:span></text:span><text:span text:style-name="AncientGreek_3a__20_Ἀρχαία_20_ἑλληνικά"><text:span text:style-name="T12">θάνατόν</text:span></text:span><text:span text:style-name="AncientGreek_3a__20_Ἀρχαία_20_ἑλληνικά"><text:span text:style-name="T15"> </text:span></text:span><text:span text:style-name="AncientGreek_3a__20_Ἀρχαία_20_ἑλληνικά"><text:span text:style-name="T12">μοι</text:span></text:span><text:span text:style-name="AncientGreek_3a__20_Ἀρχαία_20_ἑλληνικά"><text:span text:style-name="T15"> </text:span></text:span><text:span text:style-name="AncientGreek_3a__20_Ἀρχαία_20_ἑλληνικά"><text:span text:style-name="T12">προὐξένησεν</text:span></text:span><text:span text:style-name="AncientGreek_3a__20_Ἀρχαία_20_ἑλληνικά"><text:span text:style-name="T15">. »</text:span></text:span></text:p>
            <text:p text:style-name="P57"><text:span text:style-name="AncientGreek_3a__20_Ἀρχαία_20_ἑλληνικά"><text:span text:style-name="T12">Ὁ μῦθος πρὸς τοὺς διὰ κέρδος εὐτελὲς μέγαν ὑφισταμένους κίνδυνον.</text:span></text:span></text:p>
          </table:table-cell>
          <table:table-cell table:style-name="Table1.A1" office:value-type="string">
            <text:p text:style-name="P70">THE GROSSED LARK</text:p>
            <text:p text:style-name="P70">A crested lark, caught in the lakes, moaned: “Alas! poor unfortunate bird that I am! I did not steal gold, silver, or anything precious from anyone: it was a small grain of wheat that caused my death. »</text:p>
            <text:p text:style-name="P70"/>
            <text:p text:style-name="P70">This fable applies to those who, for petty gain, expose themselves to great danger.</text:p>
          </table:table-cell>
        </table:table-row>
        <table:table-row table:style-name="Table1.1">
          <table:table-cell table:style-name="Table1.A1" office:value-type="string">
            <text:p text:style-name="P36"><text:span text:style-name="AncientGreek_3a__20_Ἀρχαία_20_ἑλληνικά"><text:span text:style-name="T1">170. Κορώνη καὶ κόραξ.</text:span></text:span></text:p>
            <text:p text:style-name="P68"><text:span text:style-name="AncientGreek_3a__20_Ἀρχαία_20_ἑλληνικά"><text:span text:style-name="T12">Κορώνη φθονήσασα κόρακι ἐπὶ τῷ διὰ οἰωνῶν μαντεύεσθαι ἀνθρώποις καὶ τὸ μέλλον προφαίνειν καὶ διὰ τοῦτο ὑπ᾿ αὐτῶν μαρτυρεῖσθαι, ἐβουλήθη τῶν αὐτῶν ἐφικέσθαι· καὶ δὴ θεασαμένη τινὰς ὁδοιπόρους παριόντας ἧκεν ἐπί τινος δένδρου, καὶ στᾶσα μεγάλα ἐκεκράγει. Τῶν δὲ πρὸς τὴν φωνὴν ἐπιστραφέντων καὶ καταπλαγέντων, εἷς τις ὑποτυχὼν ἔφη· « Ἀλλ᾿ ἀπίωμεν, ὦ φίλοι· κορώνη γάρ ἐστιν, ἥτις κεκραγυῖα οἰωνὸν οὐκ ἔχει. »</text:span></text:span></text:p>
            <text:p text:style-name="P68"><text:span text:style-name="AncientGreek_3a__20_Ἀρχαία_20_ἑλληνικά"><text:span text:style-name="T12">Οὕτω καὶ τῶν ἀνθρώπων οἱ τοῖς κρείττοσιν ἀνθαμιλλώμενοι πρὸς τῷ τῶν ἴσων μὴ ἐφικέσθαι, καὶ γέλωτα ὀφλισκάνουσιν.</text:span></text:span></text:p>
          </table:table-cell>
          <table:table-cell table:style-name="Table1.A1" office:value-type="string">
            <text:p text:style-name="P70"><text:span text:style-name="T40">A</text:span> CROW AND THE CROW</text:p>
            <text:p text:style-name="P70"><text:span text:style-name="T40">A</text:span> crow conceived jealousy against <text:span text:style-name="T40">a</text:span> crow, because he gives omens to men, announces to them the future and is therefore taken as a witness by them; so she wanted to arrogate to herself the same privileges. So having seen travelers pass, she went to perch on a tree and there cried loudly. At his voice, the travelers turned round in fright; but one of them taking the floor said: "Come on, friends, let's continue our way: it's only a crow, its cries give no omen." »</text:p>
            <text:p text:style-name="P70"/>
            <text:p text:style-name="P70">This is how it is with men: those who compete with those stronger than themselves not only cannot equal them, but they are even laughable.</text:p>
          </table:table-cell>
        </table:table-row>
        <text:soft-page-break/>
        <table:table-row table:style-name="Table1.1">
          <table:table-cell table:style-name="Table1.A1" office:value-type="string">
            <text:p text:style-name="P25"><text:span text:style-name="AncientGreek_3a__20_Ἀρχαία_20_ἑλληνικά"><text:span text:style-name="T1">171. Κορώνη καὶ κύων.</text:span></text:span></text:p>
            <text:p text:style-name="P58"><text:span text:style-name="AncientGreek_3a__20_Ἀρχαία_20_ἑλληνικά"><text:span text:style-name="T12">Κορώνη Ἀθηνᾷ θύουσα κύνα ἐφ᾿ ἑστίασιν ἐκάλεσεν. Ὁ δὲ ἔφη πρὸς αὐτήν· « Τί μάτην τὰς θυσίας ἀναλίσκεις; ἡ γὰρ δαίμων οὕτως σε μισεῖ ὡς καὶ τῶν σῶν οἰωνῶν τὴν πίστιν περιελέσθαι. » Καὶ ἡ κορώνη ἀπεκρίνατο· « Ἀλλὰ καὶ διὰ τοῦτο αὐτῇ θύω, διότι οἶδα αὐτὴν ἀπεχθῶς διακειμένην, ἵνα διαλλαγῇ . »</text:span></text:span></text:p>
            <text:p text:style-name="P58"><text:span text:style-name="AncientGreek_3a__20_Ἀρχαία_20_ἑλληνικά"><text:span text:style-name="T12">Οὕτω πολλοὶ διὰ φόβον τοὺς ἐχθροὺς εὐεργετεῖν οὐκ ὀκνοῦσιν.</text:span></text:span></text:p>
          </table:table-cell>
          <table:table-cell table:style-name="Table1.A1" office:value-type="string">
            <text:p text:style-name="P70">THE CROW AND THE DOG</text:p>
            <text:p text:style-name="P70">A crow offering a victim to Athena invited a dog to the sacrificial banquet. The dog said to him, “Why do you spend your wealth on useless sacrifices? The goddess, indeed, hates you to the point of removing all credence from your omens. To which the crow replied: "But that is precisely why I am sacrificing to her: I know she is ill-disposed towards me and I want her to be reconciled with me." »</text:p>
            <text:p text:style-name="P70"/>
            <text:p text:style-name="P70">This is how many people do not hesitate to do good to their enemies, because they are afraid of them.</text:p>
          </table:table-cell>
        </table:table-row>
        <table:table-row table:style-name="Table1.1">
          <table:table-cell table:style-name="Table1.A1" office:value-type="string">
            <text:p text:style-name="P36"><text:span text:style-name="AncientGreek_3a__20_Ἀρχαία_20_ἑλληνικά"><text:span text:style-name="T1">172. Κοχλίαι.</text:span></text:span></text:p>
            <text:p text:style-name="P68"><text:span text:style-name="AncientGreek_3a__20_Ἀρχαία_20_ἑλληνικά"><text:span text:style-name="T12">Γεωργοῦ παῖς κοχλίας ὤπτα· ἀκούσας δὲ αὐτῶν τριζόντων ἔφη· « Ὦ κάκιστα ζῷα, τῶν οἰκιῶν ὑμῶν ἐμπιπραμένων, αὐτοὶ ᾄδετε. »</text:span></text:span></text:p>
            <text:p text:style-name="P68"><text:span text:style-name="AncientGreek_3a__20_Ἀρχαία_20_ἑλληνικά"><text:span text:style-name="T12">Ὁ λόγος δηλοῖ ὅτι πᾶν τὸ παρὰ καιρὸν δρώμενον ἐπονείδιστον.</text:span></text:span></text:p>
          </table:table-cell>
          <table:table-cell table:style-name="Table1.A1" office:value-type="string">
            <text:p text:style-name="P70">SNAILS</text:p>
            <text:p text:style-name="P70">A laborer's child was grilling snails. Hearing them crackle, he said: “Wretched beasts, your houses are burning, and you are singing! »</text:p>
            <text:p text:style-name="P70"/>
            <text:p text:style-name="P70">This fable shows that anything done out of time is reprehensible.</text:p>
          </table:table-cell>
        </table:table-row>
        <table:table-row table:style-name="Table1.1">
          <table:table-cell table:style-name="Table1.A1" office:value-type="string">
            <text:p text:style-name="P26"><text:span text:style-name="AncientGreek_3a__20_Ἀρχαία_20_ἑλληνικά"><text:span text:style-name="T1">173. Κύκνος <text:s/>ἀντὶ χηνὸς ἀπαχθείς .</text:span></text:span></text:p>
            <text:p text:style-name="P59"><text:span text:style-name="AncientGreek_3a__20_Ἀρχαία_20_ἑλληνικά"><text:span text:style-name="T12">Ἀνὴρ εὐπορῶν χῆνά τε ἅμα καὶ κύκνον ἔτρεφεν, οὐκ ἐπὶ τοῖς αὐτοῖς μέντοι· τὸν μὲν γὰρ ᾠδῆς, τὸν δὲ τραπέζης ἕνεκεν. Ἐπεὶ δὲ ἔδει τὸν χῆνα παθεῖν ἐφ᾿ οἷς ἐτρέφετο, νὺξ μὲν ἦν, καὶ διαγινώσκειν ὁ καιρὸς οὐκ ἀφῆκεν ἑκάτερον. Ὁ δὲ κύκνος, ἀντὶ τοῦ χηνὸς ἀπαχθείς, ᾄδει τι μέλος θανάτου προοίμιον, καὶ τῇ μὲν ᾠδῇ μηνύει τὴν φύσιν, τὴν δὲ τελευτὴν διαφεύγει τῷ μέλει.</text:span></text:span></text:p>
            <text:p text:style-name="P59"><text:span text:style-name="AncientGreek_3a__20_Ἀρχαία_20_ἑλληνικά"><text:span text:style-name="T12">Ὁ μῦθος δηλοῖ ὅτι πολλάκις ἡ μουσικὴ τελευτῆς ἀναβολὴν ἀπεργάζεται.</text:span></text:span></text:p>
          </table:table-cell>
          <table:table-cell table:style-name="Table1.A1" office:value-type="string">
            <text:p text:style-name="P70">THE SWAN MADE FOR THE GOOSE</text:p>
            <text:p text:style-name="P70">An opulent man fed a goose and a swan together, not for the same object, but one for his <text:span text:style-name="T30">singing, the other in view of his table. But when the goose had to suffer the fate for which it was bred, it was dark, and the weather did not allow the two birds to be distinguished. But the swan, carried away instead of the goose, sings a song, a prelude to his death. His voice made him recognized and his song saved him from death.</text:span></text:p>
            <text:p text:style-name="P128"/>
            <text:p text:style-name="P128">This fable shows that music often postpones death.</text:p>
          </table:table-cell>
        </table:table-row>
        <text:soft-page-break/>
        <table:table-row table:style-name="Table1.1">
          <table:table-cell table:style-name="Table1.A1" office:value-type="string">
            <text:p text:style-name="P36"><text:span text:style-name="AncientGreek_3a__20_Ἀρχαία_20_ἑλληνικά"><text:span text:style-name="T1">174. Κύκνος <text:s/>καὶ δεσπότης .</text:span></text:span></text:p>
            <text:p text:style-name="P68"><text:span text:style-name="AncientGreek_3a__20_Ἀρχαία_20_ἑλληνικά"><text:span text:style-name="T12">Τοὺς κύκνους φασὶ παρὰ τὸν θάνατον ᾄδειν. Καὶ δή τις περιτυχὼν κύκνῳ πωλουμένῳ καὶ ἀκούσας ὅτι εὐμελέστατόν ἐστι ζῷον, ἠγόρασε. Καὶ ἔχων ποτὲ συνδείπνους προσελθὼν παρεκάλει αὐτὸν ᾆσαι ἐν τῷ πότῳ. Τοῦ δὲ τότε μὲν ἡσυχάζοντος, ὕστερον δέ ποτε, ὡς ἐνόησεν ὅτι ἀποθνῄσκειν ἔμελλεν, ἑαυτὸν θρηνοῦντος, ὁ δεσπότης αὐτοῦ ἀκούσας ἔφη· « Ἀλλ᾿ εἰ σὺ οὐκ ἄλλως ᾄδεις, ἐὰν μὴ ἀποθνῄσκῃς, ἐγὼ μάταιος ἦν, ὃς τότε σε παρεκάλουν, ἀλλ᾿ οὐκ ἔθυον. »</text:span></text:span></text:p>
            <text:p text:style-name="P68"><text:span text:style-name="AncientGreek_3a__20_Ἀρχαία_20_ἑλληνικά"><text:span text:style-name="T12">Οὕτως ἔνιοι τῶν ἀνθρώπων, ἅ μὴ ἑκόντες χαρίσασθαι βούλονται, ταῦτα ἄκοντες ἐπιτελοῦσιν.</text:span></text:span></text:p>
          </table:table-cell>
          <table:table-cell table:style-name="Table1.A1" office:value-type="string">
            <text:p text:style-name="P70">THE SWAN AND HIS MASTER</text:p>
            <text:p text:style-name="P70">Swans sing, they say, when they die. However, a man having come across a swan put up for sale, and knowing by hearsay that it was a very melodious animal, bought it. One day when he was giving dinner, he went to fetch the swan and asked it to sing during the feast. The swan then kept silent, but one day later, thinking he was going to die, he cried to himself in a threne. His master, hearing him, said to him: "If you only sing when you are going to die, I was very stupid to ask you to sing in the past instead of sacrificing yourself." »</text:p>
            <text:p text:style-name="P70"/>
            <text:p text:style-name="P70">It thus sometimes happens that what one does not want to do willingly, one does by constraint.</text:p>
          </table:table-cell>
        </table:table-row>
        <table:table-row table:style-name="Table1.1">
          <table:table-cell table:style-name="Table1.A1" office:value-type="string">
            <text:p text:style-name="P27"><text:span text:style-name="AncientGreek_3a__20_Ἀρχαία_20_ἑλληνικά"><text:span text:style-name="T1">175. Κύνες δύο.</text:span></text:span></text:p>
            <text:p text:style-name="P60"><text:span text:style-name="AncientGreek_3a__20_Ἀρχαία_20_ἑλληνικά"><text:span text:style-name="T12">Ἔχων τις δύο κύνας, τὸν μὲν θηρεύειν ἐδίδασκε, τὸν δὲ οἰκουρὸν ἐποίησε. Καὶ δή, εἴ ποτε ὁ θηρευτὴς ἐξιὼν ἐπ᾿ ἄγραν συνελάμβανέ τι, ἐκ τούτου μέρος καὶ τῷ ἑτέρῳ παρέβαλλεν. Ἀγανακτοῦντος δὲ τοῦ θηρευτικοῦ καὶ τὸν ἕτερον ὀνειδίζοντος, εἴ γε αὐτὸς μὲν ἐξιὼν παρ᾿ ἕκαστα μοχθεῖ, ὁ δὲ οὐδὲν ποιῶν τοῖς αὐτοῦ πόνοις ἐντρυφᾷ, ἐκεῖνος ἔφη πρὸς αὐτόν· « Ἀλλὰ μὴ ἐμὲ μέμφου, ἀλλὰ τὸν</text:span></text:span></text:p>
            <text:p text:style-name="P60"><text:span text:style-name="AncientGreek_3a__20_Ἀρχαία_20_ἑλληνικά"><text:span text:style-name="T12">δεσπότην, ὃς οὐ πονεῖν με ἐδίδαξεν, ἀλλοτρίους δὲ πόνους κατεσθίειν. »</text:span></text:span></text:p>
            <text:p text:style-name="P60"><text:span text:style-name="AncientGreek_3a__20_Ἀρχαία_20_ἑλληνικά"><text:span text:style-name="T12">Οὕτω καὶ τῶν παίδων οἱ ῥᾴθυμοι οὐ μεμπτέοι εἰσίν, ὅταν αὐτοὺς οἱ γονεῖς οὕτως ἄγωσιν.</text:span></text:span></text:p>
          </table:table-cell>
          <table:table-cell table:style-name="Table1.A1" office:value-type="string">
            <text:p text:style-name="P70">THE TWO DOGS</text:p>
            <text:p text:style-name="P70">A man had two dogs. He trained one to hunt and made the other a guardian of the hearth. Now when the hunting dog went out to hunt and took some game, the master threw some of it to the other dog too. The disgruntled hunting dog reproached his comrade: he was the one who went out and had trouble at all times, while his comrade, without doing anything, enjoyed the fruit of his labors! The guard dog answered: “Hey! it's not me that he <text:span text:style-name="T30">must be blamed, but our master who taught me, not to work, but to live from the work of others. »</text:span></text:p>
            <text:p text:style-name="P128"/>
            <text:p text:style-name="P128">This is how lazy children are not to blame, when their parents bring them up in laziness.</text:p>
          </table:table-cell>
        </table:table-row>
        <table:table-row table:style-name="Table1.1">
          <table:table-cell table:style-name="Table1.A1" office:value-type="string">
            <text:p text:style-name="P36"><text:span text:style-name="AncientGreek_3a__20_Ἀρχαία_20_ἑλληνικά"><text:span text:style-name="T1">176. Κύνες λιμώττουσαι.</text:span></text:span></text:p>
            <text:p text:style-name="P68"><text:span text:style-name="AncientGreek_3a__20_Ἀρχαία_20_ἑλληνικά"><text:span text:style-name="T12">Κύνες λιμώττουσαι, ὡς ἐθεάσαντο ἔν τινι ποταμῷ βύρσας βρεχομένας, μὴ δυνάμεναι αὐτῶν ἐφικέσθαι, συνέθεντο ἀλλήλαις ὅπως πρῶτον τὸ ὕδωρ ἐκπίωσι, εἶθ᾿ οὕτως ἐπὶ τὰς βύρσας παραγένωνται. Συνέβη δὲ αὐταῖς πινούσαις διαρραγῆναι πρὶν ἢ τῶν βυρσῶν ἐφικέσθαι.</text:span></text:span></text:p>
            <text:p text:style-name="P68"><text:span text:style-name="AncientGreek_3a__20_Ἀρχαία_20_ἑλληνικά"><text:span text:style-name="T12">Οὕτως ἔνιοι τῶν ἀνθρώπων δι᾿ ἐλπίδα κέρδους ἐπισφαλεῖς μόχθους ὑφιστάμενοι φθάνουσι πρότερον καταναλισκόμενοι ἢ ὧν βούλονται περιγενόμενοι.</text:span></text:span></text:p>
          </table:table-cell>
          <table:table-cell table:style-name="Table1.A1" office:value-type="string">
            <text:p text:style-name="P70">HUNGRY DOGS</text:p>
            <text:p text:style-name="P70">Hungry dogs saw skins soaking in a river. Unable to reach them, they agreed among themselves to drink all the water, to then get to the skins. But it happened that by dint of drinking they died before reaching the skins.</text:p>
            <text:p text:style-name="P70"/>
            <text:p text:style-name="P70">Thus certain men submit themselves, in the hope of a profit, to dangerous work, and get lost before reaching the object of their desires.</text:p>
          </table:table-cell>
        </table:table-row>
        <text:soft-page-break/>
        <table:table-row table:style-name="Table1.1">
          <table:table-cell table:style-name="Table1.A1" office:value-type="string">
            <text:p text:style-name="P36"><text:span text:style-name="AncientGreek_3a__20_Ἀρχαία_20_ἑλληνικά"><text:span text:style-name="T1">177. Κυνόδηκτος.</text:span></text:span></text:p>
            <text:p text:style-name="P68"><text:span text:style-name="AncientGreek_3a__20_Ἀρχαία_20_ἑλληνικά"><text:span text:style-name="T12">Δηχθείς τις ὑπὸ κυνὸς περιῄει ζητῶν τὸν ἰασόμενον. Εἰπόντος δέ τινος οὕτως ὡς ἄρα δέοι αὐτὸν ἄρτῳ τὸ αἷμα ἐκμάξαντα τῷ δακόντι κυνὶ βαλεῖν, ὑποτυχὼν ἔφη· « Ἀλλ᾿ ἐὰν τοῦτο πράξω, δεήσει με ὑπὸ πάντων τῶν ἐν τῇ πόλει κυνῶν δάκνεσθαι. »</text:span></text:span></text:p>
            <text:p text:style-name="P68"><text:span text:style-name="AncientGreek_3a__20_Ἀρχαία_20_ἑλληνικά"><text:span text:style-name="T12">Οὕτω καὶ ἡ τῶν ἀνθρώπων πονηρία δελεαζομένη ἔτι μᾶλλον ἀδικεῖν παροξύνεται.</text:span></text:span></text:p>
          </table:table-cell>
          <table:table-cell table:style-name="Table1.A1" office:value-type="string">
            <text:p text:style-name="P70">MAN BITTEN BY A DOG</text:p>
            <text:p text:style-name="P70">A man bitten by a dog was running around looking for someone to heal him. Somebody told him he had only to wipe the blood from his wound with bread and throw it at the dog that had bitten him. To which the wounded man replied: “But if I do that, I will be fatally bitten by all the dogs in town. »</text:p>
            <text:p text:style-name="P70"/>
            <text:p text:style-name="P70">Likewise, if you flatter the wickedness of men, you incite them to do still more evil.</text:p>
          </table:table-cell>
        </table:table-row>
        <table:table-row table:style-name="Table1.1">
          <table:table-cell table:style-name="Table1.A1" office:value-type="string">
            <text:p text:style-name="P10"><text:span text:style-name="AncientGreek_3a__20_Ἀρχαία_20_ἑλληνικά"><text:span text:style-name="T1">178</text:span></text:span><text:span text:style-name="AncientGreek_3a__20_Ἀρχαία_20_ἑλληνικά"><text:span text:style-name="T12">Κύων &lt;ἑστιώμενος.&gt; siue Ἄνθρωπος καὶ κύων.</text:span></text:span></text:p>
            <text:p text:style-name="P44"><text:span text:style-name="AncientGreek_3a__20_Ἀρχαία_20_ἑλληνικά"><text:span text:style-name="T12">Ἄνθρωπός τις ἡτοίμαζε δεῖπνον, ἑστιάσων τινὰ τῶν φίλων αὐτῷ καὶ οἰκείων. Ὁ δὲ κύων αὐτοῦ ἄλλον κύνα ἐκάλει, λέγων· « Ὦ φίλε, δεῦρο συνδείπνησόν μοι. » Ὁ δὲ προσελθὼν χαίρων ἵστατο, βλέπων τὸ μέγα δεῖπνον, βοῶν ἐν τῇ καρδίᾳ· « Βαβαί, πόση μοι χαρὰ ἄρτι ἐξαπιναίως ἐφάνη· τραφήσομαί τε γὰρ καὶ εἰς κόρον δειπνήσω, ὥστε με αὔριον μηδαμῆ γε πεινᾶσαι. » Ταῦτα καθ᾿ ἑαυτὸν λέγοντος τοῦ κυνὸς καὶ ἅμα σείοντος τὴν κέρκον, ὡς δὴ εἰς τὸν φίλον θαρροῦντος, ὁ μάγειρος, ὡς εἶδε τοῦτον ὧδε κἀκεῖσε τὴν κέρκον περιστρέφοντα, κατασχὼν τὰ σκέλη αὐτοῦ ἔρριψε παραχρῆμα ἔξωθεν τῶν θυρίδων. Ὁ δὲ κατιὼν ἀπῄει μεγάλως κράζων. Τῶν τις δὲ κυνῶν, τῶν καθ᾿ ὁδὸν αὐτῷ σαναντώντων, ἐπηρώτα· « Πῶς ἐδείπνησας, φίλος; » Ὁ δὲ πρὸς αὐτὸν ὑπολαβὼν ἔφη· « Ἐκ τῆς πολλῆς πόσεως μεθυσθεὶς ὑπὲρ κόρον οὐδὲ τὴν ὁδὸν αὐτὴν ὅθεν ἐξῆλθον οἶδα. »</text:span></text:span></text:p>
            <text:p text:style-name="P44"><text:span text:style-name="AncientGreek_3a__20_Ἀρχαία_20_ἑλληνικά"><text:span text:style-name="T12">Ὁ μῦθος δηλοῖ ὅτι οὐ δεῖ θαρρεῖν τοῖς ἐξ ἀλλοτρίων εὖ ποιεῖν ἐπαγγελλομένοις.</text:span></text:span></text:p>
          </table:table-cell>
          <table:table-cell table:style-name="Table1.A1" office:value-type="string">
            <text:p text:style-name="P70">THE GUEST DOG or THE MAN AND THE DOG</text:p>
            <text:p text:style-name="P70">A man was cooking dinner to treat a friend of his and familiar. His dog invited another dog. "Friend," he said to him, "come here to dine with me." The guest arrived full of joy, and stopped to watch the grand dinner, murmuring in his heart, “Oh! what an unexpected boon for me! I'm going to guzzle and give it my all, so that I won't be hungry for everything tomorrow. As he spoke thus to himself, wagging his tail, like a friend trusting in his friend, the cook seeing him twirling his tail this way and that, took him by the paws and tossed him. suddenly through the window. And the dog went back, uttering loud cries. He found other dogs on his way; one of them asked him: "How did you have dinner, friend?" He replied, "Drinking I got too drunk, and I don't even know where I got out." »</text:p>
            <text:p text:style-name="P70"/>
            <text:p text:style-name="P70">This fable shows that one should not trust those who are generous with the good of others.</text:p>
          </table:table-cell>
        </table:table-row>
        <text:soft-page-break/>
        <table:table-row table:style-name="Table1.1">
          <table:table-cell table:style-name="Table1.A1" office:value-type="string">
            <text:p text:style-name="P28"><text:span text:style-name="AncientGreek_3a__20_Ἀρχαία_20_ἑλληνικά"><text:span text:style-name="T1">179. Κύων <text:s/>θηρευτικὸς καὶ κύνες .</text:span></text:span></text:p>
            <text:p text:style-name="P61"><text:span text:style-name="AncientGreek_3a__20_Ἀρχαία_20_ἑλληνικά"><text:span text:style-name="T12">Κύων τρεφόμενος ἐν οἴκῳ, θηρσὶν εἰδὼς μάχεσθαι, ἰδὼν πολλοὺς ἐν τάξει ἱσταμένους, ῥήξας τὸν κλοιὸν τοῦ τραχήλου, ἔφευγε διὰ τῶν ἀμφόδων. Κύνες δὲ ἄλλοι τοῦτον ἰδόντες εὐτραφῆ οἷα ταῦρον εἶπον· « Τί φεύγεις; » Ὁ δὲ εἶπεν· « Ὅτι μὲν τροφῇ συζῶ περισσῇ οἶδα καὶ σῶμα τὸ ἐμὸν εὐφραίνω· ἀεὶ δὲ πλησίον εἰμὶ θανάτου, ἄρκοις καὶ λέουσι μαχόμενος. » Οἱ δὲ πρὸς ἀλλήλους εἶπον· « Καλὸν βίον ἡμεῖς, εἰ καὶ πενιχρόν, ζῶμεν, οἵτινες οὔτε λέουσι οὔτε ἄρκοις μαχόμεθα. »</text:span></text:span></text:p>
            <text:p text:style-name="P61"><text:span text:style-name="AncientGreek_3a__20_Ἀρχαία_20_ἑλληνικά"><text:span text:style-name="T12">Ὅτι οὐ δεῖ κινδύνους ἑαυτῷ ἐπιφέρειν διὰ τρυφὴν καὶ ματαίαν δόξαν, ἀλλὰ τούτους ἐκφεύγειν.</text:span></text:span></text:p>
          </table:table-cell>
          <table:table-cell table:style-name="Table1.A1" office:value-type="string">
            <text:p text:style-name="P70">THE FIGHTING DOG AND DOGS</text:p>
            <text:p text:style-name="P70">A dog, fed in a house, was trained to fight wild beasts. One day when he saw many of them lined up, he broke the necklace around his neck and fled through the streets. Other dogs having seen him, powerful as a bull, said to him: “Why are you running away? "I know well," he answered, "that I live in abundance and that I have all the satisfactions of the stomach, but I am always near death, fighting bears and lions." Then the dogs said to one another: "We have a good life, though poor, we who fight neither lions nor bears." »</text:p>
            <text:p text:style-name="P70"/>
            <text:p text:style-name="P70">It is not necessary, for good cheer and vain glory, to attract on oneself the danger, but on the contrary to avoid it.</text:p>
          </table:table-cell>
        </table:table-row>
        <table:table-row table:style-name="Table1.1">
          <table:table-cell table:style-name="Table1.A1" office:value-type="string">
            <text:p text:style-name="P36"><text:span text:style-name="AncientGreek_3a__20_Ἀρχαία_20_ἑλληνικά"><text:span text:style-name="T1">180. Κύων καὶ ἀλεκτρυὼν καὶ ἀλώπηξ.</text:span></text:span></text:p>
            <text:p text:style-name="P68"><text:span text:style-name="AncientGreek_3a__20_Ἀρχαία_20_ἑλληνικά"><text:span text:style-name="T12">Κύων καὶ ἀλεκτρυὼν ἑταιρείαν ποιησάμενοι ὥδευον. Ἑσπέρας δὲ καταλαβούσης, ὁ μὲν ἀλεκτρυὼν ἐπὶ δένδρου ἐκάθευδεν ἀναβάς, ὁ δὲ κύων πρὸς τῇ ῥίζῃ τοῦ δένδρου κοίλωμα ἔχοντος. Τοῦ δὲ ἀλεκτρυόνος κατὰ τὸ εἰωθὸς νύκτωρ φωνήσαντος, ἀλώπηξ ἀκούσασα πρὸς αὐτὸν ἔδραμε καὶ στᾶσα κάτωθεν πρὸς ἑαυτὴν κατελθεῖν ἠξίου· ἐπιθυμεῖν γὰρ ἀγαθὴν οὕτω φωνὴν ζῷον ἔχον ἀσπάσασθαι. Τοῦ δὲ εἰπόντος τὸν θυρωρὸν πρότερον διυπνίσαι ὑπὸ τὴν ῥίζαν καθεύδοντα, ὡς, ἐκείνου ἀνοίξαντος, κατελθεῖν, κἀκείνης ζητούσης αὐτὸν φωνῆσαι, ὁ κύων αἴφνης πηδήσας αὐτὴν διεσπάραξεν.</text:span></text:span></text:p>
            <text:p text:style-name="P68"><text:span text:style-name="AncientGreek_3a__20_Ἀρχαία_20_ἑλληνικά"><text:span text:style-name="T12">Ὁ μῦθος δηλοῖ ὅτι οἱ φρόνιμοι τῶν ἀνθρώπων τοὺς ἐχθροὺς ἐπελθόντας πρὸς ἰσχυροτέρους πέμπουσι παραλογιζόμενοι.</text:span></text:span></text:p>
          </table:table-cell>
          <table:table-cell table:style-name="Table1.A1" office:value-type="string">
            <text:p text:style-name="P70">THE DOG, THE ROOSTER AND THE FOX</text:p>
            <text:p text:style-name="P70">A dog and a rooster having made company went by way. When evening came, the rooster climbed up a tree to sleep there, and the dog lay down at the foot of the tree, which was hollow. Now the rooster having, as usual, crowed before daybreak, a fox heard him, ran up and, stopping at the bottom of the tree, begged him to come down to him; for he wanted to kiss a beast that had such a beautiful voice. The rooster told him to first wake the doorman who was sleeping at the foot of the tree: he would come down when it opened. Then, as the fox tried to speak to the doorman, the dog jumped up and tore him to pieces.</text:p>
            <text:p text:style-name="P70"/>
            <text:p text:style-name="P70">This fable shows that sensible people, when their enemies attack them, deceive them by addressing them to stronger ones.</text:p>
          </table:table-cell>
        </table:table-row>
        <table:table-row table:style-name="Table1.1">
          <table:table-cell table:style-name="Table1.A1" office:value-type="string">
            <text:p text:style-name="P36"><text:span text:style-name="AncientGreek_3a__20_Ἀρχαία_20_ἑλληνικά"><text:span text:style-name="T1">181. Κύων καὶ κόχλος.</text:span></text:span></text:p>
            <text:p text:style-name="P68"><text:span text:style-name="AncientGreek_3a__20_Ἀρχαία_20_ἑλληνικά"><text:span text:style-name="T12">Ὠά τις κύων καταπίνειν εἰθισμένος, ἰδών τινα κόχλον, χάνας τὸ στόμα αὐτοῦ, μεγίστῃ συνολκῇ καταπέπωκε τοῦτον, οἰηθεὶς ὠὸν εἶναι. Βαρούμενος δὲ τὰ σπλάγχνα καὶ ὀδυνώμενος ἔλεγε· « Δίκαια ἔγωγε πέπονθα, εἴγε πάντα περιφερῆ ὠὰ πεπίστευκα. »</text:span></text:span></text:p>
            <text:p text:style-name="P68"><text:span text:style-name="AncientGreek_3a__20_Ἀρχαία_20_ἑλληνικά"><text:span text:style-name="T12">Διδάσκει ἡμᾶς ὁ λόγος ὅτι οἱ ἀδικάστως πρᾶγμα προσιόντες λανθάνουσιν ἑαυτοὺς περιπείροντες ἀτόποις.</text:span></text:span></text:p>
          </table:table-cell>
          <table:table-cell table:style-name="Table1.A1" office:value-type="string">
            <text:p text:style-name="P70">THE DOG AND THE SHELL</text:p>
            <text:p text:style-name="P70">A dog accustomed to swallowing eggs, seeing a shell, opened its mouth and, closing its jaws violently, swallowed it, mistaking it for an egg. But his insides growing heavy, he was in pain and said: "I only have what I deserve, I who have taken all round objects for eggs." »</text:p>
            <text:p text:style-name="P70"/>
            <text:p text:style-name="P70">This fable teaches us that those who undertake a business without discernment unknowingly entangle themselves in strange embarrassments.</text:p>
          </table:table-cell>
        </table:table-row>
        <text:soft-page-break/>
        <table:table-row table:style-name="Table1.1">
          <table:table-cell table:style-name="Table1.A1" office:value-type="string">
            <text:p text:style-name="P29"><text:span text:style-name="AncientGreek_3a__20_Ἀρχαία_20_ἑλληνικά"><text:span text:style-name="T1">182. Κύων καὶ λαγωός.</text:span></text:span></text:p>
            <text:p text:style-name="P62"><text:span text:style-name="AncientGreek_3a__20_Ἀρχαία_20_ἑλληνικά"><text:span text:style-name="T12">Κύων θηρευτικὸς λαγωὸν συλλαβών, τοῦτον ποτὲ μὲν ἔδακνε, ποτὲ δὲ αυ̣τοῦ τὰ χείλη περιέλειχεν. Ὁ δὲ ἀπαυδήσας ἔφη πρὸς αὐτόν· « Ἀλλ᾿, ὦ οὗτος, παῦσαί με καταδάκνων ἢ καταφιλῶν, ἵνα γνῶ πότερον ἐχθρὸς ἢ φίλος μου καθέστηκας. »</text:span></text:span></text:p>
            <text:p text:style-name="P62"><text:span text:style-name="AncientGreek_3a__20_Ἀρχαία_20_ἑλληνικά"><text:span text:style-name="T12">Πρὸς ἄνδρα ἀμφίβολον ὁ λόγος εὔκαιρος.</text:span></text:span></text:p>
          </table:table-cell>
          <table:table-cell table:style-name="Table1.A1" office:value-type="string">
            <text:p text:style-name="P70">THE DOG AND THE HARE</text:p>
            <text:p text:style-name="P70">A hunting dog, having caught a hare, sometimes dait , sometimes licked his chops. The exasperated hare said to him: “Hey! you, stop biting me or kissing me, so that I know whether you are my enemy or my friend. »</text:p>
            <text:p text:style-name="P70"/>
            <text:p text:style-name="P70">This fable applies to the equivocal man.</text:p>
          </table:table-cell>
        </table:table-row>
        <table:table-row table:style-name="Table1.1">
          <table:table-cell table:style-name="Table1.A1" office:value-type="string">
            <text:p text:style-name="P30"><text:span text:style-name="AncientGreek_3a__20_Ἀρχαία_20_ἑλληνικά"><text:span text:style-name="T1">183. Κύων καὶ μάγειρος.</text:span></text:span></text:p>
            <text:p text:style-name="P63"><text:span text:style-name="AncientGreek_3a__20_Ἀρχαία_20_ἑλληνικά"><text:span text:style-name="T12">Κύων εἰσπηδήσας εἰς μαγειρεῖον καὶ, τοῦ μαγείρου ἀσχολουμένου, καρδίαν ἁρπάσας, ἔφυγεν. Ὁ δὲ μάγειρος ἐπιστραφείς, ὡς εἶδεν αὐτὸν φεύγοντα, εῖπεν· « Ὦ οὗτος, ἴσθι ὡς, ὅπουπερ ἂν ᾖς, φυλάξομαί σε· οὐ γὰρ ἀπ᾿ ἐμοῦ καρδίαν εἴληφας, ἀλλ᾿ ἐμοὶ καρδίαν ἔδωκας. »</text:span></text:span></text:p>
            <text:p text:style-name="P63"><text:span text:style-name="AncientGreek_3a__20_Ἀρχαία_20_ἑλληνικά"><text:span text:style-name="T12">Ὁ μῦθος δηλοῖ ὅτι πολλάκις τὰ παθήματα τοῖς ἀνθρώποις μαθήματα γίνονται.</text:span></text:span></text:p>
          </table:table-cell>
          <table:table-cell table:style-name="Table1.A1" office:value-type="string">
            <text:p text:style-name="P70">THE DOG AND THE BUTCHER</text:p>
            <text:p text:style-name="P70">A dog, having rushed into a butcher's shop, seized a heart there, while the butcher was busy, and fled. The butcher having turned round and seeing him flee, exclaimed: “You, know well that, wherever you are, I will keep an eye on you: for it is not from me that you have taken your heart, on the contrary you gave it to me. »</text:p>
            <text:p text:style-name="P70"/>
            <text:p text:style-name="P70">This fable shows that often accidents are lessons for men</text:p>
          </table:table-cell>
        </table:table-row>
        <table:table-row table:style-name="Table1.1">
          <table:table-cell table:style-name="Table1.A1" office:value-type="string">
            <text:p text:style-name="P36"><text:span text:style-name="AncientGreek_3a__20_Ἀρχαία_20_ἑλληνικά"><text:span text:style-name="T1">184. Κύων <text:s/>κοιμώμενος <text:s/>καὶ λύκος.</text:span></text:span></text:p>
            <text:p text:style-name="P68"><text:span text:style-name="AncientGreek_3a__20_Ἀρχαία_20_ἑλληνικά"><text:span text:style-name="T12">Κύων πρὸ ἐπαύλεώς τινος ἐκάθευδε. Λύκου δ᾿ ἐπιδραμόντος καὶ βρῶμα μέλλοντος θήσειν αὐτὸν, ἐδεῖτο μὴ νῦν αὐτὸν καταθῦσαι. « Νῦν μὲν γάρ, φησί, λεπτός εἰμι καὶ ἰσχνός· ἂν δὲ μικρὸν ἀναμείνῃς, μέλλουσιν οἱ ἐμοὶ δεσπόται ποιήσειν γάμους, κἀγὼ τηνικαῦτα πολλὰ φαγὼν πιμελέστερος ἔσομαι, καὶ σοὶ ἡδύτερον βρῶμα γενήσομαι. » Ὁ μὲν οὖν λύκος πεισθεὶς ἀπῆλθε· μεθ᾿ ἡμέρας δ᾿ ἐπανελθὼν εὗρεν ἄνω ἐπὶ τοῦ δώματος τὸν κύνα καθεύδοντα, καὶ στὰς κάτωθεν πρὸς ἑαυτὸν ἐκάλει, ὑπομιμνῄσκων αὐτὸν τῶν συνθηκῶν. Καὶ ὁ κύων· « Ἀλλ᾿, ὦ λύκε, εἰ τὸ ἀπὸ τοῦδε πρὸ τῆς ἐπαύλεώς με ἴδοις καθεύδοντα, μηκέτι γάμους ἀναμείνῃς. »</text:span></text:span></text:p>
            <text:p text:style-name="P68"><text:span text:style-name="AncientGreek_3a__20_Ἀρχαία_20_ἑλληνικά"><text:span text:style-name="T12">Ὁ μῦθος δηλοῖ ὅτι οἱ φρόνιμοι τῶν α̣νθρώπων, ὅταν περί τι κινδυνεύσαντες σωθῶσι, διὰ βίου τοῦτο φυλάττονται.</text:span></text:span></text:p>
          </table:table-cell>
          <table:table-cell table:style-name="Table1.A1" office:value-type="string">
            <text:p text:style-name="P70">THE SLEEPING DOG AND THE WOLF</text:p>
            <text:p text:style-name="P70">A dog was sleeping in front of a farm. A wolf swooped down on him, and he was about to make him his meal, when the dog begged him not to sacrifice him right away: “Now,” he said, “I am thin and thin; but wait a while: my masters are going to celebrate a wedding; I too will take good mouthfuls there, I will fatten up and I will be a more agreeable meal for you. The wolf believed him and went away. Some time after that he returned, and found the dog asleep in an upper room of the house; he stopped below and called to her, reminding her of their conventions. Then the dog: “O wolf, he said, if from today you see me sleeping in front of the farm, don't expect any more weddings.</text:p>
            <text:p text:style-name="P70">This fable shows that sensible men, when they have escaped danger, guard against it all their lives.</text:p>
          </table:table-cell>
        </table:table-row>
        <text:soft-page-break/>
        <table:table-row table:style-name="Table1.1">
          <table:table-cell table:style-name="Table1.A1" office:value-type="string">
            <text:p text:style-name="P31"><text:span text:style-name="AncientGreek_3a__20_Ἀρχαία_20_ἑλληνικά"><text:span text:style-name="T1">185.</text:span></text:span><text:span text:style-name="AncientGreek_3a__20_Ἀρχαία_20_ἑλληνικά"><text:span text:style-name="T2"> Κύων κρέας φέρουσα.</text:span></text:span></text:p>
            <text:p text:style-name="P64"><text:span text:style-name="AncientGreek_3a__20_Ἀρχαία_20_ἑλληνικά"><text:span text:style-name="T12">Κύων κρέας ἔχουσα ποταμὸν διέβαινε· θεασαμένη δὲ τὴν ἑαυτῆς σκιὰν κατὰ τοῦ ὕδατος, ὑπέλαβεν ἑτέραν κύνα εἶναι μεῖζον κρέας ἔχουσαν. Διόπερ ἀφεῖσα τὸ ἴδιον ὥρμησεν ὡς τὸ ἐκείνης ἀφαιρησομένη. Συνέβη δὲ αὐτῇ ἀμφοτέρων στερηθῆναι, τοῦ μὲν μὴ ἐφικομένῃ, διότι οὐδὲ ἦν, τοῦ δὲ, ὅτι ὑπὸ τοῦ ποταμοῦ παρεσύρη.</text:span></text:span></text:p>
            <text:p text:style-name="P64"><text:span text:style-name="AncientGreek_3a__20_Ἀρχαία_20_ἑλληνικά"><text:span text:style-name="T12">Πρὸς ἄνδρα πλεονέκτην ὁ λόγος εὔκαιρος.</text:span></text:span></text:p>
          </table:table-cell>
          <table:table-cell table:style-name="Table1.A1" office:value-type="string">
            <text:p text:style-name="P70">THE DOG THAT CARRIES MEAT</text:p>
            <text:p text:style-name="P70">A dog holding a piece of meat was crossing a river. Seeing his shadow in the water, he thought it was another dog holding a larger piece of meat. Also, dropping his own, he rushed to remove that of his friend. But the result was that he had neither, one being out of his grasp, since he didn't even exist, and the other having been swept away by the current.</text:p>
            <text:p text:style-name="P70">This fable applies to the covetous.</text:p>
          </table:table-cell>
        </table:table-row>
        <table:table-row table:style-name="Table1.1">
          <table:table-cell table:style-name="Table1.A1" office:value-type="string">
            <text:p text:style-name="P22"><text:span text:style-name="AncientGreek_3a__20_Ἀρχαία_20_ἑλληνικά"><text:span text:style-name="T1">186. Κύων κωδωνοφορῶν.</text:span></text:span></text:p>
            <text:p text:style-name="P55"><text:span text:style-name="AncientGreek_3a__20_Ἀρχαία_20_ἑλληνικά"><text:span text:style-name="T12">Λάθρᾳ κύων ἔδακνε. Τούτῳ δὲ ὁ δεσπότης κώδωνα ἐκρέμασεν, ὥστε πρόδηλον εἶναι τοῖς πᾶσι. Οὗτος δὲ τὸν κώδωνα σείων ἐν τῇ ἀγορᾷ ἠλαζονεύετο. Γραῦς δὲ κύων εἶπεν αὐτῷ· « Τί φαντάζῃ; οὐ δι᾿ ἀρετὴν τοῦτον φορεῖς, ἀλλὰ δι᾿ ἔλεγχον τῆς κεκρυμμένης σου κακίας. »</text:span></text:span></text:p>
            <text:p text:style-name="P55"><text:span text:style-name="AncientGreek_3a__20_Ἀρχαία_20_ἑλληνικά"><text:span text:style-name="T12">Ὅτι οἱ τῶν ἀλαζόνων κενόδοξοι τρόποι πρόδηλοί εἰσι δηλοῦντες τὴν ἀφανῆ κακίαν.</text:span></text:span></text:p>
          </table:table-cell>
          <table:table-cell table:style-name="Table1.A1" office:value-type="string">
            <text:p text:style-name="P70">THE DOG AT THE BELL</text:p>
            <text:p text:style-name="P70">A dog was biting quietly. His master hung a bell for him, to let everyone know. Now he, shaking his bell, was boasting in the public square. An old dog said to him: “What are you showing off? It is not because of your virtue that you ring this bell, but to denounce your hidden wickedness. »</text:p>
            <text:p text:style-name="P70"/>
            <text:p text:style-name="P101">Because the vain glorious manners of bragarts are clear beforehand revealing their unmanifest wickedness.</text:p>
          </table:table-cell>
        </table:table-row>
        <table:table-row table:style-name="Table1.1">
          <table:table-cell table:style-name="Table1.A1" office:value-type="string">
            <text:p text:style-name="P32"><text:span text:style-name="AncientGreek_3a__20_Ἀρχαία_20_ἑλληνικά"><text:span text:style-name="T1">187. Κύων <text:s/>λέοντα διώκων <text:s/>καὶ ἀλώπηξ.</text:span></text:span></text:p>
            <text:p text:style-name="P65"><text:span text:style-name="AncientGreek_3a__20_Ἀρχαία_20_ἑλληνικά"><text:span text:style-name="T12">Κύων θηρευτικὸς λέοντα ἰδών, τοῦτον ἐδίωκεν. Ὡς δὲ ἐπιστραφεὶς ὁ λέων ἐβρυχήσατο, φοβηθεὶς εἰς τοὐπίσω ἔφυγεν. Ἀλώπηξ δὲ θεασαμένη αὐτὸν ἔφη· « Ὦ κακὴ κεφαλή, σὺ λέοντα ἐδίωκες, οὗ οὐδὲ τὸν βρυχηθμὸν ὑπέμεινας; »</text:span></text:span></text:p>
            <text:p text:style-name="P65"><text:span text:style-name="AncientGreek_3a__20_Ἀρχαία_20_ἑλληνικά"><text:span text:style-name="T12">Ὁ λόγος λεχθείη ἂν ἐπ᾿ ἀνδρῶν αὐθάδων οἳ κατὰ πολὺ δυνατωτέρων συκοφαντεῖν ἐπιχειροῦντες, ὅταν ἐκεῖνοι ἀντιστῶσιν, εὐθέως ἀναχαιτίζουσιν.</text:span></text:span></text:p>
          </table:table-cell>
          <table:table-cell table:style-name="Table1.A1" office:value-type="string">
            <text:p text:style-name="P70"><text:span text:style-name="T41">A</text:span> DOG WHO CHASES A LION AND <text:span text:style-name="T41">A</text:span> FOX</text:p>
            <text:p text:style-name="P70">A hunting dog, having seen a lion, had set off in pursuit. But the lion turned around and began to roar. Then the dog got scared and turned back. A fox saw him and said, "Poor sire, you were chasing the lion, and you couldn't even stand his roar. »<text:line-break/>One could tell this fable about the presumptuous who dabble in denigrating people more powerful than themselves, and who suddenly throw themselves back when they stand up to them.</text:p>
          </table:table-cell>
        </table:table-row>
        <text:soft-page-break/>
        <table:table-row table:style-name="Table1.1">
          <table:table-cell table:style-name="Table1.A1" office:value-type="string">
            <text:p text:style-name="P33"><text:span text:style-name="AncientGreek_3a__20_Ἀρχαία_20_ἑλληνικά"><text:span text:style-name="T1">188. Κώνωψ καὶ λέων.</text:span></text:span></text:p>
            <text:p text:style-name="P66"><text:span text:style-name="AncientGreek_3a__20_Ἀρχαία_20_ἑλληνικά"><text:span text:style-name="T12">Κώνωψ πρὸς λέοντα ἐλθὼν εἶπεν· « Οὔτε φοβοῦμαί σε, οὔτε δυνατώτερός μου εἶ· εἰ δὲ μή, τί σοί ἐστιν ἡ δύναμις; ὅτι ξύεις τοῖς ὄνυξι καὶ δάκνεις τοῖς ὀδοῦσι; τοῦτο καὶ γυνὴ τῷ ἀνδρὶ μαχομένη ποιεῖ. Ἐγὼ δὲ λίαν ὑπάρχω σου ἰσχυρότερος. Εἰ δὲ θέλεις, ἔλθωμεν καὶ εἰς πόλεμον. » Καὶ σαλπίσας ὁ κώνωψ ἐνεπήγετο, δάκνων τὰ περὶ τὰς ῥίνας αὐτοῦ ἄτριχα πρόσωπα. Καὶ ὁ λέων τοῖς ἰδίοις ὄνυξι κατέλυεν ἑαυτόν, ἕως ἀπηύδησεν. Ὁ δὲ κώνωψ νικήσας τὸν λέοντα, σαλπίσας καὶ ἐπινίκιον ᾄσας, ἔπτατο· καὶ ἀράχνης δεσμῷ ἐμπλακεὶς ἐσθιόμενος ἀπωδύρετο πῶς μεγίστοις πολεμῶν ὑπό εὐτελοῦς ζῴου, τῆς ἀράχνης, ἀπώλετο.</text:span></text:span></text:p>
          </table:table-cell>
          <table:table-cell table:style-name="Table1.A1" office:value-type="string">
            <text:p text:style-name="P70">THE COUSIN AND THE LION</text:p>
            <text:p text:style-name="P70">A cousin approached a lion and said, “I am not afraid of you, and you are not more powerful than me. If you claim otherwise, show what you are capable of. Is it to scratch with your claws and bite with your teeth? Even a woman who fights with her husband does the same. I am much stronger than you; if you want, I even challenge you in combat. And, sounding his trumpet, the cousin swooped down on him, biting the hairless muzzle around the nostrils. As for the lion, he tore himself with his own claws, until he gave up the fight. The cousin, having vanquished the lion, sounded his trumpet, intoned a song of victory, and soared. But he got entangled in a spider's web, and, feeling himself devoured, he moaned, he who made war on the most powerful, of perishing by the deed of a vile animal, a spider.</text:p>
          </table:table-cell>
        </table:table-row>
        <table:table-row table:style-name="Table1.1">
          <table:table-cell table:style-name="Table1.A1" office:value-type="string">
            <text:p text:style-name="P36"><text:span text:style-name="AncientGreek_3a__20_Ἀρχαία_20_ἑλληνικά"><text:span text:style-name="T1">189. Κώνωψ καὶ ταῦρος.</text:span></text:span></text:p>
            <text:p text:style-name="P68"><text:span text:style-name="AncientGreek_3a__20_Ἀρχαία_20_ἑλληνικά"><text:span text:style-name="T12">Κώνωψ ἐπιστὰς κέρατι ταύρου καὶ πολὺν χρόνον ἐπικαθίσας, ἐπειδὴ ἀπαλλάττεσθαι ἔμελλεν, ἐπυνθάνετο τοῦ ταύρου εἰ ἤδη βούλεται αὐτὸν ἀπελθεῖν. Ὁ δὲ ὑποτυχὼν εἶπεν· « Ἀλλ᾿ οὔτε, ὅτε ἦλθες, ἔγνων, οὔτε, ἐὰν ἀπέλθῃς, γνώσομαι. »</text:span></text:span></text:p>
            <text:p text:style-name="P68"><text:span text:style-name="AncientGreek_3a__20_Ἀρχαία_20_ἑλληνικά"><text:span text:style-name="T12">Τούτῳ τῷ λόγῳ χρήσαιτο ἄν τις πρὸς ἄνδρα ἀδύνατον, ὃς οὔτε παρὼν οὔτε ἀπὼν ἐπιβλαβὴς ἢ ὠφέλιμός ἐστι.</text:span></text:span></text:p>
          </table:table-cell>
          <table:table-cell table:style-name="Table1.A1" office:value-type="string">
            <text:p text:style-name="P70">THE COUSIN AND THE BULL</text:p>
            <text:p text:style-name="P70">A cousin had landed on the horn of a bull. After staying there for a long time, as he was about to leave, he asked the bull if he wanted him to finally go away. The bull replied, "When you came, I did not feel you, and when you go away, I will not feel you either." »</text:p>
            <text:p text:style-name="P70"/>
            <text:p text:style-name="P70">One could apply this fable to the impotent man whose presence or absence can neither harm nor serve.</text:p>
          </table:table-cell>
        </table:table-row>
        <table:table-row table:style-name="Table1.1">
          <table:table-cell table:style-name="Table1.A1" office:value-type="string">
            <text:p text:style-name="P36"><text:span text:style-name="AncientGreek_3a__20_Ἀρχαία_20_ἑλληνικά"><text:span text:style-name="T1">190. Λαγωοὶ καὶ ἀλώπεκες.</text:span></text:span></text:p>
            <text:p text:style-name="P68"><text:span text:style-name="AncientGreek_3a__20_Ἀρχαία_20_ἑλληνικά"><text:span text:style-name="T12">Λαγωοί ποτε πολεμοῦντες ἀετοῖς παρεκάλουν εἰς συμμαχίαν ἀλώπεκας. Αἱ δὲ ἔφησαν· « Ἐβοηθήσαμεν ἂν ὑμῖν, εἰ μὴ ᾔδειμεν τίνες ἐστὲ καὶ τίσι πολεμεῖτε. »</text:span></text:span></text:p>
            <text:p text:style-name="P68"><text:span text:style-name="AncientGreek_3a__20_Ἀρχαία_20_ἑλληνικά"><text:span text:style-name="T12">Ὁ λόγος δηλοῖ ὅτι οἱ φιλονεικοῦντες τοῖς κρείττοσι τῆς ἑαυτῶν σωτηρίας καταφρονοῦσι.</text:span></text:span></text:p>
          </table:table-cell>
          <table:table-cell table:style-name="Table1.A1" office:value-type="string">
            <text:p text:style-name="P70">HARES AND FOXES</text:p>
            <text:p text:style-name="P70">One day the hares, being at war with the eagles, called the foxes to their aid. They replied: “We would have come to your aid if we did not know who you are and who you are fighting. »</text:p>
            <text:p text:style-name="P70"/>
            <text:p text:style-name="P70">This fable shows that those who put themselves in conflict with more powerful ones disregard their salvation.</text:p>
          </table:table-cell>
        </table:table-row>
        <text:soft-page-break/>
        <table:table-row table:style-name="Table1.1">
          <table:table-cell table:style-name="Table1.A1" office:value-type="string">
            <text:p text:style-name="P36"><text:span text:style-name="AncientGreek_3a__20_Ἀρχαία_20_ἑλληνικά"><text:span text:style-name="T1">191. Λαγωοὶ καὶ βάτραχοι.</text:span></text:span></text:p>
            <text:p text:style-name="P68"><text:span text:style-name="AncientGreek_3a__20_Ἀρχαία_20_ἑλληνικά"><text:span text:style-name="T12">Οἱ λαγωοί ποτε συνελθόντες τὸν ἑαυτῶν πρὸς ἀλλήλους ἀπεκλαίοντο βίον ὡς ἐπισφαλὴς εἴη καὶ δειλίας πλέως· καὶ γὰρ καὶ ὑπ᾿ ἀνθρώπων καὶ κυνῶν καὶ ἀετῶν καὶ ἄλλων πολλῶν ἀναλίσκονται· βέλτιον οὖν εἶναι θανεῖν ἅπαξ ἢ διὰ βίου τρέμειν. Τοῦτο τοίνυν κυρώσαντες, ὥρμησαν κατὰ ταὐτὸν εἰς τὴν λίμνην, ὡς εἰς αὐτὴν ἐμπεσούμενοι καὶ ἀποπνιγησόμενοι. Τῶν δὲ καθημένων κύκλῳ τῆς λίμνης βατράχων, ὡς τὸν τοῦ δρόμου κτύπον ᾔσθοντο, εὐθὺς εἰς ταύτην εἰσπηδησάντων, τῶν λαγωῶν τις ἀγχινούστερος εἶναι δοκῶν τῶν ἄλλων ἔφη· « Στῆτε, ἑταῖροι, μηδὲν δεινὸν ὑμᾶς αὐτοὺς διαπράξησθε· ἤδη γάρ, ὡς ὁρᾶτε, καὶ ἡμῶν ἕτερ᾿ ἐστὶ ζῷα δειλότερα. »</text:span></text:span></text:p>
            <text:p text:style-name="P68"><text:span text:style-name="AncientGreek_3a__20_Ἀρχαία_20_ἑλληνικά"><text:span text:style-name="T12">Ὁ μῦθος δηλοῖ ὅτι οἱ δυστυχοῦντες ἐξ ἑτέρων χείρονα πασχόντων παραμυθοῦνται.</text:span></text:span></text:p>
          </table:table-cell>
          <table:table-cell table:style-name="Table1.A1" office:value-type="string">
            <text:p text:style-name="P70">HARES AND FROGS</text:p>
            <text:p text:style-name="P70">The hares having one day assembled were sorry among themselves for having such a precarious and fearful life: were they not in fact the prey of men, dogs, eagles and many other animals? So it was better to perish once than to live in terror. This resolution taken, they rush at the same time towards the pond, to throw themselves into it and drown themselves. But the frogs, squatting around the pond, no sooner heard the sound of their running than they jumped into the water. Then one of the hares, who seemed to be shrewder than the others, said: “Stop, comrades; don't hurt yourself; for, as you have just seen, there are animals even more fearful than we are. »</text:p>
            <text:p text:style-name="P70"/>
            <text:p text:style-name="P70">This fable shows that the unhappy console themselves by seeing people more unhappy than themselves.</text:p>
          </table:table-cell>
        </table:table-row>
        <table:table-row table:style-name="Table1.1">
          <table:table-cell table:style-name="Table1.A1" office:value-type="string">
            <text:p text:style-name="P36"><text:span text:style-name="AncientGreek_3a__20_Ἀρχαία_20_ἑλληνικά"><text:span text:style-name="T1">192. </text:span></text:span><text:span text:style-name="AncientGreek_3a__20_Ἀρχαία_20_ἑλληνικά"><text:span text:style-name="T12">Λαγωὸς καὶ ἀλώπηξ.</text:span></text:span></text:p>
            <text:p text:style-name="P68"><text:span text:style-name="AncientGreek_3a__20_Ἀρχαία_20_ἑλληνικά"><text:span text:style-name="T12">Ὁ λαγωὸς τῇ ἀλώπεκι· « Ὄντως πολλὰ κερδαίνεις ἢ ἔχεις ὅτι ὄνομά σοι κερδώ ἐστιν; » Ἡ δὲ ἀλώπηξ· « Εἰ ἀπιστεῖς, ἔφη, δεῦρο· ἐγὼ ἑστιῶ σε. » Ὁ δὲ ἠκολούθει καὶ ἦν ἔνδον οὐδὲν ἢ ὁ λαγωὸς δεῖπνος τῇ ἀλώπεκι. Ὁ δὲ λαγωὸς ἔφη· « Σὺν κακῷ μέν, ἀλλ᾿ ἔμαθόν σου τὸ ὄνομα πόθεν ἐστί, οὐκ ἀπὸ τοῦ κερδαίνειν, ἀλλ᾿ ἀπὸ τοῦ δολοῦν. »</text:span></text:span></text:p>
            <text:p text:style-name="P68"><text:span text:style-name="AncientGreek_3a__20_Ἀρχαία_20_ἑλληνικά"><text:span text:style-name="T12">Ὅτι τοῖς περιέργοις πολλάκις μέγιστον κακὸν συνέβη κακῶς τῇ περιεργείᾳ χρωμένοις.</text:span></text:span></text:p>
          </table:table-cell>
          <table:table-cell table:style-name="Table1.A1" office:value-type="string">
            <text:p text:style-name="P70">The hare said to the fox: "Do you really make a lot of profit, and can you say why you are called the 'profiteer <text:s/>? ' <text:span text:style-name="T30">'If you doubt it,' replied the fox, 'come to my house, I'll offer you dinner,' The hare followed him. But inside the fox had nothing to eat but the hare. The hare said to him: "I learn for my misfortune, but anyway I learn where your name comes from: it is not from your earnings, but from your tricks." »</text:span></text:p>
            <text:p text:style-name="P128"/>
            <text:p text:style-name="P128">Great misfortunes often happen to the curious who abandon themselves to their clumsy indiscretion.</text:p>
          </table:table-cell>
        </table:table-row>
        <table:table-row table:style-name="Table1.1">
          <table:table-cell table:style-name="Table1.A1" office:value-type="string">
            <text:p text:style-name="P34"><text:span text:style-name="AncientGreek_3a__20_Ἀρχαία_20_ἑλληνικά"><text:span text:style-name="T1">193. Λάρος καὶ ἰκτῖνος.</text:span></text:span></text:p>
            <text:p text:style-name="P67"><text:span text:style-name="AncientGreek_3a__20_Ἀρχαία_20_ἑλληνικά"><text:span text:style-name="T12">Λάρος ἰχθὺν καταπιών, διαρραγέντος αὐτῷ τοῦ φάρυγγος, ἐπὶ τῆς ἠϊόνος νεκρὸς ἔκειτο. Ἰκτῖνος δὲ αὐτὸν θεασάμενος ἔφη· « Ἄξια σύ γε πέπονθας, ὅτι πτηνὸν γεννηθεὶς ἐπὶ θαλάσσης τὴν δίαιταν ἐποιοῦ. »</text:span></text:span></text:p>
            <text:p text:style-name="P67"><text:span text:style-name="AncientGreek_3a__20_Ἀρχαία_20_ἑλληνικά"><text:span text:style-name="T12">Οὕτως οἱ τὰ οἰκεῖα ἐπιτηδεύματα καταλιπόντες καὶ τοῖς μηδὲν προσήκουσιν ἐπιβαλλόμεμοι εἰκότως δυστυχοῦσιν.</text:span></text:span></text:p>
          </table:table-cell>
          <table:table-cell table:style-name="Table1.A1" office:value-type="string">
            <text:p text:style-name="P70">THE SEAGULL AND THE KITE</text:p>
            <text:p text:style-name="P70">A seagull having swallowed a fish, its throat burst and it lay dead on the shore. A kite, having seen her, said: "You have only what you deserve, since, born a bird, you sought your life on the sea."</text:p>
            <text:p text:style-name="P70"/>
            <text:p text:style-name="P70">So people who abandon their own profession to take one that is not theirs are justly unhappy.</text:p>
          </table:table-cell>
        </table:table-row>
        <table:table-row table:style-name="Table1.1">
          <table:table-cell table:style-name="Table1.A1" office:value-type="string">
            <text:p text:style-name="P36"><text:span text:style-name="AncientGreek_3a__20_Ἀρχαία_20_ἑλληνικά"><text:span text:style-name="T1">194. Λέαινα καὶ ἀλώπηξ.</text:span></text:span></text:p>
            <text:p text:style-name="P68"><text:span text:style-name="AncientGreek_3a__20_Ἀρχαία_20_ἑλληνικά"><text:span text:style-name="T12">Λέαινα ὀνειδιζομένη ὑπὸ ἀλώπεκος ἐπὶ τῷ διὰ παντὸς ἕνα τίκτειν· « Ἕνα, ἔφη, ἀλλὰ λέοντα. »</text:span></text:span></text:p>
            <text:p text:style-name="P68"><text:span text:style-name="AncientGreek_3a__20_Ἀρχαία_20_ἑλληνικά"><text:span text:style-name="T12">Ὅτι τὸ καλὸν οὐκ ἐν πλήθει δεῖ μετρεῖν, ἀλλὰ πρὸς ἀρετὴν ἀφορᾶν.</text:span></text:span></text:p>
          </table:table-cell>
          <table:table-cell table:style-name="Table1.A1" office:value-type="string">
            <text:p text:style-name="P70">THE LIONESS AND THE FOX</text:p>
            <text:p text:style-name="P70">A fox reproached a lioness for never giving birth to more than one cub. "Only one," she said, "but a lion." »</text:p>
            <text:p text:style-name="P70"/>
            <text:p text:style-name="P70">Merit should not be measured by quantity, but consideration should be given to virtue.</text:p>
          </table:table-cell>
        </table:table-row>
        <text:soft-page-break/>
        <table:table-row table:style-name="Table1.1">
          <table:table-cell table:style-name="Table1.A1" office:value-type="string">
            <text:p text:style-name="P5"><text:span text:style-name="AncientGreek_3a__20_Ἀρχαία_20_ἑλληνικά"><text:span text:style-name="T1">195. Λέοντος βασιλεία.</text:span></text:span></text:p>
            <text:p text:style-name="P68"><text:span text:style-name="AncientGreek_3a__20_Ἀρχαία_20_ἑλληνικά"><text:span text:style-name="T12">Λέων τις ἐβασίλευσεν οὐχὶ θυμώδης, οὐδὲ ὠμός, οὐδὲ βίαιος, ἀλλὰ πρᾷος καὶ δίκαιος, ὥσπερ ἄνθρωπος. Ἐπὶ δὲ τῆς αὐτοῦ βασιλείας συναθροισμὸς ἐγένετο πάντων τῶν ζώων δοῦναι δίκας καὶ λαβεῖν πρὸς ἄλληλα, ὁ λύκος μὲν προβάτῳ, πάρδαλις δὲ αἰγάγρῳ, ἐλάφῳ δὲ τίγρις, κύων δὲ λαγωῷ. Ὁ πτὼξ δὲ ἔφη· « Πολλὰ ηὐχόμην ἰδεῖν τὴν ἡμέραν ταύτην, ἵνα τοῖς βιαίοις φοβερὰ τὰ εὐτελῆ φανῶσιν. »</text:span></text:span></text:p>
            <text:p text:style-name="P68"><text:span text:style-name="AncientGreek_3a__20_Ἀρχαία_20_ἑλληνικά"><text:span text:style-name="T12">Ὅτι δικαιοσύνης ἐν πόλει οὔσης καὶ δικαίως πάντων δικαζόντων, καὶ οἱ εὐτελεῖς ἀταράχως βιοῦσιν.</text:span></text:span></text:p>
          </table:table-cell>
          <table:table-cell table:style-name="Table1.A1" office:value-type="string">
            <text:p text:style-name="P70">LION ROYALTY</text:p>
            <text:p text:style-name="P70">A lion became king, who was neither angry nor cruel nor violent, but gentle and just, like a man. There was made under his reign a general assembly of animals, with a view to receiving and giving mutual satisfaction, the wolf to the sheep, the panther to the chamois, the tiger to the deer, the dog at the hare. The fearful hare then said: “I have sincerely wished to see this day, so that the weak may appear formidable to the violent. »</text:p>
            <text:p text:style-name="P70"/>
            <text:p text:style-name="P70">When justice reigns in the state, and all judgments are fair, the humble also live in peace.</text:p>
          </table:table-cell>
        </table:table-row>
        <table:table-row table:style-name="Table1.1">
          <table:table-cell table:style-name="Table1.A1" office:value-type="string">
            <text:p text:style-name="P30"><text:span text:style-name="AncientGreek_3a__20_Ἀρχαία_20_ἑλληνικά"><text:span text:style-name="T1">196. Λέων <text:s/>γηράσας <text:s/>καὶ ἀλώπηξ.</text:span></text:span></text:p>
            <text:p text:style-name="P63"><text:span text:style-name="AncientGreek_3a__20_Ἀρχαία_20_ἑλληνικά"><text:span text:style-name="T12">Λέων γηράσας καὶ μὴ δυνάμενος δι᾿ ἀλκῆς ἑαυτῷ τροφὴν πορίζειν ἔγνω δεῖν δι᾿ ἐπινοίας τοῦτο πρᾶξαι. Καὶ δὴ παραγενόμενος εἴς τι σπήλαιον καὶ ἐνταῦθα κατακλιθεὶς προσεποιεῖτο νοσεῖν· καὶ οὕτω τὰ παραγενόμενα πρὸς αὐτὸν ἐπὶ τὴν ἐπίσκεψιν ζῷα συνλαμβάνων κατήσθιε. Πολλῶν δὲ θηρίων καταναλωθέντων, ἀλώπηξ τὸ τέχνασμα αὐτοῦ συνεῖσα παρεγένετο, καὶ στᾶσα ἄποθεν τοῦ σπηλαίου ἐπυνθάνετο αὐτοῦ πῶς ἔχοι. Τοῦ δὲ εἰπόντος· « Κακῶς, » καὶ τὴν αἰτίαν ἐρομένου δι᾿ ἣν οὐκ εἴσεισιν, ἔφη· « Ἀλλ᾿ ἔγωγε εἰσῆλθον ἄν, εἰ μὴ ἑώρων πολλῶν εἰσιόντων ἴχνη, ἐξιόντος δὲ οὐδενός. »</text:span></text:span></text:p>
            <text:p text:style-name="P63"><text:span text:style-name="AncientGreek_3a__20_Ἀρχαία_20_ἑλληνικά"><text:span text:style-name="T12">Οὕτως οἱ φρόνιμοι τῶν ἀνθρώπων ἐκ τεκμηρίων προορώμενοι τοὺς κινδύνους ἐκφεύγουσιν.</text:span></text:span></text:p>
          </table:table-cell>
          <table:table-cell table:style-name="Table1.A1" office:value-type="string">
            <text:p text:style-name="P70">THE AGED LION AND THE FOX</text:p>
            <text:p text:style-name="P70">A lion grown old, and therefore unable to obtain food by force, judged that it was necessary to do so by skill. So he went to a cave and lay down there, pretending to be sick; and so, when the animals came to visit him, he seized them and devoured them. Now many had already perished, when the fox, having guessed his artifice, presented himself, and stopping at a distance from the cave, inquired how he was doing. “Bad,” said the lion, who asked him why he didn't come in. "Me," said the fox, "I would have entered if I didn't see many traces of animals entering, but of animals leaving, none." »</text:p>
            <text:p text:style-name="P70"/>
            <text:p text:style-name="P70">Thus judicious men foresee certain signs of danger, and avoid them.</text:p>
          </table:table-cell>
        </table:table-row>
        <table:table-row table:style-name="Table1.1">
          <table:table-cell table:style-name="Table1.A1" office:value-type="string">
            <text:p text:style-name="P36"><text:span text:style-name="AncientGreek_3a__20_Ἀρχαία_20_ἑλληνικά"><text:span text:style-name="T1">197. Λέων <text:s/>ἐγκλεισθεὶς <text:s/>καὶ γεωργός.</text:span></text:span></text:p>
            <text:p text:style-name="P68"><text:span text:style-name="AncientGreek_3a__20_Ἀρχαία_20_ἑλληνικά"><text:span text:style-name="T12">Λέων εἰς γεωργοῦ ἔπαυλιν εἰσῆλθεν. Ὁ δὲ συλλαβεῖν βουλόμενος τὴν αὐλείαν θύραν ἔκλεισε. Καὶ ὃς ἐξελθεῖν μὴ δυνάμενος πρῶτον μὲν τὰ ποίμνια διέφθειρεν, ἔπειτα δὲ καὶ ἐπὶ τοὺς βόας ἐτράπη. Καὶ ὁ γεωργὸς φοβηθεὶς περὶ αὑτοῦ τὴν θύραν ἀνέῳξεν. Ἀπαλλαγέντος δὲ τοῦ λέοντος, ἡ γυνὴ θεασαμένη αὐτὸν στένοντα εἶπεν· « Ἀλλὰ σύ γε δίκαια πέπονθας· τί γὰρ τοῦτον συγκλεῖσαι ἐβούλου ὃν καὶ μακρόθεν σε ἔδει φεύγειν; »</text:span></text:span></text:p>
            <text:p text:style-name="P68"><text:span text:style-name="AncientGreek_3a__20_Ἀρχαία_20_ἑλληνικά"><text:span text:style-name="T12">Οὕτως οἱ τοὺς ἰσχυροτέρους διερεθίζοντες εἰκότως τὰς ἐξ αὑτῶν πλημμελείας ὑπομένουσιν.</text:span></text:span></text:p>
          </table:table-cell>
          <table:table-cell table:style-name="Table1.A1" office:value-type="string">
            <text:p text:style-name="P70">THE CLOSED LION AND THE PLOWMAN</text:p>
            <text:p text:style-name="P70">A lion entered the barn of a ploughman. The latter, wanting to take it, closed the door of the courtyard. Unable to get out, the lion first devoured the sheep, then attacked the oxen. Then the ploughman, feeling afraid for himself, opened the door. The lion gone, the ploughman's wife, seeing him groan, said to him: “You have only what you deserve; because for-what would you want to lock up a beast that you had to fear even from afar? »</text:p>
            <text:p text:style-name="P70"/>
            <text:p text:style-name="P70">So people who excite stronger than themselves naturally have to bear the consequences of their folly.</text:p>
          </table:table-cell>
        </table:table-row>
        <text:soft-page-break/>
        <table:table-row table:style-name="Table1.1">
          <table:table-cell table:style-name="Table1.A1" office:value-type="string">
            <text:p text:style-name="P36"><text:span text:style-name="AncientGreek_3a__20_Ἀρχαία_20_ἑλληνικά"><text:span text:style-name="T1">198. Λέων <text:s/>ἐρασθεὶς <text:s/>καὶ γεωργός.</text:span></text:span></text:p>
            <text:p text:style-name="P68"><text:span text:style-name="AncientGreek_3a__20_Ἀρχαία_20_ἑλληνικά"><text:span text:style-name="T12">Λέων ἐρασθεὶς γεωργοῦ θυγατρός, ταύτην ἐμνηστεύσατο. Ὁ δὲ μὴ ἐκδοῦναι θηρίῳ τὴν θυγατέρα ὑπομένων, μηδὲ ἀρνήσασθαι διὰ φόβον δυνάμενος τοιοῦτόν τι ἐπενόησεν. Ἐπειδὴ συνεχῶς αὐτῷ ὁ λέων ἐπέκειτο, ἔλεγεν ὡς νυμφίον μὲν αὐτὸν ἄξιον τῆς θυγατρὸς δοκιμάζει· μὴ ἄλλως δὲ αὐτῷ δύνασθαι ἐκδοῦναι, ἐὰν μὴ τούς τε ὀδόντας ἐξέλῃ καὶ τοὺς ὄνυχας ἐκτέμῃ· τούτους γὰρ δεδοικέναι τὴν κόρην. Τοῦ δὲ ῥᾳδίως διὰ τὸν ἔρωτα ἑκάτερα ὑπομείναντος, ὁ γεωργὸς καταφρονήσας αὐτοῦ, ὡς παρεγένετο πρὸς αὐτόν, ῥοπάλοις αὐτὸν παίων ἐξήλασεν.</text:span></text:span></text:p>
            <text:p text:style-name="P68"><text:span text:style-name="AncientGreek_3a__20_Ἀρχαία_20_ἑλληνικά"><text:span text:style-name="T12">Ὁ λόγος δηλοῖ ὅτι οἱ ῥᾳδίως τοῖς πέλας πιστεύοντες, ὅταν τῶν ἰδίων πλεονεκτημάτων ἑαυτοὺς ἀπογυμνώσωσιν, εὐάλωτοι τούτοις γίνονται οἷς πρότερον φοβεροὶ καθεστήκεσαν.</text:span></text:span></text:p>
          </table:table-cell>
          <table:table-cell table:style-name="Table1.A1" office:value-type="string">
            <text:p text:style-name="P70">THE LOVED LION AND THE PLOWMAN</text:p>
            <text:p text:style-name="P70">A lion, having fallen in love with the daughter of a ploughman, asked her in marriage; but he, being unable either to bring himself to give his daughter to a ferocious beast, or to refuse her because of the fear he had of it, imagined the following expedient. As the lion kept urging him, he told him that he considered him worthy to be the husband of his daughter, but that he could only give her to him on one condition, that is that he s would pull out his teeth and gnaw his claws; for that was what frightened the young girl. He easily resigned himself, because he loved, to this double sacrifice. From then on the plowman had nothing but contempt for him, and when he presented himself, he kicked him out with a stick.</text:p>
            <text:p text:style-name="P70"/>
            <text:p text:style-name="P70">This fable shows that those who easily trust others, once they have stripped themselves of their own advantages, are easily defeated by those who previously feared them.</text:p>
          </table:table-cell>
        </table:table-row>
        <table:table-row table:style-name="Table1.1">
          <table:table-cell table:style-name="Table1.A1" office:value-type="string">
            <text:p text:style-name="P35"><text:span text:style-name="AncientGreek_3a__20_Ἀρχαία_20_ἑλληνικά"><text:span text:style-name="T1">199. Λέων καὶ ἀλώπηξ καὶ ἔλαφος.</text:span></text:span></text:p>
            <text:p text:style-name="P60"><text:span text:style-name="AncientGreek_3a__20_Ἀρχαία_20_ἑλληνικά"><text:span text:style-name="T12">Λέων νοσήσας ἔκειτο ἐν φάραγγι· τῇ προσφιλεῖ δὲ ἀλώπεκι, ᾗ προσωμίλει, εἶπεν· « εἰ θέλεις ὑγιᾶναί με καὶ ζῆν, τὴν ἔλαφον τὴν μεγίστην, τὴν εἰς τὸν δρυμὸν οἰκοῦσαν τοῖς γλυκέσι σου λόγοις ἐξαπατήσασα ἄγε εἰς ἐμὰς χεῖρας· ἐπιθυμῶ γὰρ αὐτῆς ἐγκάτων καὶ καρδίας. » Ἡ δὲ ἀλώπηξ ἀπελθοῦσα εὗρε τὴν ἔλαφον σκιρτῶσαν ἐν τᾶς ὕλαις· προσπαίσασα δὲ αὐτῇ καὶ χαίρειν εἰποῦσα ἔφη· « Ἀγαθά σοι ἦλθον μηνῦσαι· οἶδας ὡς ὁ βασιλεὺς ἡμῶν λέων γείτων ἐστί μοι· νοσεῖ δὲ καὶ ἔστιν ἐγγὺς τοῦ θνῄσκειν. Ἐβουλεύετο οὖν ποῖον τῶν θηρίων μετ᾿ αὐτὸν βασιλεύσει. Ἔφη δὲ ὅτι σῦς μέν ἐστιν ἀγνώμων, ἄρκτος δὲ νωθρός, πάρδαλις δὲ θυμώδης, τίγρις ἀλαζών· ἡ ἔλαφος ἀξιωτάτη ἐστὶν εἰς βασιλείαν, ὅτι ὑψηλή ἐστι τὸ εἶδος, πολλὰ δὲ ἔτη ζῇ, τὸ κέρας αὐτῆς ὄφεσι φοβερόν. Καὶ τί σοι τὰ πολλὰ λέγω; ἐκυρώθης βασιλεύειν. Τί μοι ἔσται πρώτῃ σοι εἰπούσῃ; Ἀλλ᾿ εὖξαί μοι σπευδούσῃ, μὴ πάλιν με ζητήσῃ· χρῄζει γάρ με σύμβουλον ἐν πᾶσιν. Εἰ δὲ ἐμοῦ τῆς γραὸς ἀκούσῃς, συμβουλεύω καὶ σὲ ἐλθεῖν καὶ προσμένειν τελευτῶντι αὐτῷ. » Οὕτως εἶπεν ἡ ἀλώπηξ. Τῆς δὲ ὁ νοῦς ἐτυφώθη τοῖς λόγοις, καὶ ἦλθεν εἰς τὸ σπήλαιον μὴ γινώσκουσα τὸ μέλλον. Ὁ λέων δὲ ἐφορμήσας αὐτῇ ἐν σπουδῇ τὰ ὦτα μόνον τοῖς ὄνυξιν ἐσπάραξεν. Ἡ δὲ ταχέως </text:span></text:span><text:soft-page-break/><text:span text:style-name="AncientGreek_3a__20_Ἀρχαία_20_ἑλληνικά"><text:span text:style-name="T12">ἔσπευδεν ἐν ταῖς ὕλαις. Καὶ ἡ μὲν ἀλώπηξ τὰς χεῖρας ἐκρότησεν, ὅτι εἰς μάτην ἐκοπίασεν. Ὁ δὲ λέων μέγα βρυχώμενος ἐστέναξεν· λιμὸς γὰρ αὐτὸν εἶχε καὶ λύπη· καὶ ἱκέτευε τὴν ἀλώπεκα ἐκ δευτέρου τι ποιῆσαι καὶ δόλῳ πάλιν ταύτην ἀγαγεῖν. Ἡ δὲ εἶπεν· « Χαλεπὸν καὶ δύσκολον ἐπιτάττεις ἐμοὶ πρᾶγμα, ἀλλ᾿ ὅμως ὑπουργήσω σοι. » Καὶ δὴ ὡς ἰχνευτὴς κύων ἐπηκολούθει, πλέκουσα πανουργίας· ποιμένας δὲ ἐπηρώτα εἰ εἶδον ἔλαφον ᾑμαγμένην. Οἱ δὲ ἔδειξαν ἐν τῇ ὕλῃ. Εὗρε δὲ αὐτὴν καταψυχομένην, καὶ ἔστη ἀναιδῶς. Ἡ δὲ ἔλαφος χολωθεῖσα καὶ φρίξασα τὴν χαίτην εἶπεν· « Ὦ κάθαρμα, ἀλλὰ οὐκέτι χειρώσῃ με· εἰ δὲ καὶ πλησιάσεις μοι, οὐ ζήσεις ἔτι. Ἄλλους ἀλωπέκιζε τοὺς ἀπείρους, ἄλλους ποίει βασιλεῖς καὶ ἐρέθιζε. » Ἡ δὲ εἶπεν· « Οὕτως ἄνανδρος εἶ καὶ δειλή; Οὕτως ἡμᾶς τοὺς φίλους ὑποπτεύεις; Ὁ μὲν λέων τοῦ ὠτὸς κρατήσας ἤμελλε συμβουλεύειν καὶ ἐντολάς σοι δοῦναι περὶ τῆς τηλικαύτης βασιλείας ὡς ἀποθνῄσκων· σὺ δὲ οὐδὲ κνίσμα χειρὸς ἀρρώστου ὑπέστης. Καὶ νῦν ὑπὲρ σὲ πλεῖον ἐκεῖνος θυμοῦται, καὶ βασιλέα τὸν λύκον θέλει ποιῆσαι· οἴμοι, πονηρὸν δεσπότην. Ἀλλ᾿ ἐλθὲ καὶ μηδὲν πτοηθῇς καὶ γενοῦ ὡς πρόβατον. Ὄμνυμι γάρ σοι εἰς τὰ φύλλα πάντα καὶ πηγὰς μηδὲν κακὸν παθεῖν παρὰ τοῦ λέοντος· ἐγὼ δὲ μόνῃ σοι δουλεύσω. » Οὕτως ἀπατήσασα τὴν δειλαίαν ἔπεισε δεύτερον ἐλθεῖν. Ἐπεὶ δὲ εἰς τὸ σπήλαιον εἰσῆλθεν, ὁ μὲν λέων δεῖπνον εἶχε, πάντα τὰ ὀστᾶ καὶ μυελοὺς καὶ ἔγκατα αὐτῆς καταπίνων. Ἡ δὲ ἀλώπηξ εἱστήκει ὁρῶσα· καρδίαν δὲ ἐκπεσοῦσαν ἁρπάζει λαθραίως, τοῦ κόπου κέρδος ταύτην φαγοῦσα. Ὁ δὲ λέων ἅπαντα ἐρευνήσας μόνην καρδίαν ἐπεζήτει. Ἀλώπηξ δὲ μηκόθεν σταθεῖσα ἔφη· « Αὕτη ἀληθῶς καρδίαν οὐκ εἶχεν· μὴ ἔτι ζήτει· ποίαν γὰρ καρδίαν αὕτη εἶχεν, ἥτις δὶς εἰς οἶκον καὶ χεῖρας λέοντος εἰσῆλθεν. »</text:span></text:span></text:p>
            <text:p text:style-name="P60"><text:span text:style-name="AncientGreek_3a__20_Ἀρχαία_20_ἑλληνικά"><text:span text:style-name="T12">Ὅτι ὁ τῆς φιλοδοξίας ἔρως τὸν ἀνθρώπινον νοῦν ἐπιθολοῖ καὶ τὰς τῶν κινδύνων συμφορὰς οὐ κατανοεῖ.</text:span></text:span></text:p>
          </table:table-cell>
          <table:table-cell table:style-name="Table1.A1" office:value-type="string">
            <text:p text:style-name="P70">THE LION, THE FOX AND THE DEER.</text:p>
            <text:p text:style-name="P70">The lion having fallen ill was lying in a cave. He said to the fox, whom he loved and with whom he maintained trade: “If you want me to recover and live, seduce with your sweet words the big deer that lives in the forest, and bring him into my hands; because I want his entrails and his heart. The fox set off and found the deer bounding through the woods. He approached him with a caressing air, greeted him and said: “I come to tell you some good news. You know that our king, the lion, is my neighbor; but he is sick and about to die. So he wondered which of the animals would reign after him. The wild boar, he said, is devoid of intelligence, the clumsy bear, the irascible panther, the braggart tiger: it is the stag who is most worthy to reign, because he is tall in stature. , that he lives for many years, and that his horn is dreadful to serpents. But why extend myself further? It has been decided that you will be king. What will you give me for telling you first? Speak, I'm in a hurry, I'm afraid he'll ask for me; for he cannot do without my advice in any way. But, if you are willing to listen to an old man, I advise you to come too and await his death near him. Thus spoke the fox, and the deer's heart swelled with vanity at these speeches, and he came to the den without suspecting what was about to happen. <text:soft-page-break/>Now the lion sprang on him hastily; but all he did was rip his ears off with his claws. The deer hurried off into the woods. Then the fox clapped his hands together, annoyed at having wasted his time; and the lion began to groan with great roars; for hunger tormented him, and grief also; and he begged the fox to make another attempt and find some new trick to bring the deer. The fox answered: “It is a painful and difficult commission that you charge me with; yet I will still serve you there. Then, like a hunting dog, he followed the trail of the deer, hatching tricks, and he asked the shepherds if they had not seen a bloody deer. They showed him where he lived in the forest. He found him breathing hard and introduced himself impudently. The deer, full of anger and bristling hair, replied: “Wretch, you won't take me any more; if you approach me ever so slightly, your life is over. Go fox with others who don't know you, choose other beasts to make them kings and turn them upside down. The fox replied, "Are you so cowardly and cowardly?" Is this how you suspect us, us, your friends? The lion, taking your ear, was going to give you his advice and his instructions on your great royalty, like someone about to die; and you, you couldn't stand even a scratch from a patient's paw. Now he is “Are you so cowardly and so cowardly? Is this how you suspect us, us, your friends? The lion, taking your ear, was going to give you his advice and his instructions on your great royalty, like someone about to die; and you, you couldn't stand even a scratch from a patient's paw. Now he is “Are you so cowardly and so cowardly? Is this how you suspect us, us, your friends? The lion, taking your ear, was going to give you his advice and his instructions on your great royalty, like someone about to die; and you, you couldn't stand even a scratch from a patient's paw. Now he is even angrier than you, and he wants to create king the wolf. Alas! the wicked master! But come, fear nothing and be gentle as a sheep. For, I swear by all the papers and the sources, you have no harm to fear from the lion. As for me, I only want to serve you. By deceiving the unfortunate man in this way, he persuaded him to come again. When he had entered the den, the lion had enough to eat, and he swallowed all the bones, marrow and entrails. The fox was there, watching. The heart having fallen, <text:soft-page-break/>he seized it on the sly, and ate it to indemnify himself for his trouble. But the lion, after searching for all the pieces, could not find the heart. Then the fox, standing at a distance, said to him: “Truly this deer had no heart; don't look for him anymore; for what heart could an animal have that has come twice into the den and the paws of the lion? »</text:p>
            <text:p text:style-name="P70"/>
            <text:p text:style-name="P70">This fable shows that the love of honors disturbs reason and turns a blind eye to the imminence of danger.</text:p>
          </table:table-cell>
        </table:table-row>
      </table:table>
      <text:p text:style-name="Text_20_body"/>
      <text:p text:style-name="Text_20_body"/>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Helvetica Neue" svg:font-family="'Helvetica Neue', 'Nimbus Sans', Helvetica, Arial, sans-serif"/>
    <style:font-face style:name="Linux Libertine" svg:font-family="'Linux Libertine', 'Times New Roman', serif"/>
    <style:font-face style:name="Mangal1" svg:font-family="Mangal"/>
    <style:font-face style:name="New Athena Unicode" svg:font-family="'New Athena Unicode', Gentium, 'Palatino Linotype', 'Lucida Grande', Galilee, 'Arial Unicode MS', sans-serif"/>
    <style:font-face style:name="apple-system" svg:font-family="apple-system, BlinkMacSystemFont, 'Segoe UI', Roboto, Oxygen, Ubuntu, Cantarell, 'Fira Sans', 'Droid Sans', 'Helvetica Neue', sans-serif"/>
    <style:font-face style:name="sans-serif" svg:font-family="sans-serif"/>
    <style:font-face style:name="AncientGreek" svg:font-family="AncientGreek"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Math1"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AncientGreek_3a__20_Ἀρχαία_20_ἑλληνικά" style:display-name="AncientGreek: Ἀρχαία ἑλληνικά" style:family="text">
      <style:text-properties style:font-name="AncientGreek" fo:font-family="AncientGreek"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10T09:27:14.843000000</meta:creation-date>
    <dc:date>2023-06-18T11:27:56.298000000</dc:date>
    <meta:editing-duration>PT1H2M52S</meta:editing-duration>
    <meta:editing-cycles>13</meta:editing-cycles>
    <meta:generator>LibreOffice/7.1.5.2$Windows_X86_64 LibreOffice_project/85f04e9f809797b8199d13c421bd8a2b025d52b5</meta:generator>
    <meta:document-statistic meta:table-count="1" meta:image-count="0" meta:object-count="0" meta:page-count="37" meta:paragraph-count="595" meta:word-count="18923" meta:character-count="107315" meta:non-whitespace-character-count="88936"/>
  </office:meta>
</office:document-meta>
</file>